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</office:automatic-styles>
  <office:body>
    <office:spreadsheet>
      <table:table table:name="Enti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5" table:number-columns-repeated="10" table:default-cell-style-name="Default"/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office:value-type="string" calcext:value-type="string">
            <text:p>Count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ost Val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ANK1</text:p>
          </table:table-cell>
          <table:table-cell office:value-type="float" office:value="98" calcext:value-type="float">
            <text:p>98</text:p>
          </table:table-cell>
          <table:table-cell table:formula="of:=MATCH([.F3];[.$O$3:.$O$35];)" office:value-type="float" office:value="1" calcext:value-type="float">
            <text:p>1</text:p>
          </table:table-cell>
          <table:table-cell table:formula="of:=CONCATENATE([.B3];[.C3])" office:value-type="string" office:string-value="SLCO4A1ANK1" calcext:value-type="string">
            <text:p>SLCO4A1ANK1</text:p>
          </table:table-cell>
          <table:table-cell table:formula="of:=[.D3]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605705650038" calcext:value-type="float">
            <text:p>0.60570565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ANK1</text:p>
          </table:table-cell>
          <table:table-cell table:style-name="ce2" table:formula="of:=VLOOKUP([.O3];[.$F$3:.$G$195];2;0)/0.99" office:value-type="float" office:value="98.989898989899" calcext:value-type="float">
            <text:p>99</text:p>
          </table:table-cell>
          <table:table-cell/>
          <table:table-cell table:formula="of:=CONCATENATE([.K3];[.J3])" office:value-type="string" office:string-value="ANK1SLCO4A1" calcext:value-type="string">
            <text:p>ANK1SLCO4A1</text:p>
          </table:table-cell>
          <table:table-cell table:formula="of:=CONCATENATE([.J3];[.K3])" office:value-type="string" office:string-value="SLCO4A1ANK1" calcext:value-type="string">
            <text:p>SLCO4A1ANK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ATF2</text:p>
          </table:table-cell>
          <table:table-cell office:value-type="float" office:value="98" calcext:value-type="float">
            <text:p>98</text:p>
          </table:table-cell>
          <table:table-cell table:formula="of:=MATCH([.F4];[.$O$3:.$O$35];)" office:value-type="float" office:value="31" calcext:value-type="float">
            <text:p>31</text:p>
          </table:table-cell>
          <table:table-cell table:formula="of:=CONCATENATE([.B4];[.C4])" office:value-type="string" office:string-value="SC5DLATF2" calcext:value-type="string">
            <text:p>SC5DLATF2</text:p>
          </table:table-cell>
          <table:table-cell table:formula="of:=[.D4]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.517119652381" calcext:value-type="float">
            <text:p>0.5171196524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ANK1</text:p>
          </table:table-cell>
          <table:table-cell table:style-name="ce2" table:formula="of:=VLOOKUP([.O4];[.$F$3:.$G$195];2;0)/0.99" office:value-type="float" office:value="86.8686868686869" calcext:value-type="float">
            <text:p>87</text:p>
          </table:table-cell>
          <table:table-cell/>
          <table:table-cell table:formula="of:=CONCATENATE([.K4];[.J4])" office:value-type="string" office:string-value="ANK1PIK3CD" calcext:value-type="string">
            <text:p>ANK1PIK3CD</text:p>
          </table:table-cell>
          <table:table-cell table:formula="of:=CONCATENATE([.J4];[.K4])" office:value-type="string" office:string-value="PIK3CDANK1" calcext:value-type="string">
            <text:p>PIK3CDANK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EXOC6</text:p>
          </table:table-cell>
          <table:table-cell office:value-type="float" office:value="96" calcext:value-type="float">
            <text:p>96</text:p>
          </table:table-cell>
          <table:table-cell table:formula="of:=MATCH([.F5];[.$O$3:.$O$35];)" office:value-type="float" office:value="24" calcext:value-type="float">
            <text:p>24</text:p>
          </table:table-cell>
          <table:table-cell table:formula="of:=CONCATENATE([.B5];[.C5])" office:value-type="string" office:string-value="SOS1EXOC6" calcext:value-type="string">
            <text:p>SOS1EXOC6</text:p>
          </table:table-cell>
          <table:table-cell table:formula="of:=[.D5]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0.494613023898" calcext:value-type="float">
            <text:p>0.4946130239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ANK1</text:p>
          </table:table-cell>
          <table:table-cell table:style-name="ce2" table:formula="of:=VLOOKUP([.O5];[.$F$3:.$G$195];2;0)/0.99" office:value-type="float" office:value="66.6666666666667" calcext:value-type="float">
            <text:p>67</text:p>
          </table:table-cell>
          <table:table-cell/>
          <table:table-cell table:formula="of:=CONCATENATE([.K5];[.J5])" office:value-type="string" office:string-value="ANK1NTRK1" calcext:value-type="string">
            <text:p>ANK1NTRK1</text:p>
          </table:table-cell>
          <table:table-cell table:formula="of:=CONCATENATE([.J5];[.K5])" office:value-type="string" office:string-value="NTRK1ANK1" calcext:value-type="string">
            <text:p>NTRK1ANK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ANK1</text:p>
          </table:table-cell>
          <table:table-cell office:value-type="float" office:value="93" calcext:value-type="float">
            <text:p>93</text:p>
          </table:table-cell>
          <table:table-cell table:formula="of:=MATCH([.F6];[.$O$3:.$O$35];)" office:value-type="float" office:value="4" calcext:value-type="float">
            <text:p>4</text:p>
          </table:table-cell>
          <table:table-cell table:formula="of:=CONCATENATE([.B6];[.C6])" office:value-type="string" office:string-value="GPX4ANK1" calcext:value-type="string">
            <text:p>GPX4ANK1</text:p>
          </table:table-cell>
          <table:table-cell table:formula="of:=[.D6]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.490237592616" calcext:value-type="float">
            <text:p>0.4902375926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ANK1</text:p>
          </table:table-cell>
          <table:table-cell table:style-name="ce2" table:formula="of:=VLOOKUP([.O6];[.$F$3:.$G$195];2;0)/0.99" office:value-type="float" office:value="93.9393939393939" calcext:value-type="float">
            <text:p>94</text:p>
          </table:table-cell>
          <table:table-cell/>
          <table:table-cell table:formula="of:=CONCATENATE([.K6];[.J6])" office:value-type="string" office:string-value="ANK1GPX4" calcext:value-type="string">
            <text:p>ANK1GPX4</text:p>
          </table:table-cell>
          <table:table-cell table:formula="of:=CONCATENATE([.J6];[.K6])" office:value-type="string" office:string-value="GPX4ANK1" calcext:value-type="string">
            <text:p>GPX4ANK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ANK1</text:p>
          </table:table-cell>
          <table:table-cell office:value-type="float" office:value="92" calcext:value-type="float">
            <text:p>92</text:p>
          </table:table-cell>
          <table:table-cell table:formula="of:=MATCH([.F7];[.$O$3:.$O$35];)" office:value-type="float" office:value="5" calcext:value-type="float">
            <text:p>5</text:p>
          </table:table-cell>
          <table:table-cell table:formula="of:=CONCATENATE([.B7];[.C7])" office:value-type="string" office:string-value="STAT3ANK1" calcext:value-type="string">
            <text:p>STAT3ANK1</text:p>
          </table:table-cell>
          <table:table-cell table:formula="of:=[.D7]"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.487213292626" calcext:value-type="float">
            <text:p>0.4872132926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ANK1</text:p>
          </table:table-cell>
          <table:table-cell table:style-name="ce2" table:formula="of:=VLOOKUP([.O7];[.$F$3:.$G$195];2;0)/0.99" office:value-type="float" office:value="92.9292929292929" calcext:value-type="float">
            <text:p>93</text:p>
          </table:table-cell>
          <table:table-cell/>
          <table:table-cell table:formula="of:=CONCATENATE([.K7];[.J7])" office:value-type="string" office:string-value="ANK1STAT3" calcext:value-type="string">
            <text:p>ANK1STAT3</text:p>
          </table:table-cell>
          <table:table-cell table:formula="of:=CONCATENATE([.J7];[.K7])" office:value-type="string" office:string-value="STAT3ANK1" calcext:value-type="string">
            <text:p>STAT3ANK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EXOC6</text:p>
          </table:table-cell>
          <table:table-cell office:value-type="float" office:value="91" calcext:value-type="float">
            <text:p>91</text:p>
          </table:table-cell>
          <table:table-cell table:formula="of:=MATCH([.F8];[.$O$3:.$O$35];)" office:value-type="float" office:value="26" calcext:value-type="float">
            <text:p>26</text:p>
          </table:table-cell>
          <table:table-cell table:formula="of:=CONCATENATE([.B8];[.C8])" office:value-type="string" office:string-value="SC5DLEXOC6" calcext:value-type="string">
            <text:p>SC5DLEXOC6</text:p>
          </table:table-cell>
          <table:table-cell table:formula="of:=[.D8]"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0.479984489355" calcext:value-type="float">
            <text:p>0.4799844894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ANK1</text:p>
          </table:table-cell>
          <table:table-cell table:style-name="ce2" table:formula="of:=VLOOKUP([.O8];[.$F$3:.$G$195];2;0)/0.99" office:value-type="float" office:value="71.7171717171717" calcext:value-type="float">
            <text:p>72</text:p>
          </table:table-cell>
          <table:table-cell/>
          <table:table-cell table:formula="of:=CONCATENATE([.K8];[.J8])" office:value-type="string" office:string-value="ANK1IL6R" calcext:value-type="string">
            <text:p>ANK1IL6R</text:p>
          </table:table-cell>
          <table:table-cell table:formula="of:=CONCATENATE([.J8];[.K8])" office:value-type="string" office:string-value="IL6RANK1" calcext:value-type="string">
            <text:p>IL6RANK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ANK1</text:p>
          </table:table-cell>
          <table:table-cell office:value-type="float" office:value="86" calcext:value-type="float">
            <text:p>86</text:p>
          </table:table-cell>
          <table:table-cell table:formula="of:=MATCH([.F9];[.$O$3:.$O$35];)" office:value-type="float" office:value="2" calcext:value-type="float">
            <text:p>2</text:p>
          </table:table-cell>
          <table:table-cell table:formula="of:=CONCATENATE([.B9];[.C9])" office:value-type="string" office:string-value="PIK3CDANK1" calcext:value-type="string">
            <text:p>PIK3CDANK1</text:p>
          </table:table-cell>
          <table:table-cell table:formula="of:=[.D9]"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0.460161354451" calcext:value-type="float">
            <text:p>0.4601613545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ANK1</text:p>
          </table:table-cell>
          <table:table-cell table:style-name="ce2" table:formula="of:=VLOOKUP([.O9];[.$F$3:.$G$195];2;0)/0.99" office:value-type="float" office:value="41.4141414141414" calcext:value-type="float">
            <text:p>41</text:p>
          </table:table-cell>
          <table:table-cell/>
          <table:table-cell table:formula="of:=CONCATENATE([.K9];[.J9])" office:value-type="string" office:string-value="ANK1STX1A" calcext:value-type="string">
            <text:p>ANK1STX1A</text:p>
          </table:table-cell>
          <table:table-cell table:formula="of:=CONCATENATE([.J9];[.K9])" office:value-type="string" office:string-value="STX1AANK1" calcext:value-type="string">
            <text:p>STX1AANK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ANK1</text:p>
          </table:table-cell>
          <table:table-cell office:value-type="float" office:value="86" calcext:value-type="float">
            <text:p>86</text:p>
          </table:table-cell>
          <table:table-cell table:formula="of:=MATCH([.F10];[.$O$3:.$O$35];)" office:value-type="float" office:value="11" calcext:value-type="float">
            <text:p>11</text:p>
          </table:table-cell>
          <table:table-cell table:formula="of:=CONCATENATE([.B10];[.C10])" office:value-type="string" office:string-value="ITGA2ANK1" calcext:value-type="string">
            <text:p>ITGA2ANK1</text:p>
          </table:table-cell>
          <table:table-cell table:formula="of:=[.D10]"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0.440051644967" calcext:value-type="float">
            <text:p>0.440051645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ANK1</text:p>
          </table:table-cell>
          <table:table-cell table:style-name="ce2" table:formula="of:=VLOOKUP([.O10];[.$F$3:.$G$195];2;0)/0.99" office:value-type="float" office:value="84.8484848484848" calcext:value-type="float">
            <text:p>85</text:p>
          </table:table-cell>
          <table:table-cell/>
          <table:table-cell table:formula="of:=CONCATENATE([.K10];[.J10])" office:value-type="string" office:string-value="ANK1IRS1" calcext:value-type="string">
            <text:p>ANK1IRS1</text:p>
          </table:table-cell>
          <table:table-cell table:formula="of:=CONCATENATE([.J10];[.K10])" office:value-type="string" office:string-value="IRS1ANK1" calcext:value-type="string">
            <text:p>IRS1ANK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PTK2B</text:p>
          </table:table-cell>
          <table:table-cell office:value-type="float" office:value="86" calcext:value-type="float">
            <text:p>86</text:p>
          </table:table-cell>
          <table:table-cell table:formula="of:=MATCH([.F11];[.$O$3:.$O$35];)" office:value-type="float" office:value="9" calcext:value-type="float">
            <text:p>9</text:p>
          </table:table-cell>
          <table:table-cell table:formula="of:=CONCATENATE([.B11];[.C11])" office:value-type="string" office:string-value="STX1APTK2B" calcext:value-type="string">
            <text:p>STX1APTK2B</text:p>
          </table:table-cell>
          <table:table-cell table:formula="of:=[.D11]"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0.374632929923" calcext:value-type="float">
            <text:p>0.3746329299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PTK2B</text:p>
          </table:table-cell>
          <table:table-cell table:style-name="ce2" table:formula="of:=VLOOKUP([.O11];[.$F$3:.$G$195];2;0)/0.99" office:value-type="float" office:value="86.8686868686869" calcext:value-type="float">
            <text:p>87</text:p>
          </table:table-cell>
          <table:table-cell/>
          <table:table-cell table:formula="of:=CONCATENATE([.K11];[.J11])" office:value-type="string" office:string-value="PTK2BSTX1A" calcext:value-type="string">
            <text:p>PTK2BSTX1A</text:p>
          </table:table-cell>
          <table:table-cell table:formula="of:=CONCATENATE([.J11];[.K11])" office:value-type="string" office:string-value="STX1APTK2B" calcext:value-type="string">
            <text:p>STX1APTK2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ANK1</text:p>
          </table:table-cell>
          <table:table-cell office:value-type="float" office:value="84" calcext:value-type="float">
            <text:p>84</text:p>
          </table:table-cell>
          <table:table-cell table:formula="of:=MATCH([.F12];[.$O$3:.$O$35];)" office:value-type="float" office:value="8" calcext:value-type="float">
            <text:p>8</text:p>
          </table:table-cell>
          <table:table-cell table:formula="of:=CONCATENATE([.B12];[.C12])" office:value-type="string" office:string-value="IRS1ANK1" calcext:value-type="string">
            <text:p>IRS1ANK1</text:p>
          </table:table-cell>
          <table:table-cell table:formula="of:=[.D12]"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0.37151066684" calcext:value-type="float">
            <text:p>0.3715106668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ANK1</text:p>
          </table:table-cell>
          <table:table-cell table:style-name="ce2" table:formula="of:=VLOOKUP([.O12];[.$F$3:.$G$195];2;0)/0.99" office:value-type="float" office:value="80.8080808080808" calcext:value-type="float">
            <text:p>81</text:p>
          </table:table-cell>
          <table:table-cell/>
          <table:table-cell table:formula="of:=CONCATENATE([.K12];[.J12])" office:value-type="string" office:string-value="ANK1SLC22A2" calcext:value-type="string">
            <text:p>ANK1SLC22A2</text:p>
          </table:table-cell>
          <table:table-cell table:formula="of:=CONCATENATE([.J12];[.K12])" office:value-type="string" office:string-value="SLC22A2ANK1" calcext:value-type="string">
            <text:p>SLC22A2ANK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ANK1</text:p>
          </table:table-cell>
          <table:table-cell office:value-type="float" office:value="80" calcext:value-type="float">
            <text:p>80</text:p>
          </table:table-cell>
          <table:table-cell table:formula="of:=MATCH([.F13];[.$O$3:.$O$35];)" office:value-type="float" office:value="10" calcext:value-type="float">
            <text:p>10</text:p>
          </table:table-cell>
          <table:table-cell table:formula="of:=CONCATENATE([.B13];[.C13])" office:value-type="string" office:string-value="SLC22A2ANK1" calcext:value-type="string">
            <text:p>SLC22A2ANK1</text:p>
          </table:table-cell>
          <table:table-cell table:formula="of:=[.D13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36701470907" calcext:value-type="float">
            <text:p>0.3670147091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ANK1</text:p>
          </table:table-cell>
          <table:table-cell table:style-name="ce2" table:formula="of:=VLOOKUP([.O13];[.$F$3:.$G$195];2;0)/0.99" office:value-type="float" office:value="86.8686868686869" calcext:value-type="float">
            <text:p>87</text:p>
          </table:table-cell>
          <table:table-cell/>
          <table:table-cell table:formula="of:=CONCATENATE([.K13];[.J13])" office:value-type="string" office:string-value="ANK1ITGA2" calcext:value-type="string">
            <text:p>ANK1ITGA2</text:p>
          </table:table-cell>
          <table:table-cell table:formula="of:=CONCATENATE([.J13];[.K13])" office:value-type="string" office:string-value="ITGA2ANK1" calcext:value-type="string">
            <text:p>ITGA2ANK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ANK1</text:p>
          </table:table-cell>
          <table:table-cell office:value-type="float" office:value="71" calcext:value-type="float">
            <text:p>71</text:p>
          </table:table-cell>
          <table:table-cell table:formula="of:=MATCH([.F14];[.$O$3:.$O$35];)" office:value-type="float" office:value="6" calcext:value-type="float">
            <text:p>6</text:p>
          </table:table-cell>
          <table:table-cell table:formula="of:=CONCATENATE([.B14];[.C14])" office:value-type="string" office:string-value="IL6RANK1" calcext:value-type="string">
            <text:p>IL6RANK1</text:p>
          </table:table-cell>
          <table:table-cell table:formula="of:=[.D14]"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0.362453059295" calcext:value-type="float">
            <text:p>0.3624530593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NRCAM</text:p>
          </table:table-cell>
          <table:table-cell table:style-name="ce2" table:formula="of:=VLOOKUP([.O14];[.$F$3:.$G$195];2;0)/0.99" office:value-type="float" office:value="44.4444444444444" calcext:value-type="float">
            <text:p>44</text:p>
          </table:table-cell>
          <table:table-cell/>
          <table:table-cell table:formula="of:=CONCATENATE([.K14];[.J14])" office:value-type="string" office:string-value="NRCAMSTX1A" calcext:value-type="string">
            <text:p>NRCAMSTX1A</text:p>
          </table:table-cell>
          <table:table-cell table:formula="of:=CONCATENATE([.J14];[.K14])" office:value-type="string" office:string-value="STX1ANRCAM" calcext:value-type="string">
            <text:p>STX1ANRCA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ANK1</text:p>
          </table:table-cell>
          <table:table-cell office:value-type="float" office:value="66" calcext:value-type="float">
            <text:p>66</text:p>
          </table:table-cell>
          <table:table-cell table:formula="of:=MATCH([.F15];[.$O$3:.$O$35];)" office:value-type="float" office:value="14" calcext:value-type="float">
            <text:p>14</text:p>
          </table:table-cell>
          <table:table-cell table:formula="of:=CONCATENATE([.B15];[.C15])" office:value-type="string" office:string-value="IFNGR1ANK1" calcext:value-type="string">
            <text:p>IFNGR1ANK1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0.338089641386" calcext:value-type="float">
            <text:p>0.3380896414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ANK1</text:p>
          </table:table-cell>
          <table:table-cell table:style-name="ce2" table:formula="of:=VLOOKUP([.O15];[.$F$3:.$G$195];2;0)/0.99" office:value-type="float" office:value="40.4040404040404" calcext:value-type="float">
            <text:p>40</text:p>
          </table:table-cell>
          <table:table-cell/>
          <table:table-cell table:formula="of:=CONCATENATE([.K15];[.J15])" office:value-type="string" office:string-value="ANK1SLCO2A1" calcext:value-type="string">
            <text:p>ANK1SLCO2A1</text:p>
          </table:table-cell>
          <table:table-cell table:formula="of:=CONCATENATE([.J15];[.K15])" office:value-type="string" office:string-value="SLCO2A1ANK1" calcext:value-type="string">
            <text:p>SLCO2A1ANK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ANK1</text:p>
          </table:table-cell>
          <table:table-cell office:value-type="float" office:value="66" calcext:value-type="float">
            <text:p>66</text:p>
          </table:table-cell>
          <table:table-cell table:formula="of:=MATCH([.F16];[.$O$3:.$O$35];)" office:value-type="float" office:value="3" calcext:value-type="float">
            <text:p>3</text:p>
          </table:table-cell>
          <table:table-cell table:formula="of:=CONCATENATE([.B16];[.C16])" office:value-type="string" office:string-value="NTRK1ANK1" calcext:value-type="string">
            <text:p>NTRK1ANK1</text:p>
          </table:table-cell>
          <table:table-cell table:formula="of:=[.D16]"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0.323149581078" calcext:value-type="float">
            <text:p>0.3231495811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ANK1</text:p>
          </table:table-cell>
          <table:table-cell table:style-name="ce2" table:formula="of:=VLOOKUP([.O16];[.$F$3:.$G$195];2;0)/0.99" office:value-type="float" office:value="66.6666666666667" calcext:value-type="float">
            <text:p>67</text:p>
          </table:table-cell>
          <table:table-cell/>
          <table:table-cell table:formula="of:=CONCATENATE([.K16];[.J16])" office:value-type="string" office:string-value="ANK1IFNGR1" calcext:value-type="string">
            <text:p>ANK1IFNGR1</text:p>
          </table:table-cell>
          <table:table-cell table:formula="of:=CONCATENATE([.J16];[.K16])" office:value-type="string" office:string-value="IFNGR1ANK1" calcext:value-type="string">
            <text:p>IFNGR1ANK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GABRB2</text:p>
          </table:table-cell>
          <table:table-cell office:value-type="float" office:value="65" calcext:value-type="float">
            <text:p>65</text:p>
          </table:table-cell>
          <table:table-cell table:formula="of:=MATCH([.F17];[.$O$3:.$O$35];)" office:value-type="float" office:value="18" calcext:value-type="float">
            <text:p>18</text:p>
          </table:table-cell>
          <table:table-cell table:formula="of:=CONCATENATE([.B17];[.C17])" office:value-type="string" office:string-value="NTRK1GABRB2" calcext:value-type="string">
            <text:p>NTRK1GABRB2</text:p>
          </table:table-cell>
          <table:table-cell table:formula="of:=[.D17]"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0.313656747042" calcext:value-type="float">
            <text:p>0.313656747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PIK3CD</text:p>
          </table:table-cell>
          <table:table-cell table:style-name="ce2" table:formula="of:=VLOOKUP([.O17];[.$F$3:.$G$195];2;0)/0.99" office:value-type="float" office:value="57.5757575757576" calcext:value-type="float">
            <text:p>58</text:p>
          </table:table-cell>
          <table:table-cell/>
          <table:table-cell table:formula="of:=CONCATENATE([.K17];[.J17])" office:value-type="string" office:string-value="PIK3CDUPB1" calcext:value-type="string">
            <text:p>PIK3CDUPB1</text:p>
          </table:table-cell>
          <table:table-cell table:formula="of:=CONCATENATE([.J17];[.K17])" office:value-type="string" office:string-value="UPB1PIK3CD" calcext:value-type="string">
            <text:p>UPB1PIK3C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PIK3CD</text:p>
          </table:table-cell>
          <table:table-cell office:value-type="float" office:value="57" calcext:value-type="float">
            <text:p>57</text:p>
          </table:table-cell>
          <table:table-cell table:formula="of:=MATCH([.F18];[.$O$3:.$O$35];)" office:value-type="float" office:value="15" calcext:value-type="float">
            <text:p>15</text:p>
          </table:table-cell>
          <table:table-cell table:formula="of:=CONCATENATE([.B18];[.C18])" office:value-type="string" office:string-value="UPB1PIK3CD" calcext:value-type="string">
            <text:p>UPB1PIK3CD</text:p>
          </table:table-cell>
          <table:table-cell table:formula="of:=[.D18]"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.307747506641" calcext:value-type="float">
            <text:p>0.3077475066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ANK1</text:p>
          </table:table-cell>
          <table:table-cell table:style-name="ce2" table:formula="of:=VLOOKUP([.O18];[.$F$3:.$G$195];2;0)/0.99" office:value-type="float" office:value="24.2424242424242" calcext:value-type="float">
            <text:p>24</text:p>
          </table:table-cell>
          <table:table-cell/>
          <table:table-cell table:formula="of:=CONCATENATE([.K18];[.J18])" office:value-type="string" office:string-value="ANK1GAB2" calcext:value-type="string">
            <text:p>ANK1GAB2</text:p>
          </table:table-cell>
          <table:table-cell table:formula="of:=CONCATENATE([.J18];[.K18])" office:value-type="string" office:string-value="GAB2ANK1" calcext:value-type="string">
            <text:p>GAB2ANK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EXOC6</text:p>
          </table:table-cell>
          <table:table-cell office:value-type="float" office:value="55" calcext:value-type="float">
            <text:p>55</text:p>
          </table:table-cell>
          <table:table-cell table:formula="of:=MATCH([.F19];[.$O$3:.$O$35];)" office:value-type="float" office:value="19" calcext:value-type="float">
            <text:p>19</text:p>
          </table:table-cell>
          <table:table-cell table:formula="of:=CONCATENATE([.B19];[.C19])" office:value-type="string" office:string-value="SLC22A2EXOC6" calcext:value-type="string">
            <text:p>SLC22A2EXOC6</text:p>
          </table:table-cell>
          <table:table-cell table:formula="of:=[.D19]"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0.307050116217" calcext:value-type="float">
            <text:p>0.3070501162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PIK3CD</text:p>
          </table:table-cell>
          <table:table-cell table:style-name="ce2" table:formula="of:=VLOOKUP([.O19];[.$F$3:.$G$195];2;0)/0.99" office:value-type="float" office:value="13.1313131313131" calcext:value-type="float">
            <text:p>13</text:p>
          </table:table-cell>
          <table:table-cell/>
          <table:table-cell table:formula="of:=CONCATENATE([.K19];[.J19])" office:value-type="string" office:string-value="PIK3CDPRKAR2B" calcext:value-type="string">
            <text:p>PIK3CDPRKAR2B</text:p>
          </table:table-cell>
          <table:table-cell table:formula="of:=CONCATENATE([.J19];[.K19])" office:value-type="string" office:string-value="PRKAR2BPIK3CD" calcext:value-type="string">
            <text:p>PRKAR2BPIK3C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ANK1</text:p>
          </table:table-cell>
          <table:table-cell office:value-type="float" office:value="47" calcext:value-type="float">
            <text:p>47</text:p>
          </table:table-cell>
          <table:table-cell table:formula="of:=MATCH([.F20];[.$O$3:.$O$35];)" office:value-type="float" office:value="20" calcext:value-type="float">
            <text:p>20</text:p>
          </table:table-cell>
          <table:table-cell table:formula="of:=CONCATENATE([.B20];[.C20])" office:value-type="string" office:string-value="KCNMB4ANK1" calcext:value-type="string">
            <text:p>KCNMB4ANK1</text:p>
          </table:table-cell>
          <table:table-cell table:formula="of:=[.D20]"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0.276716413558" calcext:value-type="float">
            <text:p>0.2767164136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GABRB2</text:p>
          </table:table-cell>
          <table:table-cell table:style-name="ce2" table:formula="of:=VLOOKUP([.O20];[.$F$3:.$G$195];2;0)/0.99" office:value-type="float" office:value="65.6565656565657" calcext:value-type="float">
            <text:p>66</text:p>
          </table:table-cell>
          <table:table-cell/>
          <table:table-cell table:formula="of:=CONCATENATE([.K20];[.J20])" office:value-type="string" office:string-value="GABRB2NTRK1" calcext:value-type="string">
            <text:p>GABRB2NTRK1</text:p>
          </table:table-cell>
          <table:table-cell table:formula="of:=CONCATENATE([.J20];[.K20])" office:value-type="string" office:string-value="NTRK1GABRB2" calcext:value-type="string">
            <text:p>NTRK1GABRB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OAT</text:p>
          </table:table-cell>
          <table:table-cell office:value-type="float" office:value="47" calcext:value-type="float">
            <text:p>47</text:p>
          </table:table-cell>
          <table:table-cell table:formula="of:=MATCH([.F21];[.$O$3:.$O$35];)" office:value-type="string" office:string-value="" calcext:value-type="error">
            <text:p>#N/A</text:p>
          </table:table-cell>
          <table:table-cell table:formula="of:=CONCATENATE([.B21];[.C21])" office:value-type="string" office:string-value="PRKAR2BOAT" calcext:value-type="string">
            <text:p>PRKAR2BOAT</text:p>
          </table:table-cell>
          <table:table-cell table:formula="of:=[.D21]"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0.249664017684" calcext:value-type="float">
            <text:p>0.2496640177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EXOC6</text:p>
          </table:table-cell>
          <table:table-cell table:style-name="ce2" table:formula="of:=VLOOKUP([.O21];[.$F$3:.$G$195];2;0)/0.99" office:value-type="float" office:value="55.5555555555556" calcext:value-type="float">
            <text:p>56</text:p>
          </table:table-cell>
          <table:table-cell/>
          <table:table-cell table:formula="of:=CONCATENATE([.K21];[.J21])" office:value-type="string" office:string-value="EXOC6SLC22A2" calcext:value-type="string">
            <text:p>EXOC6SLC22A2</text:p>
          </table:table-cell>
          <table:table-cell table:formula="of:=CONCATENATE([.J21];[.K21])" office:value-type="string" office:string-value="SLC22A2EXOC6" calcext:value-type="string">
            <text:p>SLC22A2EXOC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NRCAM</text:p>
          </table:table-cell>
          <table:table-cell office:value-type="float" office:value="44" calcext:value-type="float">
            <text:p>44</text:p>
          </table:table-cell>
          <table:table-cell table:formula="of:=MATCH([.F22];[.$O$3:.$O$35];)" office:value-type="float" office:value="12" calcext:value-type="float">
            <text:p>12</text:p>
          </table:table-cell>
          <table:table-cell table:formula="of:=CONCATENATE([.B22];[.C22])" office:value-type="string" office:string-value="STX1ANRCAM" calcext:value-type="string">
            <text:p>STX1ANRCAM</text:p>
          </table:table-cell>
          <table:table-cell table:formula="of:=[.D22]"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0.240762671099" calcext:value-type="float">
            <text:p>0.2407626711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ANK1</text:p>
          </table:table-cell>
          <table:table-cell table:style-name="ce2" table:formula="of:=VLOOKUP([.O22];[.$F$3:.$G$195];2;0)/0.99" office:value-type="float" office:value="47.4747474747475" calcext:value-type="float">
            <text:p>47</text:p>
          </table:table-cell>
          <table:table-cell/>
          <table:table-cell table:formula="of:=CONCATENATE([.K22];[.J22])" office:value-type="string" office:string-value="ANK1KCNMB4" calcext:value-type="string">
            <text:p>ANK1KCNMB4</text:p>
          </table:table-cell>
          <table:table-cell table:formula="of:=CONCATENATE([.J22];[.K22])" office:value-type="string" office:string-value="KCNMB4ANK1" calcext:value-type="string">
            <text:p>KCNMB4ANK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NRCAM</text:p>
          </table:table-cell>
          <table:table-cell office:value-type="float" office:value="43" calcext:value-type="float">
            <text:p>43</text:p>
          </table:table-cell>
          <table:table-cell table:formula="of:=MATCH([.F23];[.$O$3:.$O$35];)" office:value-type="string" office:string-value="" calcext:value-type="error">
            <text:p>#N/A</text:p>
          </table:table-cell>
          <table:table-cell table:formula="of:=CONCATENATE([.B23];[.C23])" office:value-type="string" office:string-value="PRKAR2BNRCAM" calcext:value-type="string">
            <text:p>PRKAR2BNRCAM</text:p>
          </table:table-cell>
          <table:table-cell table:formula="of:=[.D23]"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0.227380511012" calcext:value-type="float">
            <text:p>0.227380511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PIK3R3</text:p>
          </table:table-cell>
          <table:table-cell table:style-name="ce2" table:formula="of:=VLOOKUP([.O23];[.$F$3:.$G$195];2;0)/0.99" office:value-type="float" office:value="37.3737373737374" calcext:value-type="float">
            <text:p>37</text:p>
          </table:table-cell>
          <table:table-cell/>
          <table:table-cell table:formula="of:=CONCATENATE([.K23];[.J23])" office:value-type="string" office:string-value="PIK3R3PRKAR2B" calcext:value-type="string">
            <text:p>PIK3R3PRKAR2B</text:p>
          </table:table-cell>
          <table:table-cell table:formula="of:=CONCATENATE([.J23];[.K23])" office:value-type="string" office:string-value="PRKAR2BPIK3R3" calcext:value-type="string">
            <text:p>PRKAR2BPIK3R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EXOC6</text:p>
          </table:table-cell>
          <table:table-cell office:value-type="float" office:value="43" calcext:value-type="float">
            <text:p>43</text:p>
          </table:table-cell>
          <table:table-cell table:formula="of:=MATCH([.F24];[.$O$3:.$O$35];)" office:value-type="string" office:string-value="" calcext:value-type="error">
            <text:p>#N/A</text:p>
          </table:table-cell>
          <table:table-cell table:formula="of:=CONCATENATE([.B24];[.C24])" office:value-type="string" office:string-value="NRCAMEXOC6" calcext:value-type="string">
            <text:p>NRCAMEXOC6</text:p>
          </table:table-cell>
          <table:table-cell table:formula="of:=[.D24]"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0.221726176862" calcext:value-type="float">
            <text:p>0.2217261769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EIF2AK1</text:p>
          </table:table-cell>
          <table:table-cell table:style-name="ce2" table:formula="of:=VLOOKUP([.O24];[.$F$3:.$G$195];2;0)/0.99" office:value-type="float" office:value="41.4141414141414" calcext:value-type="float">
            <text:p>41</text:p>
          </table:table-cell>
          <table:table-cell/>
          <table:table-cell table:formula="of:=CONCATENATE([.K24];[.J24])" office:value-type="string" office:string-value="EIF2AK1NRCAM" calcext:value-type="string">
            <text:p>EIF2AK1NRCAM</text:p>
          </table:table-cell>
          <table:table-cell table:formula="of:=CONCATENATE([.J24];[.K24])" office:value-type="string" office:string-value="NRCAMEIF2AK1" calcext:value-type="string">
            <text:p>NRCAMEIF2AK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OAT</text:p>
          </table:table-cell>
          <table:table-cell office:value-type="float" office:value="43" calcext:value-type="float">
            <text:p>43</text:p>
          </table:table-cell>
          <table:table-cell table:formula="of:=MATCH([.F25];[.$O$3:.$O$35];)" office:value-type="float" office:value="28" calcext:value-type="float">
            <text:p>28</text:p>
          </table:table-cell>
          <table:table-cell table:formula="of:=CONCATENATE([.B25];[.C25])" office:value-type="string" office:string-value="PPCDCOAT" calcext:value-type="string">
            <text:p>PPCDCOAT</text:p>
          </table:table-cell>
          <table:table-cell table:formula="of:=[.D25]"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0.216080394201" calcext:value-type="float">
            <text:p>0.2160803942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PDPK1</text:p>
          </table:table-cell>
          <table:table-cell table:style-name="ce2" table:formula="of:=VLOOKUP([.O25];[.$F$3:.$G$195];2;0)/0.99" office:value-type="float" office:value="22.2222222222222" calcext:value-type="float">
            <text:p>22</text:p>
          </table:table-cell>
          <table:table-cell/>
          <table:table-cell table:formula="of:=CONCATENATE([.K25];[.J25])" office:value-type="string" office:string-value="PDPK1PRKAR2B" calcext:value-type="string">
            <text:p>PDPK1PRKAR2B</text:p>
          </table:table-cell>
          <table:table-cell table:formula="of:=CONCATENATE([.J25];[.K25])" office:value-type="string" office:string-value="PRKAR2BPDPK1" calcext:value-type="string">
            <text:p>PRKAR2BPDPK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ANK1</text:p>
          </table:table-cell>
          <table:table-cell office:value-type="float" office:value="41" calcext:value-type="float">
            <text:p>41</text:p>
          </table:table-cell>
          <table:table-cell table:formula="of:=MATCH([.F26];[.$O$3:.$O$35];)" office:value-type="float" office:value="7" calcext:value-type="float">
            <text:p>7</text:p>
          </table:table-cell>
          <table:table-cell table:formula="of:=CONCATENATE([.B26];[.C26])" office:value-type="string" office:string-value="STX1AANK1" calcext:value-type="string">
            <text:p>STX1AANK1</text:p>
          </table:table-cell>
          <table:table-cell table:formula="of:=[.D26]"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0.213307119043" calcext:value-type="float">
            <text:p>0.213307119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EXOC6</text:p>
          </table:table-cell>
          <table:table-cell table:style-name="ce2" table:formula="of:=VLOOKUP([.O26];[.$F$3:.$G$195];2;0)/0.99" office:value-type="float" office:value="96.969696969697" calcext:value-type="float">
            <text:p>97</text:p>
          </table:table-cell>
          <table:table-cell/>
          <table:table-cell table:formula="of:=CONCATENATE([.K26];[.J26])" office:value-type="string" office:string-value="EXOC6SOS1" calcext:value-type="string">
            <text:p>EXOC6SOS1</text:p>
          </table:table-cell>
          <table:table-cell table:formula="of:=CONCATENATE([.J26];[.K26])" office:value-type="string" office:string-value="SOS1EXOC6" calcext:value-type="string">
            <text:p>SOS1EXOC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EIF2AK1</text:p>
          </table:table-cell>
          <table:table-cell office:value-type="float" office:value="41" calcext:value-type="float">
            <text:p>41</text:p>
          </table:table-cell>
          <table:table-cell table:formula="of:=MATCH([.F27];[.$O$3:.$O$35];)" office:value-type="float" office:value="22" calcext:value-type="float">
            <text:p>22</text:p>
          </table:table-cell>
          <table:table-cell table:formula="of:=CONCATENATE([.B27];[.C27])" office:value-type="string" office:string-value="NRCAMEIF2AK1" calcext:value-type="string">
            <text:p>NRCAMEIF2AK1</text:p>
          </table:table-cell>
          <table:table-cell table:formula="of:=[.D27]"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0.206608191035" calcext:value-type="float">
            <text:p>0.206608191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KRAS</text:p>
          </table:table-cell>
          <table:table-cell table:style-name="ce2" table:formula="of:=VLOOKUP([.O27];[.$F$3:.$G$195];2;0)/0.99" office:value-type="float" office:value="33.3333333333333" calcext:value-type="float">
            <text:p>33</text:p>
          </table:table-cell>
          <table:table-cell/>
          <table:table-cell table:formula="of:=CONCATENATE([.K27];[.J27])" office:value-type="string" office:string-value="KRASPRKAR2B" calcext:value-type="string">
            <text:p>KRASPRKAR2B</text:p>
          </table:table-cell>
          <table:table-cell table:formula="of:=CONCATENATE([.J27];[.K27])" office:value-type="string" office:string-value="PRKAR2BKRAS" calcext:value-type="string">
            <text:p>PRKAR2BKRA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CDC16</text:p>
          </table:table-cell>
          <table:table-cell office:value-type="float" office:value="41" calcext:value-type="float">
            <text:p>41</text:p>
          </table:table-cell>
          <table:table-cell table:formula="of:=MATCH([.F28];[.$O$3:.$O$35];)" office:value-type="float" office:value="29" calcext:value-type="float">
            <text:p>29</text:p>
          </table:table-cell>
          <table:table-cell table:formula="of:=CONCATENATE([.B28];[.C28])" office:value-type="string" office:string-value="PRKAR2BCDC16" calcext:value-type="string">
            <text:p>PRKAR2BCDC16</text:p>
          </table:table-cell>
          <table:table-cell table:formula="of:=[.D28]"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0.176370837573" calcext:value-type="float">
            <text:p>0.1763708376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EXOC6</text:p>
          </table:table-cell>
          <table:table-cell table:style-name="ce2" table:formula="of:=VLOOKUP([.O28];[.$F$3:.$G$195];2;0)/0.99" office:value-type="float" office:value="91.9191919191919" calcext:value-type="float">
            <text:p>92</text:p>
          </table:table-cell>
          <table:table-cell/>
          <table:table-cell table:formula="of:=CONCATENATE([.K28];[.J28])" office:value-type="string" office:string-value="EXOC6SC5DL" calcext:value-type="string">
            <text:p>EXOC6SC5DL</text:p>
          </table:table-cell>
          <table:table-cell table:formula="of:=CONCATENATE([.J28];[.K28])" office:value-type="string" office:string-value="SC5DLEXOC6" calcext:value-type="string">
            <text:p>SC5DLEXOC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ANK1</text:p>
          </table:table-cell>
          <table:table-cell office:value-type="float" office:value="40" calcext:value-type="float">
            <text:p>40</text:p>
          </table:table-cell>
          <table:table-cell table:formula="of:=MATCH([.F29];[.$O$3:.$O$35];)" office:value-type="float" office:value="13" calcext:value-type="float">
            <text:p>13</text:p>
          </table:table-cell>
          <table:table-cell table:formula="of:=CONCATENATE([.B29];[.C29])" office:value-type="string" office:string-value="SLCO2A1ANK1" calcext:value-type="string">
            <text:p>SLCO2A1ANK1</text:p>
          </table:table-cell>
          <table:table-cell table:formula="of:=[.D29]"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0.167232706955" calcext:value-type="float">
            <text:p>0.167232707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PPCDC</text:p>
          </table:table-cell>
          <table:table-cell table:style-name="ce2" table:formula="of:=VLOOKUP([.O29];[.$F$3:.$G$195];2;0)/0.99" office:value-type="float" office:value="30.3030303030303" calcext:value-type="float">
            <text:p>30</text:p>
          </table:table-cell>
          <table:table-cell/>
          <table:table-cell table:formula="of:=CONCATENATE([.K29];[.J29])" office:value-type="string" office:string-value="PPCDCPTK2B" calcext:value-type="string">
            <text:p>PPCDCPTK2B</text:p>
          </table:table-cell>
          <table:table-cell table:formula="of:=CONCATENATE([.J29];[.K29])" office:value-type="string" office:string-value="PTK2BPPCDC" calcext:value-type="string">
            <text:p>PTK2BPPCD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PIK3R3</text:p>
          </table:table-cell>
          <table:table-cell office:value-type="float" office:value="39" calcext:value-type="float">
            <text:p>39</text:p>
          </table:table-cell>
          <table:table-cell table:formula="of:=MATCH([.F30];[.$O$3:.$O$35];)" office:value-type="string" office:string-value="" calcext:value-type="error">
            <text:p>#N/A</text:p>
          </table:table-cell>
          <table:table-cell table:formula="of:=CONCATENATE([.B30];[.C30])" office:value-type="string" office:string-value="SLCO4A1PIK3R3" calcext:value-type="string">
            <text:p>SLCO4A1PIK3R3</text:p>
          </table:table-cell>
          <table:table-cell table:formula="of:=[.D30]"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0.138965680928" calcext:value-type="float">
            <text:p>0.1389656809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OAT</text:p>
          </table:table-cell>
          <table:table-cell table:style-name="ce2" table:formula="of:=VLOOKUP([.O30];[.$F$3:.$G$195];2;0)/0.99" office:value-type="float" office:value="43.4343434343434" calcext:value-type="float">
            <text:p>43</text:p>
          </table:table-cell>
          <table:table-cell/>
          <table:table-cell table:formula="of:=CONCATENATE([.K30];[.J30])" office:value-type="string" office:string-value="OATPPCDC" calcext:value-type="string">
            <text:p>OATPPCDC</text:p>
          </table:table-cell>
          <table:table-cell table:formula="of:=CONCATENATE([.J30];[.K30])" office:value-type="string" office:string-value="PPCDCOAT" calcext:value-type="string">
            <text:p>PPCDCOA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DDOST</text:p>
          </table:table-cell>
          <table:table-cell office:value-type="float" office:value="38" calcext:value-type="float">
            <text:p>38</text:p>
          </table:table-cell>
          <table:table-cell table:formula="of:=MATCH([.F31];[.$O$3:.$O$35];)" office:value-type="float" office:value="30" calcext:value-type="float">
            <text:p>30</text:p>
          </table:table-cell>
          <table:table-cell table:formula="of:=CONCATENATE([.B31];[.C31])" office:value-type="string" office:string-value="SLCO4A1DDOST" calcext:value-type="string">
            <text:p>SLCO4A1DDOST</text:p>
          </table:table-cell>
          <table:table-cell table:formula="of:=[.D31]"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0.127013875314" calcext:value-type="float">
            <text:p>0.1270138753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CDC16</text:p>
          </table:table-cell>
          <table:table-cell table:style-name="ce2" table:formula="of:=VLOOKUP([.O31];[.$F$3:.$G$195];2;0)/0.99" office:value-type="float" office:value="41.4141414141414" calcext:value-type="float">
            <text:p>41</text:p>
          </table:table-cell>
          <table:table-cell/>
          <table:table-cell table:formula="of:=CONCATENATE([.K31];[.J31])" office:value-type="string" office:string-value="CDC16PRKAR2B" calcext:value-type="string">
            <text:p>CDC16PRKAR2B</text:p>
          </table:table-cell>
          <table:table-cell table:formula="of:=CONCATENATE([.J31];[.K31])" office:value-type="string" office:string-value="PRKAR2BCDC16" calcext:value-type="string">
            <text:p>PRKAR2BCDC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NTRK1</text:p>
          </table:table-cell>
          <table:table-cell office:value-type="float" office:value="37" calcext:value-type="float">
            <text:p>37</text:p>
          </table:table-cell>
          <table:table-cell table:formula="of:=MATCH([.F32];[.$O$3:.$O$35];)" office:value-type="string" office:string-value="" calcext:value-type="error">
            <text:p>#N/A</text:p>
          </table:table-cell>
          <table:table-cell table:formula="of:=CONCATENATE([.B32];[.C32])" office:value-type="string" office:string-value="STX1ANTRK1" calcext:value-type="string">
            <text:p>STX1ANTRK1</text:p>
          </table:table-cell>
          <table:table-cell table:formula="of:=[.D32]"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0.0978354663665" calcext:value-type="float">
            <text:p>0.0978354664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DDOST</text:p>
          </table:table-cell>
          <table:table-cell table:style-name="ce2" table:formula="of:=VLOOKUP([.O32];[.$F$3:.$G$195];2;0)/0.99" office:value-type="float" office:value="38.3838383838384" calcext:value-type="float">
            <text:p>38</text:p>
          </table:table-cell>
          <table:table-cell/>
          <table:table-cell table:formula="of:=CONCATENATE([.K32];[.J32])" office:value-type="string" office:string-value="DDOSTSLCO4A1" calcext:value-type="string">
            <text:p>DDOSTSLCO4A1</text:p>
          </table:table-cell>
          <table:table-cell table:formula="of:=CONCATENATE([.J32];[.K32])" office:value-type="string" office:string-value="SLCO4A1DDOST" calcext:value-type="string">
            <text:p>SLCO4A1DDOS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PIK3R3</text:p>
          </table:table-cell>
          <table:table-cell office:value-type="float" office:value="37" calcext:value-type="float">
            <text:p>37</text:p>
          </table:table-cell>
          <table:table-cell table:formula="of:=MATCH([.F33];[.$O$3:.$O$35];)" office:value-type="float" office:value="21" calcext:value-type="float">
            <text:p>21</text:p>
          </table:table-cell>
          <table:table-cell table:formula="of:=CONCATENATE([.B33];[.C33])" office:value-type="string" office:string-value="PRKAR2BPIK3R3" calcext:value-type="string">
            <text:p>PRKAR2BPIK3R3</text:p>
          </table:table-cell>
          <table:table-cell table:formula="of:=[.D33]"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0.093757025655" calcext:value-type="float">
            <text:p>0.0937570257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ATF2</text:p>
          </table:table-cell>
          <table:table-cell table:style-name="ce2" table:formula="of:=VLOOKUP([.O33];[.$F$3:.$G$195];2;0)/0.99" office:value-type="float" office:value="98.989898989899" calcext:value-type="float">
            <text:p>99</text:p>
          </table:table-cell>
          <table:table-cell/>
          <table:table-cell table:formula="of:=CONCATENATE([.K33];[.J33])" office:value-type="string" office:string-value="ATF2SC5DL" calcext:value-type="string">
            <text:p>ATF2SC5DL</text:p>
          </table:table-cell>
          <table:table-cell table:formula="of:=CONCATENATE([.J33];[.K33])" office:value-type="string" office:string-value="SC5DLATF2" calcext:value-type="string">
            <text:p>SC5DLATF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NF1</text:p>
          </table:table-cell>
          <table:table-cell office:value-type="float" office:value="36" calcext:value-type="float">
            <text:p>36</text:p>
          </table:table-cell>
          <table:table-cell table:formula="of:=MATCH([.F34];[.$O$3:.$O$35];)" office:value-type="float" office:value="32" calcext:value-type="float">
            <text:p>32</text:p>
          </table:table-cell>
          <table:table-cell table:formula="of:=CONCATENATE([.B34];[.C34])" office:value-type="string" office:string-value="NRCAMNF1" calcext:value-type="string">
            <text:p>NRCAMNF1</text:p>
          </table:table-cell>
          <table:table-cell table:formula="of:=[.D34]"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0.0807234757346" calcext:value-type="float">
            <text:p>0.0807234757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NF1</text:p>
          </table:table-cell>
          <table:table-cell table:style-name="ce2" table:formula="of:=VLOOKUP([.O34];[.$F$3:.$G$195];2;0)/0.99" office:value-type="float" office:value="36.3636363636364" calcext:value-type="float">
            <text:p>36</text:p>
          </table:table-cell>
          <table:table-cell/>
          <table:table-cell table:formula="of:=CONCATENATE([.K34];[.J34])" office:value-type="string" office:string-value="NF1NRCAM" calcext:value-type="string">
            <text:p>NF1NRCAM</text:p>
          </table:table-cell>
          <table:table-cell table:formula="of:=CONCATENATE([.J34];[.K34])" office:value-type="string" office:string-value="NRCAMNF1" calcext:value-type="string">
            <text:p>NRCAMNF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KRAS</text:p>
          </table:table-cell>
          <table:table-cell office:value-type="float" office:value="33" calcext:value-type="float">
            <text:p>33</text:p>
          </table:table-cell>
          <table:table-cell table:formula="of:=MATCH([.F35];[.$O$3:.$O$35];)" office:value-type="float" office:value="25" calcext:value-type="float">
            <text:p>25</text:p>
          </table:table-cell>
          <table:table-cell table:formula="of:=CONCATENATE([.B35];[.C35])" office:value-type="string" office:string-value="PRKAR2BKRAS" calcext:value-type="string">
            <text:p>PRKAR2BKRAS</text:p>
          </table:table-cell>
          <table:table-cell table:formula="of:=[.D35]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0.0476579655819" calcext:value-type="float">
            <text:p>0.0476579656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BTRC</text:p>
          </table:table-cell>
          <table:table-cell table:style-name="ce2" table:formula="of:=VLOOKUP([.O35];[.$F$3:.$G$195];2;0)/0.99" office:value-type="float" office:value="29.2929292929293" calcext:value-type="float">
            <text:p>29</text:p>
          </table:table-cell>
          <table:table-cell/>
          <table:table-cell table:formula="of:=CONCATENATE([.K35];[.J35])" office:value-type="string" office:string-value="BTRCKRAS" calcext:value-type="string">
            <text:p>BTRCKRAS</text:p>
          </table:table-cell>
          <table:table-cell table:formula="of:=CONCATENATE([.J35];[.K35])" office:value-type="string" office:string-value="KRASBTRC" calcext:value-type="string">
            <text:p>KRASBTR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GAB2</text:p>
          </table:table-cell>
          <table:table-cell office:value-type="float" office:value="32" calcext:value-type="float">
            <text:p>32</text:p>
          </table:table-cell>
          <table:table-cell table:formula="of:=MATCH([.F36];[.$O$3:.$O$35];)" office:value-type="string" office:string-value="" calcext:value-type="error">
            <text:p>#N/A</text:p>
          </table:table-cell>
          <table:table-cell table:formula="of:=CONCATENATE([.B36];[.C36])" office:value-type="string" office:string-value="KRASGAB2" calcext:value-type="string">
            <text:p>KRASGAB2</text:p>
          </table:table-cell>
          <table:table-cell table:formula="of:=[.D36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PDPK1</text:p>
          </table:table-cell>
          <table:table-cell office:value-type="float" office:value="32" calcext:value-type="float">
            <text:p>32</text:p>
          </table:table-cell>
          <table:table-cell table:formula="of:=MATCH([.F37];[.$O$3:.$O$35];)" office:value-type="string" office:string-value="" calcext:value-type="error">
            <text:p>#N/A</text:p>
          </table:table-cell>
          <table:table-cell table:formula="of:=CONCATENATE([.B37];[.C37])" office:value-type="string" office:string-value="SLCO4A1PDPK1" calcext:value-type="string">
            <text:p>SLCO4A1PDPK1</text:p>
          </table:table-cell>
          <table:table-cell table:formula="of:=[.D37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EIF2AK1</text:p>
          </table:table-cell>
          <table:table-cell office:value-type="float" office:value="31" calcext:value-type="float">
            <text:p>31</text:p>
          </table:table-cell>
          <table:table-cell table:formula="of:=MATCH([.F38];[.$O$3:.$O$35];)" office:value-type="string" office:string-value="" calcext:value-type="error">
            <text:p>#N/A</text:p>
          </table:table-cell>
          <table:table-cell table:formula="of:=CONCATENATE([.B38];[.C38])" office:value-type="string" office:string-value="STAT3EIF2AK1" calcext:value-type="string">
            <text:p>STAT3EIF2AK1</text:p>
          </table:table-cell>
          <table:table-cell table:formula="of:=[.D38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PIK3CD</text:p>
          </table:table-cell>
          <table:table-cell office:value-type="float" office:value="31" calcext:value-type="float">
            <text:p>31</text:p>
          </table:table-cell>
          <table:table-cell table:formula="of:=MATCH([.F39];[.$O$3:.$O$35];)" office:value-type="string" office:string-value="" calcext:value-type="error">
            <text:p>#N/A</text:p>
          </table:table-cell>
          <table:table-cell table:formula="of:=CONCATENATE([.B39];[.C39])" office:value-type="string" office:string-value="STX1APIK3CD" calcext:value-type="string">
            <text:p>STX1APIK3CD</text:p>
          </table:table-cell>
          <table:table-cell table:formula="of:=[.D3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PPCDC</text:p>
          </table:table-cell>
          <table:table-cell office:value-type="float" office:value="30" calcext:value-type="float">
            <text:p>30</text:p>
          </table:table-cell>
          <table:table-cell table:formula="of:=MATCH([.F40];[.$O$3:.$O$35];)" office:value-type="float" office:value="27" calcext:value-type="float">
            <text:p>27</text:p>
          </table:table-cell>
          <table:table-cell table:formula="of:=CONCATENATE([.B40];[.C40])" office:value-type="string" office:string-value="PTK2BPPCDC" calcext:value-type="string">
            <text:p>PTK2BPPCDC</text:p>
          </table:table-cell>
          <table:table-cell table:formula="of:=[.D40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CDC16</text:p>
          </table:table-cell>
          <table:table-cell office:value-type="float" office:value="30" calcext:value-type="float">
            <text:p>30</text:p>
          </table:table-cell>
          <table:table-cell table:formula="of:=MATCH([.F41];[.$O$3:.$O$35];)" office:value-type="string" office:string-value="" calcext:value-type="error">
            <text:p>#N/A</text:p>
          </table:table-cell>
          <table:table-cell table:formula="of:=CONCATENATE([.B41];[.C41])" office:value-type="string" office:string-value="PIK3R3CDC16" calcext:value-type="string">
            <text:p>PIK3R3CDC16</text:p>
          </table:table-cell>
          <table:table-cell table:formula="of:=[.D4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GAB2</text:p>
          </table:table-cell>
          <table:table-cell office:value-type="float" office:value="29" calcext:value-type="float">
            <text:p>29</text:p>
          </table:table-cell>
          <table:table-cell table:formula="of:=MATCH([.F42];[.$O$3:.$O$35];)" office:value-type="string" office:string-value="" calcext:value-type="error">
            <text:p>#N/A</text:p>
          </table:table-cell>
          <table:table-cell table:formula="of:=CONCATENATE([.B42];[.C42])" office:value-type="string" office:string-value="NRCAMGAB2" calcext:value-type="string">
            <text:p>NRCAMGAB2</text:p>
          </table:table-cell>
          <table:table-cell table:formula="of:=[.D42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ANK1</text:p>
          </table:table-cell>
          <table:table-cell office:value-type="float" office:value="29" calcext:value-type="float">
            <text:p>29</text:p>
          </table:table-cell>
          <table:table-cell table:formula="of:=MATCH([.F43];[.$O$3:.$O$35];)" office:value-type="string" office:string-value="" calcext:value-type="error">
            <text:p>#N/A</text:p>
          </table:table-cell>
          <table:table-cell table:formula="of:=CONCATENATE([.B43];[.C43])" office:value-type="string" office:string-value="NF1ANK1" calcext:value-type="string">
            <text:p>NF1ANK1</text:p>
          </table:table-cell>
          <table:table-cell table:formula="of:=[.D43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BTRC</text:p>
          </table:table-cell>
          <table:table-cell office:value-type="float" office:value="29" calcext:value-type="float">
            <text:p>29</text:p>
          </table:table-cell>
          <table:table-cell table:formula="of:=MATCH([.F44];[.$O$3:.$O$35];)" office:value-type="float" office:value="33" calcext:value-type="float">
            <text:p>33</text:p>
          </table:table-cell>
          <table:table-cell table:formula="of:=CONCATENATE([.B44];[.C44])" office:value-type="string" office:string-value="KRASBTRC" calcext:value-type="string">
            <text:p>KRASBTRC</text:p>
          </table:table-cell>
          <table:table-cell table:formula="of:=[.D44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NTRK1</text:p>
          </table:table-cell>
          <table:table-cell office:value-type="float" office:value="29" calcext:value-type="float">
            <text:p>29</text:p>
          </table:table-cell>
          <table:table-cell table:formula="of:=MATCH([.F45];[.$O$3:.$O$35];)" office:value-type="string" office:string-value="" calcext:value-type="error">
            <text:p>#N/A</text:p>
          </table:table-cell>
          <table:table-cell table:formula="of:=CONCATENATE([.B45];[.C45])" office:value-type="string" office:string-value="SLCO2A1NTRK1" calcext:value-type="string">
            <text:p>SLCO2A1NTRK1</text:p>
          </table:table-cell>
          <table:table-cell table:formula="of:=[.D45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NRCAM</text:p>
          </table:table-cell>
          <table:table-cell office:value-type="float" office:value="28" calcext:value-type="float">
            <text:p>28</text:p>
          </table:table-cell>
          <table:table-cell table:formula="of:=MATCH([.F46];[.$O$3:.$O$35];)" office:value-type="string" office:string-value="" calcext:value-type="error">
            <text:p>#N/A</text:p>
          </table:table-cell>
          <table:table-cell table:formula="of:=CONCATENATE([.B46];[.C46])" office:value-type="string" office:string-value="STAT3NRCAM" calcext:value-type="string">
            <text:p>STAT3NRCAM</text:p>
          </table:table-cell>
          <table:table-cell table:formula="of:=[.D46]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PRKAR2B</text:p>
          </table:table-cell>
          <table:table-cell office:value-type="float" office:value="27" calcext:value-type="float">
            <text:p>27</text:p>
          </table:table-cell>
          <table:table-cell table:formula="of:=MATCH([.F47];[.$O$3:.$O$35];)" office:value-type="string" office:string-value="" calcext:value-type="error">
            <text:p>#N/A</text:p>
          </table:table-cell>
          <table:table-cell table:formula="of:=CONCATENATE([.B47];[.C47])" office:value-type="string" office:string-value="SLCO4A1PRKAR2B" calcext:value-type="string">
            <text:p>SLCO4A1PRKAR2B</text:p>
          </table:table-cell>
          <table:table-cell table:formula="of:=[.D47]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NTRK1</text:p>
          </table:table-cell>
          <table:table-cell office:value-type="float" office:value="25" calcext:value-type="float">
            <text:p>25</text:p>
          </table:table-cell>
          <table:table-cell table:formula="of:=MATCH([.F48];[.$O$3:.$O$35];)" office:value-type="string" office:string-value="" calcext:value-type="error">
            <text:p>#N/A</text:p>
          </table:table-cell>
          <table:table-cell table:formula="of:=CONCATENATE([.B48];[.C48])" office:value-type="string" office:string-value="PIK3CDNTRK1" calcext:value-type="string">
            <text:p>PIK3CDNTRK1</text:p>
          </table:table-cell>
          <table:table-cell table:formula="of:=[.D48]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ANK1</text:p>
          </table:table-cell>
          <table:table-cell office:value-type="float" office:value="24" calcext:value-type="float">
            <text:p>24</text:p>
          </table:table-cell>
          <table:table-cell table:formula="of:=MATCH([.F49];[.$O$3:.$O$35];)" office:value-type="float" office:value="16" calcext:value-type="float">
            <text:p>16</text:p>
          </table:table-cell>
          <table:table-cell table:formula="of:=CONCATENATE([.B49];[.C49])" office:value-type="string" office:string-value="GAB2ANK1" calcext:value-type="string">
            <text:p>GAB2ANK1</text:p>
          </table:table-cell>
          <table:table-cell table:formula="of:=[.D49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ABRB2</text:p>
          </table:table-cell>
          <table:table-cell office:value-type="string" calcext:value-type="string">
            <text:p>ANK1</text:p>
          </table:table-cell>
          <table:table-cell office:value-type="float" office:value="24" calcext:value-type="float">
            <text:p>24</text:p>
          </table:table-cell>
          <table:table-cell table:formula="of:=MATCH([.F50];[.$O$3:.$O$35];)" office:value-type="string" office:string-value="" calcext:value-type="error">
            <text:p>#N/A</text:p>
          </table:table-cell>
          <table:table-cell table:formula="of:=CONCATENATE([.B50];[.C50])" office:value-type="string" office:string-value="GABRB2ANK1" calcext:value-type="string">
            <text:p>GABRB2ANK1</text:p>
          </table:table-cell>
          <table:table-cell table:formula="of:=[.D50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GPX4</text:p>
          </table:table-cell>
          <table:table-cell office:value-type="float" office:value="23" calcext:value-type="float">
            <text:p>23</text:p>
          </table:table-cell>
          <table:table-cell table:formula="of:=MATCH([.F51];[.$O$3:.$O$35];)" office:value-type="string" office:string-value="" calcext:value-type="error">
            <text:p>#N/A</text:p>
          </table:table-cell>
          <table:table-cell table:formula="of:=CONCATENATE([.B51];[.C51])" office:value-type="string" office:string-value="PPCDCGPX4" calcext:value-type="string">
            <text:p>PPCDCGPX4</text:p>
          </table:table-cell>
          <table:table-cell table:formula="of:=[.D51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PDPK1</text:p>
          </table:table-cell>
          <table:table-cell office:value-type="float" office:value="22" calcext:value-type="float">
            <text:p>22</text:p>
          </table:table-cell>
          <table:table-cell table:formula="of:=MATCH([.F52];[.$O$3:.$O$35];)" office:value-type="float" office:value="23" calcext:value-type="float">
            <text:p>23</text:p>
          </table:table-cell>
          <table:table-cell table:formula="of:=CONCATENATE([.B52];[.C52])" office:value-type="string" office:string-value="PRKAR2BPDPK1" calcext:value-type="string">
            <text:p>PRKAR2BPDPK1</text:p>
          </table:table-cell>
          <table:table-cell table:formula="of:=[.D52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ITGA2</text:p>
          </table:table-cell>
          <table:table-cell office:value-type="float" office:value="21" calcext:value-type="float">
            <text:p>21</text:p>
          </table:table-cell>
          <table:table-cell table:formula="of:=MATCH([.F53];[.$O$3:.$O$35];)" office:value-type="string" office:string-value="" calcext:value-type="error">
            <text:p>#N/A</text:p>
          </table:table-cell>
          <table:table-cell table:formula="of:=CONCATENATE([.B53];[.C53])" office:value-type="string" office:string-value="SLCO2A1ITGA2" calcext:value-type="string">
            <text:p>SLCO2A1ITGA2</text:p>
          </table:table-cell>
          <table:table-cell table:formula="of:=[.D5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PDPK1</text:p>
          </table:table-cell>
          <table:table-cell office:value-type="float" office:value="20" calcext:value-type="float">
            <text:p>20</text:p>
          </table:table-cell>
          <table:table-cell table:formula="of:=MATCH([.F54];[.$O$3:.$O$35];)" office:value-type="string" office:string-value="" calcext:value-type="error">
            <text:p>#N/A</text:p>
          </table:table-cell>
          <table:table-cell table:formula="of:=CONCATENATE([.B54];[.C54])" office:value-type="string" office:string-value="PIK3CDPDPK1" calcext:value-type="string">
            <text:p>PIK3CDPDPK1</text:p>
          </table:table-cell>
          <table:table-cell table:formula="of:=[.D54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STAT3</text:p>
          </table:table-cell>
          <table:table-cell office:value-type="float" office:value="19" calcext:value-type="float">
            <text:p>19</text:p>
          </table:table-cell>
          <table:table-cell table:formula="of:=MATCH([.F55];[.$O$3:.$O$35];)" office:value-type="string" office:string-value="" calcext:value-type="error">
            <text:p>#N/A</text:p>
          </table:table-cell>
          <table:table-cell table:formula="of:=CONCATENATE([.B55];[.C55])" office:value-type="string" office:string-value="UPB1STAT3" calcext:value-type="string">
            <text:p>UPB1STAT3</text:p>
          </table:table-cell>
          <table:table-cell table:formula="of:=[.D55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GAB2</text:p>
          </table:table-cell>
          <table:table-cell office:value-type="float" office:value="19" calcext:value-type="float">
            <text:p>19</text:p>
          </table:table-cell>
          <table:table-cell table:formula="of:=MATCH([.F56];[.$O$3:.$O$35];)" office:value-type="string" office:string-value="" calcext:value-type="error">
            <text:p>#N/A</text:p>
          </table:table-cell>
          <table:table-cell table:formula="of:=CONCATENATE([.B56];[.C56])" office:value-type="string" office:string-value="SLCO4A1GAB2" calcext:value-type="string">
            <text:p>SLCO4A1GAB2</text:p>
          </table:table-cell>
          <table:table-cell table:formula="of:=[.D5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BTRC</text:p>
          </table:table-cell>
          <table:table-cell office:value-type="float" office:value="19" calcext:value-type="float">
            <text:p>19</text:p>
          </table:table-cell>
          <table:table-cell table:formula="of:=MATCH([.F57];[.$O$3:.$O$35];)" office:value-type="string" office:string-value="" calcext:value-type="error">
            <text:p>#N/A</text:p>
          </table:table-cell>
          <table:table-cell table:formula="of:=CONCATENATE([.B57];[.C57])" office:value-type="string" office:string-value="OATBTRC" calcext:value-type="string">
            <text:p>OATBTRC</text:p>
          </table:table-cell>
          <table:table-cell table:formula="of:=[.D57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PRKAR2B</text:p>
          </table:table-cell>
          <table:table-cell office:value-type="float" office:value="18" calcext:value-type="float">
            <text:p>18</text:p>
          </table:table-cell>
          <table:table-cell table:formula="of:=MATCH([.F58];[.$O$3:.$O$35];)" office:value-type="string" office:string-value="" calcext:value-type="error">
            <text:p>#N/A</text:p>
          </table:table-cell>
          <table:table-cell table:formula="of:=CONCATENATE([.B58];[.C58])" office:value-type="string" office:string-value="STAT3PRKAR2B" calcext:value-type="string">
            <text:p>STAT3PRKAR2B</text:p>
          </table:table-cell>
          <table:table-cell table:formula="of:=[.D58]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GAB2</text:p>
          </table:table-cell>
          <table:table-cell office:value-type="float" office:value="18" calcext:value-type="float">
            <text:p>18</text:p>
          </table:table-cell>
          <table:table-cell table:formula="of:=MATCH([.F59];[.$O$3:.$O$35];)" office:value-type="string" office:string-value="" calcext:value-type="error">
            <text:p>#N/A</text:p>
          </table:table-cell>
          <table:table-cell table:formula="of:=CONCATENATE([.B59];[.C59])" office:value-type="string" office:string-value="PIK3CDGAB2" calcext:value-type="string">
            <text:p>PIK3CDGAB2</text:p>
          </table:table-cell>
          <table:table-cell table:formula="of:=[.D59]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EIF2AK1</text:p>
          </table:table-cell>
          <table:table-cell office:value-type="float" office:value="17" calcext:value-type="float">
            <text:p>17</text:p>
          </table:table-cell>
          <table:table-cell table:formula="of:=MATCH([.F60];[.$O$3:.$O$35];)" office:value-type="string" office:string-value="" calcext:value-type="error">
            <text:p>#N/A</text:p>
          </table:table-cell>
          <table:table-cell table:formula="of:=CONCATENATE([.B60];[.C60])" office:value-type="string" office:string-value="IL6REIF2AK1" calcext:value-type="string">
            <text:p>IL6REIF2AK1</text:p>
          </table:table-cell>
          <table:table-cell table:formula="of:=[.D60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GPX4</text:p>
          </table:table-cell>
          <table:table-cell office:value-type="float" office:value="16" calcext:value-type="float">
            <text:p>16</text:p>
          </table:table-cell>
          <table:table-cell table:formula="of:=MATCH([.F61];[.$O$3:.$O$35];)" office:value-type="string" office:string-value="" calcext:value-type="error">
            <text:p>#N/A</text:p>
          </table:table-cell>
          <table:table-cell table:formula="of:=CONCATENATE([.B61];[.C61])" office:value-type="string" office:string-value="KCNMB4GPX4" calcext:value-type="string">
            <text:p>KCNMB4GPX4</text:p>
          </table:table-cell>
          <table:table-cell table:formula="of:=[.D6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IL6R</text:p>
          </table:table-cell>
          <table:table-cell office:value-type="float" office:value="16" calcext:value-type="float">
            <text:p>16</text:p>
          </table:table-cell>
          <table:table-cell table:formula="of:=MATCH([.F62];[.$O$3:.$O$35];)" office:value-type="string" office:string-value="" calcext:value-type="error">
            <text:p>#N/A</text:p>
          </table:table-cell>
          <table:table-cell table:formula="of:=CONCATENATE([.B62];[.C62])" office:value-type="string" office:string-value="SLCO4A1IL6R" calcext:value-type="string">
            <text:p>SLCO4A1IL6R</text:p>
          </table:table-cell>
          <table:table-cell table:formula="of:=[.D62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DDOST</text:p>
          </table:table-cell>
          <table:table-cell office:value-type="float" office:value="16" calcext:value-type="float">
            <text:p>16</text:p>
          </table:table-cell>
          <table:table-cell table:formula="of:=MATCH([.F63];[.$O$3:.$O$35];)" office:value-type="string" office:string-value="" calcext:value-type="error">
            <text:p>#N/A</text:p>
          </table:table-cell>
          <table:table-cell table:formula="of:=CONCATENATE([.B63];[.C63])" office:value-type="string" office:string-value="STAT3DDOST" calcext:value-type="string">
            <text:p>STAT3DDOST</text:p>
          </table:table-cell>
          <table:table-cell table:formula="of:=[.D63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DDOST</text:p>
          </table:table-cell>
          <table:table-cell office:value-type="float" office:value="16" calcext:value-type="float">
            <text:p>16</text:p>
          </table:table-cell>
          <table:table-cell table:formula="of:=MATCH([.F64];[.$O$3:.$O$35];)" office:value-type="string" office:string-value="" calcext:value-type="error">
            <text:p>#N/A</text:p>
          </table:table-cell>
          <table:table-cell table:formula="of:=CONCATENATE([.B64];[.C64])" office:value-type="string" office:string-value="PIK3CDDDOST" calcext:value-type="string">
            <text:p>PIK3CDDDOST</text:p>
          </table:table-cell>
          <table:table-cell table:formula="of:=[.D64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XOC6</text:p>
          </table:table-cell>
          <table:table-cell office:value-type="string" calcext:value-type="string">
            <text:p>BTRC</text:p>
          </table:table-cell>
          <table:table-cell office:value-type="float" office:value="14" calcext:value-type="float">
            <text:p>14</text:p>
          </table:table-cell>
          <table:table-cell table:formula="of:=MATCH([.F65];[.$O$3:.$O$35];)" office:value-type="string" office:string-value="" calcext:value-type="error">
            <text:p>#N/A</text:p>
          </table:table-cell>
          <table:table-cell table:formula="of:=CONCATENATE([.B65];[.C65])" office:value-type="string" office:string-value="EXOC6BTRC" calcext:value-type="string">
            <text:p>EXOC6BTRC</text:p>
          </table:table-cell>
          <table:table-cell table:formula="of:=[.D65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KCNMB4</text:p>
          </table:table-cell>
          <table:table-cell office:value-type="float" office:value="14" calcext:value-type="float">
            <text:p>14</text:p>
          </table:table-cell>
          <table:table-cell table:formula="of:=MATCH([.F66];[.$O$3:.$O$35];)" office:value-type="string" office:string-value="" calcext:value-type="error">
            <text:p>#N/A</text:p>
          </table:table-cell>
          <table:table-cell table:formula="of:=CONCATENATE([.B66];[.C66])" office:value-type="string" office:string-value="SLCO4A1KCNMB4" calcext:value-type="string">
            <text:p>SLCO4A1KCNMB4</text:p>
          </table:table-cell>
          <table:table-cell table:formula="of:=[.D66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PIK3CD</text:p>
          </table:table-cell>
          <table:table-cell office:value-type="float" office:value="13" calcext:value-type="float">
            <text:p>13</text:p>
          </table:table-cell>
          <table:table-cell table:formula="of:=MATCH([.F67];[.$O$3:.$O$35];)" office:value-type="float" office:value="17" calcext:value-type="float">
            <text:p>17</text:p>
          </table:table-cell>
          <table:table-cell table:formula="of:=CONCATENATE([.B67];[.C67])" office:value-type="string" office:string-value="PRKAR2BPIK3CD" calcext:value-type="string">
            <text:p>PRKAR2BPIK3CD</text:p>
          </table:table-cell>
          <table:table-cell table:formula="of:=[.D67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PPCDC</text:p>
          </table:table-cell>
          <table:table-cell office:value-type="float" office:value="12" calcext:value-type="float">
            <text:p>12</text:p>
          </table:table-cell>
          <table:table-cell table:formula="of:=MATCH([.F68];[.$O$3:.$O$35];)" office:value-type="string" office:string-value="" calcext:value-type="error">
            <text:p>#N/A</text:p>
          </table:table-cell>
          <table:table-cell table:formula="of:=CONCATENATE([.B68];[.C68])" office:value-type="string" office:string-value="PRKAR2BPPCDC" calcext:value-type="string">
            <text:p>PRKAR2BPPCDC</text:p>
          </table:table-cell>
          <table:table-cell table:formula="of:=[.D68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IFNGR1</text:p>
          </table:table-cell>
          <table:table-cell office:value-type="float" office:value="12" calcext:value-type="float">
            <text:p>12</text:p>
          </table:table-cell>
          <table:table-cell table:formula="of:=MATCH([.F69];[.$O$3:.$O$35];)" office:value-type="string" office:string-value="" calcext:value-type="error">
            <text:p>#N/A</text:p>
          </table:table-cell>
          <table:table-cell table:formula="of:=CONCATENATE([.B69];[.C69])" office:value-type="string" office:string-value="PPCDCIFNGR1" calcext:value-type="string">
            <text:p>PPCDCIFNGR1</text:p>
          </table:table-cell>
          <table:table-cell table:formula="of:=[.D69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ITGA2</text:p>
          </table:table-cell>
          <table:table-cell office:value-type="float" office:value="12" calcext:value-type="float">
            <text:p>12</text:p>
          </table:table-cell>
          <table:table-cell table:formula="of:=MATCH([.F70];[.$O$3:.$O$35];)" office:value-type="string" office:string-value="" calcext:value-type="error">
            <text:p>#N/A</text:p>
          </table:table-cell>
          <table:table-cell table:formula="of:=CONCATENATE([.B70];[.C70])" office:value-type="string" office:string-value="SLCO4A1ITGA2" calcext:value-type="string">
            <text:p>SLCO4A1ITGA2</text:p>
          </table:table-cell>
          <table:table-cell table:formula="of:=[.D70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IL6R</text:p>
          </table:table-cell>
          <table:table-cell office:value-type="float" office:value="12" calcext:value-type="float">
            <text:p>12</text:p>
          </table:table-cell>
          <table:table-cell table:formula="of:=MATCH([.F71];[.$O$3:.$O$35];)" office:value-type="string" office:string-value="" calcext:value-type="error">
            <text:p>#N/A</text:p>
          </table:table-cell>
          <table:table-cell table:formula="of:=CONCATENATE([.B71];[.C71])" office:value-type="string" office:string-value="STAT3IL6R" calcext:value-type="string">
            <text:p>STAT3IL6R</text:p>
          </table:table-cell>
          <table:table-cell table:formula="of:=[.D71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IFNGR1</text:p>
          </table:table-cell>
          <table:table-cell office:value-type="float" office:value="11" calcext:value-type="float">
            <text:p>11</text:p>
          </table:table-cell>
          <table:table-cell table:formula="of:=MATCH([.F72];[.$O$3:.$O$35];)" office:value-type="string" office:string-value="" calcext:value-type="error">
            <text:p>#N/A</text:p>
          </table:table-cell>
          <table:table-cell table:formula="of:=CONCATENATE([.B72];[.C72])" office:value-type="string" office:string-value="SLC22A2IFNGR1" calcext:value-type="string">
            <text:p>SLC22A2IFNGR1</text:p>
          </table:table-cell>
          <table:table-cell table:formula="of:=[.D72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ITGA2</text:p>
          </table:table-cell>
          <table:table-cell office:value-type="float" office:value="11" calcext:value-type="float">
            <text:p>11</text:p>
          </table:table-cell>
          <table:table-cell table:formula="of:=MATCH([.F73];[.$O$3:.$O$35];)" office:value-type="string" office:string-value="" calcext:value-type="error">
            <text:p>#N/A</text:p>
          </table:table-cell>
          <table:table-cell table:formula="of:=CONCATENATE([.B73];[.C73])" office:value-type="string" office:string-value="KCNMB4ITGA2" calcext:value-type="string">
            <text:p>KCNMB4ITGA2</text:p>
          </table:table-cell>
          <table:table-cell table:formula="of:=[.D73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SC5DL</text:p>
          </table:table-cell>
          <table:table-cell office:value-type="float" office:value="11" calcext:value-type="float">
            <text:p>11</text:p>
          </table:table-cell>
          <table:table-cell table:formula="of:=MATCH([.F74];[.$O$3:.$O$35];)" office:value-type="string" office:string-value="" calcext:value-type="error">
            <text:p>#N/A</text:p>
          </table:table-cell>
          <table:table-cell table:formula="of:=CONCATENATE([.B74];[.C74])" office:value-type="string" office:string-value="SOS1SC5DL" calcext:value-type="string">
            <text:p>SOS1SC5DL</text:p>
          </table:table-cell>
          <table:table-cell table:formula="of:=[.D74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CDC16</text:p>
          </table:table-cell>
          <table:table-cell office:value-type="float" office:value="10" calcext:value-type="float">
            <text:p>10</text:p>
          </table:table-cell>
          <table:table-cell table:formula="of:=MATCH([.F75];[.$O$3:.$O$35];)" office:value-type="string" office:string-value="" calcext:value-type="error">
            <text:p>#N/A</text:p>
          </table:table-cell>
          <table:table-cell table:formula="of:=CONCATENATE([.B75];[.C75])" office:value-type="string" office:string-value="NRCAMCDC16" calcext:value-type="string">
            <text:p>NRCAMCDC16</text:p>
          </table:table-cell>
          <table:table-cell table:formula="of:=[.D75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IL6R</text:p>
          </table:table-cell>
          <table:table-cell office:value-type="float" office:value="10" calcext:value-type="float">
            <text:p>10</text:p>
          </table:table-cell>
          <table:table-cell table:formula="of:=MATCH([.F76];[.$O$3:.$O$35];)" office:value-type="string" office:string-value="" calcext:value-type="error">
            <text:p>#N/A</text:p>
          </table:table-cell>
          <table:table-cell table:formula="of:=CONCATENATE([.B76];[.C76])" office:value-type="string" office:string-value="NRCAMIL6R" calcext:value-type="string">
            <text:p>NRCAMIL6R</text:p>
          </table:table-cell>
          <table:table-cell table:formula="of:=[.D76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IRS1</text:p>
          </table:table-cell>
          <table:table-cell office:value-type="float" office:value="9" calcext:value-type="float">
            <text:p>9</text:p>
          </table:table-cell>
          <table:table-cell table:formula="of:=MATCH([.F77];[.$O$3:.$O$35];)" office:value-type="string" office:string-value="" calcext:value-type="error">
            <text:p>#N/A</text:p>
          </table:table-cell>
          <table:table-cell table:formula="of:=CONCATENATE([.B77];[.C77])" office:value-type="string" office:string-value="STX1AIRS1" calcext:value-type="string">
            <text:p>STX1AIRS1</text:p>
          </table:table-cell>
          <table:table-cell table:formula="of:=[.D77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GABRB2</text:p>
          </table:table-cell>
          <table:table-cell office:value-type="float" office:value="9" calcext:value-type="float">
            <text:p>9</text:p>
          </table:table-cell>
          <table:table-cell table:formula="of:=MATCH([.F78];[.$O$3:.$O$35];)" office:value-type="string" office:string-value="" calcext:value-type="error">
            <text:p>#N/A</text:p>
          </table:table-cell>
          <table:table-cell table:formula="of:=CONCATENATE([.B78];[.C78])" office:value-type="string" office:string-value="PIK3CDGABRB2" calcext:value-type="string">
            <text:p>PIK3CDGABRB2</text:p>
          </table:table-cell>
          <table:table-cell table:formula="of:=[.D78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NF1</text:p>
          </table:table-cell>
          <table:table-cell office:value-type="float" office:value="9" calcext:value-type="float">
            <text:p>9</text:p>
          </table:table-cell>
          <table:table-cell table:formula="of:=MATCH([.F79];[.$O$3:.$O$35];)" office:value-type="string" office:string-value="" calcext:value-type="error">
            <text:p>#N/A</text:p>
          </table:table-cell>
          <table:table-cell table:formula="of:=CONCATENATE([.B79];[.C79])" office:value-type="string" office:string-value="PTK2BNF1" calcext:value-type="string">
            <text:p>PTK2BNF1</text:p>
          </table:table-cell>
          <table:table-cell table:formula="of:=[.D79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NF1</text:p>
          </table:table-cell>
          <table:table-cell office:value-type="float" office:value="9" calcext:value-type="float">
            <text:p>9</text:p>
          </table:table-cell>
          <table:table-cell table:formula="of:=MATCH([.F80];[.$O$3:.$O$35];)" office:value-type="string" office:string-value="" calcext:value-type="error">
            <text:p>#N/A</text:p>
          </table:table-cell>
          <table:table-cell table:formula="of:=CONCATENATE([.B80];[.C80])" office:value-type="string" office:string-value="PIK3R3NF1" calcext:value-type="string">
            <text:p>PIK3R3NF1</text:p>
          </table:table-cell>
          <table:table-cell table:formula="of:=[.D80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BTRC</text:p>
          </table:table-cell>
          <table:table-cell office:value-type="float" office:value="9" calcext:value-type="float">
            <text:p>9</text:p>
          </table:table-cell>
          <table:table-cell table:formula="of:=MATCH([.F81];[.$O$3:.$O$35];)" office:value-type="string" office:string-value="" calcext:value-type="error">
            <text:p>#N/A</text:p>
          </table:table-cell>
          <table:table-cell table:formula="of:=CONCATENATE([.B81];[.C81])" office:value-type="string" office:string-value="SOS1BTRC" calcext:value-type="string">
            <text:p>SOS1BTRC</text:p>
          </table:table-cell>
          <table:table-cell table:formula="of:=[.D81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KRAS</text:p>
          </table:table-cell>
          <table:table-cell office:value-type="float" office:value="9" calcext:value-type="float">
            <text:p>9</text:p>
          </table:table-cell>
          <table:table-cell table:formula="of:=MATCH([.F82];[.$O$3:.$O$35];)" office:value-type="string" office:string-value="" calcext:value-type="error">
            <text:p>#N/A</text:p>
          </table:table-cell>
          <table:table-cell table:formula="of:=CONCATENATE([.B82];[.C82])" office:value-type="string" office:string-value="NRCAMKRAS" calcext:value-type="string">
            <text:p>NRCAMKRAS</text:p>
          </table:table-cell>
          <table:table-cell table:formula="of:=[.D82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NRCAM</text:p>
          </table:table-cell>
          <table:table-cell office:value-type="float" office:value="9" calcext:value-type="float">
            <text:p>9</text:p>
          </table:table-cell>
          <table:table-cell table:formula="of:=MATCH([.F83];[.$O$3:.$O$35];)" office:value-type="string" office:string-value="" calcext:value-type="error">
            <text:p>#N/A</text:p>
          </table:table-cell>
          <table:table-cell table:formula="of:=CONCATENATE([.B83];[.C83])" office:value-type="string" office:string-value="OATNRCAM" calcext:value-type="string">
            <text:p>OATNRCAM</text:p>
          </table:table-cell>
          <table:table-cell table:formula="of:=[.D83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GPX4</text:p>
          </table:table-cell>
          <table:table-cell office:value-type="float" office:value="9" calcext:value-type="float">
            <text:p>9</text:p>
          </table:table-cell>
          <table:table-cell table:formula="of:=MATCH([.F84];[.$O$3:.$O$35];)" office:value-type="string" office:string-value="" calcext:value-type="error">
            <text:p>#N/A</text:p>
          </table:table-cell>
          <table:table-cell table:formula="of:=CONCATENATE([.B84];[.C84])" office:value-type="string" office:string-value="UPB1GPX4" calcext:value-type="string">
            <text:p>UPB1GPX4</text:p>
          </table:table-cell>
          <table:table-cell table:formula="of:=[.D84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GAB2</text:p>
          </table:table-cell>
          <table:table-cell office:value-type="float" office:value="9" calcext:value-type="float">
            <text:p>9</text:p>
          </table:table-cell>
          <table:table-cell table:formula="of:=MATCH([.F85];[.$O$3:.$O$35];)" office:value-type="string" office:string-value="" calcext:value-type="error">
            <text:p>#N/A</text:p>
          </table:table-cell>
          <table:table-cell table:formula="of:=CONCATENATE([.B85];[.C85])" office:value-type="string" office:string-value="PIK3R3GAB2" calcext:value-type="string">
            <text:p>PIK3R3GAB2</text:p>
          </table:table-cell>
          <table:table-cell table:formula="of:=[.D85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PDPK1</text:p>
          </table:table-cell>
          <table:table-cell office:value-type="float" office:value="8" calcext:value-type="float">
            <text:p>8</text:p>
          </table:table-cell>
          <table:table-cell table:formula="of:=MATCH([.F86];[.$O$3:.$O$35];)" office:value-type="string" office:string-value="" calcext:value-type="error">
            <text:p>#N/A</text:p>
          </table:table-cell>
          <table:table-cell table:formula="of:=CONCATENATE([.B86];[.C86])" office:value-type="string" office:string-value="SLC22A2PDPK1" calcext:value-type="string">
            <text:p>SLC22A2PDPK1</text:p>
          </table:table-cell>
          <table:table-cell table:formula="of:=[.D86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SLCO4A1</text:p>
          </table:table-cell>
          <table:table-cell office:value-type="float" office:value="8" calcext:value-type="float">
            <text:p>8</text:p>
          </table:table-cell>
          <table:table-cell table:formula="of:=MATCH([.F87];[.$O$3:.$O$35];)" office:value-type="string" office:string-value="" calcext:value-type="error">
            <text:p>#N/A</text:p>
          </table:table-cell>
          <table:table-cell table:formula="of:=CONCATENATE([.B87];[.C87])" office:value-type="string" office:string-value="UPB1SLCO4A1" calcext:value-type="string">
            <text:p>UPB1SLCO4A1</text:p>
          </table:table-cell>
          <table:table-cell table:formula="of:=[.D87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DDOST</text:p>
          </table:table-cell>
          <table:table-cell office:value-type="float" office:value="8" calcext:value-type="float">
            <text:p>8</text:p>
          </table:table-cell>
          <table:table-cell table:formula="of:=MATCH([.F88];[.$O$3:.$O$35];)" office:value-type="string" office:string-value="" calcext:value-type="error">
            <text:p>#N/A</text:p>
          </table:table-cell>
          <table:table-cell table:formula="of:=CONCATENATE([.B88];[.C88])" office:value-type="string" office:string-value="IRS1DDOST" calcext:value-type="string">
            <text:p>IRS1DDOST</text:p>
          </table:table-cell>
          <table:table-cell table:formula="of:=[.D88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BTRC</text:p>
          </table:table-cell>
          <table:table-cell office:value-type="float" office:value="8" calcext:value-type="float">
            <text:p>8</text:p>
          </table:table-cell>
          <table:table-cell table:formula="of:=MATCH([.F89];[.$O$3:.$O$35];)" office:value-type="string" office:string-value="" calcext:value-type="error">
            <text:p>#N/A</text:p>
          </table:table-cell>
          <table:table-cell table:formula="of:=CONCATENATE([.B89];[.C89])" office:value-type="string" office:string-value="SC5DLBTRC" calcext:value-type="string">
            <text:p>SC5DLBTRC</text:p>
          </table:table-cell>
          <table:table-cell table:formula="of:=[.D89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GPX4</text:p>
          </table:table-cell>
          <table:table-cell office:value-type="float" office:value="8" calcext:value-type="float">
            <text:p>8</text:p>
          </table:table-cell>
          <table:table-cell table:formula="of:=MATCH([.F90];[.$O$3:.$O$35];)" office:value-type="string" office:string-value="" calcext:value-type="error">
            <text:p>#N/A</text:p>
          </table:table-cell>
          <table:table-cell table:formula="of:=CONCATENATE([.B90];[.C90])" office:value-type="string" office:string-value="STAT3GPX4" calcext:value-type="string">
            <text:p>STAT3GPX4</text:p>
          </table:table-cell>
          <table:table-cell table:formula="of:=[.D90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PIK3CD</text:p>
          </table:table-cell>
          <table:table-cell office:value-type="float" office:value="8" calcext:value-type="float">
            <text:p>8</text:p>
          </table:table-cell>
          <table:table-cell table:formula="of:=MATCH([.F91];[.$O$3:.$O$35];)" office:value-type="string" office:string-value="" calcext:value-type="error">
            <text:p>#N/A</text:p>
          </table:table-cell>
          <table:table-cell table:formula="of:=CONCATENATE([.B91];[.C91])" office:value-type="string" office:string-value="SLCO4A1PIK3CD" calcext:value-type="string">
            <text:p>SLCO4A1PIK3CD</text:p>
          </table:table-cell>
          <table:table-cell table:formula="of:=[.D91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GPX4</text:p>
          </table:table-cell>
          <table:table-cell office:value-type="float" office:value="8" calcext:value-type="float">
            <text:p>8</text:p>
          </table:table-cell>
          <table:table-cell table:formula="of:=MATCH([.F92];[.$O$3:.$O$35];)" office:value-type="string" office:string-value="" calcext:value-type="error">
            <text:p>#N/A</text:p>
          </table:table-cell>
          <table:table-cell table:formula="of:=CONCATENATE([.B92];[.C92])" office:value-type="string" office:string-value="IFNGR1GPX4" calcext:value-type="string">
            <text:p>IFNGR1GPX4</text:p>
          </table:table-cell>
          <table:table-cell table:formula="of:=[.D92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GAB2</text:p>
          </table:table-cell>
          <table:table-cell office:value-type="float" office:value="8" calcext:value-type="float">
            <text:p>8</text:p>
          </table:table-cell>
          <table:table-cell table:formula="of:=MATCH([.F93];[.$O$3:.$O$35];)" office:value-type="string" office:string-value="" calcext:value-type="error">
            <text:p>#N/A</text:p>
          </table:table-cell>
          <table:table-cell table:formula="of:=CONCATENATE([.B93];[.C93])" office:value-type="string" office:string-value="PDPK1GAB2" calcext:value-type="string">
            <text:p>PDPK1GAB2</text:p>
          </table:table-cell>
          <table:table-cell table:formula="of:=[.D93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IFNGR1</text:p>
          </table:table-cell>
          <table:table-cell office:value-type="float" office:value="8" calcext:value-type="float">
            <text:p>8</text:p>
          </table:table-cell>
          <table:table-cell table:formula="of:=MATCH([.F94];[.$O$3:.$O$35];)" office:value-type="string" office:string-value="" calcext:value-type="error">
            <text:p>#N/A</text:p>
          </table:table-cell>
          <table:table-cell table:formula="of:=CONCATENATE([.B94];[.C94])" office:value-type="string" office:string-value="STX1AIFNGR1" calcext:value-type="string">
            <text:p>STX1AIFNGR1</text:p>
          </table:table-cell>
          <table:table-cell table:formula="of:=[.D94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PPCDC</text:p>
          </table:table-cell>
          <table:table-cell office:value-type="float" office:value="8" calcext:value-type="float">
            <text:p>8</text:p>
          </table:table-cell>
          <table:table-cell table:formula="of:=MATCH([.F95];[.$O$3:.$O$35];)" office:value-type="string" office:string-value="" calcext:value-type="error">
            <text:p>#N/A</text:p>
          </table:table-cell>
          <table:table-cell table:formula="of:=CONCATENATE([.B95];[.C95])" office:value-type="string" office:string-value="STAT3PPCDC" calcext:value-type="string">
            <text:p>STAT3PPCDC</text:p>
          </table:table-cell>
          <table:table-cell table:formula="of:=[.D95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DDOST</text:p>
          </table:table-cell>
          <table:table-cell office:value-type="float" office:value="7" calcext:value-type="float">
            <text:p>7</text:p>
          </table:table-cell>
          <table:table-cell table:formula="of:=MATCH([.F96];[.$O$3:.$O$35];)" office:value-type="string" office:string-value="" calcext:value-type="error">
            <text:p>#N/A</text:p>
          </table:table-cell>
          <table:table-cell table:formula="of:=CONCATENATE([.B96];[.C96])" office:value-type="string" office:string-value="PRKAR2BDDOST" calcext:value-type="string">
            <text:p>PRKAR2BDDOST</text:p>
          </table:table-cell>
          <table:table-cell table:formula="of:=[.D96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PIK3R3</text:p>
          </table:table-cell>
          <table:table-cell office:value-type="float" office:value="7" calcext:value-type="float">
            <text:p>7</text:p>
          </table:table-cell>
          <table:table-cell table:formula="of:=MATCH([.F97];[.$O$3:.$O$35];)" office:value-type="string" office:string-value="" calcext:value-type="error">
            <text:p>#N/A</text:p>
          </table:table-cell>
          <table:table-cell table:formula="of:=CONCATENATE([.B97];[.C97])" office:value-type="string" office:string-value="STAT3PIK3R3" calcext:value-type="string">
            <text:p>STAT3PIK3R3</text:p>
          </table:table-cell>
          <table:table-cell table:formula="of:=[.D97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EXOC6</text:p>
          </table:table-cell>
          <table:table-cell office:value-type="float" office:value="7" calcext:value-type="float">
            <text:p>7</text:p>
          </table:table-cell>
          <table:table-cell table:formula="of:=MATCH([.F98];[.$O$3:.$O$35];)" office:value-type="string" office:string-value="" calcext:value-type="error">
            <text:p>#N/A</text:p>
          </table:table-cell>
          <table:table-cell table:formula="of:=CONCATENATE([.B98];[.C98])" office:value-type="string" office:string-value="KRASEXOC6" calcext:value-type="string">
            <text:p>KRASEXOC6</text:p>
          </table:table-cell>
          <table:table-cell table:formula="of:=[.D98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GAB2</text:p>
          </table:table-cell>
          <table:table-cell office:value-type="float" office:value="7" calcext:value-type="float">
            <text:p>7</text:p>
          </table:table-cell>
          <table:table-cell table:formula="of:=MATCH([.F99];[.$O$3:.$O$35];)" office:value-type="string" office:string-value="" calcext:value-type="error">
            <text:p>#N/A</text:p>
          </table:table-cell>
          <table:table-cell table:formula="of:=CONCATENATE([.B99];[.C99])" office:value-type="string" office:string-value="STAT3GAB2" calcext:value-type="string">
            <text:p>STAT3GAB2</text:p>
          </table:table-cell>
          <table:table-cell table:formula="of:=[.D99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GPX4</text:p>
          </table:table-cell>
          <table:table-cell office:value-type="float" office:value="6" calcext:value-type="float">
            <text:p>6</text:p>
          </table:table-cell>
          <table:table-cell table:formula="of:=MATCH([.F100];[.$O$3:.$O$35];)" office:value-type="string" office:string-value="" calcext:value-type="error">
            <text:p>#N/A</text:p>
          </table:table-cell>
          <table:table-cell table:formula="of:=CONCATENATE([.B100];[.C100])" office:value-type="string" office:string-value="SLC22A2GPX4" calcext:value-type="string">
            <text:p>SLC22A2GPX4</text:p>
          </table:table-cell>
          <table:table-cell table:formula="of:=[.D100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NTRK1</text:p>
          </table:table-cell>
          <table:table-cell office:value-type="float" office:value="6" calcext:value-type="float">
            <text:p>6</text:p>
          </table:table-cell>
          <table:table-cell table:formula="of:=MATCH([.F101];[.$O$3:.$O$35];)" office:value-type="string" office:string-value="" calcext:value-type="error">
            <text:p>#N/A</text:p>
          </table:table-cell>
          <table:table-cell table:formula="of:=CONCATENATE([.B101];[.C101])" office:value-type="string" office:string-value="PTK2BNTRK1" calcext:value-type="string">
            <text:p>PTK2BNTRK1</text:p>
          </table:table-cell>
          <table:table-cell table:formula="of:=[.D101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GPX4</text:p>
          </table:table-cell>
          <table:table-cell office:value-type="float" office:value="6" calcext:value-type="float">
            <text:p>6</text:p>
          </table:table-cell>
          <table:table-cell table:formula="of:=MATCH([.F102];[.$O$3:.$O$35];)" office:value-type="string" office:string-value="" calcext:value-type="error">
            <text:p>#N/A</text:p>
          </table:table-cell>
          <table:table-cell table:formula="of:=CONCATENATE([.B102];[.C102])" office:value-type="string" office:string-value="NRCAMGPX4" calcext:value-type="string">
            <text:p>NRCAMGPX4</text:p>
          </table:table-cell>
          <table:table-cell table:formula="of:=[.D102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BTRC</text:p>
          </table:table-cell>
          <table:table-cell office:value-type="float" office:value="6" calcext:value-type="float">
            <text:p>6</text:p>
          </table:table-cell>
          <table:table-cell table:formula="of:=MATCH([.F103];[.$O$3:.$O$35];)" office:value-type="string" office:string-value="" calcext:value-type="error">
            <text:p>#N/A</text:p>
          </table:table-cell>
          <table:table-cell table:formula="of:=CONCATENATE([.B103];[.C103])" office:value-type="string" office:string-value="PRKAR2BBTRC" calcext:value-type="string">
            <text:p>PRKAR2BBTRC</text:p>
          </table:table-cell>
          <table:table-cell table:formula="of:=[.D103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ANK1</text:p>
          </table:table-cell>
          <table:table-cell office:value-type="float" office:value="6" calcext:value-type="float">
            <text:p>6</text:p>
          </table:table-cell>
          <table:table-cell table:formula="of:=MATCH([.F104];[.$O$3:.$O$35];)" office:value-type="string" office:string-value="" calcext:value-type="error">
            <text:p>#N/A</text:p>
          </table:table-cell>
          <table:table-cell table:formula="of:=CONCATENATE([.B104];[.C104])" office:value-type="string" office:string-value="KRASANK1" calcext:value-type="string">
            <text:p>KRASANK1</text:p>
          </table:table-cell>
          <table:table-cell table:formula="of:=[.D104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PIK3CD</text:p>
          </table:table-cell>
          <table:table-cell office:value-type="float" office:value="6" calcext:value-type="float">
            <text:p>6</text:p>
          </table:table-cell>
          <table:table-cell table:formula="of:=MATCH([.F105];[.$O$3:.$O$35];)" office:value-type="string" office:string-value="" calcext:value-type="error">
            <text:p>#N/A</text:p>
          </table:table-cell>
          <table:table-cell table:formula="of:=CONCATENATE([.B105];[.C105])" office:value-type="string" office:string-value="SLC22A2PIK3CD" calcext:value-type="string">
            <text:p>SLC22A2PIK3CD</text:p>
          </table:table-cell>
          <table:table-cell table:formula="of:=[.D105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IF2AK1</text:p>
          </table:table-cell>
          <table:table-cell office:value-type="string" calcext:value-type="string">
            <text:p>ANK1</text:p>
          </table:table-cell>
          <table:table-cell office:value-type="float" office:value="5" calcext:value-type="float">
            <text:p>5</text:p>
          </table:table-cell>
          <table:table-cell table:formula="of:=MATCH([.F106];[.$O$3:.$O$35];)" office:value-type="string" office:string-value="" calcext:value-type="error">
            <text:p>#N/A</text:p>
          </table:table-cell>
          <table:table-cell table:formula="of:=CONCATENATE([.B106];[.C106])" office:value-type="string" office:string-value="EIF2AK1ANK1" calcext:value-type="string">
            <text:p>EIF2AK1ANK1</text:p>
          </table:table-cell>
          <table:table-cell table:formula="of:=[.D106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ANK1</text:p>
          </table:table-cell>
          <table:table-cell office:value-type="float" office:value="5" calcext:value-type="float">
            <text:p>5</text:p>
          </table:table-cell>
          <table:table-cell table:formula="of:=MATCH([.F107];[.$O$3:.$O$35];)" office:value-type="string" office:string-value="" calcext:value-type="error">
            <text:p>#N/A</text:p>
          </table:table-cell>
          <table:table-cell table:formula="of:=CONCATENATE([.B107];[.C107])" office:value-type="string" office:string-value="NRCAMANK1" calcext:value-type="string">
            <text:p>NRCAMANK1</text:p>
          </table:table-cell>
          <table:table-cell table:formula="of:=[.D107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GAB2</text:p>
          </table:table-cell>
          <table:table-cell office:value-type="float" office:value="5" calcext:value-type="float">
            <text:p>5</text:p>
          </table:table-cell>
          <table:table-cell table:formula="of:=MATCH([.F108];[.$O$3:.$O$35];)" office:value-type="string" office:string-value="" calcext:value-type="error">
            <text:p>#N/A</text:p>
          </table:table-cell>
          <table:table-cell table:formula="of:=CONCATENATE([.B108];[.C108])" office:value-type="string" office:string-value="NF1GAB2" calcext:value-type="string">
            <text:p>NF1GAB2</text:p>
          </table:table-cell>
          <table:table-cell table:formula="of:=[.D108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DDOST</text:p>
          </table:table-cell>
          <table:table-cell office:value-type="float" office:value="5" calcext:value-type="float">
            <text:p>5</text:p>
          </table:table-cell>
          <table:table-cell table:formula="of:=MATCH([.F109];[.$O$3:.$O$35];)" office:value-type="string" office:string-value="" calcext:value-type="error">
            <text:p>#N/A</text:p>
          </table:table-cell>
          <table:table-cell table:formula="of:=CONCATENATE([.B109];[.C109])" office:value-type="string" office:string-value="IL6RDDOST" calcext:value-type="string">
            <text:p>IL6RDDOST</text:p>
          </table:table-cell>
          <table:table-cell table:formula="of:=[.D109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IRS1</text:p>
          </table:table-cell>
          <table:table-cell office:value-type="float" office:value="5" calcext:value-type="float">
            <text:p>5</text:p>
          </table:table-cell>
          <table:table-cell table:formula="of:=MATCH([.F110];[.$O$3:.$O$35];)" office:value-type="string" office:string-value="" calcext:value-type="error">
            <text:p>#N/A</text:p>
          </table:table-cell>
          <table:table-cell table:formula="of:=CONCATENATE([.B110];[.C110])" office:value-type="string" office:string-value="PIK3CDIRS1" calcext:value-type="string">
            <text:p>PIK3CDIRS1</text:p>
          </table:table-cell>
          <table:table-cell table:formula="of:=[.D110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PIK3R3</text:p>
          </table:table-cell>
          <table:table-cell office:value-type="float" office:value="4" calcext:value-type="float">
            <text:p>4</text:p>
          </table:table-cell>
          <table:table-cell table:formula="of:=MATCH([.F111];[.$O$3:.$O$35];)" office:value-type="string" office:string-value="" calcext:value-type="error">
            <text:p>#N/A</text:p>
          </table:table-cell>
          <table:table-cell table:formula="of:=CONCATENATE([.B111];[.C111])" office:value-type="string" office:string-value="UPB1PIK3R3" calcext:value-type="string">
            <text:p>UPB1PIK3R3</text:p>
          </table:table-cell>
          <table:table-cell table:formula="of:=[.D111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KRAS</text:p>
          </table:table-cell>
          <table:table-cell office:value-type="float" office:value="4" calcext:value-type="float">
            <text:p>4</text:p>
          </table:table-cell>
          <table:table-cell table:formula="of:=MATCH([.F112];[.$O$3:.$O$35];)" office:value-type="string" office:string-value="" calcext:value-type="error">
            <text:p>#N/A</text:p>
          </table:table-cell>
          <table:table-cell table:formula="of:=CONCATENATE([.B112];[.C112])" office:value-type="string" office:string-value="SLCO4A1KRAS" calcext:value-type="string">
            <text:p>SLCO4A1KRAS</text:p>
          </table:table-cell>
          <table:table-cell table:formula="of:=[.D11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BTRC</text:p>
          </table:table-cell>
          <table:table-cell office:value-type="float" office:value="4" calcext:value-type="float">
            <text:p>4</text:p>
          </table:table-cell>
          <table:table-cell table:formula="of:=MATCH([.F113];[.$O$3:.$O$35];)" office:value-type="string" office:string-value="" calcext:value-type="error">
            <text:p>#N/A</text:p>
          </table:table-cell>
          <table:table-cell table:formula="of:=CONCATENATE([.B113];[.C113])" office:value-type="string" office:string-value="GAB2BTRC" calcext:value-type="string">
            <text:p>GAB2BTRC</text:p>
          </table:table-cell>
          <table:table-cell table:formula="of:=[.D113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KRAS</text:p>
          </table:table-cell>
          <table:table-cell office:value-type="float" office:value="4" calcext:value-type="float">
            <text:p>4</text:p>
          </table:table-cell>
          <table:table-cell table:formula="of:=MATCH([.F114];[.$O$3:.$O$35];)" office:value-type="string" office:string-value="" calcext:value-type="error">
            <text:p>#N/A</text:p>
          </table:table-cell>
          <table:table-cell table:formula="of:=CONCATENATE([.B114];[.C114])" office:value-type="string" office:string-value="PIK3R3KRAS" calcext:value-type="string">
            <text:p>PIK3R3KRAS</text:p>
          </table:table-cell>
          <table:table-cell table:formula="of:=[.D114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NF1</text:p>
          </table:table-cell>
          <table:table-cell office:value-type="float" office:value="4" calcext:value-type="float">
            <text:p>4</text:p>
          </table:table-cell>
          <table:table-cell table:formula="of:=MATCH([.F115];[.$O$3:.$O$35];)" office:value-type="string" office:string-value="" calcext:value-type="error">
            <text:p>#N/A</text:p>
          </table:table-cell>
          <table:table-cell table:formula="of:=CONCATENATE([.B115];[.C115])" office:value-type="string" office:string-value="NTRK1NF1" calcext:value-type="string">
            <text:p>NTRK1NF1</text:p>
          </table:table-cell>
          <table:table-cell table:formula="of:=[.D115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IFNGR1</text:p>
          </table:table-cell>
          <table:table-cell office:value-type="float" office:value="4" calcext:value-type="float">
            <text:p>4</text:p>
          </table:table-cell>
          <table:table-cell table:formula="of:=MATCH([.F116];[.$O$3:.$O$35];)" office:value-type="string" office:string-value="" calcext:value-type="error">
            <text:p>#N/A</text:p>
          </table:table-cell>
          <table:table-cell table:formula="of:=CONCATENATE([.B116];[.C116])" office:value-type="string" office:string-value="STAT3IFNGR1" calcext:value-type="string">
            <text:p>STAT3IFNGR1</text:p>
          </table:table-cell>
          <table:table-cell table:formula="of:=[.D116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IF2AK1</text:p>
          </table:table-cell>
          <table:table-cell office:value-type="string" calcext:value-type="string">
            <text:p>CDC16</text:p>
          </table:table-cell>
          <table:table-cell office:value-type="float" office:value="4" calcext:value-type="float">
            <text:p>4</text:p>
          </table:table-cell>
          <table:table-cell table:formula="of:=MATCH([.F117];[.$O$3:.$O$35];)" office:value-type="string" office:string-value="" calcext:value-type="error">
            <text:p>#N/A</text:p>
          </table:table-cell>
          <table:table-cell table:formula="of:=CONCATENATE([.B117];[.C117])" office:value-type="string" office:string-value="EIF2AK1CDC16" calcext:value-type="string">
            <text:p>EIF2AK1CDC16</text:p>
          </table:table-cell>
          <table:table-cell table:formula="of:=[.D117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KCNMB4</text:p>
          </table:table-cell>
          <table:table-cell office:value-type="float" office:value="4" calcext:value-type="float">
            <text:p>4</text:p>
          </table:table-cell>
          <table:table-cell table:formula="of:=MATCH([.F118];[.$O$3:.$O$35];)" office:value-type="string" office:string-value="" calcext:value-type="error">
            <text:p>#N/A</text:p>
          </table:table-cell>
          <table:table-cell table:formula="of:=CONCATENATE([.B118];[.C118])" office:value-type="string" office:string-value="STAT3KCNMB4" calcext:value-type="string">
            <text:p>STAT3KCNMB4</text:p>
          </table:table-cell>
          <table:table-cell table:formula="of:=[.D118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IRS1</text:p>
          </table:table-cell>
          <table:table-cell office:value-type="float" office:value="4" calcext:value-type="float">
            <text:p>4</text:p>
          </table:table-cell>
          <table:table-cell table:formula="of:=MATCH([.F119];[.$O$3:.$O$35];)" office:value-type="string" office:string-value="" calcext:value-type="error">
            <text:p>#N/A</text:p>
          </table:table-cell>
          <table:table-cell table:formula="of:=CONCATENATE([.B119];[.C119])" office:value-type="string" office:string-value="KCNMB4IRS1" calcext:value-type="string">
            <text:p>KCNMB4IRS1</text:p>
          </table:table-cell>
          <table:table-cell table:formula="of:=[.D119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NRCAM</text:p>
          </table:table-cell>
          <table:table-cell office:value-type="float" office:value="4" calcext:value-type="float">
            <text:p>4</text:p>
          </table:table-cell>
          <table:table-cell table:formula="of:=MATCH([.F120];[.$O$3:.$O$35];)" office:value-type="string" office:string-value="" calcext:value-type="error">
            <text:p>#N/A</text:p>
          </table:table-cell>
          <table:table-cell table:formula="of:=CONCATENATE([.B120];[.C120])" office:value-type="string" office:string-value="PPCDCNRCAM" calcext:value-type="string">
            <text:p>PPCDCNRCAM</text:p>
          </table:table-cell>
          <table:table-cell table:formula="of:=[.D120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ANK1</text:p>
          </table:table-cell>
          <table:table-cell office:value-type="float" office:value="4" calcext:value-type="float">
            <text:p>4</text:p>
          </table:table-cell>
          <table:table-cell table:formula="of:=MATCH([.F121];[.$O$3:.$O$35];)" office:value-type="string" office:string-value="" calcext:value-type="error">
            <text:p>#N/A</text:p>
          </table:table-cell>
          <table:table-cell table:formula="of:=CONCATENATE([.B121];[.C121])" office:value-type="string" office:string-value="PDPK1ANK1" calcext:value-type="string">
            <text:p>PDPK1ANK1</text:p>
          </table:table-cell>
          <table:table-cell table:formula="of:=[.D121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BTRC</text:p>
          </table:table-cell>
          <table:table-cell office:value-type="float" office:value="3" calcext:value-type="float">
            <text:p>3</text:p>
          </table:table-cell>
          <table:table-cell table:formula="of:=MATCH([.F122];[.$O$3:.$O$35];)" office:value-type="string" office:string-value="" calcext:value-type="error">
            <text:p>#N/A</text:p>
          </table:table-cell>
          <table:table-cell table:formula="of:=CONCATENATE([.B122];[.C122])" office:value-type="string" office:string-value="NF1BTRC" calcext:value-type="string">
            <text:p>NF1BTRC</text:p>
          </table:table-cell>
          <table:table-cell table:formula="of:=[.D122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KRAS</text:p>
          </table:table-cell>
          <table:table-cell office:value-type="float" office:value="3" calcext:value-type="float">
            <text:p>3</text:p>
          </table:table-cell>
          <table:table-cell table:formula="of:=MATCH([.F123];[.$O$3:.$O$35];)" office:value-type="string" office:string-value="" calcext:value-type="error">
            <text:p>#N/A</text:p>
          </table:table-cell>
          <table:table-cell table:formula="of:=CONCATENATE([.B123];[.C123])" office:value-type="string" office:string-value="PDPK1KRAS" calcext:value-type="string">
            <text:p>PDPK1KRAS</text:p>
          </table:table-cell>
          <table:table-cell table:formula="of:=[.D123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KCNMB4</text:p>
          </table:table-cell>
          <table:table-cell office:value-type="float" office:value="3" calcext:value-type="float">
            <text:p>3</text:p>
          </table:table-cell>
          <table:table-cell table:formula="of:=MATCH([.F124];[.$O$3:.$O$35];)" office:value-type="string" office:string-value="" calcext:value-type="error">
            <text:p>#N/A</text:p>
          </table:table-cell>
          <table:table-cell table:formula="of:=CONCATENATE([.B124];[.C124])" office:value-type="string" office:string-value="SLCO2A1KCNMB4" calcext:value-type="string">
            <text:p>SLCO2A1KCNMB4</text:p>
          </table:table-cell>
          <table:table-cell table:formula="of:=[.D124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IL6R</text:p>
          </table:table-cell>
          <table:table-cell office:value-type="float" office:value="3" calcext:value-type="float">
            <text:p>3</text:p>
          </table:table-cell>
          <table:table-cell table:formula="of:=MATCH([.F125];[.$O$3:.$O$35];)" office:value-type="string" office:string-value="" calcext:value-type="error">
            <text:p>#N/A</text:p>
          </table:table-cell>
          <table:table-cell table:formula="of:=CONCATENATE([.B125];[.C125])" office:value-type="string" office:string-value="PPCDCIL6R" calcext:value-type="string">
            <text:p>PPCDCIL6R</text:p>
          </table:table-cell>
          <table:table-cell table:formula="of:=[.D125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CDC16</text:p>
          </table:table-cell>
          <table:table-cell office:value-type="float" office:value="3" calcext:value-type="float">
            <text:p>3</text:p>
          </table:table-cell>
          <table:table-cell table:formula="of:=MATCH([.F126];[.$O$3:.$O$35];)" office:value-type="string" office:string-value="" calcext:value-type="error">
            <text:p>#N/A</text:p>
          </table:table-cell>
          <table:table-cell table:formula="of:=CONCATENATE([.B126];[.C126])" office:value-type="string" office:string-value="STAT3CDC16" calcext:value-type="string">
            <text:p>STAT3CDC16</text:p>
          </table:table-cell>
          <table:table-cell table:formula="of:=[.D126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SLCO2A1</text:p>
          </table:table-cell>
          <table:table-cell office:value-type="float" office:value="3" calcext:value-type="float">
            <text:p>3</text:p>
          </table:table-cell>
          <table:table-cell table:formula="of:=MATCH([.F127];[.$O$3:.$O$35];)" office:value-type="string" office:string-value="" calcext:value-type="error">
            <text:p>#N/A</text:p>
          </table:table-cell>
          <table:table-cell table:formula="of:=CONCATENATE([.B127];[.C127])" office:value-type="string" office:string-value="SLCO4A1SLCO2A1" calcext:value-type="string">
            <text:p>SLCO4A1SLCO2A1</text:p>
          </table:table-cell>
          <table:table-cell table:formula="of:=[.D127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IL6R</text:p>
          </table:table-cell>
          <table:table-cell office:value-type="float" office:value="3" calcext:value-type="float">
            <text:p>3</text:p>
          </table:table-cell>
          <table:table-cell table:formula="of:=MATCH([.F128];[.$O$3:.$O$35];)" office:value-type="string" office:string-value="" calcext:value-type="error">
            <text:p>#N/A</text:p>
          </table:table-cell>
          <table:table-cell table:formula="of:=CONCATENATE([.B128];[.C128])" office:value-type="string" office:string-value="SLC22A2IL6R" calcext:value-type="string">
            <text:p>SLC22A2IL6R</text:p>
          </table:table-cell>
          <table:table-cell table:formula="of:=[.D128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CDC16</text:p>
          </table:table-cell>
          <table:table-cell office:value-type="float" office:value="3" calcext:value-type="float">
            <text:p>3</text:p>
          </table:table-cell>
          <table:table-cell table:formula="of:=MATCH([.F129];[.$O$3:.$O$35];)" office:value-type="string" office:string-value="" calcext:value-type="error">
            <text:p>#N/A</text:p>
          </table:table-cell>
          <table:table-cell table:formula="of:=CONCATENATE([.B129];[.C129])" office:value-type="string" office:string-value="OATCDC16" calcext:value-type="string">
            <text:p>OATCDC16</text:p>
          </table:table-cell>
          <table:table-cell table:formula="of:=[.D129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DOST</text:p>
          </table:table-cell>
          <table:table-cell office:value-type="string" calcext:value-type="string">
            <text:p>ANK1</text:p>
          </table:table-cell>
          <table:table-cell office:value-type="float" office:value="3" calcext:value-type="float">
            <text:p>3</text:p>
          </table:table-cell>
          <table:table-cell table:formula="of:=MATCH([.F130];[.$O$3:.$O$35];)" office:value-type="string" office:string-value="" calcext:value-type="error">
            <text:p>#N/A</text:p>
          </table:table-cell>
          <table:table-cell table:formula="of:=CONCATENATE([.B130];[.C130])" office:value-type="string" office:string-value="DDOSTANK1" calcext:value-type="string">
            <text:p>DDOSTANK1</text:p>
          </table:table-cell>
          <table:table-cell table:formula="of:=[.D130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KRAS</text:p>
          </table:table-cell>
          <table:table-cell office:value-type="float" office:value="2" calcext:value-type="float">
            <text:p>2</text:p>
          </table:table-cell>
          <table:table-cell table:formula="of:=MATCH([.F131];[.$O$3:.$O$35];)" office:value-type="string" office:string-value="" calcext:value-type="error">
            <text:p>#N/A</text:p>
          </table:table-cell>
          <table:table-cell table:formula="of:=CONCATENATE([.B131];[.C131])" office:value-type="string" office:string-value="STAT3KRAS" calcext:value-type="string">
            <text:p>STAT3KRAS</text:p>
          </table:table-cell>
          <table:table-cell table:formula="of:=[.D13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CDC16</text:p>
          </table:table-cell>
          <table:table-cell office:value-type="float" office:value="2" calcext:value-type="float">
            <text:p>2</text:p>
          </table:table-cell>
          <table:table-cell table:formula="of:=MATCH([.F132];[.$O$3:.$O$35];)" office:value-type="string" office:string-value="" calcext:value-type="error">
            <text:p>#N/A</text:p>
          </table:table-cell>
          <table:table-cell table:formula="of:=CONCATENATE([.B132];[.C132])" office:value-type="string" office:string-value="SLCO4A1CDC16" calcext:value-type="string">
            <text:p>SLCO4A1CDC16</text:p>
          </table:table-cell>
          <table:table-cell table:formula="of:=[.D132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NRCAM</text:p>
          </table:table-cell>
          <table:table-cell office:value-type="float" office:value="2" calcext:value-type="float">
            <text:p>2</text:p>
          </table:table-cell>
          <table:table-cell table:formula="of:=MATCH([.F133];[.$O$3:.$O$35];)" office:value-type="string" office:string-value="" calcext:value-type="error">
            <text:p>#N/A</text:p>
          </table:table-cell>
          <table:table-cell table:formula="of:=CONCATENATE([.B133];[.C133])" office:value-type="string" office:string-value="PIK3CDNRCAM" calcext:value-type="string">
            <text:p>PIK3CDNRCAM</text:p>
          </table:table-cell>
          <table:table-cell table:formula="of:=[.D13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NRCAM</text:p>
          </table:table-cell>
          <table:table-cell office:value-type="float" office:value="2" calcext:value-type="float">
            <text:p>2</text:p>
          </table:table-cell>
          <table:table-cell table:formula="of:=MATCH([.F134];[.$O$3:.$O$35];)" office:value-type="string" office:string-value="" calcext:value-type="error">
            <text:p>#N/A</text:p>
          </table:table-cell>
          <table:table-cell table:formula="of:=CONCATENATE([.B134];[.C134])" office:value-type="string" office:string-value="SLCO4A1NRCAM" calcext:value-type="string">
            <text:p>SLCO4A1NRCAM</text:p>
          </table:table-cell>
          <table:table-cell table:formula="of:=[.D134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BTRC</text:p>
          </table:table-cell>
          <table:table-cell office:value-type="float" office:value="2" calcext:value-type="float">
            <text:p>2</text:p>
          </table:table-cell>
          <table:table-cell table:formula="of:=MATCH([.F135];[.$O$3:.$O$35];)" office:value-type="string" office:string-value="" calcext:value-type="error">
            <text:p>#N/A</text:p>
          </table:table-cell>
          <table:table-cell table:formula="of:=CONCATENATE([.B135];[.C135])" office:value-type="string" office:string-value="PIK3R3BTRC" calcext:value-type="string">
            <text:p>PIK3R3BTRC</text:p>
          </table:table-cell>
          <table:table-cell table:formula="of:=[.D135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NRCAM</text:p>
          </table:table-cell>
          <table:table-cell office:value-type="float" office:value="2" calcext:value-type="float">
            <text:p>2</text:p>
          </table:table-cell>
          <table:table-cell table:formula="of:=MATCH([.F136];[.$O$3:.$O$35];)" office:value-type="string" office:string-value="" calcext:value-type="error">
            <text:p>#N/A</text:p>
          </table:table-cell>
          <table:table-cell table:formula="of:=CONCATENATE([.B136];[.C136])" office:value-type="string" office:string-value="SLC22A2NRCAM" calcext:value-type="string">
            <text:p>SLC22A2NRCAM</text:p>
          </table:table-cell>
          <table:table-cell table:formula="of:=[.D13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PIK3CD</text:p>
          </table:table-cell>
          <table:table-cell office:value-type="float" office:value="2" calcext:value-type="float">
            <text:p>2</text:p>
          </table:table-cell>
          <table:table-cell table:formula="of:=MATCH([.F137];[.$O$3:.$O$35];)" office:value-type="string" office:string-value="" calcext:value-type="error">
            <text:p>#N/A</text:p>
          </table:table-cell>
          <table:table-cell table:formula="of:=CONCATENATE([.B137];[.C137])" office:value-type="string" office:string-value="SLCO2A1PIK3CD" calcext:value-type="string">
            <text:p>SLCO2A1PIK3CD</text:p>
          </table:table-cell>
          <table:table-cell table:formula="of:=[.D137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GAB2</text:p>
          </table:table-cell>
          <table:table-cell office:value-type="float" office:value="2" calcext:value-type="float">
            <text:p>2</text:p>
          </table:table-cell>
          <table:table-cell table:formula="of:=MATCH([.F138];[.$O$3:.$O$35];)" office:value-type="string" office:string-value="" calcext:value-type="error">
            <text:p>#N/A</text:p>
          </table:table-cell>
          <table:table-cell table:formula="of:=CONCATENATE([.B138];[.C138])" office:value-type="string" office:string-value="NTRK1GAB2" calcext:value-type="string">
            <text:p>NTRK1GAB2</text:p>
          </table:table-cell>
          <table:table-cell table:formula="of:=[.D138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PDPK1</text:p>
          </table:table-cell>
          <table:table-cell office:value-type="float" office:value="2" calcext:value-type="float">
            <text:p>2</text:p>
          </table:table-cell>
          <table:table-cell table:formula="of:=MATCH([.F139];[.$O$3:.$O$35];)" office:value-type="string" office:string-value="" calcext:value-type="error">
            <text:p>#N/A</text:p>
          </table:table-cell>
          <table:table-cell table:formula="of:=CONCATENATE([.B139];[.C139])" office:value-type="string" office:string-value="STX1APDPK1" calcext:value-type="string">
            <text:p>STX1APDPK1</text:p>
          </table:table-cell>
          <table:table-cell table:formula="of:=[.D139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EIF2AK1</text:p>
          </table:table-cell>
          <table:table-cell office:value-type="float" office:value="2" calcext:value-type="float">
            <text:p>2</text:p>
          </table:table-cell>
          <table:table-cell table:formula="of:=MATCH([.F140];[.$O$3:.$O$35];)" office:value-type="string" office:string-value="" calcext:value-type="error">
            <text:p>#N/A</text:p>
          </table:table-cell>
          <table:table-cell table:formula="of:=CONCATENATE([.B140];[.C140])" office:value-type="string" office:string-value="PIK3CDEIF2AK1" calcext:value-type="string">
            <text:p>PIK3CDEIF2AK1</text:p>
          </table:table-cell>
          <table:table-cell table:formula="of:=[.D140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BTRC</text:p>
          </table:table-cell>
          <table:table-cell office:value-type="float" office:value="2" calcext:value-type="float">
            <text:p>2</text:p>
          </table:table-cell>
          <table:table-cell table:formula="of:=MATCH([.F141];[.$O$3:.$O$35];)" office:value-type="string" office:string-value="" calcext:value-type="error">
            <text:p>#N/A</text:p>
          </table:table-cell>
          <table:table-cell table:formula="of:=CONCATENATE([.B141];[.C141])" office:value-type="string" office:string-value="PDPK1BTRC" calcext:value-type="string">
            <text:p>PDPK1BTRC</text:p>
          </table:table-cell>
          <table:table-cell table:formula="of:=[.D14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PTK2B</text:p>
          </table:table-cell>
          <table:table-cell office:value-type="float" office:value="2" calcext:value-type="float">
            <text:p>2</text:p>
          </table:table-cell>
          <table:table-cell table:formula="of:=MATCH([.F142];[.$O$3:.$O$35];)" office:value-type="string" office:string-value="" calcext:value-type="error">
            <text:p>#N/A</text:p>
          </table:table-cell>
          <table:table-cell table:formula="of:=CONCATENATE([.B142];[.C142])" office:value-type="string" office:string-value="STAT3PTK2B" calcext:value-type="string">
            <text:p>STAT3PTK2B</text:p>
          </table:table-cell>
          <table:table-cell table:formula="of:=[.D142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NRCAM</text:p>
          </table:table-cell>
          <table:table-cell office:value-type="float" office:value="2" calcext:value-type="float">
            <text:p>2</text:p>
          </table:table-cell>
          <table:table-cell table:formula="of:=MATCH([.F143];[.$O$3:.$O$35];)" office:value-type="string" office:string-value="" calcext:value-type="error">
            <text:p>#N/A</text:p>
          </table:table-cell>
          <table:table-cell table:formula="of:=CONCATENATE([.B143];[.C143])" office:value-type="string" office:string-value="PDPK1NRCAM" calcext:value-type="string">
            <text:p>PDPK1NRCAM</text:p>
          </table:table-cell>
          <table:table-cell table:formula="of:=[.D14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IRS1</text:p>
          </table:table-cell>
          <table:table-cell office:value-type="float" office:value="2" calcext:value-type="float">
            <text:p>2</text:p>
          </table:table-cell>
          <table:table-cell table:formula="of:=MATCH([.F144];[.$O$3:.$O$35];)" office:value-type="string" office:string-value="" calcext:value-type="error">
            <text:p>#N/A</text:p>
          </table:table-cell>
          <table:table-cell table:formula="of:=CONCATENATE([.B144];[.C144])" office:value-type="string" office:string-value="PPCDCIRS1" calcext:value-type="string">
            <text:p>PPCDCIRS1</text:p>
          </table:table-cell>
          <table:table-cell table:formula="of:=[.D144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IRS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45];[.C145])" office:value-type="string" office:string-value="SLCO4A1IRS1" calcext:value-type="string">
            <text:p>SLCO4A1IRS1</text:p>
          </table:table-cell>
          <table:table-cell table:formula="of:=[.D145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NTRK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46];[.C146])" office:value-type="string" office:string-value="UPB1NTRK1" calcext:value-type="string">
            <text:p>UPB1NTRK1</text:p>
          </table:table-cell>
          <table:table-cell table:formula="of:=[.D14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GPX4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47];[.C147])" office:value-type="string" office:string-value="IL6RGPX4" calcext:value-type="string">
            <text:p>IL6RGPX4</text:p>
          </table:table-cell>
          <table:table-cell table:formula="of:=[.D147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KRAS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48];[.C148])" office:value-type="string" office:string-value="NF1KRAS" calcext:value-type="string">
            <text:p>NF1KRAS</text:p>
          </table:table-cell>
          <table:table-cell table:formula="of:=[.D148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DDOST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49];[.C149])" office:value-type="string" office:string-value="GPX4DDOST" calcext:value-type="string">
            <text:p>GPX4DDOST</text:p>
          </table:table-cell>
          <table:table-cell table:formula="of:=[.D149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PIK3CD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50];[.C150])" office:value-type="string" office:string-value="PTK2BPIK3CD" calcext:value-type="string">
            <text:p>PTK2BPIK3CD</text:p>
          </table:table-cell>
          <table:table-cell table:formula="of:=[.D150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NF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51];[.C151])" office:value-type="string" office:string-value="OATNF1" calcext:value-type="string">
            <text:p>OATNF1</text:p>
          </table:table-cell>
          <table:table-cell table:formula="of:=[.D15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CDC16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52];[.C152])" office:value-type="string" office:string-value="GAB2CDC16" calcext:value-type="string">
            <text:p>GAB2CDC16</text:p>
          </table:table-cell>
          <table:table-cell table:formula="of:=[.D152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NTRK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53];[.C153])" office:value-type="string" office:string-value="PPCDCNTRK1" calcext:value-type="string">
            <text:p>PPCDCNTRK1</text:p>
          </table:table-cell>
          <table:table-cell table:formula="of:=[.D15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IL6R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54];[.C154])" office:value-type="string" office:string-value="SLCO2A1IL6R" calcext:value-type="string">
            <text:p>SLCO2A1IL6R</text:p>
          </table:table-cell>
          <table:table-cell table:formula="of:=[.D154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CDC16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55];[.C155])" office:value-type="string" office:string-value="IRS1CDC16" calcext:value-type="string">
            <text:p>IRS1CDC16</text:p>
          </table:table-cell>
          <table:table-cell table:formula="of:=[.D155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IFNGR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56];[.C156])" office:value-type="string" office:string-value="IRS1IFNGR1" calcext:value-type="string">
            <text:p>IRS1IFNGR1</text:p>
          </table:table-cell>
          <table:table-cell table:formula="of:=[.D15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EIF2AK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57];[.C157])" office:value-type="string" office:string-value="PRKAR2BEIF2AK1" calcext:value-type="string">
            <text:p>PRKAR2BEIF2AK1</text:p>
          </table:table-cell>
          <table:table-cell table:formula="of:=[.D157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PPCDC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58];[.C158])" office:value-type="string" office:string-value="STX1APPCDC" calcext:value-type="string">
            <text:p>STX1APPCDC</text:p>
          </table:table-cell>
          <table:table-cell table:formula="of:=[.D158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SLC22A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59];[.C159])" office:value-type="string" office:string-value="STAT3SLC22A2" calcext:value-type="string">
            <text:p>STAT3SLC22A2</text:p>
          </table:table-cell>
          <table:table-cell table:formula="of:=[.D159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IRS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60];[.C160])" office:value-type="string" office:string-value="SLCO2A1IRS1" calcext:value-type="string">
            <text:p>SLCO2A1IRS1</text:p>
          </table:table-cell>
          <table:table-cell table:formula="of:=[.D160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DDOST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61];[.C161])" office:value-type="string" office:string-value="PDPK1DDOST" calcext:value-type="string">
            <text:p>PDPK1DDOST</text:p>
          </table:table-cell>
          <table:table-cell table:formula="of:=[.D16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NRCAM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62];[.C162])" office:value-type="string" office:string-value="PTK2BNRCAM" calcext:value-type="string">
            <text:p>PTK2BNRCAM</text:p>
          </table:table-cell>
          <table:table-cell table:formula="of:=[.D16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STX1A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63];[.C163])" office:value-type="string" office:string-value="UPB1STX1A" calcext:value-type="string">
            <text:p>UPB1STX1A</text:p>
          </table:table-cell>
          <table:table-cell table:formula="of:=[.D163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PRKAR2B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64];[.C164])" office:value-type="string" office:string-value="PTK2BPRKAR2B" calcext:value-type="string">
            <text:p>PTK2BPRKAR2B</text:p>
          </table:table-cell>
          <table:table-cell table:formula="of:=[.D16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STAT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65];[.C165])" office:value-type="string" office:string-value="STX1ASTAT3" calcext:value-type="string">
            <text:p>STX1ASTAT3</text:p>
          </table:table-cell>
          <table:table-cell table:formula="of:=[.D16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PDPK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66];[.C166])" office:value-type="string" office:string-value="PIK3R3PDPK1" calcext:value-type="string">
            <text:p>PIK3R3PDPK1</text:p>
          </table:table-cell>
          <table:table-cell table:formula="of:=[.D166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NF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67];[.C167])" office:value-type="string" office:string-value="SOS1NF1" calcext:value-type="string">
            <text:p>SOS1NF1</text:p>
          </table:table-cell>
          <table:table-cell table:formula="of:=[.D167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ANK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68];[.C168])" office:value-type="string" office:string-value="PIK3R3ANK1" calcext:value-type="string">
            <text:p>PIK3R3ANK1</text:p>
          </table:table-cell>
          <table:table-cell table:formula="of:=[.D168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SLCO2A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69];[.C169])" office:value-type="string" office:string-value="STAT3SLCO2A1" calcext:value-type="string">
            <text:p>STAT3SLCO2A1</text:p>
          </table:table-cell>
          <table:table-cell table:formula="of:=[.D16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GABRB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70];[.C170])" office:value-type="string" office:string-value="STX1AGABRB2" calcext:value-type="string">
            <text:p>STX1AGABRB2</text:p>
          </table:table-cell>
          <table:table-cell table:formula="of:=[.D170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EIF2AK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71];[.C171])" office:value-type="string" office:string-value="GPX4EIF2AK1" calcext:value-type="string">
            <text:p>GPX4EIF2AK1</text:p>
          </table:table-cell>
          <table:table-cell table:formula="of:=[.D17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DDOST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72];[.C172])" office:value-type="string" office:string-value="STX1ADDOST" calcext:value-type="string">
            <text:p>STX1ADDOST</text:p>
          </table:table-cell>
          <table:table-cell table:formula="of:=[.D17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ATF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73];[.C173])" office:value-type="string" office:string-value="NF1ATF2" calcext:value-type="string">
            <text:p>NF1ATF2</text:p>
          </table:table-cell>
          <table:table-cell table:formula="of:=[.D173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GPX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74];[.C174])" office:value-type="string" office:string-value="SLCO4A1GPX4" calcext:value-type="string">
            <text:p>SLCO4A1GPX4</text:p>
          </table:table-cell>
          <table:table-cell table:formula="of:=[.D17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NF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75];[.C175])" office:value-type="string" office:string-value="STAT3NF1" calcext:value-type="string">
            <text:p>STAT3NF1</text:p>
          </table:table-cell>
          <table:table-cell table:formula="of:=[.D17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IL6R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76];[.C176])" office:value-type="string" office:string-value="UPB1IL6R" calcext:value-type="string">
            <text:p>UPB1IL6R</text:p>
          </table:table-cell>
          <table:table-cell table:formula="of:=[.D176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DDOST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77];[.C177])" office:value-type="string" office:string-value="GAB2DDOST" calcext:value-type="string">
            <text:p>GAB2DDOST</text:p>
          </table:table-cell>
          <table:table-cell table:formula="of:=[.D177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BTRC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78];[.C178])" office:value-type="string" office:string-value="GPX4BTRC" calcext:value-type="string">
            <text:p>GPX4BTRC</text:p>
          </table:table-cell>
          <table:table-cell table:formula="of:=[.D178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PIK3CD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79];[.C179])" office:value-type="string" office:string-value="PIK3R3PIK3CD" calcext:value-type="string">
            <text:p>PIK3R3PIK3CD</text:p>
          </table:table-cell>
          <table:table-cell table:formula="of:=[.D17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TRC</text:p>
          </table:table-cell>
          <table:table-cell office:value-type="string" calcext:value-type="string">
            <text:p>ATF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80];[.C180])" office:value-type="string" office:string-value="BTRCATF2" calcext:value-type="string">
            <text:p>BTRCATF2</text:p>
          </table:table-cell>
          <table:table-cell table:formula="of:=[.D180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GPX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81];[.C181])" office:value-type="string" office:string-value="KRASGPX4" calcext:value-type="string">
            <text:p>KRASGPX4</text:p>
          </table:table-cell>
          <table:table-cell table:formula="of:=[.D18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GAB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82];[.C182])" office:value-type="string" office:string-value="UPB1GAB2" calcext:value-type="string">
            <text:p>UPB1GAB2</text:p>
          </table:table-cell>
          <table:table-cell table:formula="of:=[.D18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IL6R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83];[.C183])" office:value-type="string" office:string-value="NF1IL6R" calcext:value-type="string">
            <text:p>NF1IL6R</text:p>
          </table:table-cell>
          <table:table-cell table:formula="of:=[.D183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PIK3CD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84];[.C184])" office:value-type="string" office:string-value="STAT3PIK3CD" calcext:value-type="string">
            <text:p>STAT3PIK3CD</text:p>
          </table:table-cell>
          <table:table-cell table:formula="of:=[.D18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ANK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85];[.C185])" office:value-type="string" office:string-value="UPB1ANK1" calcext:value-type="string">
            <text:p>UPB1ANK1</text:p>
          </table:table-cell>
          <table:table-cell table:formula="of:=[.D18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CDC1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86];[.C186])" office:value-type="string" office:string-value="KRASCDC16" calcext:value-type="string">
            <text:p>KRASCDC16</text:p>
          </table:table-cell>
          <table:table-cell table:formula="of:=[.D186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IF2AK1</text:p>
          </table:table-cell>
          <table:table-cell office:value-type="string" calcext:value-type="string">
            <text:p>DDOST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87];[.C187])" office:value-type="string" office:string-value="EIF2AK1DDOST" calcext:value-type="string">
            <text:p>EIF2AK1DDOST</text:p>
          </table:table-cell>
          <table:table-cell table:formula="of:=[.D187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CDC1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88];[.C188])" office:value-type="string" office:string-value="KCNMB4CDC16" calcext:value-type="string">
            <text:p>KCNMB4CDC16</text:p>
          </table:table-cell>
          <table:table-cell table:formula="of:=[.D188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DDOST</text:p>
          </table:table-cell>
          <table:table-cell office:value-type="string" calcext:value-type="string">
            <text:p>BTRC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89];[.C189])" office:value-type="string" office:string-value="DDOSTBTRC" calcext:value-type="string">
            <text:p>DDOSTBTRC</text:p>
          </table:table-cell>
          <table:table-cell table:formula="of:=[.D18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GPX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90];[.C190])" office:value-type="string" office:string-value="PTK2BGPX4" calcext:value-type="string">
            <text:p>PTK2BGPX4</text:p>
          </table:table-cell>
          <table:table-cell table:formula="of:=[.D190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GPX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91];[.C191])" office:value-type="string" office:string-value="SLCO2A1GPX4" calcext:value-type="string">
            <text:p>SLCO2A1GPX4</text:p>
          </table:table-cell>
          <table:table-cell table:formula="of:=[.D19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IL6R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92];[.C192])" office:value-type="string" office:string-value="PIK3CDIL6R" calcext:value-type="string">
            <text:p>PIK3CDIL6R</text:p>
          </table:table-cell>
          <table:table-cell table:formula="of:=[.D19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GPX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93];[.C193])" office:value-type="string" office:string-value="PIK3CDGPX4" calcext:value-type="string">
            <text:p>PIK3CDGPX4</text:p>
          </table:table-cell>
          <table:table-cell table:formula="of:=[.D193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CDC1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94];[.C194])" office:value-type="string" office:string-value="GPX4CDC16" calcext:value-type="string">
            <text:p>GPX4CDC16</text:p>
          </table:table-cell>
          <table:table-cell table:formula="of:=[.D19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GPX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95];[.C195])" office:value-type="string" office:string-value="STX1AGPX4" calcext:value-type="string">
            <text:p>STX1AGPX4</text:p>
          </table:table-cell>
          <table:table-cell table:formula="of:=[.D195]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104838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emission" table:style-name="ta1">
        <table:table-column table:style-name="co5" table:number-columns-repeated="4" table:default-cell-style-name="Default"/>
        <table:table-column table:style-name="co5" table:default-cell-style-name="ce1"/>
        <table:table-column table:style-name="co5" table:number-columns-repeated="10" table:default-cell-style-name="Default"/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office:value-type="string" calcext:value-type="string">
            <text:p>Count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oost Val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ANK1</text:p>
          </table:table-cell>
          <table:table-cell office:value-type="float" office:value="73" calcext:value-type="float">
            <text:p>73</text:p>
          </table:table-cell>
          <table:table-cell table:formula="of:=MATCH([.F3];[.$O$3:.$O$35];)" office:value-type="float" office:value="5" calcext:value-type="float">
            <text:p>5</text:p>
          </table:table-cell>
          <table:table-cell table:formula="of:=CONCATENATE([.B3];[.C3])" office:value-type="string" office:string-value="NTRK1ANK1" calcext:value-type="string">
            <text:p>NTRK1ANK1</text:p>
          </table:table-cell>
          <table:table-cell table:formula="of:=[.D3]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545393208278" calcext:value-type="float">
            <text:p>0.5453932083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ANK1</text:p>
          </table:table-cell>
          <table:table-cell table:style-name="ce2" table:formula="of:=VLOOKUP([.O3];[.$F$3:.$G$195];2;0)/0.99" office:value-type="float" office:value="54.5454545454546" calcext:value-type="float">
            <text:p>55</text:p>
          </table:table-cell>
          <table:table-cell/>
          <table:table-cell table:formula="of:=CONCATENATE([.K3];[.J3])" office:value-type="string" office:string-value="ANK1IL6R" calcext:value-type="string">
            <text:p>ANK1IL6R</text:p>
          </table:table-cell>
          <table:table-cell table:formula="of:=CONCATENATE([.J3];[.K3])" office:value-type="string" office:string-value="IL6RANK1" calcext:value-type="string">
            <text:p>IL6RANK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EXOC6</text:p>
          </table:table-cell>
          <table:table-cell office:value-type="float" office:value="68" calcext:value-type="float">
            <text:p>68</text:p>
          </table:table-cell>
          <table:table-cell table:formula="of:=MATCH([.F4];[.$O$3:.$O$35];)" office:value-type="float" office:value="12" calcext:value-type="float">
            <text:p>12</text:p>
          </table:table-cell>
          <table:table-cell table:formula="of:=CONCATENATE([.B4];[.C4])" office:value-type="string" office:string-value="SC5DLEXOC6" calcext:value-type="string">
            <text:p>SC5DLEXOC6</text:p>
          </table:table-cell>
          <table:table-cell table:formula="of:=[.D4]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.482893050818" calcext:value-type="float">
            <text:p>0.4828930508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GPX4</text:p>
          </table:table-cell>
          <table:table-cell table:style-name="ce2" table:formula="of:=VLOOKUP([.O4];[.$F$3:.$G$195];2;0)/0.99" office:value-type="float" office:value="40.4040404040404" calcext:value-type="float">
            <text:p>40</text:p>
          </table:table-cell>
          <table:table-cell/>
          <table:table-cell table:formula="of:=CONCATENATE([.K4];[.J4])" office:value-type="string" office:string-value="GPX4PIK3CD" calcext:value-type="string">
            <text:p>GPX4PIK3CD</text:p>
          </table:table-cell>
          <table:table-cell table:formula="of:=CONCATENATE([.J4];[.K4])" office:value-type="string" office:string-value="PIK3CDGPX4" calcext:value-type="string">
            <text:p>PIK3CDGPX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ANK1</text:p>
          </table:table-cell>
          <table:table-cell office:value-type="float" office:value="54" calcext:value-type="float">
            <text:p>54</text:p>
          </table:table-cell>
          <table:table-cell table:formula="of:=MATCH([.F5];[.$O$3:.$O$35];)" office:value-type="float" office:value="1" calcext:value-type="float">
            <text:p>1</text:p>
          </table:table-cell>
          <table:table-cell table:formula="of:=CONCATENATE([.B5];[.C5])" office:value-type="string" office:string-value="IL6RANK1" calcext:value-type="string">
            <text:p>IL6RANK1</text:p>
          </table:table-cell>
          <table:table-cell table:formula="of:=[.D5]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.478981841114" calcext:value-type="float">
            <text:p>0.4789818411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IRS1</text:p>
          </table:table-cell>
          <table:table-cell table:style-name="ce2" table:formula="of:=VLOOKUP([.O5];[.$F$3:.$G$195];2;0)/0.99" office:value-type="float" office:value="38.3838383838384" calcext:value-type="float">
            <text:p>38</text:p>
          </table:table-cell>
          <table:table-cell/>
          <table:table-cell table:formula="of:=CONCATENATE([.K5];[.J5])" office:value-type="string" office:string-value="IRS1STAT3" calcext:value-type="string">
            <text:p>IRS1STAT3</text:p>
          </table:table-cell>
          <table:table-cell table:formula="of:=CONCATENATE([.J5];[.K5])" office:value-type="string" office:string-value="STAT3IRS1" calcext:value-type="string">
            <text:p>STAT3IRS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PIK3CD</text:p>
          </table:table-cell>
          <table:table-cell office:value-type="float" office:value="50" calcext:value-type="float">
            <text:p>50</text:p>
          </table:table-cell>
          <table:table-cell table:formula="of:=MATCH([.F6];[.$O$3:.$O$35];)" office:value-type="float" office:value="7" calcext:value-type="float">
            <text:p>7</text:p>
          </table:table-cell>
          <table:table-cell table:formula="of:=CONCATENATE([.B6];[.C6])" office:value-type="string" office:string-value="SLCO4A1PIK3CD" calcext:value-type="string">
            <text:p>SLCO4A1PIK3CD</text:p>
          </table:table-cell>
          <table:table-cell table:formula="of:=[.D6]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.456258986414" calcext:value-type="float">
            <text:p>0.4562589864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ANK1</text:p>
          </table:table-cell>
          <table:table-cell table:style-name="ce2" table:formula="of:=VLOOKUP([.O6];[.$F$3:.$G$195];2;0)/0.99" office:value-type="float" office:value="32.3232323232323" calcext:value-type="float">
            <text:p>32</text:p>
          </table:table-cell>
          <table:table-cell/>
          <table:table-cell table:formula="of:=CONCATENATE([.K6];[.J6])" office:value-type="string" office:string-value="ANK1STX1A" calcext:value-type="string">
            <text:p>ANK1STX1A</text:p>
          </table:table-cell>
          <table:table-cell table:formula="of:=CONCATENATE([.J6];[.K6])" office:value-type="string" office:string-value="STX1AANK1" calcext:value-type="string">
            <text:p>STX1AANK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SC5DL</text:p>
          </table:table-cell>
          <table:table-cell office:value-type="float" office:value="45" calcext:value-type="float">
            <text:p>45</text:p>
          </table:table-cell>
          <table:table-cell table:formula="of:=MATCH([.F7];[.$O$3:.$O$35];)" office:value-type="float" office:value="26" calcext:value-type="float">
            <text:p>26</text:p>
          </table:table-cell>
          <table:table-cell table:formula="of:=CONCATENATE([.B7];[.C7])" office:value-type="string" office:string-value="SOS1SC5DL" calcext:value-type="string">
            <text:p>SOS1SC5DL</text:p>
          </table:table-cell>
          <table:table-cell table:formula="of:=[.D7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0.456258986414" calcext:value-type="float">
            <text:p>0.4562589864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ANK1</text:p>
          </table:table-cell>
          <table:table-cell table:style-name="ce2" table:formula="of:=VLOOKUP([.O7];[.$F$3:.$G$195];2;0)/0.99" office:value-type="float" office:value="73.7373737373737" calcext:value-type="float">
            <text:p>74</text:p>
          </table:table-cell>
          <table:table-cell/>
          <table:table-cell table:formula="of:=CONCATENATE([.K7];[.J7])" office:value-type="string" office:string-value="ANK1NTRK1" calcext:value-type="string">
            <text:p>ANK1NTRK1</text:p>
          </table:table-cell>
          <table:table-cell table:formula="of:=CONCATENATE([.J7];[.K7])" office:value-type="string" office:string-value="NTRK1ANK1" calcext:value-type="string">
            <text:p>NTRK1ANK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ANK1</text:p>
          </table:table-cell>
          <table:table-cell office:value-type="float" office:value="44" calcext:value-type="float">
            <text:p>44</text:p>
          </table:table-cell>
          <table:table-cell table:formula="of:=MATCH([.F8];[.$O$3:.$O$35];)" office:value-type="string" office:string-value="" calcext:value-type="error">
            <text:p>#N/A</text:p>
          </table:table-cell>
          <table:table-cell table:formula="of:=CONCATENATE([.B8];[.C8])" office:value-type="string" office:string-value="IRS1ANK1" calcext:value-type="string">
            <text:p>IRS1ANK1</text:p>
          </table:table-cell>
          <table:table-cell table:formula="of:=[.D8]"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0.44337386958" calcext:value-type="float">
            <text:p>0.4433738696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ANK1</text:p>
          </table:table-cell>
          <table:table-cell table:style-name="ce2" table:formula="of:=VLOOKUP([.O8];[.$F$3:.$G$195];2;0)/0.99" office:value-type="float" office:value="43.4343434343434" calcext:value-type="float">
            <text:p>43</text:p>
          </table:table-cell>
          <table:table-cell/>
          <table:table-cell table:formula="of:=CONCATENATE([.K8];[.J8])" office:value-type="string" office:string-value="ANK1SLCO4A1" calcext:value-type="string">
            <text:p>ANK1SLCO4A1</text:p>
          </table:table-cell>
          <table:table-cell table:formula="of:=CONCATENATE([.J8];[.K8])" office:value-type="string" office:string-value="SLCO4A1ANK1" calcext:value-type="string">
            <text:p>SLCO4A1ANK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ANK1</text:p>
          </table:table-cell>
          <table:table-cell office:value-type="float" office:value="43" calcext:value-type="float">
            <text:p>43</text:p>
          </table:table-cell>
          <table:table-cell table:formula="of:=MATCH([.F9];[.$O$3:.$O$35];)" office:value-type="float" office:value="6" calcext:value-type="float">
            <text:p>6</text:p>
          </table:table-cell>
          <table:table-cell table:formula="of:=CONCATENATE([.B9];[.C9])" office:value-type="string" office:string-value="SLCO4A1ANK1" calcext:value-type="string">
            <text:p>SLCO4A1ANK1</text:p>
          </table:table-cell>
          <table:table-cell table:formula="of:=[.D9]"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443371274513" calcext:value-type="float">
            <text:p>0.4433712745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PIK3CD</text:p>
          </table:table-cell>
          <table:table-cell table:style-name="ce2" table:formula="of:=VLOOKUP([.O9];[.$F$3:.$G$195];2;0)/0.99" office:value-type="float" office:value="50.5050505050505" calcext:value-type="float">
            <text:p>51</text:p>
          </table:table-cell>
          <table:table-cell/>
          <table:table-cell table:formula="of:=CONCATENATE([.K9];[.J9])" office:value-type="string" office:string-value="PIK3CDSLCO4A1" calcext:value-type="string">
            <text:p>PIK3CDSLCO4A1</text:p>
          </table:table-cell>
          <table:table-cell table:formula="of:=CONCATENATE([.J9];[.K9])" office:value-type="string" office:string-value="SLCO4A1PIK3CD" calcext:value-type="string">
            <text:p>SLCO4A1PIK3C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EXOC6</text:p>
          </table:table-cell>
          <table:table-cell office:value-type="float" office:value="42" calcext:value-type="float">
            <text:p>42</text:p>
          </table:table-cell>
          <table:table-cell table:formula="of:=MATCH([.F10];[.$O$3:.$O$35];)" office:value-type="float" office:value="17" calcext:value-type="float">
            <text:p>17</text:p>
          </table:table-cell>
          <table:table-cell table:formula="of:=CONCATENATE([.B10];[.C10])" office:value-type="string" office:string-value="NRCAMEXOC6" calcext:value-type="string">
            <text:p>NRCAMEXOC6</text:p>
          </table:table-cell>
          <table:table-cell table:formula="of:=[.D10]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0.407293675961" calcext:value-type="float">
            <text:p>0.407293676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ANK1</text:p>
          </table:table-cell>
          <table:table-cell table:style-name="ce2" table:formula="of:=VLOOKUP([.O10];[.$F$3:.$G$195];2;0)/0.99" office:value-type="float" office:value="22.2222222222222" calcext:value-type="float">
            <text:p>22</text:p>
          </table:table-cell>
          <table:table-cell/>
          <table:table-cell table:formula="of:=CONCATENATE([.K10];[.J10])" office:value-type="string" office:string-value="ANK1STAT3" calcext:value-type="string">
            <text:p>ANK1STAT3</text:p>
          </table:table-cell>
          <table:table-cell table:formula="of:=CONCATENATE([.J10];[.K10])" office:value-type="string" office:string-value="STAT3ANK1" calcext:value-type="string">
            <text:p>STAT3ANK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ANK1</text:p>
          </table:table-cell>
          <table:table-cell office:value-type="float" office:value="42" calcext:value-type="float">
            <text:p>42</text:p>
          </table:table-cell>
          <table:table-cell table:formula="of:=MATCH([.F11];[.$O$3:.$O$35];)" office:value-type="string" office:string-value="" calcext:value-type="error">
            <text:p>#N/A</text:p>
          </table:table-cell>
          <table:table-cell table:formula="of:=CONCATENATE([.B11];[.C11])" office:value-type="string" office:string-value="ITGA2ANK1" calcext:value-type="string">
            <text:p>ITGA2ANK1</text:p>
          </table:table-cell>
          <table:table-cell table:formula="of:=[.D11]"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.403029353816" calcext:value-type="float">
            <text:p>0.4030293538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SLC22A2</text:p>
          </table:table-cell>
          <table:table-cell table:style-name="ce2" table:formula="of:=VLOOKUP([.O11];[.$F$3:.$G$195];2;0)/0.99" office:value-type="float" office:value="16.1616161616162" calcext:value-type="float">
            <text:p>16</text:p>
          </table:table-cell>
          <table:table-cell/>
          <table:table-cell table:formula="of:=CONCATENATE([.K11];[.J11])" office:value-type="string" office:string-value="SLC22A2STAT3" calcext:value-type="string">
            <text:p>SLC22A2STAT3</text:p>
          </table:table-cell>
          <table:table-cell table:formula="of:=CONCATENATE([.J11];[.K11])" office:value-type="string" office:string-value="STAT3SLC22A2" calcext:value-type="string">
            <text:p>STAT3SLC22A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GPX4</text:p>
          </table:table-cell>
          <table:table-cell office:value-type="float" office:value="40" calcext:value-type="float">
            <text:p>40</text:p>
          </table:table-cell>
          <table:table-cell table:formula="of:=MATCH([.F12];[.$O$3:.$O$35];)" office:value-type="float" office:value="2" calcext:value-type="float">
            <text:p>2</text:p>
          </table:table-cell>
          <table:table-cell table:formula="of:=CONCATENATE([.B12];[.C12])" office:value-type="string" office:string-value="PIK3CDGPX4" calcext:value-type="string">
            <text:p>PIK3CDGPX4</text:p>
          </table:table-cell>
          <table:table-cell table:formula="of:=[.D12]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0.397602145008" calcext:value-type="float">
            <text:p>0.397602145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GAB2</text:p>
          </table:table-cell>
          <table:table-cell table:style-name="ce2" table:formula="of:=VLOOKUP([.O12];[.$F$3:.$G$195];2;0)/0.99" office:value-type="float" office:value="31.3131313131313" calcext:value-type="float">
            <text:p>31</text:p>
          </table:table-cell>
          <table:table-cell/>
          <table:table-cell table:formula="of:=CONCATENATE([.K12];[.J12])" office:value-type="string" office:string-value="GAB2PRKAR2B" calcext:value-type="string">
            <text:p>GAB2PRKAR2B</text:p>
          </table:table-cell>
          <table:table-cell table:formula="of:=CONCATENATE([.J12];[.K12])" office:value-type="string" office:string-value="PRKAR2BGAB2" calcext:value-type="string">
            <text:p>PRKAR2BGAB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IRS1</text:p>
          </table:table-cell>
          <table:table-cell office:value-type="float" office:value="38" calcext:value-type="float">
            <text:p>38</text:p>
          </table:table-cell>
          <table:table-cell table:formula="of:=MATCH([.F13];[.$O$3:.$O$35];)" office:value-type="float" office:value="3" calcext:value-type="float">
            <text:p>3</text:p>
          </table:table-cell>
          <table:table-cell table:formula="of:=CONCATENATE([.B13];[.C13])" office:value-type="string" office:string-value="STAT3IRS1" calcext:value-type="string">
            <text:p>STAT3IRS1</text:p>
          </table:table-cell>
          <table:table-cell table:formula="of:=[.D13]"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0.373698861408" calcext:value-type="float">
            <text:p>0.3736988614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ANK1</text:p>
          </table:table-cell>
          <table:table-cell table:style-name="ce2" table:formula="of:=VLOOKUP([.O13];[.$F$3:.$G$195];2;0)/0.99" office:value-type="float" office:value="37.3737373737374" calcext:value-type="float">
            <text:p>37</text:p>
          </table:table-cell>
          <table:table-cell/>
          <table:table-cell table:formula="of:=CONCATENATE([.K13];[.J13])" office:value-type="string" office:string-value="ANK1IFNGR1" calcext:value-type="string">
            <text:p>ANK1IFNGR1</text:p>
          </table:table-cell>
          <table:table-cell table:formula="of:=CONCATENATE([.J13];[.K13])" office:value-type="string" office:string-value="IFNGR1ANK1" calcext:value-type="string">
            <text:p>IFNGR1ANK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ANK1</text:p>
          </table:table-cell>
          <table:table-cell office:value-type="float" office:value="37" calcext:value-type="float">
            <text:p>37</text:p>
          </table:table-cell>
          <table:table-cell table:formula="of:=MATCH([.F14];[.$O$3:.$O$35];)" office:value-type="float" office:value="11" calcext:value-type="float">
            <text:p>11</text:p>
          </table:table-cell>
          <table:table-cell table:formula="of:=CONCATENATE([.B14];[.C14])" office:value-type="string" office:string-value="IFNGR1ANK1" calcext:value-type="string">
            <text:p>IFNGR1ANK1</text:p>
          </table:table-cell>
          <table:table-cell table:formula="of:=[.D14]"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0.355136068081" calcext:value-type="float">
            <text:p>0.3551360681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EXOC6</text:p>
          </table:table-cell>
          <table:table-cell table:style-name="ce2" table:formula="of:=VLOOKUP([.O14];[.$F$3:.$G$195];2;0)/0.99" office:value-type="float" office:value="68.6868686868687" calcext:value-type="float">
            <text:p>69</text:p>
          </table:table-cell>
          <table:table-cell/>
          <table:table-cell table:formula="of:=CONCATENATE([.K14];[.J14])" office:value-type="string" office:string-value="EXOC6SC5DL" calcext:value-type="string">
            <text:p>EXOC6SC5DL</text:p>
          </table:table-cell>
          <table:table-cell table:formula="of:=CONCATENATE([.J14];[.K14])" office:value-type="string" office:string-value="SC5DLEXOC6" calcext:value-type="string">
            <text:p>SC5DLEXOC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PRKAR2B</text:p>
          </table:table-cell>
          <table:table-cell office:value-type="float" office:value="37" calcext:value-type="float">
            <text:p>37</text:p>
          </table:table-cell>
          <table:table-cell table:formula="of:=MATCH([.F15];[.$O$3:.$O$35];)" office:value-type="string" office:string-value="" calcext:value-type="error">
            <text:p>#N/A</text:p>
          </table:table-cell>
          <table:table-cell table:formula="of:=CONCATENATE([.B15];[.C15])" office:value-type="string" office:string-value="SLCO4A1PRKAR2B" calcext:value-type="string">
            <text:p>SLCO4A1PRKAR2B</text:p>
          </table:table-cell>
          <table:table-cell table:formula="of:=[.D15]"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0.348496083921" calcext:value-type="float">
            <text:p>0.3484960839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ANK1</text:p>
          </table:table-cell>
          <table:table-cell table:style-name="ce2" table:formula="of:=VLOOKUP([.O15];[.$F$3:.$G$195];2;0)/0.99" office:value-type="float" office:value="16.1616161616162" calcext:value-type="float">
            <text:p>16</text:p>
          </table:table-cell>
          <table:table-cell/>
          <table:table-cell table:formula="of:=CONCATENATE([.K15];[.J15])" office:value-type="string" office:string-value="ANK1GAB2" calcext:value-type="string">
            <text:p>ANK1GAB2</text:p>
          </table:table-cell>
          <table:table-cell table:formula="of:=CONCATENATE([.J15];[.K15])" office:value-type="string" office:string-value="GAB2ANK1" calcext:value-type="string">
            <text:p>GAB2ANK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IL6R</text:p>
          </table:table-cell>
          <table:table-cell office:value-type="float" office:value="35" calcext:value-type="float">
            <text:p>35</text:p>
          </table:table-cell>
          <table:table-cell table:formula="of:=MATCH([.F16];[.$O$3:.$O$35];)" office:value-type="float" office:value="16" calcext:value-type="float">
            <text:p>16</text:p>
          </table:table-cell>
          <table:table-cell table:formula="of:=CONCATENATE([.B16];[.C16])" office:value-type="string" office:string-value="UPB1IL6R" calcext:value-type="string">
            <text:p>UPB1IL6R</text:p>
          </table:table-cell>
          <table:table-cell table:formula="of:=[.D16]"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.348496083921" calcext:value-type="float">
            <text:p>0.3484960839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NRCAM</text:p>
          </table:table-cell>
          <table:table-cell table:style-name="ce2" table:formula="of:=VLOOKUP([.O16];[.$F$3:.$G$195];2;0)/0.99" office:value-type="float" office:value="22.2222222222222" calcext:value-type="float">
            <text:p>22</text:p>
          </table:table-cell>
          <table:table-cell/>
          <table:table-cell table:formula="of:=CONCATENATE([.K16];[.J16])" office:value-type="string" office:string-value="NRCAMSLCO4A1" calcext:value-type="string">
            <text:p>NRCAMSLCO4A1</text:p>
          </table:table-cell>
          <table:table-cell table:formula="of:=CONCATENATE([.J16];[.K16])" office:value-type="string" office:string-value="SLCO4A1NRCAM" calcext:value-type="string">
            <text:p>SLCO4A1NRCA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ANK1</text:p>
          </table:table-cell>
          <table:table-cell office:value-type="float" office:value="32" calcext:value-type="float">
            <text:p>32</text:p>
          </table:table-cell>
          <table:table-cell table:formula="of:=MATCH([.F17];[.$O$3:.$O$35];)" office:value-type="float" office:value="4" calcext:value-type="float">
            <text:p>4</text:p>
          </table:table-cell>
          <table:table-cell table:formula="of:=CONCATENATE([.B17];[.C17])" office:value-type="string" office:string-value="STX1AANK1" calcext:value-type="string">
            <text:p>STX1AANK1</text:p>
          </table:table-cell>
          <table:table-cell table:formula="of:=[.D17]"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0.344547123977" calcext:value-type="float">
            <text:p>0.344547124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PIK3CD</text:p>
          </table:table-cell>
          <table:table-cell table:style-name="ce2" table:formula="of:=VLOOKUP([.O17];[.$F$3:.$G$195];2;0)/0.99" office:value-type="float" office:value="22.2222222222222" calcext:value-type="float">
            <text:p>22</text:p>
          </table:table-cell>
          <table:table-cell/>
          <table:table-cell table:formula="of:=CONCATENATE([.K17];[.J17])" office:value-type="string" office:string-value="PIK3CDPTK2B" calcext:value-type="string">
            <text:p>PIK3CDPTK2B</text:p>
          </table:table-cell>
          <table:table-cell table:formula="of:=CONCATENATE([.J17];[.K17])" office:value-type="string" office:string-value="PTK2BPIK3CD" calcext:value-type="string">
            <text:p>PTK2BPIK3C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EIF2AK1</text:p>
          </table:table-cell>
          <table:table-cell office:value-type="float" office:value="32" calcext:value-type="float">
            <text:p>32</text:p>
          </table:table-cell>
          <table:table-cell table:formula="of:=MATCH([.F18];[.$O$3:.$O$35];)" office:value-type="string" office:string-value="" calcext:value-type="error">
            <text:p>#N/A</text:p>
          </table:table-cell>
          <table:table-cell table:formula="of:=CONCATENATE([.B18];[.C18])" office:value-type="string" office:string-value="PRKAR2BEIF2AK1" calcext:value-type="string">
            <text:p>PRKAR2BEIF2AK1</text:p>
          </table:table-cell>
          <table:table-cell table:formula="of:=[.D18]"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0.32344555243" calcext:value-type="float">
            <text:p>0.3234455524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IL6R</text:p>
          </table:table-cell>
          <table:table-cell table:style-name="ce2" table:formula="of:=VLOOKUP([.O18];[.$F$3:.$G$195];2;0)/0.99" office:value-type="float" office:value="35.3535353535354" calcext:value-type="float">
            <text:p>35</text:p>
          </table:table-cell>
          <table:table-cell/>
          <table:table-cell table:formula="of:=CONCATENATE([.K18];[.J18])" office:value-type="string" office:string-value="IL6RUPB1" calcext:value-type="string">
            <text:p>IL6RUPB1</text:p>
          </table:table-cell>
          <table:table-cell table:formula="of:=CONCATENATE([.J18];[.K18])" office:value-type="string" office:string-value="UPB1IL6R" calcext:value-type="string">
            <text:p>UPB1IL6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GABRB2</text:p>
          </table:table-cell>
          <table:table-cell office:value-type="float" office:value="31" calcext:value-type="float">
            <text:p>31</text:p>
          </table:table-cell>
          <table:table-cell table:formula="of:=MATCH([.F19];[.$O$3:.$O$35];)" office:value-type="float" office:value="19" calcext:value-type="float">
            <text:p>19</text:p>
          </table:table-cell>
          <table:table-cell table:formula="of:=CONCATENATE([.B19];[.C19])" office:value-type="string" office:string-value="NTRK1GABRB2" calcext:value-type="string">
            <text:p>NTRK1GABRB2</text:p>
          </table:table-cell>
          <table:table-cell table:formula="of:=[.D19]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0.29870142751" calcext:value-type="float">
            <text:p>0.2987014275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EXOC6</text:p>
          </table:table-cell>
          <table:table-cell table:style-name="ce2" table:formula="of:=VLOOKUP([.O19];[.$F$3:.$G$195];2;0)/0.99" office:value-type="float" office:value="42.4242424242424" calcext:value-type="float">
            <text:p>42</text:p>
          </table:table-cell>
          <table:table-cell/>
          <table:table-cell table:formula="of:=CONCATENATE([.K19];[.J19])" office:value-type="string" office:string-value="EXOC6NRCAM" calcext:value-type="string">
            <text:p>EXOC6NRCAM</text:p>
          </table:table-cell>
          <table:table-cell table:formula="of:=CONCATENATE([.J19];[.K19])" office:value-type="string" office:string-value="NRCAMEXOC6" calcext:value-type="string">
            <text:p>NRCAMEXOC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ITGA2</text:p>
          </table:table-cell>
          <table:table-cell office:value-type="float" office:value="31" calcext:value-type="float">
            <text:p>31</text:p>
          </table:table-cell>
          <table:table-cell table:formula="of:=MATCH([.F20];[.$O$3:.$O$35];)" office:value-type="float" office:value="21" calcext:value-type="float">
            <text:p>21</text:p>
          </table:table-cell>
          <table:table-cell table:formula="of:=CONCATENATE([.B20];[.C20])" office:value-type="string" office:string-value="SLCO2A1ITGA2" calcext:value-type="string">
            <text:p>SLCO2A1ITGA2</text:p>
          </table:table-cell>
          <table:table-cell table:formula="of:=[.D20]"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0.27781077699" calcext:value-type="float">
            <text:p>0.277810777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GAB2</text:p>
          </table:table-cell>
          <table:table-cell table:style-name="ce2" table:formula="of:=VLOOKUP([.O20];[.$F$3:.$G$195];2;0)/0.99" office:value-type="float" office:value="22.2222222222222" calcext:value-type="float">
            <text:p>22</text:p>
          </table:table-cell>
          <table:table-cell/>
          <table:table-cell table:formula="of:=CONCATENATE([.K20];[.J20])" office:value-type="string" office:string-value="GAB2PDPK1" calcext:value-type="string">
            <text:p>GAB2PDPK1</text:p>
          </table:table-cell>
          <table:table-cell table:formula="of:=CONCATENATE([.J20];[.K20])" office:value-type="string" office:string-value="PDPK1GAB2" calcext:value-type="string">
            <text:p>PDPK1GAB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GAB2</text:p>
          </table:table-cell>
          <table:table-cell office:value-type="float" office:value="31" calcext:value-type="float">
            <text:p>31</text:p>
          </table:table-cell>
          <table:table-cell table:formula="of:=MATCH([.F21];[.$O$3:.$O$35];)" office:value-type="float" office:value="10" calcext:value-type="float">
            <text:p>10</text:p>
          </table:table-cell>
          <table:table-cell table:formula="of:=CONCATENATE([.B21];[.C21])" office:value-type="string" office:string-value="PRKAR2BGAB2" calcext:value-type="string">
            <text:p>PRKAR2BGAB2</text:p>
          </table:table-cell>
          <table:table-cell table:formula="of:=[.D21]"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0.254643105998" calcext:value-type="float">
            <text:p>0.254643106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GABRB2</text:p>
          </table:table-cell>
          <table:table-cell table:style-name="ce2" table:formula="of:=VLOOKUP([.O21];[.$F$3:.$G$195];2;0)/0.99" office:value-type="float" office:value="31.3131313131313" calcext:value-type="float">
            <text:p>31</text:p>
          </table:table-cell>
          <table:table-cell/>
          <table:table-cell table:formula="of:=CONCATENATE([.K21];[.J21])" office:value-type="string" office:string-value="GABRB2NTRK1" calcext:value-type="string">
            <text:p>GABRB2NTRK1</text:p>
          </table:table-cell>
          <table:table-cell table:formula="of:=CONCATENATE([.J21];[.K21])" office:value-type="string" office:string-value="NTRK1GABRB2" calcext:value-type="string">
            <text:p>NTRK1GABRB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NF1</text:p>
          </table:table-cell>
          <table:table-cell office:value-type="float" office:value="31" calcext:value-type="float">
            <text:p>31</text:p>
          </table:table-cell>
          <table:table-cell table:formula="of:=MATCH([.F22];[.$O$3:.$O$35];)" office:value-type="float" office:value="30" calcext:value-type="float">
            <text:p>30</text:p>
          </table:table-cell>
          <table:table-cell table:formula="of:=CONCATENATE([.B22];[.C22])" office:value-type="string" office:string-value="PIK3R3NF1" calcext:value-type="string">
            <text:p>PIK3R3NF1</text:p>
          </table:table-cell>
          <table:table-cell table:formula="of:=[.D22]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0.244175382358" calcext:value-type="float">
            <text:p>0.2441753824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GAB2</text:p>
          </table:table-cell>
          <table:table-cell table:style-name="ce2" table:formula="of:=VLOOKUP([.O22];[.$F$3:.$G$195];2;0)/0.99" office:value-type="float" office:value="20.2020202020202" calcext:value-type="float">
            <text:p>20</text:p>
          </table:table-cell>
          <table:table-cell/>
          <table:table-cell table:formula="of:=CONCATENATE([.K22];[.J22])" office:value-type="string" office:string-value="GAB2PPCDC" calcext:value-type="string">
            <text:p>GAB2PPCDC</text:p>
          </table:table-cell>
          <table:table-cell table:formula="of:=CONCATENATE([.J22];[.K22])" office:value-type="string" office:string-value="PPCDCGAB2" calcext:value-type="string">
            <text:p>PPCDCGAB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NRCAM</text:p>
          </table:table-cell>
          <table:table-cell office:value-type="float" office:value="30" calcext:value-type="float">
            <text:p>30</text:p>
          </table:table-cell>
          <table:table-cell table:formula="of:=MATCH([.F23];[.$O$3:.$O$35];)" office:value-type="string" office:string-value="" calcext:value-type="error">
            <text:p>#N/A</text:p>
          </table:table-cell>
          <table:table-cell table:formula="of:=CONCATENATE([.B23];[.C23])" office:value-type="string" office:string-value="PTK2BNRCAM" calcext:value-type="string">
            <text:p>PTK2BNRCAM</text:p>
          </table:table-cell>
          <table:table-cell table:formula="of:=[.D23]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23347073518" calcext:value-type="float">
            <text:p>0.2334707352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ITGA2</text:p>
          </table:table-cell>
          <table:table-cell table:style-name="ce2" table:formula="of:=VLOOKUP([.O23];[.$F$3:.$G$195];2;0)/0.99" office:value-type="float" office:value="31.3131313131313" calcext:value-type="float">
            <text:p>31</text:p>
          </table:table-cell>
          <table:table-cell/>
          <table:table-cell table:formula="of:=CONCATENATE([.K23];[.J23])" office:value-type="string" office:string-value="ITGA2SLCO2A1" calcext:value-type="string">
            <text:p>ITGA2SLCO2A1</text:p>
          </table:table-cell>
          <table:table-cell table:formula="of:=CONCATENATE([.J23];[.K23])" office:value-type="string" office:string-value="SLCO2A1ITGA2" calcext:value-type="string">
            <text:p>SLCO2A1ITGA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IFNGR1</text:p>
          </table:table-cell>
          <table:table-cell office:value-type="float" office:value="30" calcext:value-type="float">
            <text:p>30</text:p>
          </table:table-cell>
          <table:table-cell table:formula="of:=MATCH([.F24];[.$O$3:.$O$35];)" office:value-type="string" office:string-value="" calcext:value-type="error">
            <text:p>#N/A</text:p>
          </table:table-cell>
          <table:table-cell table:formula="of:=CONCATENATE([.B24];[.C24])" office:value-type="string" office:string-value="STX1AIFNGR1" calcext:value-type="string">
            <text:p>STX1AIFNGR1</text:p>
          </table:table-cell>
          <table:table-cell table:formula="of:=[.D24]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.224386493635" calcext:value-type="float">
            <text:p>0.2243864936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PIK3R3</text:p>
          </table:table-cell>
          <table:table-cell table:style-name="ce2" table:formula="of:=VLOOKUP([.O24];[.$F$3:.$G$195];2;0)/0.99" office:value-type="float" office:value="14.1414141414141" calcext:value-type="float">
            <text:p>14</text:p>
          </table:table-cell>
          <table:table-cell/>
          <table:table-cell table:formula="of:=CONCATENATE([.K24];[.J24])" office:value-type="string" office:string-value="PIK3R3PRKAR2B" calcext:value-type="string">
            <text:p>PIK3R3PRKAR2B</text:p>
          </table:table-cell>
          <table:table-cell table:formula="of:=CONCATENATE([.J24];[.K24])" office:value-type="string" office:string-value="PRKAR2BPIK3R3" calcext:value-type="string">
            <text:p>PRKAR2BPIK3R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ANK1</text:p>
          </table:table-cell>
          <table:table-cell office:value-type="float" office:value="28" calcext:value-type="float">
            <text:p>28</text:p>
          </table:table-cell>
          <table:table-cell table:formula="of:=MATCH([.F25];[.$O$3:.$O$35];)" office:value-type="string" office:string-value="" calcext:value-type="error">
            <text:p>#N/A</text:p>
          </table:table-cell>
          <table:table-cell table:formula="of:=CONCATENATE([.B25];[.C25])" office:value-type="string" office:string-value="SLC22A2ANK1" calcext:value-type="string">
            <text:p>SLC22A2ANK1</text:p>
          </table:table-cell>
          <table:table-cell table:formula="of:=[.D25]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0.221324937031" calcext:value-type="float">
            <text:p>0.221324937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CDC16</text:p>
          </table:table-cell>
          <table:table-cell table:style-name="ce2" table:formula="of:=VLOOKUP([.O25];[.$F$3:.$G$195];2;0)/0.99" office:value-type="float" office:value="12.1212121212121" calcext:value-type="float">
            <text:p>12</text:p>
          </table:table-cell>
          <table:table-cell/>
          <table:table-cell table:formula="of:=CONCATENATE([.K25];[.J25])" office:value-type="string" office:string-value="CDC16GAB2" calcext:value-type="string">
            <text:p>CDC16GAB2</text:p>
          </table:table-cell>
          <table:table-cell table:formula="of:=CONCATENATE([.J25];[.K25])" office:value-type="string" office:string-value="GAB2CDC16" calcext:value-type="string">
            <text:p>GAB2CDC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IL6R</text:p>
          </table:table-cell>
          <table:table-cell office:value-type="float" office:value="26" calcext:value-type="float">
            <text:p>26</text:p>
          </table:table-cell>
          <table:table-cell table:formula="of:=MATCH([.F26];[.$O$3:.$O$35];)" office:value-type="string" office:string-value="" calcext:value-type="error">
            <text:p>#N/A</text:p>
          </table:table-cell>
          <table:table-cell table:formula="of:=CONCATENATE([.B26];[.C26])" office:value-type="string" office:string-value="NRCAMIL6R" calcext:value-type="string">
            <text:p>NRCAMIL6R</text:p>
          </table:table-cell>
          <table:table-cell table:formula="of:=[.D26]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0.218820769965" calcext:value-type="float">
            <text:p>0.21882077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IFNGR1</text:p>
          </table:table-cell>
          <table:table-cell table:style-name="ce2" table:formula="of:=VLOOKUP([.O26];[.$F$3:.$G$195];2;0)/0.99" office:value-type="float" office:value="19.1919191919192" calcext:value-type="float">
            <text:p>19</text:p>
          </table:table-cell>
          <table:table-cell/>
          <table:table-cell table:formula="of:=CONCATENATE([.K26];[.J26])" office:value-type="string" office:string-value="IFNGR1KCNMB4" calcext:value-type="string">
            <text:p>IFNGR1KCNMB4</text:p>
          </table:table-cell>
          <table:table-cell table:formula="of:=CONCATENATE([.J26];[.K26])" office:value-type="string" office:string-value="KCNMB4IFNGR1" calcext:value-type="string">
            <text:p>KCNMB4IFNGR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PTK2B</text:p>
          </table:table-cell>
          <table:table-cell office:value-type="float" office:value="26" calcext:value-type="float">
            <text:p>26</text:p>
          </table:table-cell>
          <table:table-cell table:formula="of:=MATCH([.F27];[.$O$3:.$O$35];)" office:value-type="string" office:string-value="" calcext:value-type="error">
            <text:p>#N/A</text:p>
          </table:table-cell>
          <table:table-cell table:formula="of:=CONCATENATE([.B27];[.C27])" office:value-type="string" office:string-value="UPB1PTK2B" calcext:value-type="string">
            <text:p>UPB1PTK2B</text:p>
          </table:table-cell>
          <table:table-cell table:formula="of:=[.D27]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.203551741364" calcext:value-type="float">
            <text:p>0.2035517414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ITGA2</text:p>
          </table:table-cell>
          <table:table-cell table:style-name="ce2" table:formula="of:=VLOOKUP([.O27];[.$F$3:.$G$195];2;0)/0.99" office:value-type="float" office:value="8.08080808080808" calcext:value-type="float">
            <text:p>8</text:p>
          </table:table-cell>
          <table:table-cell/>
          <table:table-cell table:formula="of:=CONCATENATE([.K27];[.J27])" office:value-type="string" office:string-value="ITGA2NTRK1" calcext:value-type="string">
            <text:p>ITGA2NTRK1</text:p>
          </table:table-cell>
          <table:table-cell table:formula="of:=CONCATENATE([.J27];[.K27])" office:value-type="string" office:string-value="NTRK1ITGA2" calcext:value-type="string">
            <text:p>NTRK1ITGA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GPX4</text:p>
          </table:table-cell>
          <table:table-cell office:value-type="float" office:value="24" calcext:value-type="float">
            <text:p>24</text:p>
          </table:table-cell>
          <table:table-cell table:formula="of:=MATCH([.F28];[.$O$3:.$O$35];)" office:value-type="string" office:string-value="" calcext:value-type="error">
            <text:p>#N/A</text:p>
          </table:table-cell>
          <table:table-cell table:formula="of:=CONCATENATE([.B28];[.C28])" office:value-type="string" office:string-value="STAT3GPX4" calcext:value-type="string">
            <text:p>STAT3GPX4</text:p>
          </table:table-cell>
          <table:table-cell table:formula="of:=[.D28]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0.199347619889" calcext:value-type="float">
            <text:p>0.1993476199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SC5DL</text:p>
          </table:table-cell>
          <table:table-cell table:style-name="ce2" table:formula="of:=VLOOKUP([.O28];[.$F$3:.$G$195];2;0)/0.99" office:value-type="float" office:value="45.4545454545455" calcext:value-type="float">
            <text:p>45</text:p>
          </table:table-cell>
          <table:table-cell/>
          <table:table-cell table:formula="of:=CONCATENATE([.K28];[.J28])" office:value-type="string" office:string-value="SC5DLSOS1" calcext:value-type="string">
            <text:p>SC5DLSOS1</text:p>
          </table:table-cell>
          <table:table-cell table:formula="of:=CONCATENATE([.J28];[.K28])" office:value-type="string" office:string-value="SOS1SC5DL" calcext:value-type="string">
            <text:p>SOS1SC5D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PDPK1</text:p>
          </table:table-cell>
          <table:table-cell office:value-type="float" office:value="24" calcext:value-type="float">
            <text:p>24</text:p>
          </table:table-cell>
          <table:table-cell table:formula="of:=MATCH([.F29];[.$O$3:.$O$35];)" office:value-type="string" office:string-value="" calcext:value-type="error">
            <text:p>#N/A</text:p>
          </table:table-cell>
          <table:table-cell table:formula="of:=CONCATENATE([.B29];[.C29])" office:value-type="string" office:string-value="PRKAR2BPDPK1" calcext:value-type="string">
            <text:p>PRKAR2BPDPK1</text:p>
          </table:table-cell>
          <table:table-cell table:formula="of:=[.D29]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.194311302407" calcext:value-type="float">
            <text:p>0.1943113024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KRAS</text:p>
          </table:table-cell>
          <table:table-cell table:style-name="ce2" table:formula="of:=VLOOKUP([.O29];[.$F$3:.$G$195];2;0)/0.99" office:value-type="float" office:value="6.06060606060606" calcext:value-type="float">
            <text:p>6</text:p>
          </table:table-cell>
          <table:table-cell/>
          <table:table-cell table:formula="of:=CONCATENATE([.K29];[.J29])" office:value-type="string" office:string-value="KRASNRCAM" calcext:value-type="string">
            <text:p>KRASNRCAM</text:p>
          </table:table-cell>
          <table:table-cell table:formula="of:=CONCATENATE([.J29];[.K29])" office:value-type="string" office:string-value="NRCAMKRAS" calcext:value-type="string">
            <text:p>NRCAMKRA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IRS1</text:p>
          </table:table-cell>
          <table:table-cell office:value-type="float" office:value="23" calcext:value-type="float">
            <text:p>23</text:p>
          </table:table-cell>
          <table:table-cell table:formula="of:=MATCH([.F30];[.$O$3:.$O$35];)" office:value-type="string" office:string-value="" calcext:value-type="error">
            <text:p>#N/A</text:p>
          </table:table-cell>
          <table:table-cell table:formula="of:=CONCATENATE([.B30];[.C30])" office:value-type="string" office:string-value="STX1AIRS1" calcext:value-type="string">
            <text:p>STX1AIRS1</text:p>
          </table:table-cell>
          <table:table-cell table:formula="of:=[.D30]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0.183328826856" calcext:value-type="float">
            <text:p>0.1833288269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OAT</text:p>
          </table:table-cell>
          <table:table-cell table:style-name="ce2" table:formula="of:=VLOOKUP([.O30];[.$F$3:.$G$195];2;0)/0.99" office:value-type="float" office:value="16.1616161616162" calcext:value-type="float">
            <text:p>16</text:p>
          </table:table-cell>
          <table:table-cell/>
          <table:table-cell table:formula="of:=CONCATENATE([.K30];[.J30])" office:value-type="string" office:string-value="OATSLCO2A1" calcext:value-type="string">
            <text:p>OATSLCO2A1</text:p>
          </table:table-cell>
          <table:table-cell table:formula="of:=CONCATENATE([.J30];[.K30])" office:value-type="string" office:string-value="SLCO2A1OAT" calcext:value-type="string">
            <text:p>SLCO2A1OA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BRB2</text:p>
          </table:table-cell>
          <table:table-cell office:value-type="string" calcext:value-type="string">
            <text:p>ANK1</text:p>
          </table:table-cell>
          <table:table-cell office:value-type="float" office:value="23" calcext:value-type="float">
            <text:p>23</text:p>
          </table:table-cell>
          <table:table-cell table:formula="of:=MATCH([.F31];[.$O$3:.$O$35];)" office:value-type="string" office:string-value="" calcext:value-type="error">
            <text:p>#N/A</text:p>
          </table:table-cell>
          <table:table-cell table:formula="of:=CONCATENATE([.B31];[.C31])" office:value-type="string" office:string-value="GABRB2ANK1" calcext:value-type="string">
            <text:p>GABRB2ANK1</text:p>
          </table:table-cell>
          <table:table-cell table:formula="of:=[.D31]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0.174104904103" calcext:value-type="float">
            <text:p>0.1741049041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EIF2AK1</text:p>
          </table:table-cell>
          <table:table-cell table:style-name="ce2" table:formula="of:=VLOOKUP([.O31];[.$F$3:.$G$195];2;0)/0.99" office:value-type="float" office:value="12.1212121212121" calcext:value-type="float">
            <text:p>12</text:p>
          </table:table-cell>
          <table:table-cell/>
          <table:table-cell table:formula="of:=CONCATENATE([.K31];[.J31])" office:value-type="string" office:string-value="EIF2AK1SLCO2A1" calcext:value-type="string">
            <text:p>EIF2AK1SLCO2A1</text:p>
          </table:table-cell>
          <table:table-cell table:formula="of:=CONCATENATE([.J31];[.K31])" office:value-type="string" office:string-value="SLCO2A1EIF2AK1" calcext:value-type="string">
            <text:p>SLCO2A1EIF2AK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EXOC6</text:p>
          </table:table-cell>
          <table:table-cell office:value-type="float" office:value="23" calcext:value-type="float">
            <text:p>23</text:p>
          </table:table-cell>
          <table:table-cell table:formula="of:=MATCH([.F32];[.$O$3:.$O$35];)" office:value-type="string" office:string-value="" calcext:value-type="error">
            <text:p>#N/A</text:p>
          </table:table-cell>
          <table:table-cell table:formula="of:=CONCATENATE([.B32];[.C32])" office:value-type="string" office:string-value="SOS1EXOC6" calcext:value-type="string">
            <text:p>SOS1EXOC6</text:p>
          </table:table-cell>
          <table:table-cell table:formula="of:=[.D32]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0.166369372952" calcext:value-type="float">
            <text:p>0.166369373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NF1</text:p>
          </table:table-cell>
          <table:table-cell table:style-name="ce2" table:formula="of:=VLOOKUP([.O32];[.$F$3:.$G$195];2;0)/0.99" office:value-type="float" office:value="31.3131313131313" calcext:value-type="float">
            <text:p>31</text:p>
          </table:table-cell>
          <table:table-cell/>
          <table:table-cell table:formula="of:=CONCATENATE([.K32];[.J32])" office:value-type="string" office:string-value="NF1PIK3R3" calcext:value-type="string">
            <text:p>NF1PIK3R3</text:p>
          </table:table-cell>
          <table:table-cell table:formula="of:=CONCATENATE([.J32];[.K32])" office:value-type="string" office:string-value="PIK3R3NF1" calcext:value-type="string">
            <text:p>PIK3R3NF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PIK3CD</text:p>
          </table:table-cell>
          <table:table-cell office:value-type="float" office:value="22" calcext:value-type="float">
            <text:p>22</text:p>
          </table:table-cell>
          <table:table-cell table:formula="of:=MATCH([.F33];[.$O$3:.$O$35];)" office:value-type="float" office:value="15" calcext:value-type="float">
            <text:p>15</text:p>
          </table:table-cell>
          <table:table-cell table:formula="of:=CONCATENATE([.B33];[.C33])" office:value-type="string" office:string-value="PTK2BPIK3CD" calcext:value-type="string">
            <text:p>PTK2BPIK3CD</text:p>
          </table:table-cell>
          <table:table-cell table:formula="of:=[.D33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.138763855608" calcext:value-type="float">
            <text:p>0.1387638556</text:p>
          </table:table-cell>
          <table:table-cell office:value-type="string" calcext:value-type="string">
            <text:p>CDC16</text:p>
          </table:table-cell>
          <table:table-cell office:value-type="string" calcext:value-type="string">
            <text:p>ATF2</text:p>
          </table:table-cell>
          <table:table-cell table:style-name="ce2" table:formula="of:=VLOOKUP([.O33];[.$F$3:.$G$195];2;0)/0.99" office:value-type="float" office:value="19.1919191919192" calcext:value-type="float">
            <text:p>19</text:p>
          </table:table-cell>
          <table:table-cell/>
          <table:table-cell table:formula="of:=CONCATENATE([.K33];[.J33])" office:value-type="string" office:string-value="ATF2CDC16" calcext:value-type="string">
            <text:p>ATF2CDC16</text:p>
          </table:table-cell>
          <table:table-cell table:formula="of:=CONCATENATE([.J33];[.K33])" office:value-type="string" office:string-value="CDC16ATF2" calcext:value-type="string">
            <text:p>CDC16ATF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GPX4</text:p>
          </table:table-cell>
          <table:table-cell office:value-type="float" office:value="22" calcext:value-type="float">
            <text:p>22</text:p>
          </table:table-cell>
          <table:table-cell table:formula="of:=MATCH([.F34];[.$O$3:.$O$35];)" office:value-type="string" office:string-value="" calcext:value-type="error">
            <text:p>#N/A</text:p>
          </table:table-cell>
          <table:table-cell table:formula="of:=CONCATENATE([.B34];[.C34])" office:value-type="string" office:string-value="SLC22A2GPX4" calcext:value-type="string">
            <text:p>SLC22A2GPX4</text:p>
          </table:table-cell>
          <table:table-cell table:formula="of:=[.D34]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0.134064690615" calcext:value-type="float">
            <text:p>0.1340646906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BTRC</text:p>
          </table:table-cell>
          <table:table-cell table:style-name="ce2" table:formula="of:=VLOOKUP([.O34];[.$F$3:.$G$195];2;0)/0.99" office:value-type="float" office:value="21.2121212121212" calcext:value-type="float">
            <text:p>21</text:p>
          </table:table-cell>
          <table:table-cell/>
          <table:table-cell table:formula="of:=CONCATENATE([.K34];[.J34])" office:value-type="string" office:string-value="BTRCGPX4" calcext:value-type="string">
            <text:p>BTRCGPX4</text:p>
          </table:table-cell>
          <table:table-cell table:formula="of:=CONCATENATE([.J34];[.K34])" office:value-type="string" office:string-value="GPX4BTRC" calcext:value-type="string">
            <text:p>GPX4BTR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GAB2</text:p>
          </table:table-cell>
          <table:table-cell office:value-type="float" office:value="22" calcext:value-type="float">
            <text:p>22</text:p>
          </table:table-cell>
          <table:table-cell table:formula="of:=MATCH([.F35];[.$O$3:.$O$35];)" office:value-type="float" office:value="18" calcext:value-type="float">
            <text:p>18</text:p>
          </table:table-cell>
          <table:table-cell table:formula="of:=CONCATENATE([.B35];[.C35])" office:value-type="string" office:string-value="PDPK1GAB2" calcext:value-type="string">
            <text:p>PDPK1GAB2</text:p>
          </table:table-cell>
          <table:table-cell table:formula="of:=[.D35]"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.134033692702" calcext:value-type="float">
            <text:p>0.1340336927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DDOST</text:p>
          </table:table-cell>
          <table:table-cell table:style-name="ce2" table:formula="of:=VLOOKUP([.O35];[.$F$3:.$G$195];2;0)/0.99" office:value-type="float" office:value="13.1313131313131" calcext:value-type="float">
            <text:p>13</text:p>
          </table:table-cell>
          <table:table-cell/>
          <table:table-cell table:formula="of:=CONCATENATE([.K35];[.J35])" office:value-type="string" office:string-value="DDOSTSLCO4A1" calcext:value-type="string">
            <text:p>DDOSTSLCO4A1</text:p>
          </table:table-cell>
          <table:table-cell table:formula="of:=CONCATENATE([.J35];[.K35])" office:value-type="string" office:string-value="SLCO4A1DDOST" calcext:value-type="string">
            <text:p>SLCO4A1DDOS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ANK1</text:p>
          </table:table-cell>
          <table:table-cell office:value-type="float" office:value="22" calcext:value-type="float">
            <text:p>22</text:p>
          </table:table-cell>
          <table:table-cell table:formula="of:=MATCH([.F36];[.$O$3:.$O$35];)" office:value-type="float" office:value="8" calcext:value-type="float">
            <text:p>8</text:p>
          </table:table-cell>
          <table:table-cell table:formula="of:=CONCATENATE([.B36];[.C36])" office:value-type="string" office:string-value="STAT3ANK1" calcext:value-type="string">
            <text:p>STAT3ANK1</text:p>
          </table:table-cell>
          <table:table-cell table:formula="of:=[.D36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NRCAM</text:p>
          </table:table-cell>
          <table:table-cell office:value-type="float" office:value="22" calcext:value-type="float">
            <text:p>22</text:p>
          </table:table-cell>
          <table:table-cell table:formula="of:=MATCH([.F37];[.$O$3:.$O$35];)" office:value-type="float" office:value="14" calcext:value-type="float">
            <text:p>14</text:p>
          </table:table-cell>
          <table:table-cell table:formula="of:=CONCATENATE([.B37];[.C37])" office:value-type="string" office:string-value="SLCO4A1NRCAM" calcext:value-type="string">
            <text:p>SLCO4A1NRCAM</text:p>
          </table:table-cell>
          <table:table-cell table:formula="of:=[.D37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IL6R</text:p>
          </table:table-cell>
          <table:table-cell office:value-type="float" office:value="21" calcext:value-type="float">
            <text:p>21</text:p>
          </table:table-cell>
          <table:table-cell table:formula="of:=MATCH([.F38];[.$O$3:.$O$35];)" office:value-type="string" office:string-value="" calcext:value-type="error">
            <text:p>#N/A</text:p>
          </table:table-cell>
          <table:table-cell table:formula="of:=CONCATENATE([.B38];[.C38])" office:value-type="string" office:string-value="SLCO4A1IL6R" calcext:value-type="string">
            <text:p>SLCO4A1IL6R</text:p>
          </table:table-cell>
          <table:table-cell table:formula="of:=[.D3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BTRC</text:p>
          </table:table-cell>
          <table:table-cell office:value-type="float" office:value="21" calcext:value-type="float">
            <text:p>21</text:p>
          </table:table-cell>
          <table:table-cell table:formula="of:=MATCH([.F39];[.$O$3:.$O$35];)" office:value-type="float" office:value="32" calcext:value-type="float">
            <text:p>32</text:p>
          </table:table-cell>
          <table:table-cell table:formula="of:=CONCATENATE([.B39];[.C39])" office:value-type="string" office:string-value="GPX4BTRC" calcext:value-type="string">
            <text:p>GPX4BTRC</text:p>
          </table:table-cell>
          <table:table-cell table:formula="of:=[.D3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NRCAM</text:p>
          </table:table-cell>
          <table:table-cell office:value-type="float" office:value="21" calcext:value-type="float">
            <text:p>21</text:p>
          </table:table-cell>
          <table:table-cell table:formula="of:=MATCH([.F40];[.$O$3:.$O$35];)" office:value-type="string" office:string-value="" calcext:value-type="error">
            <text:p>#N/A</text:p>
          </table:table-cell>
          <table:table-cell table:formula="of:=CONCATENATE([.B40];[.C40])" office:value-type="string" office:string-value="PRKAR2BNRCAM" calcext:value-type="string">
            <text:p>PRKAR2BNRCAM</text:p>
          </table:table-cell>
          <table:table-cell table:formula="of:=[.D4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KCNMB4</text:p>
          </table:table-cell>
          <table:table-cell office:value-type="float" office:value="21" calcext:value-type="float">
            <text:p>21</text:p>
          </table:table-cell>
          <table:table-cell table:formula="of:=MATCH([.F41];[.$O$3:.$O$35];)" office:value-type="string" office:string-value="" calcext:value-type="error">
            <text:p>#N/A</text:p>
          </table:table-cell>
          <table:table-cell table:formula="of:=CONCATENATE([.B41];[.C41])" office:value-type="string" office:string-value="NTRK1KCNMB4" calcext:value-type="string">
            <text:p>NTRK1KCNMB4</text:p>
          </table:table-cell>
          <table:table-cell table:formula="of:=[.D4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GAB2</text:p>
          </table:table-cell>
          <table:table-cell office:value-type="float" office:value="20" calcext:value-type="float">
            <text:p>20</text:p>
          </table:table-cell>
          <table:table-cell table:formula="of:=MATCH([.F42];[.$O$3:.$O$35];)" office:value-type="float" office:value="20" calcext:value-type="float">
            <text:p>20</text:p>
          </table:table-cell>
          <table:table-cell table:formula="of:=CONCATENATE([.B42];[.C42])" office:value-type="string" office:string-value="PPCDCGAB2" calcext:value-type="string">
            <text:p>PPCDCGAB2</text:p>
          </table:table-cell>
          <table:table-cell table:formula="of:=[.D42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OAT</text:p>
          </table:table-cell>
          <table:table-cell office:value-type="float" office:value="19" calcext:value-type="float">
            <text:p>19</text:p>
          </table:table-cell>
          <table:table-cell table:formula="of:=MATCH([.F43];[.$O$3:.$O$35];)" office:value-type="string" office:string-value="" calcext:value-type="error">
            <text:p>#N/A</text:p>
          </table:table-cell>
          <table:table-cell table:formula="of:=CONCATENATE([.B43];[.C43])" office:value-type="string" office:string-value="PRKAR2BOAT" calcext:value-type="string">
            <text:p>PRKAR2BOAT</text:p>
          </table:table-cell>
          <table:table-cell table:formula="of:=[.D43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DC16</text:p>
          </table:table-cell>
          <table:table-cell office:value-type="string" calcext:value-type="string">
            <text:p>ATF2</text:p>
          </table:table-cell>
          <table:table-cell office:value-type="float" office:value="19" calcext:value-type="float">
            <text:p>19</text:p>
          </table:table-cell>
          <table:table-cell table:formula="of:=MATCH([.F44];[.$O$3:.$O$35];)" office:value-type="float" office:value="31" calcext:value-type="float">
            <text:p>31</text:p>
          </table:table-cell>
          <table:table-cell table:formula="of:=CONCATENATE([.B44];[.C44])" office:value-type="string" office:string-value="CDC16ATF2" calcext:value-type="string">
            <text:p>CDC16ATF2</text:p>
          </table:table-cell>
          <table:table-cell table:formula="of:=[.D44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IFNGR1</text:p>
          </table:table-cell>
          <table:table-cell office:value-type="float" office:value="19" calcext:value-type="float">
            <text:p>19</text:p>
          </table:table-cell>
          <table:table-cell table:formula="of:=MATCH([.F45];[.$O$3:.$O$35];)" office:value-type="float" office:value="24" calcext:value-type="float">
            <text:p>24</text:p>
          </table:table-cell>
          <table:table-cell table:formula="of:=CONCATENATE([.B45];[.C45])" office:value-type="string" office:string-value="KCNMB4IFNGR1" calcext:value-type="string">
            <text:p>KCNMB4IFNGR1</text:p>
          </table:table-cell>
          <table:table-cell table:formula="of:=[.D45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EXOC6</text:p>
          </table:table-cell>
          <table:table-cell office:value-type="float" office:value="19" calcext:value-type="float">
            <text:p>19</text:p>
          </table:table-cell>
          <table:table-cell table:formula="of:=MATCH([.F46];[.$O$3:.$O$35];)" office:value-type="string" office:string-value="" calcext:value-type="error">
            <text:p>#N/A</text:p>
          </table:table-cell>
          <table:table-cell table:formula="of:=CONCATENATE([.B46];[.C46])" office:value-type="string" office:string-value="GAB2EXOC6" calcext:value-type="string">
            <text:p>GAB2EXOC6</text:p>
          </table:table-cell>
          <table:table-cell table:formula="of:=[.D4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CDC16</text:p>
          </table:table-cell>
          <table:table-cell office:value-type="float" office:value="19" calcext:value-type="float">
            <text:p>19</text:p>
          </table:table-cell>
          <table:table-cell table:formula="of:=MATCH([.F47];[.$O$3:.$O$35];)" office:value-type="string" office:string-value="" calcext:value-type="error">
            <text:p>#N/A</text:p>
          </table:table-cell>
          <table:table-cell table:formula="of:=CONCATENATE([.B47];[.C47])" office:value-type="string" office:string-value="IL6RCDC16" calcext:value-type="string">
            <text:p>IL6RCDC16</text:p>
          </table:table-cell>
          <table:table-cell table:formula="of:=[.D47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GPX4</text:p>
          </table:table-cell>
          <table:table-cell office:value-type="float" office:value="19" calcext:value-type="float">
            <text:p>19</text:p>
          </table:table-cell>
          <table:table-cell table:formula="of:=MATCH([.F48];[.$O$3:.$O$35];)" office:value-type="string" office:string-value="" calcext:value-type="error">
            <text:p>#N/A</text:p>
          </table:table-cell>
          <table:table-cell table:formula="of:=CONCATENATE([.B48];[.C48])" office:value-type="string" office:string-value="SLCO4A1GPX4" calcext:value-type="string">
            <text:p>SLCO4A1GPX4</text:p>
          </table:table-cell>
          <table:table-cell table:formula="of:=[.D48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GPX4</text:p>
          </table:table-cell>
          <table:table-cell office:value-type="float" office:value="19" calcext:value-type="float">
            <text:p>19</text:p>
          </table:table-cell>
          <table:table-cell table:formula="of:=MATCH([.F49];[.$O$3:.$O$35];)" office:value-type="string" office:string-value="" calcext:value-type="error">
            <text:p>#N/A</text:p>
          </table:table-cell>
          <table:table-cell table:formula="of:=CONCATENATE([.B49];[.C49])" office:value-type="string" office:string-value="IL6RGPX4" calcext:value-type="string">
            <text:p>IL6RGPX4</text:p>
          </table:table-cell>
          <table:table-cell table:formula="of:=[.D49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EXOC6</text:p>
          </table:table-cell>
          <table:table-cell office:value-type="float" office:value="19" calcext:value-type="float">
            <text:p>19</text:p>
          </table:table-cell>
          <table:table-cell table:formula="of:=MATCH([.F50];[.$O$3:.$O$35];)" office:value-type="string" office:string-value="" calcext:value-type="error">
            <text:p>#N/A</text:p>
          </table:table-cell>
          <table:table-cell table:formula="of:=CONCATENATE([.B50];[.C50])" office:value-type="string" office:string-value="KRASEXOC6" calcext:value-type="string">
            <text:p>KRASEXOC6</text:p>
          </table:table-cell>
          <table:table-cell table:formula="of:=[.D50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ANK1</text:p>
          </table:table-cell>
          <table:table-cell office:value-type="float" office:value="18" calcext:value-type="float">
            <text:p>18</text:p>
          </table:table-cell>
          <table:table-cell table:formula="of:=MATCH([.F51];[.$O$3:.$O$35];)" office:value-type="string" office:string-value="" calcext:value-type="error">
            <text:p>#N/A</text:p>
          </table:table-cell>
          <table:table-cell table:formula="of:=CONCATENATE([.B51];[.C51])" office:value-type="string" office:string-value="GPX4ANK1" calcext:value-type="string">
            <text:p>GPX4ANK1</text:p>
          </table:table-cell>
          <table:table-cell table:formula="of:=[.D51]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NRCAM</text:p>
          </table:table-cell>
          <table:table-cell office:value-type="float" office:value="18" calcext:value-type="float">
            <text:p>18</text:p>
          </table:table-cell>
          <table:table-cell table:formula="of:=MATCH([.F52];[.$O$3:.$O$35];)" office:value-type="string" office:string-value="" calcext:value-type="error">
            <text:p>#N/A</text:p>
          </table:table-cell>
          <table:table-cell table:formula="of:=CONCATENATE([.B52];[.C52])" office:value-type="string" office:string-value="PIK3CDNRCAM" calcext:value-type="string">
            <text:p>PIK3CDNRCAM</text:p>
          </table:table-cell>
          <table:table-cell table:formula="of:=[.D52]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IL6R</text:p>
          </table:table-cell>
          <table:table-cell office:value-type="float" office:value="18" calcext:value-type="float">
            <text:p>18</text:p>
          </table:table-cell>
          <table:table-cell table:formula="of:=MATCH([.F53];[.$O$3:.$O$35];)" office:value-type="string" office:string-value="" calcext:value-type="error">
            <text:p>#N/A</text:p>
          </table:table-cell>
          <table:table-cell table:formula="of:=CONCATENATE([.B53];[.C53])" office:value-type="string" office:string-value="PIK3CDIL6R" calcext:value-type="string">
            <text:p>PIK3CDIL6R</text:p>
          </table:table-cell>
          <table:table-cell table:formula="of:=[.D53]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GAB2</text:p>
          </table:table-cell>
          <table:table-cell office:value-type="float" office:value="18" calcext:value-type="float">
            <text:p>18</text:p>
          </table:table-cell>
          <table:table-cell table:formula="of:=MATCH([.F54];[.$O$3:.$O$35];)" office:value-type="string" office:string-value="" calcext:value-type="error">
            <text:p>#N/A</text:p>
          </table:table-cell>
          <table:table-cell table:formula="of:=CONCATENATE([.B54];[.C54])" office:value-type="string" office:string-value="PIK3R3GAB2" calcext:value-type="string">
            <text:p>PIK3R3GAB2</text:p>
          </table:table-cell>
          <table:table-cell table:formula="of:=[.D54]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PPCDC</text:p>
          </table:table-cell>
          <table:table-cell office:value-type="float" office:value="18" calcext:value-type="float">
            <text:p>18</text:p>
          </table:table-cell>
          <table:table-cell table:formula="of:=MATCH([.F55];[.$O$3:.$O$35];)" office:value-type="string" office:string-value="" calcext:value-type="error">
            <text:p>#N/A</text:p>
          </table:table-cell>
          <table:table-cell table:formula="of:=CONCATENATE([.B55];[.C55])" office:value-type="string" office:string-value="PTK2BPPCDC" calcext:value-type="string">
            <text:p>PTK2BPPCDC</text:p>
          </table:table-cell>
          <table:table-cell table:formula="of:=[.D55]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IL6R</text:p>
          </table:table-cell>
          <table:table-cell office:value-type="float" office:value="17" calcext:value-type="float">
            <text:p>17</text:p>
          </table:table-cell>
          <table:table-cell table:formula="of:=MATCH([.F56];[.$O$3:.$O$35];)" office:value-type="string" office:string-value="" calcext:value-type="error">
            <text:p>#N/A</text:p>
          </table:table-cell>
          <table:table-cell table:formula="of:=CONCATENATE([.B56];[.C56])" office:value-type="string" office:string-value="SLC22A2IL6R" calcext:value-type="string">
            <text:p>SLC22A2IL6R</text:p>
          </table:table-cell>
          <table:table-cell table:formula="of:=[.D56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OAT</text:p>
          </table:table-cell>
          <table:table-cell office:value-type="float" office:value="17" calcext:value-type="float">
            <text:p>17</text:p>
          </table:table-cell>
          <table:table-cell table:formula="of:=MATCH([.F57];[.$O$3:.$O$35];)" office:value-type="string" office:string-value="" calcext:value-type="error">
            <text:p>#N/A</text:p>
          </table:table-cell>
          <table:table-cell table:formula="of:=CONCATENATE([.B57];[.C57])" office:value-type="string" office:string-value="PIK3R3OAT" calcext:value-type="string">
            <text:p>PIK3R3OAT</text:p>
          </table:table-cell>
          <table:table-cell table:formula="of:=[.D57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PTK2B</text:p>
          </table:table-cell>
          <table:table-cell office:value-type="float" office:value="17" calcext:value-type="float">
            <text:p>17</text:p>
          </table:table-cell>
          <table:table-cell table:formula="of:=MATCH([.F58];[.$O$3:.$O$35];)" office:value-type="string" office:string-value="" calcext:value-type="error">
            <text:p>#N/A</text:p>
          </table:table-cell>
          <table:table-cell table:formula="of:=CONCATENATE([.B58];[.C58])" office:value-type="string" office:string-value="STX1APTK2B" calcext:value-type="string">
            <text:p>STX1APTK2B</text:p>
          </table:table-cell>
          <table:table-cell table:formula="of:=[.D58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TRC</text:p>
          </table:table-cell>
          <table:table-cell office:value-type="string" calcext:value-type="string">
            <text:p>ATF2</text:p>
          </table:table-cell>
          <table:table-cell office:value-type="float" office:value="17" calcext:value-type="float">
            <text:p>17</text:p>
          </table:table-cell>
          <table:table-cell table:formula="of:=MATCH([.F59];[.$O$3:.$O$35];)" office:value-type="string" office:string-value="" calcext:value-type="error">
            <text:p>#N/A</text:p>
          </table:table-cell>
          <table:table-cell table:formula="of:=CONCATENATE([.B59];[.C59])" office:value-type="string" office:string-value="BTRCATF2" calcext:value-type="string">
            <text:p>BTRCATF2</text:p>
          </table:table-cell>
          <table:table-cell table:formula="of:=[.D59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SLC22A2</text:p>
          </table:table-cell>
          <table:table-cell office:value-type="float" office:value="16" calcext:value-type="float">
            <text:p>16</text:p>
          </table:table-cell>
          <table:table-cell table:formula="of:=MATCH([.F60];[.$O$3:.$O$35];)" office:value-type="float" office:value="9" calcext:value-type="float">
            <text:p>9</text:p>
          </table:table-cell>
          <table:table-cell table:formula="of:=CONCATENATE([.B60];[.C60])" office:value-type="string" office:string-value="STAT3SLC22A2" calcext:value-type="string">
            <text:p>STAT3SLC22A2</text:p>
          </table:table-cell>
          <table:table-cell table:formula="of:=[.D60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OAT</text:p>
          </table:table-cell>
          <table:table-cell office:value-type="float" office:value="16" calcext:value-type="float">
            <text:p>16</text:p>
          </table:table-cell>
          <table:table-cell table:formula="of:=MATCH([.F61];[.$O$3:.$O$35];)" office:value-type="float" office:value="28" calcext:value-type="float">
            <text:p>28</text:p>
          </table:table-cell>
          <table:table-cell table:formula="of:=CONCATENATE([.B61];[.C61])" office:value-type="string" office:string-value="SLCO2A1OAT" calcext:value-type="string">
            <text:p>SLCO2A1OAT</text:p>
          </table:table-cell>
          <table:table-cell table:formula="of:=[.D6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IFNGR1</text:p>
          </table:table-cell>
          <table:table-cell office:value-type="float" office:value="16" calcext:value-type="float">
            <text:p>16</text:p>
          </table:table-cell>
          <table:table-cell table:formula="of:=MATCH([.F62];[.$O$3:.$O$35];)" office:value-type="string" office:string-value="" calcext:value-type="error">
            <text:p>#N/A</text:p>
          </table:table-cell>
          <table:table-cell table:formula="of:=CONCATENATE([.B62];[.C62])" office:value-type="string" office:string-value="IL6RIFNGR1" calcext:value-type="string">
            <text:p>IL6RIFNGR1</text:p>
          </table:table-cell>
          <table:table-cell table:formula="of:=[.D62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ANK1</text:p>
          </table:table-cell>
          <table:table-cell office:value-type="float" office:value="16" calcext:value-type="float">
            <text:p>16</text:p>
          </table:table-cell>
          <table:table-cell table:formula="of:=MATCH([.F63];[.$O$3:.$O$35];)" office:value-type="float" office:value="13" calcext:value-type="float">
            <text:p>13</text:p>
          </table:table-cell>
          <table:table-cell table:formula="of:=CONCATENATE([.B63];[.C63])" office:value-type="string" office:string-value="GAB2ANK1" calcext:value-type="string">
            <text:p>GAB2ANK1</text:p>
          </table:table-cell>
          <table:table-cell table:formula="of:=[.D63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NTRK1</text:p>
          </table:table-cell>
          <table:table-cell office:value-type="float" office:value="16" calcext:value-type="float">
            <text:p>16</text:p>
          </table:table-cell>
          <table:table-cell table:formula="of:=MATCH([.F64];[.$O$3:.$O$35];)" office:value-type="string" office:string-value="" calcext:value-type="error">
            <text:p>#N/A</text:p>
          </table:table-cell>
          <table:table-cell table:formula="of:=CONCATENATE([.B64];[.C64])" office:value-type="string" office:string-value="SLC22A2NTRK1" calcext:value-type="string">
            <text:p>SLC22A2NTRK1</text:p>
          </table:table-cell>
          <table:table-cell table:formula="of:=[.D64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KRAS</text:p>
          </table:table-cell>
          <table:table-cell office:value-type="float" office:value="15" calcext:value-type="float">
            <text:p>15</text:p>
          </table:table-cell>
          <table:table-cell table:formula="of:=MATCH([.F65];[.$O$3:.$O$35];)" office:value-type="string" office:string-value="" calcext:value-type="error">
            <text:p>#N/A</text:p>
          </table:table-cell>
          <table:table-cell table:formula="of:=CONCATENATE([.B65];[.C65])" office:value-type="string" office:string-value="SLCO4A1KRAS" calcext:value-type="string">
            <text:p>SLCO4A1KRAS</text:p>
          </table:table-cell>
          <table:table-cell table:formula="of:=[.D65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PIK3R3</text:p>
          </table:table-cell>
          <table:table-cell office:value-type="float" office:value="15" calcext:value-type="float">
            <text:p>15</text:p>
          </table:table-cell>
          <table:table-cell table:formula="of:=MATCH([.F66];[.$O$3:.$O$35];)" office:value-type="string" office:string-value="" calcext:value-type="error">
            <text:p>#N/A</text:p>
          </table:table-cell>
          <table:table-cell table:formula="of:=CONCATENATE([.B66];[.C66])" office:value-type="string" office:string-value="PPCDCPIK3R3" calcext:value-type="string">
            <text:p>PPCDCPIK3R3</text:p>
          </table:table-cell>
          <table:table-cell table:formula="of:=[.D66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ATF2</text:p>
          </table:table-cell>
          <table:table-cell office:value-type="float" office:value="15" calcext:value-type="float">
            <text:p>15</text:p>
          </table:table-cell>
          <table:table-cell table:formula="of:=MATCH([.F67];[.$O$3:.$O$35];)" office:value-type="string" office:string-value="" calcext:value-type="error">
            <text:p>#N/A</text:p>
          </table:table-cell>
          <table:table-cell table:formula="of:=CONCATENATE([.B67];[.C67])" office:value-type="string" office:string-value="KCNMB4ATF2" calcext:value-type="string">
            <text:p>KCNMB4ATF2</text:p>
          </table:table-cell>
          <table:table-cell table:formula="of:=[.D67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GAB2</text:p>
          </table:table-cell>
          <table:table-cell office:value-type="float" office:value="15" calcext:value-type="float">
            <text:p>15</text:p>
          </table:table-cell>
          <table:table-cell table:formula="of:=MATCH([.F68];[.$O$3:.$O$35];)" office:value-type="string" office:string-value="" calcext:value-type="error">
            <text:p>#N/A</text:p>
          </table:table-cell>
          <table:table-cell table:formula="of:=CONCATENATE([.B68];[.C68])" office:value-type="string" office:string-value="NTRK1GAB2" calcext:value-type="string">
            <text:p>NTRK1GAB2</text:p>
          </table:table-cell>
          <table:table-cell table:formula="of:=[.D68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GAB2</text:p>
          </table:table-cell>
          <table:table-cell office:value-type="float" office:value="15" calcext:value-type="float">
            <text:p>15</text:p>
          </table:table-cell>
          <table:table-cell table:formula="of:=MATCH([.F69];[.$O$3:.$O$35];)" office:value-type="string" office:string-value="" calcext:value-type="error">
            <text:p>#N/A</text:p>
          </table:table-cell>
          <table:table-cell table:formula="of:=CONCATENATE([.B69];[.C69])" office:value-type="string" office:string-value="IRS1GAB2" calcext:value-type="string">
            <text:p>IRS1GAB2</text:p>
          </table:table-cell>
          <table:table-cell table:formula="of:=[.D69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PIK3R3</text:p>
          </table:table-cell>
          <table:table-cell office:value-type="float" office:value="14" calcext:value-type="float">
            <text:p>14</text:p>
          </table:table-cell>
          <table:table-cell table:formula="of:=MATCH([.F70];[.$O$3:.$O$35];)" office:value-type="float" office:value="22" calcext:value-type="float">
            <text:p>22</text:p>
          </table:table-cell>
          <table:table-cell table:formula="of:=CONCATENATE([.B70];[.C70])" office:value-type="string" office:string-value="PRKAR2BPIK3R3" calcext:value-type="string">
            <text:p>PRKAR2BPIK3R3</text:p>
          </table:table-cell>
          <table:table-cell table:formula="of:=[.D70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OAT</text:p>
          </table:table-cell>
          <table:table-cell office:value-type="float" office:value="14" calcext:value-type="float">
            <text:p>14</text:p>
          </table:table-cell>
          <table:table-cell table:formula="of:=MATCH([.F71];[.$O$3:.$O$35];)" office:value-type="string" office:string-value="" calcext:value-type="error">
            <text:p>#N/A</text:p>
          </table:table-cell>
          <table:table-cell table:formula="of:=CONCATENATE([.B71];[.C71])" office:value-type="string" office:string-value="PDPK1OAT" calcext:value-type="string">
            <text:p>PDPK1OAT</text:p>
          </table:table-cell>
          <table:table-cell table:formula="of:=[.D71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GABRB2</text:p>
          </table:table-cell>
          <table:table-cell office:value-type="float" office:value="14" calcext:value-type="float">
            <text:p>14</text:p>
          </table:table-cell>
          <table:table-cell table:formula="of:=MATCH([.F72];[.$O$3:.$O$35];)" office:value-type="string" office:string-value="" calcext:value-type="error">
            <text:p>#N/A</text:p>
          </table:table-cell>
          <table:table-cell table:formula="of:=CONCATENATE([.B72];[.C72])" office:value-type="string" office:string-value="SLCO2A1GABRB2" calcext:value-type="string">
            <text:p>SLCO2A1GABRB2</text:p>
          </table:table-cell>
          <table:table-cell table:formula="of:=[.D72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ATF2</text:p>
          </table:table-cell>
          <table:table-cell office:value-type="float" office:value="14" calcext:value-type="float">
            <text:p>14</text:p>
          </table:table-cell>
          <table:table-cell table:formula="of:=MATCH([.F73];[.$O$3:.$O$35];)" office:value-type="string" office:string-value="" calcext:value-type="error">
            <text:p>#N/A</text:p>
          </table:table-cell>
          <table:table-cell table:formula="of:=CONCATENATE([.B73];[.C73])" office:value-type="string" office:string-value="SC5DLATF2" calcext:value-type="string">
            <text:p>SC5DLATF2</text:p>
          </table:table-cell>
          <table:table-cell table:formula="of:=[.D73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BTRC</text:p>
          </table:table-cell>
          <table:table-cell office:value-type="float" office:value="14" calcext:value-type="float">
            <text:p>14</text:p>
          </table:table-cell>
          <table:table-cell table:formula="of:=MATCH([.F74];[.$O$3:.$O$35];)" office:value-type="string" office:string-value="" calcext:value-type="error">
            <text:p>#N/A</text:p>
          </table:table-cell>
          <table:table-cell table:formula="of:=CONCATENATE([.B74];[.C74])" office:value-type="string" office:string-value="GAB2BTRC" calcext:value-type="string">
            <text:p>GAB2BTRC</text:p>
          </table:table-cell>
          <table:table-cell table:formula="of:=[.D74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NRCAM</text:p>
          </table:table-cell>
          <table:table-cell office:value-type="float" office:value="14" calcext:value-type="float">
            <text:p>14</text:p>
          </table:table-cell>
          <table:table-cell table:formula="of:=MATCH([.F75];[.$O$3:.$O$35];)" office:value-type="string" office:string-value="" calcext:value-type="error">
            <text:p>#N/A</text:p>
          </table:table-cell>
          <table:table-cell table:formula="of:=CONCATENATE([.B75];[.C75])" office:value-type="string" office:string-value="SC5DLNRCAM" calcext:value-type="string">
            <text:p>SC5DLNRCAM</text:p>
          </table:table-cell>
          <table:table-cell table:formula="of:=[.D75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NRCAM</text:p>
          </table:table-cell>
          <table:table-cell office:value-type="float" office:value="14" calcext:value-type="float">
            <text:p>14</text:p>
          </table:table-cell>
          <table:table-cell table:formula="of:=MATCH([.F76];[.$O$3:.$O$35];)" office:value-type="string" office:string-value="" calcext:value-type="error">
            <text:p>#N/A</text:p>
          </table:table-cell>
          <table:table-cell table:formula="of:=CONCATENATE([.B76];[.C76])" office:value-type="string" office:string-value="SLC22A2NRCAM" calcext:value-type="string">
            <text:p>SLC22A2NRCAM</text:p>
          </table:table-cell>
          <table:table-cell table:formula="of:=[.D76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IL6R</text:p>
          </table:table-cell>
          <table:table-cell office:value-type="float" office:value="14" calcext:value-type="float">
            <text:p>14</text:p>
          </table:table-cell>
          <table:table-cell table:formula="of:=MATCH([.F77];[.$O$3:.$O$35];)" office:value-type="string" office:string-value="" calcext:value-type="error">
            <text:p>#N/A</text:p>
          </table:table-cell>
          <table:table-cell table:formula="of:=CONCATENATE([.B77];[.C77])" office:value-type="string" office:string-value="PRKAR2BIL6R" calcext:value-type="string">
            <text:p>PRKAR2BIL6R</text:p>
          </table:table-cell>
          <table:table-cell table:formula="of:=[.D77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NF1</text:p>
          </table:table-cell>
          <table:table-cell office:value-type="float" office:value="13" calcext:value-type="float">
            <text:p>13</text:p>
          </table:table-cell>
          <table:table-cell table:formula="of:=MATCH([.F78];[.$O$3:.$O$35];)" office:value-type="string" office:string-value="" calcext:value-type="error">
            <text:p>#N/A</text:p>
          </table:table-cell>
          <table:table-cell table:formula="of:=CONCATENATE([.B78];[.C78])" office:value-type="string" office:string-value="NTRK1NF1" calcext:value-type="string">
            <text:p>NTRK1NF1</text:p>
          </table:table-cell>
          <table:table-cell table:formula="of:=[.D78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SLCO4A1</text:p>
          </table:table-cell>
          <table:table-cell office:value-type="float" office:value="13" calcext:value-type="float">
            <text:p>13</text:p>
          </table:table-cell>
          <table:table-cell table:formula="of:=MATCH([.F79];[.$O$3:.$O$35];)" office:value-type="string" office:string-value="" calcext:value-type="error">
            <text:p>#N/A</text:p>
          </table:table-cell>
          <table:table-cell table:formula="of:=CONCATENATE([.B79];[.C79])" office:value-type="string" office:string-value="STAT3SLCO4A1" calcext:value-type="string">
            <text:p>STAT3SLCO4A1</text:p>
          </table:table-cell>
          <table:table-cell table:formula="of:=[.D79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IRS1</text:p>
          </table:table-cell>
          <table:table-cell office:value-type="float" office:value="13" calcext:value-type="float">
            <text:p>13</text:p>
          </table:table-cell>
          <table:table-cell table:formula="of:=MATCH([.F80];[.$O$3:.$O$35];)" office:value-type="string" office:string-value="" calcext:value-type="error">
            <text:p>#N/A</text:p>
          </table:table-cell>
          <table:table-cell table:formula="of:=CONCATENATE([.B80];[.C80])" office:value-type="string" office:string-value="SLC22A2IRS1" calcext:value-type="string">
            <text:p>SLC22A2IRS1</text:p>
          </table:table-cell>
          <table:table-cell table:formula="of:=[.D80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OAT</text:p>
          </table:table-cell>
          <table:table-cell office:value-type="float" office:value="13" calcext:value-type="float">
            <text:p>13</text:p>
          </table:table-cell>
          <table:table-cell table:formula="of:=MATCH([.F81];[.$O$3:.$O$35];)" office:value-type="string" office:string-value="" calcext:value-type="error">
            <text:p>#N/A</text:p>
          </table:table-cell>
          <table:table-cell table:formula="of:=CONCATENATE([.B81];[.C81])" office:value-type="string" office:string-value="PPCDCOAT" calcext:value-type="string">
            <text:p>PPCDCOAT</text:p>
          </table:table-cell>
          <table:table-cell table:formula="of:=[.D81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PDPK1</text:p>
          </table:table-cell>
          <table:table-cell office:value-type="float" office:value="13" calcext:value-type="float">
            <text:p>13</text:p>
          </table:table-cell>
          <table:table-cell table:formula="of:=MATCH([.F82];[.$O$3:.$O$35];)" office:value-type="string" office:string-value="" calcext:value-type="error">
            <text:p>#N/A</text:p>
          </table:table-cell>
          <table:table-cell table:formula="of:=CONCATENATE([.B82];[.C82])" office:value-type="string" office:string-value="STX1APDPK1" calcext:value-type="string">
            <text:p>STX1APDPK1</text:p>
          </table:table-cell>
          <table:table-cell table:formula="of:=[.D82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DDOST</text:p>
          </table:table-cell>
          <table:table-cell office:value-type="float" office:value="13" calcext:value-type="float">
            <text:p>13</text:p>
          </table:table-cell>
          <table:table-cell table:formula="of:=MATCH([.F83];[.$O$3:.$O$35];)" office:value-type="float" office:value="33" calcext:value-type="float">
            <text:p>33</text:p>
          </table:table-cell>
          <table:table-cell table:formula="of:=CONCATENATE([.B83];[.C83])" office:value-type="string" office:string-value="SLCO4A1DDOST" calcext:value-type="string">
            <text:p>SLCO4A1DDOST</text:p>
          </table:table-cell>
          <table:table-cell table:formula="of:=[.D83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GPX4</text:p>
          </table:table-cell>
          <table:table-cell office:value-type="float" office:value="13" calcext:value-type="float">
            <text:p>13</text:p>
          </table:table-cell>
          <table:table-cell table:formula="of:=MATCH([.F84];[.$O$3:.$O$35];)" office:value-type="string" office:string-value="" calcext:value-type="error">
            <text:p>#N/A</text:p>
          </table:table-cell>
          <table:table-cell table:formula="of:=CONCATENATE([.B84];[.C84])" office:value-type="string" office:string-value="IRS1GPX4" calcext:value-type="string">
            <text:p>IRS1GPX4</text:p>
          </table:table-cell>
          <table:table-cell table:formula="of:=[.D84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CDC16</text:p>
          </table:table-cell>
          <table:table-cell office:value-type="float" office:value="12" calcext:value-type="float">
            <text:p>12</text:p>
          </table:table-cell>
          <table:table-cell table:formula="of:=MATCH([.F85];[.$O$3:.$O$35];)" office:value-type="float" office:value="23" calcext:value-type="float">
            <text:p>23</text:p>
          </table:table-cell>
          <table:table-cell table:formula="of:=CONCATENATE([.B85];[.C85])" office:value-type="string" office:string-value="GAB2CDC16" calcext:value-type="string">
            <text:p>GAB2CDC16</text:p>
          </table:table-cell>
          <table:table-cell table:formula="of:=[.D85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EXOC6</text:p>
          </table:table-cell>
          <table:table-cell office:value-type="float" office:value="12" calcext:value-type="float">
            <text:p>12</text:p>
          </table:table-cell>
          <table:table-cell table:formula="of:=MATCH([.F86];[.$O$3:.$O$35];)" office:value-type="string" office:string-value="" calcext:value-type="error">
            <text:p>#N/A</text:p>
          </table:table-cell>
          <table:table-cell table:formula="of:=CONCATENATE([.B86];[.C86])" office:value-type="string" office:string-value="KCNMB4EXOC6" calcext:value-type="string">
            <text:p>KCNMB4EXOC6</text:p>
          </table:table-cell>
          <table:table-cell table:formula="of:=[.D86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EIF2AK1</text:p>
          </table:table-cell>
          <table:table-cell office:value-type="float" office:value="12" calcext:value-type="float">
            <text:p>12</text:p>
          </table:table-cell>
          <table:table-cell table:formula="of:=MATCH([.F87];[.$O$3:.$O$35];)" office:value-type="float" office:value="29" calcext:value-type="float">
            <text:p>29</text:p>
          </table:table-cell>
          <table:table-cell table:formula="of:=CONCATENATE([.B87];[.C87])" office:value-type="string" office:string-value="SLCO2A1EIF2AK1" calcext:value-type="string">
            <text:p>SLCO2A1EIF2AK1</text:p>
          </table:table-cell>
          <table:table-cell table:formula="of:=[.D87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GAB2</text:p>
          </table:table-cell>
          <table:table-cell office:value-type="float" office:value="12" calcext:value-type="float">
            <text:p>12</text:p>
          </table:table-cell>
          <table:table-cell table:formula="of:=MATCH([.F88];[.$O$3:.$O$35];)" office:value-type="string" office:string-value="" calcext:value-type="error">
            <text:p>#N/A</text:p>
          </table:table-cell>
          <table:table-cell table:formula="of:=CONCATENATE([.B88];[.C88])" office:value-type="string" office:string-value="KCNMB4GAB2" calcext:value-type="string">
            <text:p>KCNMB4GAB2</text:p>
          </table:table-cell>
          <table:table-cell table:formula="of:=[.D88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EIF2AK1</text:p>
          </table:table-cell>
          <table:table-cell office:value-type="float" office:value="11" calcext:value-type="float">
            <text:p>11</text:p>
          </table:table-cell>
          <table:table-cell table:formula="of:=MATCH([.F89];[.$O$3:.$O$35];)" office:value-type="string" office:string-value="" calcext:value-type="error">
            <text:p>#N/A</text:p>
          </table:table-cell>
          <table:table-cell table:formula="of:=CONCATENATE([.B89];[.C89])" office:value-type="string" office:string-value="UPB1EIF2AK1" calcext:value-type="string">
            <text:p>UPB1EIF2AK1</text:p>
          </table:table-cell>
          <table:table-cell table:formula="of:=[.D89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GPX4</text:p>
          </table:table-cell>
          <table:table-cell office:value-type="float" office:value="11" calcext:value-type="float">
            <text:p>11</text:p>
          </table:table-cell>
          <table:table-cell table:formula="of:=MATCH([.F90];[.$O$3:.$O$35];)" office:value-type="string" office:string-value="" calcext:value-type="error">
            <text:p>#N/A</text:p>
          </table:table-cell>
          <table:table-cell table:formula="of:=CONCATENATE([.B90];[.C90])" office:value-type="string" office:string-value="PTK2BGPX4" calcext:value-type="string">
            <text:p>PTK2BGPX4</text:p>
          </table:table-cell>
          <table:table-cell table:formula="of:=[.D90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GABRB2</text:p>
          </table:table-cell>
          <table:table-cell office:value-type="float" office:value="11" calcext:value-type="float">
            <text:p>11</text:p>
          </table:table-cell>
          <table:table-cell table:formula="of:=MATCH([.F91];[.$O$3:.$O$35];)" office:value-type="string" office:string-value="" calcext:value-type="error">
            <text:p>#N/A</text:p>
          </table:table-cell>
          <table:table-cell table:formula="of:=CONCATENATE([.B91];[.C91])" office:value-type="string" office:string-value="IFNGR1GABRB2" calcext:value-type="string">
            <text:p>IFNGR1GABRB2</text:p>
          </table:table-cell>
          <table:table-cell table:formula="of:=[.D91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IRS1</text:p>
          </table:table-cell>
          <table:table-cell office:value-type="float" office:value="11" calcext:value-type="float">
            <text:p>11</text:p>
          </table:table-cell>
          <table:table-cell table:formula="of:=MATCH([.F92];[.$O$3:.$O$35];)" office:value-type="string" office:string-value="" calcext:value-type="error">
            <text:p>#N/A</text:p>
          </table:table-cell>
          <table:table-cell table:formula="of:=CONCATENATE([.B92];[.C92])" office:value-type="string" office:string-value="PIK3CDIRS1" calcext:value-type="string">
            <text:p>PIK3CDIRS1</text:p>
          </table:table-cell>
          <table:table-cell table:formula="of:=[.D92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GAB2</text:p>
          </table:table-cell>
          <table:table-cell office:value-type="float" office:value="11" calcext:value-type="float">
            <text:p>11</text:p>
          </table:table-cell>
          <table:table-cell table:formula="of:=MATCH([.F93];[.$O$3:.$O$35];)" office:value-type="string" office:string-value="" calcext:value-type="error">
            <text:p>#N/A</text:p>
          </table:table-cell>
          <table:table-cell table:formula="of:=CONCATENATE([.B93];[.C93])" office:value-type="string" office:string-value="SLC22A2GAB2" calcext:value-type="string">
            <text:p>SLC22A2GAB2</text:p>
          </table:table-cell>
          <table:table-cell table:formula="of:=[.D93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KRAS</text:p>
          </table:table-cell>
          <table:table-cell office:value-type="float" office:value="11" calcext:value-type="float">
            <text:p>11</text:p>
          </table:table-cell>
          <table:table-cell table:formula="of:=MATCH([.F94];[.$O$3:.$O$35];)" office:value-type="string" office:string-value="" calcext:value-type="error">
            <text:p>#N/A</text:p>
          </table:table-cell>
          <table:table-cell table:formula="of:=CONCATENATE([.B94];[.C94])" office:value-type="string" office:string-value="PDPK1KRAS" calcext:value-type="string">
            <text:p>PDPK1KRAS</text:p>
          </table:table-cell>
          <table:table-cell table:formula="of:=[.D94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IL6R</text:p>
          </table:table-cell>
          <table:table-cell office:value-type="float" office:value="11" calcext:value-type="float">
            <text:p>11</text:p>
          </table:table-cell>
          <table:table-cell table:formula="of:=MATCH([.F95];[.$O$3:.$O$35];)" office:value-type="string" office:string-value="" calcext:value-type="error">
            <text:p>#N/A</text:p>
          </table:table-cell>
          <table:table-cell table:formula="of:=CONCATENATE([.B95];[.C95])" office:value-type="string" office:string-value="STAT3IL6R" calcext:value-type="string">
            <text:p>STAT3IL6R</text:p>
          </table:table-cell>
          <table:table-cell table:formula="of:=[.D95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GAB2</text:p>
          </table:table-cell>
          <table:table-cell office:value-type="float" office:value="11" calcext:value-type="float">
            <text:p>11</text:p>
          </table:table-cell>
          <table:table-cell table:formula="of:=MATCH([.F96];[.$O$3:.$O$35];)" office:value-type="string" office:string-value="" calcext:value-type="error">
            <text:p>#N/A</text:p>
          </table:table-cell>
          <table:table-cell table:formula="of:=CONCATENATE([.B96];[.C96])" office:value-type="string" office:string-value="PTK2BGAB2" calcext:value-type="string">
            <text:p>PTK2BGAB2</text:p>
          </table:table-cell>
          <table:table-cell table:formula="of:=[.D96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PDPK1</text:p>
          </table:table-cell>
          <table:table-cell office:value-type="float" office:value="10" calcext:value-type="float">
            <text:p>10</text:p>
          </table:table-cell>
          <table:table-cell table:formula="of:=MATCH([.F97];[.$O$3:.$O$35];)" office:value-type="string" office:string-value="" calcext:value-type="error">
            <text:p>#N/A</text:p>
          </table:table-cell>
          <table:table-cell table:formula="of:=CONCATENATE([.B97];[.C97])" office:value-type="string" office:string-value="SOS1PDPK1" calcext:value-type="string">
            <text:p>SOS1PDPK1</text:p>
          </table:table-cell>
          <table:table-cell table:formula="of:=[.D97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IL6R</text:p>
          </table:table-cell>
          <table:table-cell office:value-type="float" office:value="10" calcext:value-type="float">
            <text:p>10</text:p>
          </table:table-cell>
          <table:table-cell table:formula="of:=MATCH([.F98];[.$O$3:.$O$35];)" office:value-type="string" office:string-value="" calcext:value-type="error">
            <text:p>#N/A</text:p>
          </table:table-cell>
          <table:table-cell table:formula="of:=CONCATENATE([.B98];[.C98])" office:value-type="string" office:string-value="KRASIL6R" calcext:value-type="string">
            <text:p>KRASIL6R</text:p>
          </table:table-cell>
          <table:table-cell table:formula="of:=[.D98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GPX4</text:p>
          </table:table-cell>
          <table:table-cell office:value-type="float" office:value="10" calcext:value-type="float">
            <text:p>10</text:p>
          </table:table-cell>
          <table:table-cell table:formula="of:=MATCH([.F99];[.$O$3:.$O$35];)" office:value-type="string" office:string-value="" calcext:value-type="error">
            <text:p>#N/A</text:p>
          </table:table-cell>
          <table:table-cell table:formula="of:=CONCATENATE([.B99];[.C99])" office:value-type="string" office:string-value="UPB1GPX4" calcext:value-type="string">
            <text:p>UPB1GPX4</text:p>
          </table:table-cell>
          <table:table-cell table:formula="of:=[.D99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PPCDC</text:p>
          </table:table-cell>
          <table:table-cell office:value-type="float" office:value="10" calcext:value-type="float">
            <text:p>10</text:p>
          </table:table-cell>
          <table:table-cell table:formula="of:=MATCH([.F100];[.$O$3:.$O$35];)" office:value-type="string" office:string-value="" calcext:value-type="error">
            <text:p>#N/A</text:p>
          </table:table-cell>
          <table:table-cell table:formula="of:=CONCATENATE([.B100];[.C100])" office:value-type="string" office:string-value="STAT3PPCDC" calcext:value-type="string">
            <text:p>STAT3PPCDC</text:p>
          </table:table-cell>
          <table:table-cell table:formula="of:=[.D100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PIK3CD</text:p>
          </table:table-cell>
          <table:table-cell office:value-type="float" office:value="10" calcext:value-type="float">
            <text:p>10</text:p>
          </table:table-cell>
          <table:table-cell table:formula="of:=MATCH([.F101];[.$O$3:.$O$35];)" office:value-type="string" office:string-value="" calcext:value-type="error">
            <text:p>#N/A</text:p>
          </table:table-cell>
          <table:table-cell table:formula="of:=CONCATENATE([.B101];[.C101])" office:value-type="string" office:string-value="SLC22A2PIK3CD" calcext:value-type="string">
            <text:p>SLC22A2PIK3CD</text:p>
          </table:table-cell>
          <table:table-cell table:formula="of:=[.D101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GPX4</text:p>
          </table:table-cell>
          <table:table-cell office:value-type="float" office:value="10" calcext:value-type="float">
            <text:p>10</text:p>
          </table:table-cell>
          <table:table-cell table:formula="of:=MATCH([.F102];[.$O$3:.$O$35];)" office:value-type="string" office:string-value="" calcext:value-type="error">
            <text:p>#N/A</text:p>
          </table:table-cell>
          <table:table-cell table:formula="of:=CONCATENATE([.B102];[.C102])" office:value-type="string" office:string-value="NTRK1GPX4" calcext:value-type="string">
            <text:p>NTRK1GPX4</text:p>
          </table:table-cell>
          <table:table-cell table:formula="of:=[.D102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IFNGR1</text:p>
          </table:table-cell>
          <table:table-cell office:value-type="float" office:value="10" calcext:value-type="float">
            <text:p>10</text:p>
          </table:table-cell>
          <table:table-cell table:formula="of:=MATCH([.F103];[.$O$3:.$O$35];)" office:value-type="string" office:string-value="" calcext:value-type="error">
            <text:p>#N/A</text:p>
          </table:table-cell>
          <table:table-cell table:formula="of:=CONCATENATE([.B103];[.C103])" office:value-type="string" office:string-value="SLCO4A1IFNGR1" calcext:value-type="string">
            <text:p>SLCO4A1IFNGR1</text:p>
          </table:table-cell>
          <table:table-cell table:formula="of:=[.D103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NTRK1</text:p>
          </table:table-cell>
          <table:table-cell office:value-type="float" office:value="10" calcext:value-type="float">
            <text:p>10</text:p>
          </table:table-cell>
          <table:table-cell table:formula="of:=MATCH([.F104];[.$O$3:.$O$35];)" office:value-type="string" office:string-value="" calcext:value-type="error">
            <text:p>#N/A</text:p>
          </table:table-cell>
          <table:table-cell table:formula="of:=CONCATENATE([.B104];[.C104])" office:value-type="string" office:string-value="UPB1NTRK1" calcext:value-type="string">
            <text:p>UPB1NTRK1</text:p>
          </table:table-cell>
          <table:table-cell table:formula="of:=[.D104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ATF2</text:p>
          </table:table-cell>
          <table:table-cell office:value-type="float" office:value="9" calcext:value-type="float">
            <text:p>9</text:p>
          </table:table-cell>
          <table:table-cell table:formula="of:=MATCH([.F105];[.$O$3:.$O$35];)" office:value-type="string" office:string-value="" calcext:value-type="error">
            <text:p>#N/A</text:p>
          </table:table-cell>
          <table:table-cell table:formula="of:=CONCATENATE([.B105];[.C105])" office:value-type="string" office:string-value="PPCDCATF2" calcext:value-type="string">
            <text:p>PPCDCATF2</text:p>
          </table:table-cell>
          <table:table-cell table:formula="of:=[.D105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PIK3CD</text:p>
          </table:table-cell>
          <table:table-cell office:value-type="float" office:value="9" calcext:value-type="float">
            <text:p>9</text:p>
          </table:table-cell>
          <table:table-cell table:formula="of:=MATCH([.F106];[.$O$3:.$O$35];)" office:value-type="string" office:string-value="" calcext:value-type="error">
            <text:p>#N/A</text:p>
          </table:table-cell>
          <table:table-cell table:formula="of:=CONCATENATE([.B106];[.C106])" office:value-type="string" office:string-value="STX1APIK3CD" calcext:value-type="string">
            <text:p>STX1APIK3CD</text:p>
          </table:table-cell>
          <table:table-cell table:formula="of:=[.D106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GAB2</text:p>
          </table:table-cell>
          <table:table-cell office:value-type="float" office:value="9" calcext:value-type="float">
            <text:p>9</text:p>
          </table:table-cell>
          <table:table-cell table:formula="of:=MATCH([.F107];[.$O$3:.$O$35];)" office:value-type="string" office:string-value="" calcext:value-type="error">
            <text:p>#N/A</text:p>
          </table:table-cell>
          <table:table-cell table:formula="of:=CONCATENATE([.B107];[.C107])" office:value-type="string" office:string-value="NRCAMGAB2" calcext:value-type="string">
            <text:p>NRCAMGAB2</text:p>
          </table:table-cell>
          <table:table-cell table:formula="of:=[.D107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ANK1</text:p>
          </table:table-cell>
          <table:table-cell office:value-type="float" office:value="9" calcext:value-type="float">
            <text:p>9</text:p>
          </table:table-cell>
          <table:table-cell table:formula="of:=MATCH([.F108];[.$O$3:.$O$35];)" office:value-type="string" office:string-value="" calcext:value-type="error">
            <text:p>#N/A</text:p>
          </table:table-cell>
          <table:table-cell table:formula="of:=CONCATENATE([.B108];[.C108])" office:value-type="string" office:string-value="SLCO2A1ANK1" calcext:value-type="string">
            <text:p>SLCO2A1ANK1</text:p>
          </table:table-cell>
          <table:table-cell table:formula="of:=[.D108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DDOST</text:p>
          </table:table-cell>
          <table:table-cell office:value-type="float" office:value="9" calcext:value-type="float">
            <text:p>9</text:p>
          </table:table-cell>
          <table:table-cell table:formula="of:=MATCH([.F109];[.$O$3:.$O$35];)" office:value-type="string" office:string-value="" calcext:value-type="error">
            <text:p>#N/A</text:p>
          </table:table-cell>
          <table:table-cell table:formula="of:=CONCATENATE([.B109];[.C109])" office:value-type="string" office:string-value="GAB2DDOST" calcext:value-type="string">
            <text:p>GAB2DDOST</text:p>
          </table:table-cell>
          <table:table-cell table:formula="of:=[.D109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KRAS</text:p>
          </table:table-cell>
          <table:table-cell office:value-type="float" office:value="9" calcext:value-type="float">
            <text:p>9</text:p>
          </table:table-cell>
          <table:table-cell table:formula="of:=MATCH([.F110];[.$O$3:.$O$35];)" office:value-type="string" office:string-value="" calcext:value-type="error">
            <text:p>#N/A</text:p>
          </table:table-cell>
          <table:table-cell table:formula="of:=CONCATENATE([.B110];[.C110])" office:value-type="string" office:string-value="PRKAR2BKRAS" calcext:value-type="string">
            <text:p>PRKAR2BKRAS</text:p>
          </table:table-cell>
          <table:table-cell table:formula="of:=[.D110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PRKAR2B</text:p>
          </table:table-cell>
          <table:table-cell office:value-type="float" office:value="9" calcext:value-type="float">
            <text:p>9</text:p>
          </table:table-cell>
          <table:table-cell table:formula="of:=MATCH([.F111];[.$O$3:.$O$35];)" office:value-type="string" office:string-value="" calcext:value-type="error">
            <text:p>#N/A</text:p>
          </table:table-cell>
          <table:table-cell table:formula="of:=CONCATENATE([.B111];[.C111])" office:value-type="string" office:string-value="SLC22A2PRKAR2B" calcext:value-type="string">
            <text:p>SLC22A2PRKAR2B</text:p>
          </table:table-cell>
          <table:table-cell table:formula="of:=[.D111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EXOC6</text:p>
          </table:table-cell>
          <table:table-cell office:value-type="float" office:value="9" calcext:value-type="float">
            <text:p>9</text:p>
          </table:table-cell>
          <table:table-cell table:formula="of:=MATCH([.F112];[.$O$3:.$O$35];)" office:value-type="string" office:string-value="" calcext:value-type="error">
            <text:p>#N/A</text:p>
          </table:table-cell>
          <table:table-cell table:formula="of:=CONCATENATE([.B112];[.C112])" office:value-type="string" office:string-value="NF1EXOC6" calcext:value-type="string">
            <text:p>NF1EXOC6</text:p>
          </table:table-cell>
          <table:table-cell table:formula="of:=[.D112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PIK3CD</text:p>
          </table:table-cell>
          <table:table-cell office:value-type="float" office:value="9" calcext:value-type="float">
            <text:p>9</text:p>
          </table:table-cell>
          <table:table-cell table:formula="of:=MATCH([.F113];[.$O$3:.$O$35];)" office:value-type="string" office:string-value="" calcext:value-type="error">
            <text:p>#N/A</text:p>
          </table:table-cell>
          <table:table-cell table:formula="of:=CONCATENATE([.B113];[.C113])" office:value-type="string" office:string-value="UPB1PIK3CD" calcext:value-type="string">
            <text:p>UPB1PIK3CD</text:p>
          </table:table-cell>
          <table:table-cell table:formula="of:=[.D113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CDC16</text:p>
          </table:table-cell>
          <table:table-cell office:value-type="float" office:value="9" calcext:value-type="float">
            <text:p>9</text:p>
          </table:table-cell>
          <table:table-cell table:formula="of:=MATCH([.F114];[.$O$3:.$O$35];)" office:value-type="string" office:string-value="" calcext:value-type="error">
            <text:p>#N/A</text:p>
          </table:table-cell>
          <table:table-cell table:formula="of:=CONCATENATE([.B114];[.C114])" office:value-type="string" office:string-value="PIK3CDCDC16" calcext:value-type="string">
            <text:p>PIK3CDCDC16</text:p>
          </table:table-cell>
          <table:table-cell table:formula="of:=[.D114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ITGA2</text:p>
          </table:table-cell>
          <table:table-cell office:value-type="float" office:value="9" calcext:value-type="float">
            <text:p>9</text:p>
          </table:table-cell>
          <table:table-cell table:formula="of:=MATCH([.F115];[.$O$3:.$O$35];)" office:value-type="string" office:string-value="" calcext:value-type="error">
            <text:p>#N/A</text:p>
          </table:table-cell>
          <table:table-cell table:formula="of:=CONCATENATE([.B115];[.C115])" office:value-type="string" office:string-value="SLCO4A1ITGA2" calcext:value-type="string">
            <text:p>SLCO4A1ITGA2</text:p>
          </table:table-cell>
          <table:table-cell table:formula="of:=[.D115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KCNMB4</text:p>
          </table:table-cell>
          <table:table-cell office:value-type="float" office:value="9" calcext:value-type="float">
            <text:p>9</text:p>
          </table:table-cell>
          <table:table-cell table:formula="of:=MATCH([.F116];[.$O$3:.$O$35];)" office:value-type="string" office:string-value="" calcext:value-type="error">
            <text:p>#N/A</text:p>
          </table:table-cell>
          <table:table-cell table:formula="of:=CONCATENATE([.B116];[.C116])" office:value-type="string" office:string-value="KRASKCNMB4" calcext:value-type="string">
            <text:p>KRASKCNMB4</text:p>
          </table:table-cell>
          <table:table-cell table:formula="of:=[.D116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GPX4</text:p>
          </table:table-cell>
          <table:table-cell office:value-type="float" office:value="9" calcext:value-type="float">
            <text:p>9</text:p>
          </table:table-cell>
          <table:table-cell table:formula="of:=MATCH([.F117];[.$O$3:.$O$35];)" office:value-type="string" office:string-value="" calcext:value-type="error">
            <text:p>#N/A</text:p>
          </table:table-cell>
          <table:table-cell table:formula="of:=CONCATENATE([.B117];[.C117])" office:value-type="string" office:string-value="IFNGR1GPX4" calcext:value-type="string">
            <text:p>IFNGR1GPX4</text:p>
          </table:table-cell>
          <table:table-cell table:formula="of:=[.D117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IFNGR1</text:p>
          </table:table-cell>
          <table:table-cell office:value-type="float" office:value="8" calcext:value-type="float">
            <text:p>8</text:p>
          </table:table-cell>
          <table:table-cell table:formula="of:=MATCH([.F118];[.$O$3:.$O$35];)" office:value-type="string" office:string-value="" calcext:value-type="error">
            <text:p>#N/A</text:p>
          </table:table-cell>
          <table:table-cell table:formula="of:=CONCATENATE([.B118];[.C118])" office:value-type="string" office:string-value="SLC22A2IFNGR1" calcext:value-type="string">
            <text:p>SLC22A2IFNGR1</text:p>
          </table:table-cell>
          <table:table-cell table:formula="of:=[.D118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IFNGR1</text:p>
          </table:table-cell>
          <table:table-cell office:value-type="float" office:value="8" calcext:value-type="float">
            <text:p>8</text:p>
          </table:table-cell>
          <table:table-cell table:formula="of:=MATCH([.F119];[.$O$3:.$O$35];)" office:value-type="string" office:string-value="" calcext:value-type="error">
            <text:p>#N/A</text:p>
          </table:table-cell>
          <table:table-cell table:formula="of:=CONCATENATE([.B119];[.C119])" office:value-type="string" office:string-value="SLCO2A1IFNGR1" calcext:value-type="string">
            <text:p>SLCO2A1IFNGR1</text:p>
          </table:table-cell>
          <table:table-cell table:formula="of:=[.D119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EIF2AK1</text:p>
          </table:table-cell>
          <table:table-cell office:value-type="float" office:value="8" calcext:value-type="float">
            <text:p>8</text:p>
          </table:table-cell>
          <table:table-cell table:formula="of:=MATCH([.F120];[.$O$3:.$O$35];)" office:value-type="string" office:string-value="" calcext:value-type="error">
            <text:p>#N/A</text:p>
          </table:table-cell>
          <table:table-cell table:formula="of:=CONCATENATE([.B120];[.C120])" office:value-type="string" office:string-value="NF1EIF2AK1" calcext:value-type="string">
            <text:p>NF1EIF2AK1</text:p>
          </table:table-cell>
          <table:table-cell table:formula="of:=[.D120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KRAS</text:p>
          </table:table-cell>
          <table:table-cell office:value-type="float" office:value="8" calcext:value-type="float">
            <text:p>8</text:p>
          </table:table-cell>
          <table:table-cell table:formula="of:=MATCH([.F121];[.$O$3:.$O$35];)" office:value-type="string" office:string-value="" calcext:value-type="error">
            <text:p>#N/A</text:p>
          </table:table-cell>
          <table:table-cell table:formula="of:=CONCATENATE([.B121];[.C121])" office:value-type="string" office:string-value="NF1KRAS" calcext:value-type="string">
            <text:p>NF1KRAS</text:p>
          </table:table-cell>
          <table:table-cell table:formula="of:=[.D121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EIF2AK1</text:p>
          </table:table-cell>
          <table:table-cell office:value-type="float" office:value="8" calcext:value-type="float">
            <text:p>8</text:p>
          </table:table-cell>
          <table:table-cell table:formula="of:=MATCH([.F122];[.$O$3:.$O$35];)" office:value-type="string" office:string-value="" calcext:value-type="error">
            <text:p>#N/A</text:p>
          </table:table-cell>
          <table:table-cell table:formula="of:=CONCATENATE([.B122];[.C122])" office:value-type="string" office:string-value="NRCAMEIF2AK1" calcext:value-type="string">
            <text:p>NRCAMEIF2AK1</text:p>
          </table:table-cell>
          <table:table-cell table:formula="of:=[.D122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IFNGR1</text:p>
          </table:table-cell>
          <table:table-cell office:value-type="float" office:value="8" calcext:value-type="float">
            <text:p>8</text:p>
          </table:table-cell>
          <table:table-cell table:formula="of:=MATCH([.F123];[.$O$3:.$O$35];)" office:value-type="string" office:string-value="" calcext:value-type="error">
            <text:p>#N/A</text:p>
          </table:table-cell>
          <table:table-cell table:formula="of:=CONCATENATE([.B123];[.C123])" office:value-type="string" office:string-value="NRCAMIFNGR1" calcext:value-type="string">
            <text:p>NRCAMIFNGR1</text:p>
          </table:table-cell>
          <table:table-cell table:formula="of:=[.D123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XOC6</text:p>
          </table:table-cell>
          <table:table-cell office:value-type="string" calcext:value-type="string">
            <text:p>EIF2AK1</text:p>
          </table:table-cell>
          <table:table-cell office:value-type="float" office:value="8" calcext:value-type="float">
            <text:p>8</text:p>
          </table:table-cell>
          <table:table-cell table:formula="of:=MATCH([.F124];[.$O$3:.$O$35];)" office:value-type="string" office:string-value="" calcext:value-type="error">
            <text:p>#N/A</text:p>
          </table:table-cell>
          <table:table-cell table:formula="of:=CONCATENATE([.B124];[.C124])" office:value-type="string" office:string-value="EXOC6EIF2AK1" calcext:value-type="string">
            <text:p>EXOC6EIF2AK1</text:p>
          </table:table-cell>
          <table:table-cell table:formula="of:=[.D124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DOST</text:p>
          </table:table-cell>
          <table:table-cell office:value-type="string" calcext:value-type="string">
            <text:p>ATF2</text:p>
          </table:table-cell>
          <table:table-cell office:value-type="float" office:value="8" calcext:value-type="float">
            <text:p>8</text:p>
          </table:table-cell>
          <table:table-cell table:formula="of:=MATCH([.F125];[.$O$3:.$O$35];)" office:value-type="string" office:string-value="" calcext:value-type="error">
            <text:p>#N/A</text:p>
          </table:table-cell>
          <table:table-cell table:formula="of:=CONCATENATE([.B125];[.C125])" office:value-type="string" office:string-value="DDOSTATF2" calcext:value-type="string">
            <text:p>DDOSTATF2</text:p>
          </table:table-cell>
          <table:table-cell table:formula="of:=[.D125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IRS1</text:p>
          </table:table-cell>
          <table:table-cell office:value-type="float" office:value="8" calcext:value-type="float">
            <text:p>8</text:p>
          </table:table-cell>
          <table:table-cell table:formula="of:=MATCH([.F126];[.$O$3:.$O$35];)" office:value-type="string" office:string-value="" calcext:value-type="error">
            <text:p>#N/A</text:p>
          </table:table-cell>
          <table:table-cell table:formula="of:=CONCATENATE([.B126];[.C126])" office:value-type="string" office:string-value="PRKAR2BIRS1" calcext:value-type="string">
            <text:p>PRKAR2BIRS1</text:p>
          </table:table-cell>
          <table:table-cell table:formula="of:=[.D126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ITGA2</text:p>
          </table:table-cell>
          <table:table-cell office:value-type="float" office:value="8" calcext:value-type="float">
            <text:p>8</text:p>
          </table:table-cell>
          <table:table-cell table:formula="of:=MATCH([.F127];[.$O$3:.$O$35];)" office:value-type="float" office:value="25" calcext:value-type="float">
            <text:p>25</text:p>
          </table:table-cell>
          <table:table-cell table:formula="of:=CONCATENATE([.B127];[.C127])" office:value-type="string" office:string-value="NTRK1ITGA2" calcext:value-type="string">
            <text:p>NTRK1ITGA2</text:p>
          </table:table-cell>
          <table:table-cell table:formula="of:=[.D127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IL6R</text:p>
          </table:table-cell>
          <table:table-cell office:value-type="float" office:value="8" calcext:value-type="float">
            <text:p>8</text:p>
          </table:table-cell>
          <table:table-cell table:formula="of:=MATCH([.F128];[.$O$3:.$O$35];)" office:value-type="string" office:string-value="" calcext:value-type="error">
            <text:p>#N/A</text:p>
          </table:table-cell>
          <table:table-cell table:formula="of:=CONCATENATE([.B128];[.C128])" office:value-type="string" office:string-value="PTK2BIL6R" calcext:value-type="string">
            <text:p>PTK2BIL6R</text:p>
          </table:table-cell>
          <table:table-cell table:formula="of:=[.D128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ATF2</text:p>
          </table:table-cell>
          <table:table-cell office:value-type="float" office:value="8" calcext:value-type="float">
            <text:p>8</text:p>
          </table:table-cell>
          <table:table-cell table:formula="of:=MATCH([.F129];[.$O$3:.$O$35];)" office:value-type="string" office:string-value="" calcext:value-type="error">
            <text:p>#N/A</text:p>
          </table:table-cell>
          <table:table-cell table:formula="of:=CONCATENATE([.B129];[.C129])" office:value-type="string" office:string-value="GPX4ATF2" calcext:value-type="string">
            <text:p>GPX4ATF2</text:p>
          </table:table-cell>
          <table:table-cell table:formula="of:=[.D129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PIK3CD</text:p>
          </table:table-cell>
          <table:table-cell office:value-type="float" office:value="8" calcext:value-type="float">
            <text:p>8</text:p>
          </table:table-cell>
          <table:table-cell table:formula="of:=MATCH([.F130];[.$O$3:.$O$35];)" office:value-type="string" office:string-value="" calcext:value-type="error">
            <text:p>#N/A</text:p>
          </table:table-cell>
          <table:table-cell table:formula="of:=CONCATENATE([.B130];[.C130])" office:value-type="string" office:string-value="PRKAR2BPIK3CD" calcext:value-type="string">
            <text:p>PRKAR2BPIK3CD</text:p>
          </table:table-cell>
          <table:table-cell table:formula="of:=[.D130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GAB2</text:p>
          </table:table-cell>
          <table:table-cell office:value-type="float" office:value="7" calcext:value-type="float">
            <text:p>7</text:p>
          </table:table-cell>
          <table:table-cell table:formula="of:=MATCH([.F131];[.$O$3:.$O$35];)" office:value-type="string" office:string-value="" calcext:value-type="error">
            <text:p>#N/A</text:p>
          </table:table-cell>
          <table:table-cell table:formula="of:=CONCATENATE([.B131];[.C131])" office:value-type="string" office:string-value="PIK3CDGAB2" calcext:value-type="string">
            <text:p>PIK3CDGAB2</text:p>
          </table:table-cell>
          <table:table-cell table:formula="of:=[.D131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NF1</text:p>
          </table:table-cell>
          <table:table-cell office:value-type="float" office:value="7" calcext:value-type="float">
            <text:p>7</text:p>
          </table:table-cell>
          <table:table-cell table:formula="of:=MATCH([.F132];[.$O$3:.$O$35];)" office:value-type="string" office:string-value="" calcext:value-type="error">
            <text:p>#N/A</text:p>
          </table:table-cell>
          <table:table-cell table:formula="of:=CONCATENATE([.B132];[.C132])" office:value-type="string" office:string-value="NRCAMNF1" calcext:value-type="string">
            <text:p>NRCAMNF1</text:p>
          </table:table-cell>
          <table:table-cell table:formula="of:=[.D132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ITGA2</text:p>
          </table:table-cell>
          <table:table-cell office:value-type="float" office:value="7" calcext:value-type="float">
            <text:p>7</text:p>
          </table:table-cell>
          <table:table-cell table:formula="of:=MATCH([.F133];[.$O$3:.$O$35];)" office:value-type="string" office:string-value="" calcext:value-type="error">
            <text:p>#N/A</text:p>
          </table:table-cell>
          <table:table-cell table:formula="of:=CONCATENATE([.B133];[.C133])" office:value-type="string" office:string-value="KCNMB4ITGA2" calcext:value-type="string">
            <text:p>KCNMB4ITGA2</text:p>
          </table:table-cell>
          <table:table-cell table:formula="of:=[.D133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GABRB2</text:p>
          </table:table-cell>
          <table:table-cell office:value-type="float" office:value="7" calcext:value-type="float">
            <text:p>7</text:p>
          </table:table-cell>
          <table:table-cell table:formula="of:=MATCH([.F134];[.$O$3:.$O$35];)" office:value-type="string" office:string-value="" calcext:value-type="error">
            <text:p>#N/A</text:p>
          </table:table-cell>
          <table:table-cell table:formula="of:=CONCATENATE([.B134];[.C134])" office:value-type="string" office:string-value="ITGA2GABRB2" calcext:value-type="string">
            <text:p>ITGA2GABRB2</text:p>
          </table:table-cell>
          <table:table-cell table:formula="of:=[.D134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PRKAR2B</text:p>
          </table:table-cell>
          <table:table-cell office:value-type="float" office:value="7" calcext:value-type="float">
            <text:p>7</text:p>
          </table:table-cell>
          <table:table-cell table:formula="of:=MATCH([.F135];[.$O$3:.$O$35];)" office:value-type="string" office:string-value="" calcext:value-type="error">
            <text:p>#N/A</text:p>
          </table:table-cell>
          <table:table-cell table:formula="of:=CONCATENATE([.B135];[.C135])" office:value-type="string" office:string-value="UPB1PRKAR2B" calcext:value-type="string">
            <text:p>UPB1PRKAR2B</text:p>
          </table:table-cell>
          <table:table-cell table:formula="of:=[.D135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SLC22A2</text:p>
          </table:table-cell>
          <table:table-cell office:value-type="float" office:value="7" calcext:value-type="float">
            <text:p>7</text:p>
          </table:table-cell>
          <table:table-cell table:formula="of:=MATCH([.F136];[.$O$3:.$O$35];)" office:value-type="string" office:string-value="" calcext:value-type="error">
            <text:p>#N/A</text:p>
          </table:table-cell>
          <table:table-cell table:formula="of:=CONCATENATE([.B136];[.C136])" office:value-type="string" office:string-value="STX1ASLC22A2" calcext:value-type="string">
            <text:p>STX1ASLC22A2</text:p>
          </table:table-cell>
          <table:table-cell table:formula="of:=[.D136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KRAS</text:p>
          </table:table-cell>
          <table:table-cell office:value-type="float" office:value="7" calcext:value-type="float">
            <text:p>7</text:p>
          </table:table-cell>
          <table:table-cell table:formula="of:=MATCH([.F137];[.$O$3:.$O$35];)" office:value-type="string" office:string-value="" calcext:value-type="error">
            <text:p>#N/A</text:p>
          </table:table-cell>
          <table:table-cell table:formula="of:=CONCATENATE([.B137];[.C137])" office:value-type="string" office:string-value="UPB1KRAS" calcext:value-type="string">
            <text:p>UPB1KRAS</text:p>
          </table:table-cell>
          <table:table-cell table:formula="of:=[.D137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DDOST</text:p>
          </table:table-cell>
          <table:table-cell office:value-type="float" office:value="7" calcext:value-type="float">
            <text:p>7</text:p>
          </table:table-cell>
          <table:table-cell table:formula="of:=MATCH([.F138];[.$O$3:.$O$35];)" office:value-type="string" office:string-value="" calcext:value-type="error">
            <text:p>#N/A</text:p>
          </table:table-cell>
          <table:table-cell table:formula="of:=CONCATENATE([.B138];[.C138])" office:value-type="string" office:string-value="PTK2BDDOST" calcext:value-type="string">
            <text:p>PTK2BDDOST</text:p>
          </table:table-cell>
          <table:table-cell table:formula="of:=[.D138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GAB2</text:p>
          </table:table-cell>
          <table:table-cell office:value-type="float" office:value="7" calcext:value-type="float">
            <text:p>7</text:p>
          </table:table-cell>
          <table:table-cell table:formula="of:=MATCH([.F139];[.$O$3:.$O$35];)" office:value-type="string" office:string-value="" calcext:value-type="error">
            <text:p>#N/A</text:p>
          </table:table-cell>
          <table:table-cell table:formula="of:=CONCATENATE([.B139];[.C139])" office:value-type="string" office:string-value="STX1AGAB2" calcext:value-type="string">
            <text:p>STX1AGAB2</text:p>
          </table:table-cell>
          <table:table-cell table:formula="of:=[.D139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CDC16</text:p>
          </table:table-cell>
          <table:table-cell office:value-type="float" office:value="7" calcext:value-type="float">
            <text:p>7</text:p>
          </table:table-cell>
          <table:table-cell table:formula="of:=MATCH([.F140];[.$O$3:.$O$35];)" office:value-type="string" office:string-value="" calcext:value-type="error">
            <text:p>#N/A</text:p>
          </table:table-cell>
          <table:table-cell table:formula="of:=CONCATENATE([.B140];[.C140])" office:value-type="string" office:string-value="GPX4CDC16" calcext:value-type="string">
            <text:p>GPX4CDC16</text:p>
          </table:table-cell>
          <table:table-cell table:formula="of:=[.D140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KCNMB4</text:p>
          </table:table-cell>
          <table:table-cell office:value-type="float" office:value="7" calcext:value-type="float">
            <text:p>7</text:p>
          </table:table-cell>
          <table:table-cell table:formula="of:=MATCH([.F141];[.$O$3:.$O$35];)" office:value-type="string" office:string-value="" calcext:value-type="error">
            <text:p>#N/A</text:p>
          </table:table-cell>
          <table:table-cell table:formula="of:=CONCATENATE([.B141];[.C141])" office:value-type="string" office:string-value="PIK3R3KCNMB4" calcext:value-type="string">
            <text:p>PIK3R3KCNMB4</text:p>
          </table:table-cell>
          <table:table-cell table:formula="of:=[.D141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CDC16</text:p>
          </table:table-cell>
          <table:table-cell office:value-type="float" office:value="7" calcext:value-type="float">
            <text:p>7</text:p>
          </table:table-cell>
          <table:table-cell table:formula="of:=MATCH([.F142];[.$O$3:.$O$35];)" office:value-type="string" office:string-value="" calcext:value-type="error">
            <text:p>#N/A</text:p>
          </table:table-cell>
          <table:table-cell table:formula="of:=CONCATENATE([.B142];[.C142])" office:value-type="string" office:string-value="SLCO4A1CDC16" calcext:value-type="string">
            <text:p>SLCO4A1CDC16</text:p>
          </table:table-cell>
          <table:table-cell table:formula="of:=[.D142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BTRC</text:p>
          </table:table-cell>
          <table:table-cell office:value-type="float" office:value="7" calcext:value-type="float">
            <text:p>7</text:p>
          </table:table-cell>
          <table:table-cell table:formula="of:=MATCH([.F143];[.$O$3:.$O$35];)" office:value-type="string" office:string-value="" calcext:value-type="error">
            <text:p>#N/A</text:p>
          </table:table-cell>
          <table:table-cell table:formula="of:=CONCATENATE([.B143];[.C143])" office:value-type="string" office:string-value="UPB1BTRC" calcext:value-type="string">
            <text:p>UPB1BTRC</text:p>
          </table:table-cell>
          <table:table-cell table:formula="of:=[.D143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NF1</text:p>
          </table:table-cell>
          <table:table-cell office:value-type="float" office:value="7" calcext:value-type="float">
            <text:p>7</text:p>
          </table:table-cell>
          <table:table-cell table:formula="of:=MATCH([.F144];[.$O$3:.$O$35];)" office:value-type="string" office:string-value="" calcext:value-type="error">
            <text:p>#N/A</text:p>
          </table:table-cell>
          <table:table-cell table:formula="of:=CONCATENATE([.B144];[.C144])" office:value-type="string" office:string-value="SOS1NF1" calcext:value-type="string">
            <text:p>SOS1NF1</text:p>
          </table:table-cell>
          <table:table-cell table:formula="of:=[.D144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ATF2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B145];[.C145])" office:value-type="string" office:string-value="PIK3R3ATF2" calcext:value-type="string">
            <text:p>PIK3R3ATF2</text:p>
          </table:table-cell>
          <table:table-cell table:formula="of:=[.D145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SLCO2A1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B146];[.C146])" office:value-type="string" office:string-value="STX1ASLCO2A1" calcext:value-type="string">
            <text:p>STX1ASLCO2A1</text:p>
          </table:table-cell>
          <table:table-cell table:formula="of:=[.D146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PIK3R3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B147];[.C147])" office:value-type="string" office:string-value="STAT3PIK3R3" calcext:value-type="string">
            <text:p>STAT3PIK3R3</text:p>
          </table:table-cell>
          <table:table-cell table:formula="of:=[.D147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PIK3CD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B148];[.C148])" office:value-type="string" office:string-value="SLCO2A1PIK3CD" calcext:value-type="string">
            <text:p>SLCO2A1PIK3CD</text:p>
          </table:table-cell>
          <table:table-cell table:formula="of:=[.D148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GPX4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B149];[.C149])" office:value-type="string" office:string-value="SLCO2A1GPX4" calcext:value-type="string">
            <text:p>SLCO2A1GPX4</text:p>
          </table:table-cell>
          <table:table-cell table:formula="of:=[.D149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EIF2AK1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B150];[.C150])" office:value-type="string" office:string-value="OATEIF2AK1" calcext:value-type="string">
            <text:p>OATEIF2AK1</text:p>
          </table:table-cell>
          <table:table-cell table:formula="of:=[.D150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GAB2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B151];[.C151])" office:value-type="string" office:string-value="SLCO4A1GAB2" calcext:value-type="string">
            <text:p>SLCO4A1GAB2</text:p>
          </table:table-cell>
          <table:table-cell table:formula="of:=[.D151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DDOST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B152];[.C152])" office:value-type="string" office:string-value="IRS1DDOST" calcext:value-type="string">
            <text:p>IRS1DDOST</text:p>
          </table:table-cell>
          <table:table-cell table:formula="of:=[.D152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GPX4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B153];[.C153])" office:value-type="string" office:string-value="PPCDCGPX4" calcext:value-type="string">
            <text:p>PPCDCGPX4</text:p>
          </table:table-cell>
          <table:table-cell table:formula="of:=[.D153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IRS1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54];[.C154])" office:value-type="string" office:string-value="SLCO4A1IRS1" calcext:value-type="string">
            <text:p>SLCO4A1IRS1</text:p>
          </table:table-cell>
          <table:table-cell table:formula="of:=[.D154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NTRK1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55];[.C155])" office:value-type="string" office:string-value="STAT3NTRK1" calcext:value-type="string">
            <text:p>STAT3NTRK1</text:p>
          </table:table-cell>
          <table:table-cell table:formula="of:=[.D155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PIK3CD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56];[.C156])" office:value-type="string" office:string-value="STAT3PIK3CD" calcext:value-type="string">
            <text:p>STAT3PIK3CD</text:p>
          </table:table-cell>
          <table:table-cell table:formula="of:=[.D156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NTRK1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57];[.C157])" office:value-type="string" office:string-value="PIK3CDNTRK1" calcext:value-type="string">
            <text:p>PIK3CDNTRK1</text:p>
          </table:table-cell>
          <table:table-cell table:formula="of:=[.D157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ANK1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58];[.C158])" office:value-type="string" office:string-value="PTK2BANK1" calcext:value-type="string">
            <text:p>PTK2BANK1</text:p>
          </table:table-cell>
          <table:table-cell table:formula="of:=[.D158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NRCAM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59];[.C159])" office:value-type="string" office:string-value="PIK3R3NRCAM" calcext:value-type="string">
            <text:p>PIK3R3NRCAM</text:p>
          </table:table-cell>
          <table:table-cell table:formula="of:=[.D159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PPCDC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60];[.C160])" office:value-type="string" office:string-value="SLCO2A1PPCDC" calcext:value-type="string">
            <text:p>SLCO2A1PPCDC</text:p>
          </table:table-cell>
          <table:table-cell table:formula="of:=[.D160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IL6R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61];[.C161])" office:value-type="string" office:string-value="KCNMB4IL6R" calcext:value-type="string">
            <text:p>KCNMB4IL6R</text:p>
          </table:table-cell>
          <table:table-cell table:formula="of:=[.D161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PDPK1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62];[.C162])" office:value-type="string" office:string-value="SLCO4A1PDPK1" calcext:value-type="string">
            <text:p>SLCO4A1PDPK1</text:p>
          </table:table-cell>
          <table:table-cell table:formula="of:=[.D162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KRAS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63];[.C163])" office:value-type="string" office:string-value="SC5DLKRAS" calcext:value-type="string">
            <text:p>SC5DLKRAS</text:p>
          </table:table-cell>
          <table:table-cell table:formula="of:=[.D163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CDC16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64];[.C164])" office:value-type="string" office:string-value="PRKAR2BCDC16" calcext:value-type="string">
            <text:p>PRKAR2BCDC16</text:p>
          </table:table-cell>
          <table:table-cell table:formula="of:=[.D164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IRS1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65];[.C165])" office:value-type="string" office:string-value="NTRK1IRS1" calcext:value-type="string">
            <text:p>NTRK1IRS1</text:p>
          </table:table-cell>
          <table:table-cell table:formula="of:=[.D165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KRAS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66];[.C166])" office:value-type="string" office:string-value="NRCAMKRAS" calcext:value-type="string">
            <text:p>NRCAMKRAS</text:p>
          </table:table-cell>
          <table:table-cell table:formula="of:=[.D166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DDOST</text:p>
          </table:table-cell>
          <table:table-cell office:value-type="string" calcext:value-type="string">
            <text:p>ANK1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67];[.C167])" office:value-type="string" office:string-value="DDOSTANK1" calcext:value-type="string">
            <text:p>DDOSTANK1</text:p>
          </table:table-cell>
          <table:table-cell table:formula="of:=[.D167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PRKAR2B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68];[.C168])" office:value-type="string" office:string-value="SOS1PRKAR2B" calcext:value-type="string">
            <text:p>SOS1PRKAR2B</text:p>
          </table:table-cell>
          <table:table-cell table:formula="of:=[.D168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NF1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69];[.C169])" office:value-type="string" office:string-value="SC5DLNF1" calcext:value-type="string">
            <text:p>SC5DLNF1</text:p>
          </table:table-cell>
          <table:table-cell table:formula="of:=[.D169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DDOST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70];[.C170])" office:value-type="string" office:string-value="PIK3R3DDOST" calcext:value-type="string">
            <text:p>PIK3R3DDOST</text:p>
          </table:table-cell>
          <table:table-cell table:formula="of:=[.D170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PDPK1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71];[.C171])" office:value-type="string" office:string-value="PIK3CDPDPK1" calcext:value-type="string">
            <text:p>PIK3CDPDPK1</text:p>
          </table:table-cell>
          <table:table-cell table:formula="of:=[.D171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PDPK1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72];[.C172])" office:value-type="string" office:string-value="SC5DLPDPK1" calcext:value-type="string">
            <text:p>SC5DLPDPK1</text:p>
          </table:table-cell>
          <table:table-cell table:formula="of:=[.D172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ANK1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73];[.C173])" office:value-type="string" office:string-value="KCNMB4ANK1" calcext:value-type="string">
            <text:p>KCNMB4ANK1</text:p>
          </table:table-cell>
          <table:table-cell table:formula="of:=[.D173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GABRB2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74];[.C174])" office:value-type="string" office:string-value="STAT3GABRB2" calcext:value-type="string">
            <text:p>STAT3GABRB2</text:p>
          </table:table-cell>
          <table:table-cell table:formula="of:=[.D174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GPX4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75];[.C175])" office:value-type="string" office:string-value="KCNMB4GPX4" calcext:value-type="string">
            <text:p>KCNMB4GPX4</text:p>
          </table:table-cell>
          <table:table-cell table:formula="of:=[.D175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DDOST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76];[.C176])" office:value-type="string" office:string-value="PDPK1DDOST" calcext:value-type="string">
            <text:p>PDPK1DDOST</text:p>
          </table:table-cell>
          <table:table-cell table:formula="of:=[.D176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SLC22A2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77];[.C177])" office:value-type="string" office:string-value="SLCO4A1SLC22A2" calcext:value-type="string">
            <text:p>SLCO4A1SLC22A2</text:p>
          </table:table-cell>
          <table:table-cell table:formula="of:=[.D177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CDC16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78];[.C178])" office:value-type="string" office:string-value="OATCDC16" calcext:value-type="string">
            <text:p>OATCDC16</text:p>
          </table:table-cell>
          <table:table-cell table:formula="of:=[.D178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DDOST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79];[.C179])" office:value-type="string" office:string-value="ITGA2DDOST" calcext:value-type="string">
            <text:p>ITGA2DDOST</text:p>
          </table:table-cell>
          <table:table-cell table:formula="of:=[.D179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NTRK1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80];[.C180])" office:value-type="string" office:string-value="PPCDCNTRK1" calcext:value-type="string">
            <text:p>PPCDCNTRK1</text:p>
          </table:table-cell>
          <table:table-cell table:formula="of:=[.D180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PRKAR2B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81];[.C181])" office:value-type="string" office:string-value="STAT3PRKAR2B" calcext:value-type="string">
            <text:p>STAT3PRKAR2B</text:p>
          </table:table-cell>
          <table:table-cell table:formula="of:=[.D181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PPCDC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82];[.C182])" office:value-type="string" office:string-value="PRKAR2BPPCDC" calcext:value-type="string">
            <text:p>PRKAR2BPPCDC</text:p>
          </table:table-cell>
          <table:table-cell table:formula="of:=[.D182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DDOST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83];[.C183])" office:value-type="string" office:string-value="PRKAR2BDDOST" calcext:value-type="string">
            <text:p>PRKAR2BDDOST</text:p>
          </table:table-cell>
          <table:table-cell table:formula="of:=[.D183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OAT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84];[.C184])" office:value-type="string" office:string-value="SOS1OAT" calcext:value-type="string">
            <text:p>SOS1OAT</text:p>
          </table:table-cell>
          <table:table-cell table:formula="of:=[.D184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IFNGR1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85];[.C185])" office:value-type="string" office:string-value="NTRK1IFNGR1" calcext:value-type="string">
            <text:p>NTRK1IFNGR1</text:p>
          </table:table-cell>
          <table:table-cell table:formula="of:=[.D185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GAB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86];[.C186])" office:value-type="string" office:string-value="SOS1GAB2" calcext:value-type="string">
            <text:p>SOS1GAB2</text:p>
          </table:table-cell>
          <table:table-cell table:formula="of:=[.D186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NTRK1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87];[.C187])" office:value-type="string" office:string-value="STX1ANTRK1" calcext:value-type="string">
            <text:p>STX1ANTRK1</text:p>
          </table:table-cell>
          <table:table-cell table:formula="of:=[.D187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PDPK1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88];[.C188])" office:value-type="string" office:string-value="PIK3R3PDPK1" calcext:value-type="string">
            <text:p>PIK3R3PDPK1</text:p>
          </table:table-cell>
          <table:table-cell table:formula="of:=[.D188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CDC16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89];[.C189])" office:value-type="string" office:string-value="NTRK1CDC16" calcext:value-type="string">
            <text:p>NTRK1CDC16</text:p>
          </table:table-cell>
          <table:table-cell table:formula="of:=[.D189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ITGA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90];[.C190])" office:value-type="string" office:string-value="NF1ITGA2" calcext:value-type="string">
            <text:p>NF1ITGA2</text:p>
          </table:table-cell>
          <table:table-cell table:formula="of:=[.D190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BTRC</text:p>
          </table:table-cell>
          <table:table-cell office:value-type="string" calcext:value-type="string">
            <text:p>ANK1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91];[.C191])" office:value-type="string" office:string-value="BTRCANK1" calcext:value-type="string">
            <text:p>BTRCANK1</text:p>
          </table:table-cell>
          <table:table-cell table:formula="of:=[.D191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NTRK1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92];[.C192])" office:value-type="string" office:string-value="PTK2BNTRK1" calcext:value-type="string">
            <text:p>PTK2BNTRK1</text:p>
          </table:table-cell>
          <table:table-cell table:formula="of:=[.D192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GAB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93];[.C193])" office:value-type="string" office:string-value="STAT3GAB2" calcext:value-type="string">
            <text:p>STAT3GAB2</text:p>
          </table:table-cell>
          <table:table-cell table:formula="of:=[.D193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NRCAM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94];[.C194])" office:value-type="string" office:string-value="SOS1NRCAM" calcext:value-type="string">
            <text:p>SOS1NRCAM</text:p>
          </table:table-cell>
          <table:table-cell table:formula="of:=[.D194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PDPK1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95];[.C195])" office:value-type="string" office:string-value="SLC22A2PDPK1" calcext:value-type="string">
            <text:p>SLC22A2PDPK1</text:p>
          </table:table-cell>
          <table:table-cell table:formula="of:=[.D195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EXOC6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ATF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KRAS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GAB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PIK3R3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PPCDC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BTRC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DDOST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GABRB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EIF2AK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GPX4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BTRC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GABRB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DDOST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GAB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EXOC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NRCA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CDC1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IL6R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IFNGR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GABRB2</text:p>
          </table:table-cell>
          <table:table-cell office:value-type="string" calcext:value-type="string">
            <text:p>EIF2AK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DDOST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NF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CDC1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CDC1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NRCA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ITGA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IFNGR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EXOC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CDC1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IRS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KRAS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BTRC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OAT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GPX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EIF2AK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CDC1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PRKAR2B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NRCA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ATF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DC16</text:p>
          </table:table-cell>
          <table:table-cell office:value-type="string" calcext:value-type="string">
            <text:p>BTRC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EXOC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ITGA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EXOC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STAT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DDOST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IRS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IRS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ATF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TRC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KCNMB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BTRC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DDOST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BTRC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ATF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GPX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CDC1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PPCDC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PIK3CD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IL6R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NRCA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GABRB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EIF2AK1</text:p>
          </table:table-cell>
          <table:table-cell office:value-type="string" calcext:value-type="string">
            <text:p>DDOST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EXOC6</text:p>
          </table:table-cell>
          <table:table-cell office:value-type="string" calcext:value-type="string">
            <text:p>BTRC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NRCA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ITGA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BTRC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STAT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DDOST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CDC1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IL6R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IRS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NTRK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GABRB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KCNMB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EIF2AK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BTRC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KCNMB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PPCDC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GABRB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PIK3R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GABRB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DDOST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PPCDC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GPX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DDOST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SLCO2A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SC5DL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BTRC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IRS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IRS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GABRB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IL6R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GAB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CDC1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STX1A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GAB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ATF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PTK2B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EIF2AK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KRAS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EXOC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GPX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ABRB2</text:p>
          </table:table-cell>
          <table:table-cell office:value-type="string" calcext:value-type="string">
            <text:p>DDOST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EXOC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KCNMB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IFNGR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DOST</text:p>
          </table:table-cell>
          <table:table-cell office:value-type="string" calcext:value-type="string">
            <text:p>BTRC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DDOST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GABRB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IFNGR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ANK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PRKAR2B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PDPK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GAB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NF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EIF2AK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GPX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ITGA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ITGA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OAT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EIF2AK1</text:p>
          </table:table-cell>
          <table:table-cell office:value-type="string" calcext:value-type="string">
            <text:p>ANK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IL6R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DDOST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ITGA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BTRC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BTRC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ANK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PPCDC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SC5DL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DDOS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BTRC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ABRB2</text:p>
          </table:table-cell>
          <table:table-cell office:value-type="string" calcext:value-type="string">
            <text:p>ATF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GABRB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ITGA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EIF2AK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BTRC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GAB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GABRB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EXOC6</text:p>
          </table:table-cell>
          <table:table-cell office:value-type="string" calcext:value-type="string">
            <text:p>CDC1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OA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EIF2AK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GABRB2</text:p>
          </table:table-cell>
          <table:table-cell office:value-type="string" calcext:value-type="string">
            <text:p>GAB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OA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ATF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EIF2AK1</text:p>
          </table:table-cell>
          <table:table-cell office:value-type="string" calcext:value-type="string">
            <text:p>BTRC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EIF2AK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ITGA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GAB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ABRB2</text:p>
          </table:table-cell>
          <table:table-cell office:value-type="string" calcext:value-type="string">
            <text:p>BTRC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PIK3R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CDC1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GABRB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NF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EXOC6</text:p>
          </table:table-cell>
          <table:table-cell office:value-type="string" calcext:value-type="string">
            <text:p>ANK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IL6R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EIF2AK1</text:p>
          </table:table-cell>
          <table:table-cell office:value-type="string" calcext:value-type="string">
            <text:p>ATF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IL6R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ATF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PIK3R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KCNMB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IRS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IFNGR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NTRK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SLCO2A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EIF2AK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PTK2B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KRA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EIF2AK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ANK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NRCA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BTRC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DDOST</text:p>
          </table:table-cell>
          <table:table-cell office:value-type="string" calcext:value-type="string">
            <text:p>CDC1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GABRB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GPX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DDOS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DDOS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SLCO4A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CDC1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PDPK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GABRB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KCNMB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EIF2AK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OA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IL6R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ATF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SLCO4A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PIK3R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DDOS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ANK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IRS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GAB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IRS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GABRB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NF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PIK3CD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PIK3CD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BTRC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ABRB2</text:p>
          </table:table-cell>
          <table:table-cell office:value-type="string" calcext:value-type="string">
            <text:p>CDC1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ITGA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ATF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NF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EIF2AK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EXOC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CDC1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SOS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EXOC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PIK3R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GPX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EXOC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CDC1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NF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EXOC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PRKAR2B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ATF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ATF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ATF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104816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rogressive" table:style-name="ta1">
        <table:table-column table:style-name="co5" table:number-columns-repeated="4" table:default-cell-style-name="Default"/>
        <table:table-column table:style-name="co5" table:default-cell-style-name="ce1"/>
        <table:table-column table:style-name="co5" table:number-columns-repeated="10" table:default-cell-style-name="Default"/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office:value-type="string" calcext:value-type="string">
            <text:p>Count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oost Val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ANK1</text:p>
          </table:table-cell>
          <table:table-cell office:value-type="float" office:value="26" calcext:value-type="float">
            <text:p>26</text:p>
          </table:table-cell>
          <table:table-cell table:formula="of:=MATCH([.F3];[.$O$3:.$O$35];)" office:value-type="float" office:value="10" calcext:value-type="float">
            <text:p>10</text:p>
          </table:table-cell>
          <table:table-cell table:formula="of:=CONCATENATE([.B3];[.C3])" office:value-type="string" office:string-value="ITGA2ANK1" calcext:value-type="string">
            <text:p>ITGA2ANK1</text:p>
          </table:table-cell>
          <table:table-cell table:formula="of:=[.D3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830880472469" calcext:value-type="float">
            <text:p>0.8308804725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ANK1</text:p>
          </table:table-cell>
          <table:table-cell table:style-name="ce2" table:formula="of:=VLOOKUP([.O3];[.$F$3:.$G$195];2;0)/0.99" office:value-type="float" office:value="77.7777777777778" calcext:value-type="float">
            <text:p>78</text:p>
          </table:table-cell>
          <table:table-cell/>
          <table:table-cell table:formula="of:=CONCATENATE([.K4];[.J4])" office:value-type="string" office:string-value="ANK1SLCO2A1" calcext:value-type="string">
            <text:p>ANK1SLCO2A1</text:p>
          </table:table-cell>
          <table:table-cell table:formula="of:=CONCATENATE([.J3];[.K3])" office:value-type="string" office:string-value="PIK3CDANK1" calcext:value-type="string">
            <text:p>PIK3CDANK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IRS1</text:p>
          </table:table-cell>
          <table:table-cell office:value-type="float" office:value="28" calcext:value-type="float">
            <text:p>28</text:p>
          </table:table-cell>
          <table:table-cell table:formula="of:=MATCH([.F4];[.$O$3:.$O$35];)" office:value-type="float" office:value="12" calcext:value-type="float">
            <text:p>12</text:p>
          </table:table-cell>
          <table:table-cell table:formula="of:=CONCATENATE([.B4];[.C4])" office:value-type="string" office:string-value="STAT3IRS1" calcext:value-type="string">
            <text:p>STAT3IRS1</text:p>
          </table:table-cell>
          <table:table-cell table:formula="of:=[.D4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691643013096" calcext:value-type="float">
            <text:p>0.6916430131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ANK1</text:p>
          </table:table-cell>
          <table:table-cell table:style-name="ce2" table:formula="of:=VLOOKUP([.O4];[.$F$3:.$G$195];2;0)/0.99" office:value-type="float" office:value="59.5959595959596" calcext:value-type="float">
            <text:p>60</text:p>
          </table:table-cell>
          <table:table-cell/>
          <table:table-cell table:formula="of:=CONCATENATE([.K5];[.J5])" office:value-type="string" office:string-value="ANK1GPX4" calcext:value-type="string">
            <text:p>ANK1GPX4</text:p>
          </table:table-cell>
          <table:table-cell table:formula="of:=CONCATENATE([.J4];[.K4])" office:value-type="string" office:string-value="SLCO2A1ANK1" calcext:value-type="string">
            <text:p>SLCO2A1ANK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ITGA2</text:p>
          </table:table-cell>
          <table:table-cell office:value-type="float" office:value="28" calcext:value-type="float">
            <text:p>28</text:p>
          </table:table-cell>
          <table:table-cell table:formula="of:=MATCH([.F5];[.$O$3:.$O$35];)" office:value-type="float" office:value="20" calcext:value-type="float">
            <text:p>20</text:p>
          </table:table-cell>
          <table:table-cell table:formula="of:=CONCATENATE([.B5];[.C5])" office:value-type="string" office:string-value="KCNMB4ITGA2" calcext:value-type="string">
            <text:p>KCNMB4ITGA2</text:p>
          </table:table-cell>
          <table:table-cell table:formula="of:=[.D5]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68513052667" calcext:value-type="float">
            <text:p>0.6851305267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ANK1</text:p>
          </table:table-cell>
          <table:table-cell table:style-name="ce2" table:formula="of:=VLOOKUP([.O5];[.$F$3:.$G$195];2;0)/0.99" office:value-type="float" office:value="34.3434343434343" calcext:value-type="float">
            <text:p>34</text:p>
          </table:table-cell>
          <table:table-cell/>
          <table:table-cell table:formula="of:=CONCATENATE([.K6];[.J6])" office:value-type="string" office:string-value="ANK1PTK2B" calcext:value-type="string">
            <text:p>ANK1PTK2B</text:p>
          </table:table-cell>
          <table:table-cell table:formula="of:=CONCATENATE([.J5];[.K5])" office:value-type="string" office:string-value="GPX4ANK1" calcext:value-type="string">
            <text:p>GPX4ANK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ANK1</text:p>
          </table:table-cell>
          <table:table-cell office:value-type="float" office:value="21" calcext:value-type="float">
            <text:p>21</text:p>
          </table:table-cell>
          <table:table-cell table:formula="of:=MATCH([.F6];[.$O$3:.$O$35];)" office:value-type="string" office:string-value="" calcext:value-type="error">
            <text:p>#N/A</text:p>
          </table:table-cell>
          <table:table-cell table:formula="of:=CONCATENATE([.B6];[.C6])" office:value-type="string" office:string-value="STAT3ANK1" calcext:value-type="string">
            <text:p>STAT3ANK1</text:p>
          </table:table-cell>
          <table:table-cell table:formula="of:=[.D6]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.630172338356" calcext:value-type="float">
            <text:p>0.6301723384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ANK1</text:p>
          </table:table-cell>
          <table:table-cell table:style-name="ce2" table:formula="of:=VLOOKUP([.O6];[.$F$3:.$G$195];2;0)/0.99" office:value-type="float" office:value="39.3939393939394" calcext:value-type="float">
            <text:p>39</text:p>
          </table:table-cell>
          <table:table-cell/>
          <table:table-cell table:formula="of:=CONCATENATE([.K7];[.J7])" office:value-type="string" office:string-value="NTRK1STX1A" calcext:value-type="string">
            <text:p>NTRK1STX1A</text:p>
          </table:table-cell>
          <table:table-cell table:formula="of:=CONCATENATE([.J6];[.K6])" office:value-type="string" office:string-value="PTK2BANK1" calcext:value-type="string">
            <text:p>PTK2BANK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GPX4</text:p>
          </table:table-cell>
          <table:table-cell office:value-type="float" office:value="39" calcext:value-type="float">
            <text:p>39</text:p>
          </table:table-cell>
          <table:table-cell table:formula="of:=MATCH([.F7];[.$O$3:.$O$35];)" office:value-type="float" office:value="6" calcext:value-type="float">
            <text:p>6</text:p>
          </table:table-cell>
          <table:table-cell table:formula="of:=CONCATENATE([.B7];[.C7])" office:value-type="string" office:string-value="STAT3GPX4" calcext:value-type="string">
            <text:p>STAT3GPX4</text:p>
          </table:table-cell>
          <table:table-cell table:formula="of:=[.D7]"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.615665377776" calcext:value-type="float">
            <text:p>0.6156653778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NTRK1</text:p>
          </table:table-cell>
          <table:table-cell table:style-name="ce2" table:formula="of:=VLOOKUP([.O7];[.$F$3:.$G$195];2;0)/0.99" office:value-type="float" office:value="37.3737373737374" calcext:value-type="float">
            <text:p>37</text:p>
          </table:table-cell>
          <table:table-cell/>
          <table:table-cell table:formula="of:=CONCATENATE([.K8];[.J8])" office:value-type="string" office:string-value="GPX4STAT3" calcext:value-type="string">
            <text:p>GPX4STAT3</text:p>
          </table:table-cell>
          <table:table-cell table:formula="of:=CONCATENATE([.J7];[.K7])" office:value-type="string" office:string-value="STX1ANTRK1" calcext:value-type="string">
            <text:p>STX1ANTRK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ITGA2</text:p>
          </table:table-cell>
          <table:table-cell office:value-type="float" office:value="29" calcext:value-type="float">
            <text:p>29</text:p>
          </table:table-cell>
          <table:table-cell table:formula="of:=MATCH([.F8];[.$O$3:.$O$35];)" office:value-type="string" office:string-value="" calcext:value-type="error">
            <text:p>#N/A</text:p>
          </table:table-cell>
          <table:table-cell table:formula="of:=CONCATENATE([.B8];[.C8])" office:value-type="string" office:string-value="SLCO2A1ITGA2" calcext:value-type="string">
            <text:p>SLCO2A1ITGA2</text:p>
          </table:table-cell>
          <table:table-cell table:formula="of:=[.D8]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.614792106494" calcext:value-type="float">
            <text:p>0.6147921065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GPX4</text:p>
          </table:table-cell>
          <table:table-cell table:style-name="ce2" table:formula="of:=VLOOKUP([.O8];[.$F$3:.$G$195];2;0)/0.99" office:value-type="float" office:value="39.3939393939394" calcext:value-type="float">
            <text:p>39</text:p>
          </table:table-cell>
          <table:table-cell/>
          <table:table-cell table:formula="of:=CONCATENATE([.K9];[.J9])" office:value-type="string" office:string-value="ANK1NTRK1" calcext:value-type="string">
            <text:p>ANK1NTRK1</text:p>
          </table:table-cell>
          <table:table-cell table:formula="of:=CONCATENATE([.J8];[.K8])" office:value-type="string" office:string-value="STAT3GPX4" calcext:value-type="string">
            <text:p>STAT3GPX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KCNMB4</text:p>
          </table:table-cell>
          <table:table-cell office:value-type="float" office:value="2" calcext:value-type="float">
            <text:p>2</text:p>
          </table:table-cell>
          <table:table-cell table:formula="of:=MATCH([.F9];[.$O$3:.$O$35];)" office:value-type="string" office:string-value="" calcext:value-type="error">
            <text:p>#N/A</text:p>
          </table:table-cell>
          <table:table-cell table:formula="of:=CONCATENATE([.B9];[.C9])" office:value-type="string" office:string-value="PRKAR2BKCNMB4" calcext:value-type="string">
            <text:p>PRKAR2BKCNMB4</text:p>
          </table:table-cell>
          <table:table-cell table:formula="of:=[.D9]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604756369549" calcext:value-type="float">
            <text:p>0.6047563695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ANK1</text:p>
          </table:table-cell>
          <table:table-cell table:style-name="ce2" table:formula="of:=VLOOKUP([.O9];[.$F$3:.$G$195];2;0)/0.99" office:value-type="float" office:value="43.4343434343434" calcext:value-type="float">
            <text:p>43</text:p>
          </table:table-cell>
          <table:table-cell/>
          <table:table-cell table:formula="of:=CONCATENATE([.K10];[.J10])" office:value-type="string" office:string-value="IL6RSTX1A" calcext:value-type="string">
            <text:p>IL6RSTX1A</text:p>
          </table:table-cell>
          <table:table-cell table:formula="of:=CONCATENATE([.J9];[.K9])" office:value-type="string" office:string-value="NTRK1ANK1" calcext:value-type="string">
            <text:p>NTRK1ANK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SLCO2A1</text:p>
          </table:table-cell>
          <table:table-cell office:value-type="float" office:value="13" calcext:value-type="float">
            <text:p>13</text:p>
          </table:table-cell>
          <table:table-cell table:formula="of:=MATCH([.F10];[.$O$3:.$O$35];)" office:value-type="string" office:string-value="" calcext:value-type="error">
            <text:p>#N/A</text:p>
          </table:table-cell>
          <table:table-cell table:formula="of:=CONCATENATE([.B10];[.C10])" office:value-type="string" office:string-value="SLCO4A1SLCO2A1" calcext:value-type="string">
            <text:p>SLCO4A1SLCO2A1</text:p>
          </table:table-cell>
          <table:table-cell table:formula="of:=[.D10]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597469068944" calcext:value-type="float">
            <text:p>0.5974690689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IL6R</text:p>
          </table:table-cell>
          <table:table-cell table:style-name="ce2" table:formula="of:=VLOOKUP([.O10];[.$F$3:.$G$195];2;0)/0.99" office:value-type="float" office:value="28.2828282828283" calcext:value-type="float">
            <text:p>28</text:p>
          </table:table-cell>
          <table:table-cell/>
          <table:table-cell table:formula="of:=CONCATENATE([.K11];[.J11])" office:value-type="string" office:string-value="NRCAMSTX1A" calcext:value-type="string">
            <text:p>NRCAMSTX1A</text:p>
          </table:table-cell>
          <table:table-cell table:formula="of:=CONCATENATE([.J10];[.K10])" office:value-type="string" office:string-value="STX1AIL6R" calcext:value-type="string">
            <text:p>STX1AIL6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SLCO4A1</text:p>
          </table:table-cell>
          <table:table-cell office:value-type="float" office:value="6" calcext:value-type="float">
            <text:p>6</text:p>
          </table:table-cell>
          <table:table-cell table:formula="of:=MATCH([.F11];[.$O$3:.$O$35];)" office:value-type="string" office:string-value="" calcext:value-type="error">
            <text:p>#N/A</text:p>
          </table:table-cell>
          <table:table-cell table:formula="of:=CONCATENATE([.B11];[.C11])" office:value-type="string" office:string-value="STX1ASLCO4A1" calcext:value-type="string">
            <text:p>STX1ASLCO4A1</text:p>
          </table:table-cell>
          <table:table-cell table:formula="of:=[.D11]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575017816127" calcext:value-type="float">
            <text:p>0.5750178161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NRCAM</text:p>
          </table:table-cell>
          <table:table-cell table:style-name="ce2" table:formula="of:=VLOOKUP([.O11];[.$F$3:.$G$195];2;0)/0.99" office:value-type="float" office:value="40.4040404040404" calcext:value-type="float">
            <text:p>40</text:p>
          </table:table-cell>
          <table:table-cell/>
          <table:table-cell table:formula="of:=CONCATENATE([.K12];[.J12])" office:value-type="string" office:string-value="ANK1ITGA2" calcext:value-type="string">
            <text:p>ANK1ITGA2</text:p>
          </table:table-cell>
          <table:table-cell table:formula="of:=CONCATENATE([.J11];[.K11])" office:value-type="string" office:string-value="STX1ANRCAM" calcext:value-type="string">
            <text:p>STX1ANRCA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GPX4</text:p>
          </table:table-cell>
          <table:table-cell office:value-type="float" office:value="45" calcext:value-type="float">
            <text:p>45</text:p>
          </table:table-cell>
          <table:table-cell table:formula="of:=MATCH([.F12];[.$O$3:.$O$35];)" office:value-type="string" office:string-value="" calcext:value-type="error">
            <text:p>#N/A</text:p>
          </table:table-cell>
          <table:table-cell table:formula="of:=CONCATENATE([.B12];[.C12])" office:value-type="string" office:string-value="PIK3CDGPX4" calcext:value-type="string">
            <text:p>PIK3CDGPX4</text:p>
          </table:table-cell>
          <table:table-cell table:formula="of:=[.D12]"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.574728794125" calcext:value-type="float">
            <text:p>0.5747287941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ANK1</text:p>
          </table:table-cell>
          <table:table-cell table:style-name="ce2" table:formula="of:=VLOOKUP([.O12];[.$F$3:.$G$195];2;0)/0.99" office:value-type="float" office:value="26.2626262626263" calcext:value-type="float">
            <text:p>26</text:p>
          </table:table-cell>
          <table:table-cell/>
          <table:table-cell table:formula="of:=CONCATENATE([.K13];[.J13])" office:value-type="string" office:string-value="ANK1SLCO4A1" calcext:value-type="string">
            <text:p>ANK1SLCO4A1</text:p>
          </table:table-cell>
          <table:table-cell table:formula="of:=CONCATENATE([.J12];[.K12])" office:value-type="string" office:string-value="ITGA2ANK1" calcext:value-type="string">
            <text:p>ITGA2ANK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EIF2AK1</text:p>
          </table:table-cell>
          <table:table-cell office:value-type="float" office:value="7" calcext:value-type="float">
            <text:p>7</text:p>
          </table:table-cell>
          <table:table-cell table:formula="of:=MATCH([.F13];[.$O$3:.$O$35];)" office:value-type="string" office:string-value="" calcext:value-type="error">
            <text:p>#N/A</text:p>
          </table:table-cell>
          <table:table-cell table:formula="of:=CONCATENATE([.B13];[.C13])" office:value-type="string" office:string-value="UPB1EIF2AK1" calcext:value-type="string">
            <text:p>UPB1EIF2AK1</text:p>
          </table:table-cell>
          <table:table-cell table:formula="of:=[.D13]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562207289945" calcext:value-type="float">
            <text:p>0.5622072899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ANK1</text:p>
          </table:table-cell>
          <table:table-cell table:style-name="ce2" table:formula="of:=VLOOKUP([.O13];[.$F$3:.$G$195];2;0)/0.99" office:value-type="float" office:value="33.3333333333333" calcext:value-type="float">
            <text:p>33</text:p>
          </table:table-cell>
          <table:table-cell/>
          <table:table-cell table:formula="of:=CONCATENATE([.K14];[.J14])" office:value-type="string" office:string-value="IRS1STAT3" calcext:value-type="string">
            <text:p>IRS1STAT3</text:p>
          </table:table-cell>
          <table:table-cell table:formula="of:=CONCATENATE([.J13];[.K13])" office:value-type="string" office:string-value="SLCO4A1ANK1" calcext:value-type="string">
            <text:p>SLCO4A1ANK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SLC22A2</text:p>
          </table:table-cell>
          <table:table-cell office:value-type="float" office:value="31" calcext:value-type="float">
            <text:p>31</text:p>
          </table:table-cell>
          <table:table-cell table:formula="of:=MATCH([.F14];[.$O$3:.$O$35];)" office:value-type="string" office:string-value="" calcext:value-type="error">
            <text:p>#N/A</text:p>
          </table:table-cell>
          <table:table-cell table:formula="of:=CONCATENATE([.B14];[.C14])" office:value-type="string" office:string-value="STX1ASLC22A2" calcext:value-type="string">
            <text:p>STX1ASLC22A2</text:p>
          </table:table-cell>
          <table:table-cell table:formula="of:=[.D14]"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.528701886816" calcext:value-type="float">
            <text:p>0.5287018868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IRS1</text:p>
          </table:table-cell>
          <table:table-cell table:style-name="ce2" table:formula="of:=VLOOKUP([.O14];[.$F$3:.$G$195];2;0)/0.99" office:value-type="float" office:value="28.2828282828283" calcext:value-type="float">
            <text:p>28</text:p>
          </table:table-cell>
          <table:table-cell/>
          <table:table-cell table:formula="of:=CONCATENATE([.K15];[.J15])" office:value-type="string" office:string-value="PIK3CDUPB1" calcext:value-type="string">
            <text:p>PIK3CDUPB1</text:p>
          </table:table-cell>
          <table:table-cell table:formula="of:=CONCATENATE([.J14];[.K14])" office:value-type="string" office:string-value="STAT3IRS1" calcext:value-type="string">
            <text:p>STAT3IRS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GAB2</text:p>
          </table:table-cell>
          <table:table-cell office:value-type="float" office:value="7" calcext:value-type="float">
            <text:p>7</text:p>
          </table:table-cell>
          <table:table-cell table:formula="of:=MATCH([.F15];[.$O$3:.$O$35];)" office:value-type="string" office:string-value="" calcext:value-type="error">
            <text:p>#N/A</text:p>
          </table:table-cell>
          <table:table-cell table:formula="of:=CONCATENATE([.B15];[.C15])" office:value-type="string" office:string-value="PDPK1GAB2" calcext:value-type="string">
            <text:p>PDPK1GAB2</text:p>
          </table:table-cell>
          <table:table-cell table:formula="of:=[.D15]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528362179394" calcext:value-type="float">
            <text:p>0.5283621794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PIK3CD</text:p>
          </table:table-cell>
          <table:table-cell table:style-name="ce2" table:formula="of:=VLOOKUP([.O15];[.$F$3:.$G$195];2;0)/0.99" office:value-type="float" office:value="70.7070707070707" calcext:value-type="float">
            <text:p>71</text:p>
          </table:table-cell>
          <table:table-cell/>
          <table:table-cell table:formula="of:=CONCATENATE([.K16];[.J16])" office:value-type="string" office:string-value="PIK3CDSLC22A2" calcext:value-type="string">
            <text:p>PIK3CDSLC22A2</text:p>
          </table:table-cell>
          <table:table-cell table:formula="of:=CONCATENATE([.J15];[.K15])" office:value-type="string" office:string-value="UPB1PIK3CD" calcext:value-type="string">
            <text:p>UPB1PIK3C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ITGA2</text:p>
          </table:table-cell>
          <table:table-cell office:value-type="float" office:value="21" calcext:value-type="float">
            <text:p>21</text:p>
          </table:table-cell>
          <table:table-cell table:formula="of:=MATCH([.F16];[.$O$3:.$O$35];)" office:value-type="string" office:string-value="" calcext:value-type="error">
            <text:p>#N/A</text:p>
          </table:table-cell>
          <table:table-cell table:formula="of:=CONCATENATE([.B16];[.C16])" office:value-type="string" office:string-value="NTRK1ITGA2" calcext:value-type="string">
            <text:p>NTRK1ITGA2</text:p>
          </table:table-cell>
          <table:table-cell table:formula="of:=[.D16]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.527457961199" calcext:value-type="float">
            <text:p>0.5274579612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PIK3CD</text:p>
          </table:table-cell>
          <table:table-cell table:style-name="ce2" table:formula="of:=VLOOKUP([.O16];[.$F$3:.$G$195];2;0)/0.99" office:value-type="float" office:value="35.3535353535354" calcext:value-type="float">
            <text:p>35</text:p>
          </table:table-cell>
          <table:table-cell/>
          <table:table-cell table:formula="of:=CONCATENATE([.K17];[.J17])" office:value-type="string" office:string-value="GABRB2SLCO2A1" calcext:value-type="string">
            <text:p>GABRB2SLCO2A1</text:p>
          </table:table-cell>
          <table:table-cell table:formula="of:=CONCATENATE([.J16];[.K16])" office:value-type="string" office:string-value="SLC22A2PIK3CD" calcext:value-type="string">
            <text:p>SLC22A2PIK3C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EXOC6</text:p>
          </table:table-cell>
          <table:table-cell office:value-type="float" office:value="46" calcext:value-type="float">
            <text:p>46</text:p>
          </table:table-cell>
          <table:table-cell table:formula="of:=MATCH([.F17];[.$O$3:.$O$35];)" office:value-type="float" office:value="17" calcext:value-type="float">
            <text:p>17</text:p>
          </table:table-cell>
          <table:table-cell table:formula="of:=CONCATENATE([.B17];[.C17])" office:value-type="string" office:string-value="SLC22A2EXOC6" calcext:value-type="string">
            <text:p>SLC22A2EXOC6</text:p>
          </table:table-cell>
          <table:table-cell table:formula="of:=[.D17]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0.46028739061" calcext:value-type="float">
            <text:p>0.4602873906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GABRB2</text:p>
          </table:table-cell>
          <table:table-cell table:style-name="ce2" table:formula="of:=VLOOKUP([.O17];[.$F$3:.$G$195];2;0)/0.99" office:value-type="float" office:value="14.1414141414141" calcext:value-type="float">
            <text:p>14</text:p>
          </table:table-cell>
          <table:table-cell/>
          <table:table-cell table:formula="of:=CONCATENATE([.K18];[.J18])" office:value-type="string" office:string-value="PIK3CDPRKAR2B" calcext:value-type="string">
            <text:p>PIK3CDPRKAR2B</text:p>
          </table:table-cell>
          <table:table-cell table:formula="of:=CONCATENATE([.J17];[.K17])" office:value-type="string" office:string-value="SLCO2A1GABRB2" calcext:value-type="string">
            <text:p>SLCO2A1GABRB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IL6R</text:p>
          </table:table-cell>
          <table:table-cell office:value-type="float" office:value="6" calcext:value-type="float">
            <text:p>6</text:p>
          </table:table-cell>
          <table:table-cell table:formula="of:=MATCH([.F18];[.$O$3:.$O$35];)" office:value-type="string" office:string-value="" calcext:value-type="error">
            <text:p>#N/A</text:p>
          </table:table-cell>
          <table:table-cell table:formula="of:=CONCATENATE([.B18];[.C18])" office:value-type="string" office:string-value="KCNMB4IL6R" calcext:value-type="string">
            <text:p>KCNMB4IL6R</text:p>
          </table:table-cell>
          <table:table-cell table:formula="of:=[.D18]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437573102312" calcext:value-type="float">
            <text:p>0.4375731023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PIK3CD</text:p>
          </table:table-cell>
          <table:table-cell table:style-name="ce2" table:formula="of:=VLOOKUP([.O18];[.$F$3:.$G$195];2;0)/0.99" office:value-type="float" office:value="26.2626262626263" calcext:value-type="float">
            <text:p>26</text:p>
          </table:table-cell>
          <table:table-cell/>
          <table:table-cell table:formula="of:=CONCATENATE([.K19];[.J19])" office:value-type="string" office:string-value="EXOC6SLC22A2" calcext:value-type="string">
            <text:p>EXOC6SLC22A2</text:p>
          </table:table-cell>
          <table:table-cell table:formula="of:=CONCATENATE([.J18];[.K18])" office:value-type="string" office:string-value="PRKAR2BPIK3CD" calcext:value-type="string">
            <text:p>PRKAR2BPIK3C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GAB2</text:p>
          </table:table-cell>
          <table:table-cell office:value-type="float" office:value="13" calcext:value-type="float">
            <text:p>13</text:p>
          </table:table-cell>
          <table:table-cell table:formula="of:=MATCH([.F19];[.$O$3:.$O$35];)" office:value-type="string" office:string-value="" calcext:value-type="error">
            <text:p>#N/A</text:p>
          </table:table-cell>
          <table:table-cell table:formula="of:=CONCATENATE([.B19];[.C19])" office:value-type="string" office:string-value="NRCAMGAB2" calcext:value-type="string">
            <text:p>NRCAMGAB2</text:p>
          </table:table-cell>
          <table:table-cell table:formula="of:=[.D19]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0.411459332622" calcext:value-type="float">
            <text:p>0.4114593326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EXOC6</text:p>
          </table:table-cell>
          <table:table-cell table:style-name="ce2" table:formula="of:=VLOOKUP([.O19];[.$F$3:.$G$195];2;0)/0.99" office:value-type="float" office:value="46.4646464646465" calcext:value-type="float">
            <text:p>46</text:p>
          </table:table-cell>
          <table:table-cell/>
          <table:table-cell table:formula="of:=CONCATENATE([.K20];[.J20])" office:value-type="string" office:string-value="KRASPDPK1" calcext:value-type="string">
            <text:p>KRASPDPK1</text:p>
          </table:table-cell>
          <table:table-cell table:formula="of:=CONCATENATE([.J19];[.K19])" office:value-type="string" office:string-value="SLC22A2EXOC6" calcext:value-type="string">
            <text:p>SLC22A2EXOC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GAB2</text:p>
          </table:table-cell>
          <table:table-cell office:value-type="float" office:value="30" calcext:value-type="float">
            <text:p>30</text:p>
          </table:table-cell>
          <table:table-cell table:formula="of:=MATCH([.F20];[.$O$3:.$O$35];)" office:value-type="string" office:string-value="" calcext:value-type="error">
            <text:p>#N/A</text:p>
          </table:table-cell>
          <table:table-cell table:formula="of:=CONCATENATE([.B20];[.C20])" office:value-type="string" office:string-value="KRASGAB2" calcext:value-type="string">
            <text:p>KRASGAB2</text:p>
          </table:table-cell>
          <table:table-cell table:formula="of:=[.D20]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0.402766549307" calcext:value-type="float">
            <text:p>0.4027665493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KRAS</text:p>
          </table:table-cell>
          <table:table-cell table:style-name="ce2" table:formula="of:=VLOOKUP([.O20];[.$F$3:.$G$195];2;0)/0.99" office:value-type="float" office:value="39.3939393939394" calcext:value-type="float">
            <text:p>39</text:p>
          </table:table-cell>
          <table:table-cell/>
          <table:table-cell table:formula="of:=CONCATENATE([.K21];[.J21])" office:value-type="string" office:string-value="KRASPIK3CD" calcext:value-type="string">
            <text:p>KRASPIK3CD</text:p>
          </table:table-cell>
          <table:table-cell table:formula="of:=CONCATENATE([.J20];[.K20])" office:value-type="string" office:string-value="PDPK1KRAS" calcext:value-type="string">
            <text:p>PDPK1KRA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NRCAM</text:p>
          </table:table-cell>
          <table:table-cell office:value-type="float" office:value="19" calcext:value-type="float">
            <text:p>19</text:p>
          </table:table-cell>
          <table:table-cell table:formula="of:=MATCH([.F21];[.$O$3:.$O$35];)" office:value-type="string" office:string-value="" calcext:value-type="error">
            <text:p>#N/A</text:p>
          </table:table-cell>
          <table:table-cell table:formula="of:=CONCATENATE([.B21];[.C21])" office:value-type="string" office:string-value="SLC22A2NRCAM" calcext:value-type="string">
            <text:p>SLC22A2NRCAM</text:p>
          </table:table-cell>
          <table:table-cell table:formula="of:=[.D21]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.402562836887" calcext:value-type="float">
            <text:p>0.4025628369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KRAS</text:p>
          </table:table-cell>
          <table:table-cell table:style-name="ce2" table:formula="of:=VLOOKUP([.O21];[.$F$3:.$G$195];2;0)/0.99" office:value-type="float" office:value="5.05050505050505" calcext:value-type="float">
            <text:p>5</text:p>
          </table:table-cell>
          <table:table-cell/>
          <table:table-cell table:formula="of:=CONCATENATE([.K22];[.J22])" office:value-type="string" office:string-value="ITGA2KCNMB4" calcext:value-type="string">
            <text:p>ITGA2KCNMB4</text:p>
          </table:table-cell>
          <table:table-cell table:formula="of:=CONCATENATE([.J21];[.K21])" office:value-type="string" office:string-value="PIK3CDKRAS" calcext:value-type="string">
            <text:p>PIK3CDKRA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PIK3CD</text:p>
          </table:table-cell>
          <table:table-cell office:value-type="float" office:value="70" calcext:value-type="float">
            <text:p>70</text:p>
          </table:table-cell>
          <table:table-cell table:formula="of:=MATCH([.F22];[.$O$3:.$O$35];)" office:value-type="float" office:value="13" calcext:value-type="float">
            <text:p>13</text:p>
          </table:table-cell>
          <table:table-cell table:formula="of:=CONCATENATE([.B22];[.C22])" office:value-type="string" office:string-value="UPB1PIK3CD" calcext:value-type="string">
            <text:p>UPB1PIK3CD</text:p>
          </table:table-cell>
          <table:table-cell table:formula="of:=[.D22]"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0.39571527537" calcext:value-type="float">
            <text:p>0.3957152754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ITGA2</text:p>
          </table:table-cell>
          <table:table-cell table:style-name="ce2" table:formula="of:=VLOOKUP([.O22];[.$F$3:.$G$195];2;0)/0.99" office:value-type="float" office:value="28.2828282828283" calcext:value-type="float">
            <text:p>28</text:p>
          </table:table-cell>
          <table:table-cell/>
          <table:table-cell table:formula="of:=CONCATENATE([.K23];[.J23])" office:value-type="string" office:string-value="IFNGR1STX1A" calcext:value-type="string">
            <text:p>IFNGR1STX1A</text:p>
          </table:table-cell>
          <table:table-cell table:formula="of:=CONCATENATE([.J22];[.K22])" office:value-type="string" office:string-value="KCNMB4ITGA2" calcext:value-type="string">
            <text:p>KCNMB4ITGA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IFNGR1</text:p>
          </table:table-cell>
          <table:table-cell office:value-type="float" office:value="20" calcext:value-type="float">
            <text:p>20</text:p>
          </table:table-cell>
          <table:table-cell table:formula="of:=MATCH([.F23];[.$O$3:.$O$35];)" office:value-type="string" office:string-value="" calcext:value-type="error">
            <text:p>#N/A</text:p>
          </table:table-cell>
          <table:table-cell table:formula="of:=CONCATENATE([.B23];[.C23])" office:value-type="string" office:string-value="STAT3IFNGR1" calcext:value-type="string">
            <text:p>STAT3IFNGR1</text:p>
          </table:table-cell>
          <table:table-cell table:formula="of:=[.D23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0.39571527537" calcext:value-type="float">
            <text:p>0.3957152754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IFNGR1</text:p>
          </table:table-cell>
          <table:table-cell table:style-name="ce2" table:formula="of:=VLOOKUP([.O23];[.$F$3:.$G$195];2;0)/0.99" office:value-type="float" office:value="25.2525252525252" calcext:value-type="float">
            <text:p>25</text:p>
          </table:table-cell>
          <table:table-cell/>
          <table:table-cell table:formula="of:=CONCATENATE([.K24];[.J24])" office:value-type="string" office:string-value="GAB2PRKAR2B" calcext:value-type="string">
            <text:p>GAB2PRKAR2B</text:p>
          </table:table-cell>
          <table:table-cell table:formula="of:=CONCATENATE([.J23];[.K23])" office:value-type="string" office:string-value="STX1AIFNGR1" calcext:value-type="string">
            <text:p>STX1AIFNGR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IF2AK1</text:p>
          </table:table-cell>
          <table:table-cell office:value-type="string" calcext:value-type="string">
            <text:p>DDOST</text:p>
          </table:table-cell>
          <table:table-cell office:value-type="float" office:value="6" calcext:value-type="float">
            <text:p>6</text:p>
          </table:table-cell>
          <table:table-cell table:formula="of:=MATCH([.F24];[.$O$3:.$O$35];)" office:value-type="string" office:string-value="" calcext:value-type="error">
            <text:p>#N/A</text:p>
          </table:table-cell>
          <table:table-cell table:formula="of:=CONCATENATE([.B24];[.C24])" office:value-type="string" office:string-value="EIF2AK1DDOST" calcext:value-type="string">
            <text:p>EIF2AK1DDOST</text:p>
          </table:table-cell>
          <table:table-cell table:formula="of:=[.D24]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356987184071" calcext:value-type="float">
            <text:p>0.3569871841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GAB2</text:p>
          </table:table-cell>
          <table:table-cell table:style-name="ce2" table:formula="of:=VLOOKUP([.O24];[.$F$3:.$G$195];2;0)/0.99" office:value-type="float" office:value="21.2121212121212" calcext:value-type="float">
            <text:p>21</text:p>
          </table:table-cell>
          <table:table-cell/>
          <table:table-cell table:formula="of:=CONCATENATE([.K25];[.J25])" office:value-type="string" office:string-value="EIF2AK1STAT3" calcext:value-type="string">
            <text:p>EIF2AK1STAT3</text:p>
          </table:table-cell>
          <table:table-cell table:formula="of:=CONCATENATE([.J24];[.K24])" office:value-type="string" office:string-value="PRKAR2BGAB2" calcext:value-type="string">
            <text:p>PRKAR2BGAB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GPX4</text:p>
          </table:table-cell>
          <table:table-cell office:value-type="float" office:value="7" calcext:value-type="float">
            <text:p>7</text:p>
          </table:table-cell>
          <table:table-cell table:formula="of:=MATCH([.F25];[.$O$3:.$O$35];)" office:value-type="string" office:string-value="" calcext:value-type="error">
            <text:p>#N/A</text:p>
          </table:table-cell>
          <table:table-cell table:formula="of:=CONCATENATE([.B25];[.C25])" office:value-type="string" office:string-value="PTK2BGPX4" calcext:value-type="string">
            <text:p>PTK2BGPX4</text:p>
          </table:table-cell>
          <table:table-cell table:formula="of:=[.D25]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.353573451489" calcext:value-type="float">
            <text:p>0.3535734515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EIF2AK1</text:p>
          </table:table-cell>
          <table:table-cell table:style-name="ce2" table:formula="of:=VLOOKUP([.O25];[.$F$3:.$G$195];2;0)/0.99" office:value-type="float" office:value="38.3838383838384" calcext:value-type="float">
            <text:p>38</text:p>
          </table:table-cell>
          <table:table-cell/>
          <table:table-cell table:formula="of:=CONCATENATE([.K26];[.J26])" office:value-type="string" office:string-value="DDOSTSTAT3" calcext:value-type="string">
            <text:p>DDOSTSTAT3</text:p>
          </table:table-cell>
          <table:table-cell table:formula="of:=CONCATENATE([.J25];[.K25])" office:value-type="string" office:string-value="STAT3EIF2AK1" calcext:value-type="string">
            <text:p>STAT3EIF2AK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GABRB2</text:p>
          </table:table-cell>
          <table:table-cell office:value-type="float" office:value="14" calcext:value-type="float">
            <text:p>14</text:p>
          </table:table-cell>
          <table:table-cell table:formula="of:=MATCH([.F26];[.$O$3:.$O$35];)" office:value-type="float" office:value="15" calcext:value-type="float">
            <text:p>15</text:p>
          </table:table-cell>
          <table:table-cell table:formula="of:=CONCATENATE([.B26];[.C26])" office:value-type="string" office:string-value="SLCO2A1GABRB2" calcext:value-type="string">
            <text:p>SLCO2A1GABRB2</text:p>
          </table:table-cell>
          <table:table-cell table:formula="of:=[.D26]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0.337255855163" calcext:value-type="float">
            <text:p>0.3372558552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DDOST</text:p>
          </table:table-cell>
          <table:table-cell table:style-name="ce2" table:formula="of:=VLOOKUP([.O26];[.$F$3:.$G$195];2;0)/0.99" office:value-type="float" office:value="18.1818181818182" calcext:value-type="float">
            <text:p>18</text:p>
          </table:table-cell>
          <table:table-cell/>
          <table:table-cell table:formula="of:=CONCATENATE([.K27];[.J27])" office:value-type="string" office:string-value="ANK1NF1" calcext:value-type="string">
            <text:p>ANK1NF1</text:p>
          </table:table-cell>
          <table:table-cell table:formula="of:=CONCATENATE([.J26];[.K26])" office:value-type="string" office:string-value="STAT3DDOST" calcext:value-type="string">
            <text:p>STAT3DDO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PDPK1</text:p>
          </table:table-cell>
          <table:table-cell office:value-type="float" office:value="9" calcext:value-type="float">
            <text:p>9</text:p>
          </table:table-cell>
          <table:table-cell table:formula="of:=MATCH([.F27];[.$O$3:.$O$35];)" office:value-type="string" office:string-value="" calcext:value-type="error">
            <text:p>#N/A</text:p>
          </table:table-cell>
          <table:table-cell table:formula="of:=CONCATENATE([.B27];[.C27])" office:value-type="string" office:string-value="PPCDCPDPK1" calcext:value-type="string">
            <text:p>PPCDCPDPK1</text:p>
          </table:table-cell>
          <table:table-cell table:formula="of:=[.D27]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.331152261223" calcext:value-type="float">
            <text:p>0.3311522612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ANK1</text:p>
          </table:table-cell>
          <table:table-cell table:style-name="ce2" table:formula="of:=VLOOKUP([.O27];[.$F$3:.$G$195];2;0)/0.99" office:value-type="float" office:value="39.3939393939394" calcext:value-type="float">
            <text:p>39</text:p>
          </table:table-cell>
          <table:table-cell/>
          <table:table-cell table:formula="of:=CONCATENATE([.K28];[.J28])" office:value-type="string" office:string-value="PIK3R3PRKAR2B" calcext:value-type="string">
            <text:p>PIK3R3PRKAR2B</text:p>
          </table:table-cell>
          <table:table-cell table:formula="of:=CONCATENATE([.J27];[.K27])" office:value-type="string" office:string-value="NF1ANK1" calcext:value-type="string">
            <text:p>NF1ANK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CDC16</text:p>
          </table:table-cell>
          <table:table-cell office:value-type="float" office:value="49" calcext:value-type="float">
            <text:p>49</text:p>
          </table:table-cell>
          <table:table-cell table:formula="of:=MATCH([.F28];[.$O$3:.$O$35];)" office:value-type="float" office:value="28" calcext:value-type="float">
            <text:p>28</text:p>
          </table:table-cell>
          <table:table-cell table:formula="of:=CONCATENATE([.B28];[.C28])" office:value-type="string" office:string-value="PIK3R3CDC16" calcext:value-type="string">
            <text:p>PIK3R3CDC16</text:p>
          </table:table-cell>
          <table:table-cell table:formula="of:=[.D28]"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0.293009262513" calcext:value-type="float">
            <text:p>0.2930092625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PIK3R3</text:p>
          </table:table-cell>
          <table:table-cell table:style-name="ce2" table:formula="of:=VLOOKUP([.O28];[.$F$3:.$G$195];2;0)/0.99" office:value-type="float" office:value="22.2222222222222" calcext:value-type="float">
            <text:p>22</text:p>
          </table:table-cell>
          <table:table-cell/>
          <table:table-cell table:formula="of:=CONCATENATE([.K29];[.J29])" office:value-type="string" office:string-value="IFNGR1PPCDC" calcext:value-type="string">
            <text:p>IFNGR1PPCDC</text:p>
          </table:table-cell>
          <table:table-cell table:formula="of:=CONCATENATE([.J28];[.K28])" office:value-type="string" office:string-value="PRKAR2BPIK3R3" calcext:value-type="string">
            <text:p>PRKAR2BPIK3R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IFNGR1</text:p>
          </table:table-cell>
          <table:table-cell office:value-type="float" office:value="10" calcext:value-type="float">
            <text:p>10</text:p>
          </table:table-cell>
          <table:table-cell table:formula="of:=MATCH([.F29];[.$O$3:.$O$35];)" office:value-type="string" office:string-value="" calcext:value-type="error">
            <text:p>#N/A</text:p>
          </table:table-cell>
          <table:table-cell table:formula="of:=CONCATENATE([.B29];[.C29])" office:value-type="string" office:string-value="SC5DLIFNGR1" calcext:value-type="string">
            <text:p>SC5DLIFNGR1</text:p>
          </table:table-cell>
          <table:table-cell table:formula="of:=[.D29]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.255680143814" calcext:value-type="float">
            <text:p>0.2556801438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IFNGR1</text:p>
          </table:table-cell>
          <table:table-cell table:style-name="ce2" table:formula="of:=VLOOKUP([.O29];[.$F$3:.$G$195];2;0)/0.99" office:value-type="float" office:value="39.3939393939394" calcext:value-type="float">
            <text:p>39</text:p>
          </table:table-cell>
          <table:table-cell/>
          <table:table-cell table:formula="of:=CONCATENATE([.K30];[.J30])" office:value-type="string" office:string-value="CDC16PIK3R3" calcext:value-type="string">
            <text:p>CDC16PIK3R3</text:p>
          </table:table-cell>
          <table:table-cell table:formula="of:=CONCATENATE([.J29];[.K29])" office:value-type="string" office:string-value="PPCDCIFNGR1" calcext:value-type="string">
            <text:p>PPCDCIFNGR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DDOST</text:p>
          </table:table-cell>
          <table:table-cell office:value-type="float" office:value="18" calcext:value-type="float">
            <text:p>18</text:p>
          </table:table-cell>
          <table:table-cell table:formula="of:=MATCH([.F30];[.$O$3:.$O$35];)" office:value-type="string" office:string-value="" calcext:value-type="error">
            <text:p>#N/A</text:p>
          </table:table-cell>
          <table:table-cell table:formula="of:=CONCATENATE([.B30];[.C30])" office:value-type="string" office:string-value="PIK3R3DDOST" calcext:value-type="string">
            <text:p>PIK3R3DDOST</text:p>
          </table:table-cell>
          <table:table-cell table:formula="of:=[.D30]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.249631544545" calcext:value-type="float">
            <text:p>0.2496315445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CDC16</text:p>
          </table:table-cell>
          <table:table-cell table:style-name="ce2" table:formula="of:=VLOOKUP([.O30];[.$F$3:.$G$195];2;0)/0.99" office:value-type="float" office:value="49.4949494949495" calcext:value-type="float">
            <text:p>49</text:p>
          </table:table-cell>
          <table:table-cell/>
          <table:table-cell table:formula="of:=CONCATENATE([.K31];[.J31])" office:value-type="string" office:string-value="BTRCKRAS" calcext:value-type="string">
            <text:p>BTRCKRAS</text:p>
          </table:table-cell>
          <table:table-cell table:formula="of:=CONCATENATE([.J30];[.K30])" office:value-type="string" office:string-value="PIK3R3CDC16" calcext:value-type="string">
            <text:p>PIK3R3CDC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ANK1</text:p>
          </table:table-cell>
          <table:table-cell office:value-type="float" office:value="39" calcext:value-type="float">
            <text:p>39</text:p>
          </table:table-cell>
          <table:table-cell table:formula="of:=MATCH([.F31];[.$O$3:.$O$35];)" office:value-type="float" office:value="25" calcext:value-type="float">
            <text:p>25</text:p>
          </table:table-cell>
          <table:table-cell table:formula="of:=CONCATENATE([.B31];[.C31])" office:value-type="string" office:string-value="NF1ANK1" calcext:value-type="string">
            <text:p>NF1ANK1</text:p>
          </table:table-cell>
          <table:table-cell table:formula="of:=[.D31]"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0.24763312244" calcext:value-type="float">
            <text:p>0.2476331224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BTRC</text:p>
          </table:table-cell>
          <table:table-cell table:style-name="ce2" table:formula="of:=VLOOKUP([.O31];[.$F$3:.$G$195];2;0)/0.99" office:value-type="float" office:value="35.3535353535354" calcext:value-type="float">
            <text:p>35</text:p>
          </table:table-cell>
          <table:table-cell/>
          <table:table-cell table:formula="of:=CONCATENATE([.K32];[.J32])" office:value-type="string" office:string-value="PDPK1SOS1" calcext:value-type="string">
            <text:p>PDPK1SOS1</text:p>
          </table:table-cell>
          <table:table-cell table:formula="of:=CONCATENATE([.J31];[.K31])" office:value-type="string" office:string-value="KRASBTRC" calcext:value-type="string">
            <text:p>KRASBTR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DOST</text:p>
          </table:table-cell>
          <table:table-cell office:value-type="string" calcext:value-type="string">
            <text:p>BTRC</text:p>
          </table:table-cell>
          <table:table-cell office:value-type="float" office:value="4" calcext:value-type="float">
            <text:p>4</text:p>
          </table:table-cell>
          <table:table-cell table:formula="of:=MATCH([.F32];[.$O$3:.$O$35];)" office:value-type="string" office:string-value="" calcext:value-type="error">
            <text:p>#N/A</text:p>
          </table:table-cell>
          <table:table-cell table:formula="of:=CONCATENATE([.B32];[.C32])" office:value-type="string" office:string-value="DDOSTBTRC" calcext:value-type="string">
            <text:p>DDOSTBTRC</text:p>
          </table:table-cell>
          <table:table-cell table:formula="of:=[.D32]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232517137591" calcext:value-type="float">
            <text:p>0.2325171376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PDPK1</text:p>
          </table:table-cell>
          <table:table-cell table:style-name="ce2" table:formula="of:=VLOOKUP([.O32];[.$F$3:.$G$195];2;0)/0.99" office:value-type="float" office:value="50.5050505050505" calcext:value-type="float">
            <text:p>51</text:p>
          </table:table-cell>
          <table:table-cell/>
          <table:table-cell table:formula="of:=CONCATENATE([.K33];[.J33])" office:value-type="string" office:string-value="GAB2OAT" calcext:value-type="string">
            <text:p>GAB2OAT</text:p>
          </table:table-cell>
          <table:table-cell table:formula="of:=CONCATENATE([.J32];[.K32])" office:value-type="string" office:string-value="SOS1PDPK1" calcext:value-type="string">
            <text:p>SOS1PDPK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KRAS</text:p>
          </table:table-cell>
          <table:table-cell office:value-type="float" office:value="9" calcext:value-type="float">
            <text:p>9</text:p>
          </table:table-cell>
          <table:table-cell table:formula="of:=MATCH([.F33];[.$O$3:.$O$35];)" office:value-type="string" office:string-value="" calcext:value-type="error">
            <text:p>#N/A</text:p>
          </table:table-cell>
          <table:table-cell table:formula="of:=CONCATENATE([.B33];[.C33])" office:value-type="string" office:string-value="OATKRAS" calcext:value-type="string">
            <text:p>OATKRAS</text:p>
          </table:table-cell>
          <table:table-cell table:formula="of:=[.D33]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215223181047" calcext:value-type="float">
            <text:p>0.215223181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GAB2</text:p>
          </table:table-cell>
          <table:table-cell table:style-name="ce2" table:formula="of:=VLOOKUP([.O33];[.$F$3:.$G$195];2;0)/0.99" office:value-type="float" office:value="4.04040404040404" calcext:value-type="float">
            <text:p>4</text:p>
          </table:table-cell>
          <table:table-cell/>
          <table:table-cell table:formula="of:=CONCATENATE([.K34];[.J34])" office:value-type="string" office:string-value="IRS1SC5DL" calcext:value-type="string">
            <text:p>IRS1SC5DL</text:p>
          </table:table-cell>
          <table:table-cell table:formula="of:=CONCATENATE([.J33];[.K33])" office:value-type="string" office:string-value="OATGAB2" calcext:value-type="string">
            <text:p>OATGAB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ATF2</text:p>
          </table:table-cell>
          <table:table-cell office:value-type="float" office:value="3" calcext:value-type="float">
            <text:p>3</text:p>
          </table:table-cell>
          <table:table-cell table:formula="of:=MATCH([.F34];[.$O$3:.$O$35];)" office:value-type="string" office:string-value="" calcext:value-type="error">
            <text:p>#N/A</text:p>
          </table:table-cell>
          <table:table-cell table:formula="of:=CONCATENATE([.B34];[.C34])" office:value-type="string" office:string-value="OATATF2" calcext:value-type="string">
            <text:p>OATATF2</text:p>
          </table:table-cell>
          <table:table-cell table:formula="of:=[.D34]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.16332546504" calcext:value-type="float">
            <text:p>0.163325465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IRS1</text:p>
          </table:table-cell>
          <table:table-cell table:style-name="ce2" table:formula="of:=VLOOKUP([.O34];[.$F$3:.$G$195];2;0)/0.99" office:value-type="float" office:value="12.1212121212121" calcext:value-type="float">
            <text:p>12</text:p>
          </table:table-cell>
          <table:table-cell/>
          <table:table-cell table:formula="of:=CONCATENATE([.K35];[.J35])" office:value-type="string" office:string-value="ATF2UPB1" calcext:value-type="string">
            <text:p>ATF2UPB1</text:p>
          </table:table-cell>
          <table:table-cell table:formula="of:=CONCATENATE([.J34];[.K34])" office:value-type="string" office:string-value="SC5DLIRS1" calcext:value-type="string">
            <text:p>SC5DLIRS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GAB2</text:p>
          </table:table-cell>
          <table:table-cell office:value-type="float" office:value="7" calcext:value-type="float">
            <text:p>7</text:p>
          </table:table-cell>
          <table:table-cell table:formula="of:=MATCH([.F35];[.$O$3:.$O$35];)" office:value-type="string" office:string-value="" calcext:value-type="error">
            <text:p>#N/A</text:p>
          </table:table-cell>
          <table:table-cell table:formula="of:=CONCATENATE([.B35];[.C35])" office:value-type="string" office:string-value="SOS1GAB2" calcext:value-type="string">
            <text:p>SOS1GAB2</text:p>
          </table:table-cell>
          <table:table-cell table:formula="of:=[.D35]"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.0759863959574" calcext:value-type="float">
            <text:p>0.075986396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ATF2</text:p>
          </table:table-cell>
          <table:table-cell table:style-name="ce2" table:formula="of:=VLOOKUP([.O35];[.$F$3:.$G$195];2;0)/0.99" office:value-type="string" office:string-value="" calcext:value-type="error">
            <text:p>#N/A</text:p>
          </table:table-cell>
          <table:table-cell/>
          <table:table-cell table:formula="of:=CONCATENATE([.K35];[.J35])" office:value-type="string" office:string-value="ATF2UPB1" calcext:value-type="string">
            <text:p>ATF2UPB1</text:p>
          </table:table-cell>
          <table:table-cell table:formula="of:=CONCATENATE([.J35];[.K35])" office:value-type="string" office:string-value="UPB1ATF2" calcext:value-type="string">
            <text:p>UPB1ATF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ANK1</text:p>
          </table:table-cell>
          <table:table-cell office:value-type="float" office:value="39" calcext:value-type="float">
            <text:p>39</text:p>
          </table:table-cell>
          <table:table-cell table:formula="of:=MATCH([.F36];[.$O$3:.$O$35];)" office:value-type="float" office:value="4" calcext:value-type="float">
            <text:p>4</text:p>
          </table:table-cell>
          <table:table-cell table:formula="of:=CONCATENATE([.B36];[.C36])" office:value-type="string" office:string-value="PTK2BANK1" calcext:value-type="string">
            <text:p>PTK2BANK1</text:p>
          </table:table-cell>
          <table:table-cell table:formula="of:=[.D36]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ANK1</text:p>
          </table:table-cell>
          <table:table-cell office:value-type="float" office:value="77" calcext:value-type="float">
            <text:p>77</text:p>
          </table:table-cell>
          <table:table-cell table:formula="of:=MATCH([.F37];[.$O$3:.$O$35];)" office:value-type="float" office:value="1" calcext:value-type="float">
            <text:p>1</text:p>
          </table:table-cell>
          <table:table-cell table:formula="of:=CONCATENATE([.B37];[.C37])" office:value-type="string" office:string-value="PIK3CDANK1" calcext:value-type="string">
            <text:p>PIK3CDANK1</text:p>
          </table:table-cell>
          <table:table-cell table:formula="of:=[.D37]"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PIK3CD</text:p>
          </table:table-cell>
          <table:table-cell office:value-type="float" office:value="35" calcext:value-type="float">
            <text:p>35</text:p>
          </table:table-cell>
          <table:table-cell table:formula="of:=MATCH([.F38];[.$O$3:.$O$35];)" office:value-type="float" office:value="14" calcext:value-type="float">
            <text:p>14</text:p>
          </table:table-cell>
          <table:table-cell table:formula="of:=CONCATENATE([.B38];[.C38])" office:value-type="string" office:string-value="SLC22A2PIK3CD" calcext:value-type="string">
            <text:p>SLC22A2PIK3CD</text:p>
          </table:table-cell>
          <table:table-cell table:formula="of:=[.D38]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IL6R</text:p>
          </table:table-cell>
          <table:table-cell office:value-type="float" office:value="28" calcext:value-type="float">
            <text:p>28</text:p>
          </table:table-cell>
          <table:table-cell table:formula="of:=MATCH([.F39];[.$O$3:.$O$35];)" office:value-type="float" office:value="8" calcext:value-type="float">
            <text:p>8</text:p>
          </table:table-cell>
          <table:table-cell table:formula="of:=CONCATENATE([.B39];[.C39])" office:value-type="string" office:string-value="STX1AIL6R" calcext:value-type="string">
            <text:p>STX1AIL6R</text:p>
          </table:table-cell>
          <table:table-cell table:formula="of:=[.D39]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PTK2B</text:p>
          </table:table-cell>
          <table:table-cell office:value-type="float" office:value="6" calcext:value-type="float">
            <text:p>6</text:p>
          </table:table-cell>
          <table:table-cell table:formula="of:=MATCH([.F40];[.$O$3:.$O$35];)" office:value-type="string" office:string-value="" calcext:value-type="error">
            <text:p>#N/A</text:p>
          </table:table-cell>
          <table:table-cell table:formula="of:=CONCATENATE([.B40];[.C40])" office:value-type="string" office:string-value="STX1APTK2B" calcext:value-type="string">
            <text:p>STX1APTK2B</text:p>
          </table:table-cell>
          <table:table-cell table:formula="of:=[.D40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NRCAM</text:p>
          </table:table-cell>
          <table:table-cell office:value-type="float" office:value="40" calcext:value-type="float">
            <text:p>40</text:p>
          </table:table-cell>
          <table:table-cell table:formula="of:=MATCH([.F41];[.$O$3:.$O$35];)" office:value-type="float" office:value="9" calcext:value-type="float">
            <text:p>9</text:p>
          </table:table-cell>
          <table:table-cell table:formula="of:=CONCATENATE([.B41];[.C41])" office:value-type="string" office:string-value="STX1ANRCAM" calcext:value-type="string">
            <text:p>STX1ANRCAM</text:p>
          </table:table-cell>
          <table:table-cell table:formula="of:=[.D41]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IRS1</text:p>
          </table:table-cell>
          <table:table-cell office:value-type="float" office:value="39" calcext:value-type="float">
            <text:p>39</text:p>
          </table:table-cell>
          <table:table-cell table:formula="of:=MATCH([.F42];[.$O$3:.$O$35];)" office:value-type="string" office:string-value="" calcext:value-type="error">
            <text:p>#N/A</text:p>
          </table:table-cell>
          <table:table-cell table:formula="of:=CONCATENATE([.B42];[.C42])" office:value-type="string" office:string-value="SLCO4A1IRS1" calcext:value-type="string">
            <text:p>SLCO4A1IRS1</text:p>
          </table:table-cell>
          <table:table-cell table:formula="of:=[.D42]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STAT3</text:p>
          </table:table-cell>
          <table:table-cell office:value-type="float" office:value="17" calcext:value-type="float">
            <text:p>17</text:p>
          </table:table-cell>
          <table:table-cell table:formula="of:=MATCH([.F43];[.$O$3:.$O$35];)" office:value-type="string" office:string-value="" calcext:value-type="error">
            <text:p>#N/A</text:p>
          </table:table-cell>
          <table:table-cell table:formula="of:=CONCATENATE([.B43];[.C43])" office:value-type="string" office:string-value="STX1ASTAT3" calcext:value-type="string">
            <text:p>STX1ASTAT3</text:p>
          </table:table-cell>
          <table:table-cell table:formula="of:=[.D43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ANK1</text:p>
          </table:table-cell>
          <table:table-cell office:value-type="float" office:value="43" calcext:value-type="float">
            <text:p>43</text:p>
          </table:table-cell>
          <table:table-cell table:formula="of:=MATCH([.F44];[.$O$3:.$O$35];)" office:value-type="float" office:value="7" calcext:value-type="float">
            <text:p>7</text:p>
          </table:table-cell>
          <table:table-cell table:formula="of:=CONCATENATE([.B44];[.C44])" office:value-type="string" office:string-value="NTRK1ANK1" calcext:value-type="string">
            <text:p>NTRK1ANK1</text:p>
          </table:table-cell>
          <table:table-cell table:formula="of:=[.D44]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IRS1</text:p>
          </table:table-cell>
          <table:table-cell office:value-type="float" office:value="13" calcext:value-type="float">
            <text:p>13</text:p>
          </table:table-cell>
          <table:table-cell table:formula="of:=MATCH([.F45];[.$O$3:.$O$35];)" office:value-type="string" office:string-value="" calcext:value-type="error">
            <text:p>#N/A</text:p>
          </table:table-cell>
          <table:table-cell table:formula="of:=CONCATENATE([.B45];[.C45])" office:value-type="string" office:string-value="UPB1IRS1" calcext:value-type="string">
            <text:p>UPB1IRS1</text:p>
          </table:table-cell>
          <table:table-cell table:formula="of:=[.D45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EXOC6</text:p>
          </table:table-cell>
          <table:table-cell office:value-type="float" office:value="5" calcext:value-type="float">
            <text:p>5</text:p>
          </table:table-cell>
          <table:table-cell table:formula="of:=MATCH([.F46];[.$O$3:.$O$35];)" office:value-type="string" office:string-value="" calcext:value-type="error">
            <text:p>#N/A</text:p>
          </table:table-cell>
          <table:table-cell table:formula="of:=CONCATENATE([.B46];[.C46])" office:value-type="string" office:string-value="PRKAR2BEXOC6" calcext:value-type="string">
            <text:p>PRKAR2BEXOC6</text:p>
          </table:table-cell>
          <table:table-cell table:formula="of:=[.D46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PIK3CD</text:p>
          </table:table-cell>
          <table:table-cell office:value-type="float" office:value="26" calcext:value-type="float">
            <text:p>26</text:p>
          </table:table-cell>
          <table:table-cell table:formula="of:=MATCH([.F47];[.$O$3:.$O$35];)" office:value-type="float" office:value="16" calcext:value-type="float">
            <text:p>16</text:p>
          </table:table-cell>
          <table:table-cell table:formula="of:=CONCATENATE([.B47];[.C47])" office:value-type="string" office:string-value="PRKAR2BPIK3CD" calcext:value-type="string">
            <text:p>PRKAR2BPIK3CD</text:p>
          </table:table-cell>
          <table:table-cell table:formula="of:=[.D47]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ANK1</text:p>
          </table:table-cell>
          <table:table-cell office:value-type="float" office:value="59" calcext:value-type="float">
            <text:p>59</text:p>
          </table:table-cell>
          <table:table-cell table:formula="of:=MATCH([.F48];[.$O$3:.$O$35];)" office:value-type="float" office:value="2" calcext:value-type="float">
            <text:p>2</text:p>
          </table:table-cell>
          <table:table-cell table:formula="of:=CONCATENATE([.B48];[.C48])" office:value-type="string" office:string-value="SLCO2A1ANK1" calcext:value-type="string">
            <text:p>SLCO2A1ANK1</text:p>
          </table:table-cell>
          <table:table-cell table:formula="of:=[.D48]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EIF2AK1</text:p>
          </table:table-cell>
          <table:table-cell office:value-type="float" office:value="3" calcext:value-type="float">
            <text:p>3</text:p>
          </table:table-cell>
          <table:table-cell table:formula="of:=MATCH([.F49];[.$O$3:.$O$35];)" office:value-type="string" office:string-value="" calcext:value-type="error">
            <text:p>#N/A</text:p>
          </table:table-cell>
          <table:table-cell table:formula="of:=CONCATENATE([.B49];[.C49])" office:value-type="string" office:string-value="GPX4EIF2AK1" calcext:value-type="string">
            <text:p>GPX4EIF2AK1</text:p>
          </table:table-cell>
          <table:table-cell table:formula="of:=[.D49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PIK3R3</text:p>
          </table:table-cell>
          <table:table-cell office:value-type="float" office:value="22" calcext:value-type="float">
            <text:p>22</text:p>
          </table:table-cell>
          <table:table-cell table:formula="of:=MATCH([.F50];[.$O$3:.$O$35];)" office:value-type="float" office:value="26" calcext:value-type="float">
            <text:p>26</text:p>
          </table:table-cell>
          <table:table-cell table:formula="of:=CONCATENATE([.B50];[.C50])" office:value-type="string" office:string-value="PRKAR2BPIK3R3" calcext:value-type="string">
            <text:p>PRKAR2BPIK3R3</text:p>
          </table:table-cell>
          <table:table-cell table:formula="of:=[.D50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ITGA2</text:p>
          </table:table-cell>
          <table:table-cell office:value-type="float" office:value="3" calcext:value-type="float">
            <text:p>3</text:p>
          </table:table-cell>
          <table:table-cell table:formula="of:=MATCH([.F51];[.$O$3:.$O$35];)" office:value-type="string" office:string-value="" calcext:value-type="error">
            <text:p>#N/A</text:p>
          </table:table-cell>
          <table:table-cell table:formula="of:=CONCATENATE([.B51];[.C51])" office:value-type="string" office:string-value="PTK2BITGA2" calcext:value-type="string">
            <text:p>PTK2BITGA2</text:p>
          </table:table-cell>
          <table:table-cell table:formula="of:=[.D51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KCNMB4</text:p>
          </table:table-cell>
          <table:table-cell office:value-type="float" office:value="4" calcext:value-type="float">
            <text:p>4</text:p>
          </table:table-cell>
          <table:table-cell table:formula="of:=MATCH([.F52];[.$O$3:.$O$35];)" office:value-type="string" office:string-value="" calcext:value-type="error">
            <text:p>#N/A</text:p>
          </table:table-cell>
          <table:table-cell table:formula="of:=CONCATENATE([.B52];[.C52])" office:value-type="string" office:string-value="NTRK1KCNMB4" calcext:value-type="string">
            <text:p>NTRK1KCNMB4</text:p>
          </table:table-cell>
          <table:table-cell table:formula="of:=[.D5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ANK1</text:p>
          </table:table-cell>
          <table:table-cell office:value-type="float" office:value="7" calcext:value-type="float">
            <text:p>7</text:p>
          </table:table-cell>
          <table:table-cell table:formula="of:=MATCH([.F53];[.$O$3:.$O$35];)" office:value-type="string" office:string-value="" calcext:value-type="error">
            <text:p>#N/A</text:p>
          </table:table-cell>
          <table:table-cell table:formula="of:=CONCATENATE([.B53];[.C53])" office:value-type="string" office:string-value="GAB2ANK1" calcext:value-type="string">
            <text:p>GAB2ANK1</text:p>
          </table:table-cell>
          <table:table-cell table:formula="of:=[.D53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IFNGR1</text:p>
          </table:table-cell>
          <table:table-cell office:value-type="float" office:value="39" calcext:value-type="float">
            <text:p>39</text:p>
          </table:table-cell>
          <table:table-cell table:formula="of:=MATCH([.F54];[.$O$3:.$O$35];)" office:value-type="float" office:value="27" calcext:value-type="float">
            <text:p>27</text:p>
          </table:table-cell>
          <table:table-cell table:formula="of:=CONCATENATE([.B54];[.C54])" office:value-type="string" office:string-value="PPCDCIFNGR1" calcext:value-type="string">
            <text:p>PPCDCIFNGR1</text:p>
          </table:table-cell>
          <table:table-cell table:formula="of:=[.D54]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GABRB2</text:p>
          </table:table-cell>
          <table:table-cell office:value-type="float" office:value="23" calcext:value-type="float">
            <text:p>23</text:p>
          </table:table-cell>
          <table:table-cell table:formula="of:=MATCH([.F55];[.$O$3:.$O$35];)" office:value-type="string" office:string-value="" calcext:value-type="error">
            <text:p>#N/A</text:p>
          </table:table-cell>
          <table:table-cell table:formula="of:=CONCATENATE([.B55];[.C55])" office:value-type="string" office:string-value="IRS1GABRB2" calcext:value-type="string">
            <text:p>IRS1GABRB2</text:p>
          </table:table-cell>
          <table:table-cell table:formula="of:=[.D55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EXOC6</text:p>
          </table:table-cell>
          <table:table-cell office:value-type="float" office:value="21" calcext:value-type="float">
            <text:p>21</text:p>
          </table:table-cell>
          <table:table-cell table:formula="of:=MATCH([.F56];[.$O$3:.$O$35];)" office:value-type="string" office:string-value="" calcext:value-type="error">
            <text:p>#N/A</text:p>
          </table:table-cell>
          <table:table-cell table:formula="of:=CONCATENATE([.B56];[.C56])" office:value-type="string" office:string-value="KRASEXOC6" calcext:value-type="string">
            <text:p>KRASEXOC6</text:p>
          </table:table-cell>
          <table:table-cell table:formula="of:=[.D5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PDPK1</text:p>
          </table:table-cell>
          <table:table-cell office:value-type="float" office:value="3" calcext:value-type="float">
            <text:p>3</text:p>
          </table:table-cell>
          <table:table-cell table:formula="of:=MATCH([.F57];[.$O$3:.$O$35];)" office:value-type="string" office:string-value="" calcext:value-type="error">
            <text:p>#N/A</text:p>
          </table:table-cell>
          <table:table-cell table:formula="of:=CONCATENATE([.B57];[.C57])" office:value-type="string" office:string-value="SLCO4A1PDPK1" calcext:value-type="string">
            <text:p>SLCO4A1PDPK1</text:p>
          </table:table-cell>
          <table:table-cell table:formula="of:=[.D57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DDOST</text:p>
          </table:table-cell>
          <table:table-cell office:value-type="float" office:value="6" calcext:value-type="float">
            <text:p>6</text:p>
          </table:table-cell>
          <table:table-cell table:formula="of:=MATCH([.F58];[.$O$3:.$O$35];)" office:value-type="string" office:string-value="" calcext:value-type="error">
            <text:p>#N/A</text:p>
          </table:table-cell>
          <table:table-cell table:formula="of:=CONCATENATE([.B58];[.C58])" office:value-type="string" office:string-value="OATDDOST" calcext:value-type="string">
            <text:p>OATDDOST</text:p>
          </table:table-cell>
          <table:table-cell table:formula="of:=[.D58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PPCDC</text:p>
          </table:table-cell>
          <table:table-cell office:value-type="float" office:value="13" calcext:value-type="float">
            <text:p>13</text:p>
          </table:table-cell>
          <table:table-cell table:formula="of:=MATCH([.F59];[.$O$3:.$O$35];)" office:value-type="string" office:string-value="" calcext:value-type="error">
            <text:p>#N/A</text:p>
          </table:table-cell>
          <table:table-cell table:formula="of:=CONCATENATE([.B59];[.C59])" office:value-type="string" office:string-value="STAT3PPCDC" calcext:value-type="string">
            <text:p>STAT3PPCDC</text:p>
          </table:table-cell>
          <table:table-cell table:formula="of:=[.D59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BTRC</text:p>
          </table:table-cell>
          <table:table-cell office:value-type="float" office:value="3" calcext:value-type="float">
            <text:p>3</text:p>
          </table:table-cell>
          <table:table-cell table:formula="of:=MATCH([.F60];[.$O$3:.$O$35];)" office:value-type="string" office:string-value="" calcext:value-type="error">
            <text:p>#N/A</text:p>
          </table:table-cell>
          <table:table-cell table:formula="of:=CONCATENATE([.B60];[.C60])" office:value-type="string" office:string-value="STX1ABTRC" calcext:value-type="string">
            <text:p>STX1ABTRC</text:p>
          </table:table-cell>
          <table:table-cell table:formula="of:=[.D60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PDPK1</text:p>
          </table:table-cell>
          <table:table-cell office:value-type="float" office:value="50" calcext:value-type="float">
            <text:p>50</text:p>
          </table:table-cell>
          <table:table-cell table:formula="of:=MATCH([.F61];[.$O$3:.$O$35];)" office:value-type="float" office:value="30" calcext:value-type="float">
            <text:p>30</text:p>
          </table:table-cell>
          <table:table-cell table:formula="of:=CONCATENATE([.B61];[.C61])" office:value-type="string" office:string-value="SOS1PDPK1" calcext:value-type="string">
            <text:p>SOS1PDPK1</text:p>
          </table:table-cell>
          <table:table-cell table:formula="of:=[.D61]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PPCDC</text:p>
          </table:table-cell>
          <table:table-cell office:value-type="float" office:value="4" calcext:value-type="float">
            <text:p>4</text:p>
          </table:table-cell>
          <table:table-cell table:formula="of:=MATCH([.F62];[.$O$3:.$O$35];)" office:value-type="string" office:string-value="" calcext:value-type="error">
            <text:p>#N/A</text:p>
          </table:table-cell>
          <table:table-cell table:formula="of:=CONCATENATE([.B62];[.C62])" office:value-type="string" office:string-value="SC5DLPPCDC" calcext:value-type="string">
            <text:p>SC5DLPPCDC</text:p>
          </table:table-cell>
          <table:table-cell table:formula="of:=[.D6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NF1</text:p>
          </table:table-cell>
          <table:table-cell office:value-type="float" office:value="5" calcext:value-type="float">
            <text:p>5</text:p>
          </table:table-cell>
          <table:table-cell table:formula="of:=MATCH([.F63];[.$O$3:.$O$35];)" office:value-type="string" office:string-value="" calcext:value-type="error">
            <text:p>#N/A</text:p>
          </table:table-cell>
          <table:table-cell table:formula="of:=CONCATENATE([.B63];[.C63])" office:value-type="string" office:string-value="OATNF1" calcext:value-type="string">
            <text:p>OATNF1</text:p>
          </table:table-cell>
          <table:table-cell table:formula="of:=[.D63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ATF2</text:p>
          </table:table-cell>
          <table:table-cell office:value-type="float" office:value="10" calcext:value-type="float">
            <text:p>10</text:p>
          </table:table-cell>
          <table:table-cell table:formula="of:=MATCH([.F64];[.$O$3:.$O$35];)" office:value-type="string" office:string-value="" calcext:value-type="error">
            <text:p>#N/A</text:p>
          </table:table-cell>
          <table:table-cell table:formula="of:=CONCATENATE([.B64];[.C64])" office:value-type="string" office:string-value="PRKAR2BATF2" calcext:value-type="string">
            <text:p>PRKAR2BATF2</text:p>
          </table:table-cell>
          <table:table-cell table:formula="of:=[.D64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IL6R</text:p>
          </table:table-cell>
          <table:table-cell office:value-type="float" office:value="28" calcext:value-type="float">
            <text:p>28</text:p>
          </table:table-cell>
          <table:table-cell table:formula="of:=MATCH([.F65];[.$O$3:.$O$35];)" office:value-type="string" office:string-value="" calcext:value-type="error">
            <text:p>#N/A</text:p>
          </table:table-cell>
          <table:table-cell table:formula="of:=CONCATENATE([.B65];[.C65])" office:value-type="string" office:string-value="PIK3CDIL6R" calcext:value-type="string">
            <text:p>PIK3CDIL6R</text:p>
          </table:table-cell>
          <table:table-cell table:formula="of:=[.D65]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GPX4</text:p>
          </table:table-cell>
          <table:table-cell office:value-type="float" office:value="2" calcext:value-type="float">
            <text:p>2</text:p>
          </table:table-cell>
          <table:table-cell table:formula="of:=MATCH([.F66];[.$O$3:.$O$35];)" office:value-type="string" office:string-value="" calcext:value-type="error">
            <text:p>#N/A</text:p>
          </table:table-cell>
          <table:table-cell table:formula="of:=CONCATENATE([.B66];[.C66])" office:value-type="string" office:string-value="IL6RGPX4" calcext:value-type="string">
            <text:p>IL6RGPX4</text:p>
          </table:table-cell>
          <table:table-cell table:formula="of:=[.D6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ITGA2</text:p>
          </table:table-cell>
          <table:table-cell office:value-type="float" office:value="26" calcext:value-type="float">
            <text:p>26</text:p>
          </table:table-cell>
          <table:table-cell table:formula="of:=MATCH([.F67];[.$O$3:.$O$35];)" office:value-type="string" office:string-value="" calcext:value-type="error">
            <text:p>#N/A</text:p>
          </table:table-cell>
          <table:table-cell table:formula="of:=CONCATENATE([.B67];[.C67])" office:value-type="string" office:string-value="SLCO4A1ITGA2" calcext:value-type="string">
            <text:p>SLCO4A1ITGA2</text:p>
          </table:table-cell>
          <table:table-cell table:formula="of:=[.D67]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ITGA2</text:p>
          </table:table-cell>
          <table:table-cell office:value-type="float" office:value="2" calcext:value-type="float">
            <text:p>2</text:p>
          </table:table-cell>
          <table:table-cell table:formula="of:=MATCH([.F68];[.$O$3:.$O$35];)" office:value-type="string" office:string-value="" calcext:value-type="error">
            <text:p>#N/A</text:p>
          </table:table-cell>
          <table:table-cell table:formula="of:=CONCATENATE([.B68];[.C68])" office:value-type="string" office:string-value="NRCAMITGA2" calcext:value-type="string">
            <text:p>NRCAMITGA2</text:p>
          </table:table-cell>
          <table:table-cell table:formula="of:=[.D68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NTRK1</text:p>
          </table:table-cell>
          <table:table-cell office:value-type="float" office:value="37" calcext:value-type="float">
            <text:p>37</text:p>
          </table:table-cell>
          <table:table-cell table:formula="of:=MATCH([.F69];[.$O$3:.$O$35];)" office:value-type="float" office:value="5" calcext:value-type="float">
            <text:p>5</text:p>
          </table:table-cell>
          <table:table-cell table:formula="of:=CONCATENATE([.B69];[.C69])" office:value-type="string" office:string-value="STX1ANTRK1" calcext:value-type="string">
            <text:p>STX1ANTRK1</text:p>
          </table:table-cell>
          <table:table-cell table:formula="of:=[.D69]"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SLC22A2</text:p>
          </table:table-cell>
          <table:table-cell office:value-type="float" office:value="2" calcext:value-type="float">
            <text:p>2</text:p>
          </table:table-cell>
          <table:table-cell table:formula="of:=MATCH([.F70];[.$O$3:.$O$35];)" office:value-type="string" office:string-value="" calcext:value-type="error">
            <text:p>#N/A</text:p>
          </table:table-cell>
          <table:table-cell table:formula="of:=CONCATENATE([.B70];[.C70])" office:value-type="string" office:string-value="SLCO2A1SLC22A2" calcext:value-type="string">
            <text:p>SLCO2A1SLC22A2</text:p>
          </table:table-cell>
          <table:table-cell table:formula="of:=[.D70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EIF2AK1</text:p>
          </table:table-cell>
          <table:table-cell office:value-type="float" office:value="38" calcext:value-type="float">
            <text:p>38</text:p>
          </table:table-cell>
          <table:table-cell table:formula="of:=MATCH([.F71];[.$O$3:.$O$35];)" office:value-type="float" office:value="23" calcext:value-type="float">
            <text:p>23</text:p>
          </table:table-cell>
          <table:table-cell table:formula="of:=CONCATENATE([.B71];[.C71])" office:value-type="string" office:string-value="STAT3EIF2AK1" calcext:value-type="string">
            <text:p>STAT3EIF2AK1</text:p>
          </table:table-cell>
          <table:table-cell table:formula="of:=[.D71]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ABRB2</text:p>
          </table:table-cell>
          <table:table-cell office:value-type="string" calcext:value-type="string">
            <text:p>ANK1</text:p>
          </table:table-cell>
          <table:table-cell office:value-type="float" office:value="30" calcext:value-type="float">
            <text:p>30</text:p>
          </table:table-cell>
          <table:table-cell table:formula="of:=MATCH([.F72];[.$O$3:.$O$35];)" office:value-type="string" office:string-value="" calcext:value-type="error">
            <text:p>#N/A</text:p>
          </table:table-cell>
          <table:table-cell table:formula="of:=CONCATENATE([.B72];[.C72])" office:value-type="string" office:string-value="GABRB2ANK1" calcext:value-type="string">
            <text:p>GABRB2ANK1</text:p>
          </table:table-cell>
          <table:table-cell table:formula="of:=[.D7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EIF2AK1</text:p>
          </table:table-cell>
          <table:table-cell office:value-type="float" office:value="8" calcext:value-type="float">
            <text:p>8</text:p>
          </table:table-cell>
          <table:table-cell table:formula="of:=MATCH([.F73];[.$O$3:.$O$35];)" office:value-type="string" office:string-value="" calcext:value-type="error">
            <text:p>#N/A</text:p>
          </table:table-cell>
          <table:table-cell table:formula="of:=CONCATENATE([.B73];[.C73])" office:value-type="string" office:string-value="PIK3CDEIF2AK1" calcext:value-type="string">
            <text:p>PIK3CDEIF2AK1</text:p>
          </table:table-cell>
          <table:table-cell table:formula="of:=[.D73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PTK2B</text:p>
          </table:table-cell>
          <table:table-cell office:value-type="float" office:value="5" calcext:value-type="float">
            <text:p>5</text:p>
          </table:table-cell>
          <table:table-cell table:formula="of:=MATCH([.F74];[.$O$3:.$O$35];)" office:value-type="string" office:string-value="" calcext:value-type="error">
            <text:p>#N/A</text:p>
          </table:table-cell>
          <table:table-cell table:formula="of:=CONCATENATE([.B74];[.C74])" office:value-type="string" office:string-value="SLCO2A1PTK2B" calcext:value-type="string">
            <text:p>SLCO2A1PTK2B</text:p>
          </table:table-cell>
          <table:table-cell table:formula="of:=[.D74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PRKAR2B</text:p>
          </table:table-cell>
          <table:table-cell office:value-type="float" office:value="13" calcext:value-type="float">
            <text:p>13</text:p>
          </table:table-cell>
          <table:table-cell table:formula="of:=MATCH([.F75];[.$O$3:.$O$35];)" office:value-type="string" office:string-value="" calcext:value-type="error">
            <text:p>#N/A</text:p>
          </table:table-cell>
          <table:table-cell table:formula="of:=CONCATENATE([.B75];[.C75])" office:value-type="string" office:string-value="UPB1PRKAR2B" calcext:value-type="string">
            <text:p>UPB1PRKAR2B</text:p>
          </table:table-cell>
          <table:table-cell table:formula="of:=[.D75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GPX4</text:p>
          </table:table-cell>
          <table:table-cell office:value-type="float" office:value="8" calcext:value-type="float">
            <text:p>8</text:p>
          </table:table-cell>
          <table:table-cell table:formula="of:=MATCH([.F76];[.$O$3:.$O$35];)" office:value-type="string" office:string-value="" calcext:value-type="error">
            <text:p>#N/A</text:p>
          </table:table-cell>
          <table:table-cell table:formula="of:=CONCATENATE([.B76];[.C76])" office:value-type="string" office:string-value="KCNMB4GPX4" calcext:value-type="string">
            <text:p>KCNMB4GPX4</text:p>
          </table:table-cell>
          <table:table-cell table:formula="of:=[.D76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GAB2</text:p>
          </table:table-cell>
          <table:table-cell office:value-type="float" office:value="2" calcext:value-type="float">
            <text:p>2</text:p>
          </table:table-cell>
          <table:table-cell table:formula="of:=MATCH([.F77];[.$O$3:.$O$35];)" office:value-type="string" office:string-value="" calcext:value-type="error">
            <text:p>#N/A</text:p>
          </table:table-cell>
          <table:table-cell table:formula="of:=CONCATENATE([.B77];[.C77])" office:value-type="string" office:string-value="NTRK1GAB2" calcext:value-type="string">
            <text:p>NTRK1GAB2</text:p>
          </table:table-cell>
          <table:table-cell table:formula="of:=[.D77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EXOC6</text:p>
          </table:table-cell>
          <table:table-cell office:value-type="float" office:value="2" calcext:value-type="float">
            <text:p>2</text:p>
          </table:table-cell>
          <table:table-cell table:formula="of:=MATCH([.F78];[.$O$3:.$O$35];)" office:value-type="string" office:string-value="" calcext:value-type="error">
            <text:p>#N/A</text:p>
          </table:table-cell>
          <table:table-cell table:formula="of:=CONCATENATE([.B78];[.C78])" office:value-type="string" office:string-value="IL6REXOC6" calcext:value-type="string">
            <text:p>IL6REXOC6</text:p>
          </table:table-cell>
          <table:table-cell table:formula="of:=[.D78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KRAS</text:p>
          </table:table-cell>
          <table:table-cell office:value-type="float" office:value="17" calcext:value-type="float">
            <text:p>17</text:p>
          </table:table-cell>
          <table:table-cell table:formula="of:=MATCH([.F79];[.$O$3:.$O$35];)" office:value-type="string" office:string-value="" calcext:value-type="error">
            <text:p>#N/A</text:p>
          </table:table-cell>
          <table:table-cell table:formula="of:=CONCATENATE([.B79];[.C79])" office:value-type="string" office:string-value="SLCO4A1KRAS" calcext:value-type="string">
            <text:p>SLCO4A1KRAS</text:p>
          </table:table-cell>
          <table:table-cell table:formula="of:=[.D79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DDOST</text:p>
          </table:table-cell>
          <table:table-cell office:value-type="float" office:value="8" calcext:value-type="float">
            <text:p>8</text:p>
          </table:table-cell>
          <table:table-cell table:formula="of:=MATCH([.F80];[.$O$3:.$O$35];)" office:value-type="string" office:string-value="" calcext:value-type="error">
            <text:p>#N/A</text:p>
          </table:table-cell>
          <table:table-cell table:formula="of:=CONCATENATE([.B80];[.C80])" office:value-type="string" office:string-value="IRS1DDOST" calcext:value-type="string">
            <text:p>IRS1DDOST</text:p>
          </table:table-cell>
          <table:table-cell table:formula="of:=[.D80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SC5DL</text:p>
          </table:table-cell>
          <table:table-cell office:value-type="float" office:value="7" calcext:value-type="float">
            <text:p>7</text:p>
          </table:table-cell>
          <table:table-cell table:formula="of:=MATCH([.F81];[.$O$3:.$O$35];)" office:value-type="string" office:string-value="" calcext:value-type="error">
            <text:p>#N/A</text:p>
          </table:table-cell>
          <table:table-cell table:formula="of:=CONCATENATE([.B81];[.C81])" office:value-type="string" office:string-value="SLC22A2SC5DL" calcext:value-type="string">
            <text:p>SLC22A2SC5DL</text:p>
          </table:table-cell>
          <table:table-cell table:formula="of:=[.D81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KRAS</text:p>
          </table:table-cell>
          <table:table-cell office:value-type="float" office:value="39" calcext:value-type="float">
            <text:p>39</text:p>
          </table:table-cell>
          <table:table-cell table:formula="of:=MATCH([.F82];[.$O$3:.$O$35];)" office:value-type="float" office:value="18" calcext:value-type="float">
            <text:p>18</text:p>
          </table:table-cell>
          <table:table-cell table:formula="of:=CONCATENATE([.B82];[.C82])" office:value-type="string" office:string-value="PDPK1KRAS" calcext:value-type="string">
            <text:p>PDPK1KRAS</text:p>
          </table:table-cell>
          <table:table-cell table:formula="of:=[.D82]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ATF2</text:p>
          </table:table-cell>
          <table:table-cell office:value-type="float" office:value="17" calcext:value-type="float">
            <text:p>17</text:p>
          </table:table-cell>
          <table:table-cell table:formula="of:=MATCH([.F83];[.$O$3:.$O$35];)" office:value-type="string" office:string-value="" calcext:value-type="error">
            <text:p>#N/A</text:p>
          </table:table-cell>
          <table:table-cell table:formula="of:=CONCATENATE([.B83];[.C83])" office:value-type="string" office:string-value="SC5DLATF2" calcext:value-type="string">
            <text:p>SC5DLATF2</text:p>
          </table:table-cell>
          <table:table-cell table:formula="of:=[.D83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BTRC</text:p>
          </table:table-cell>
          <table:table-cell office:value-type="float" office:value="13" calcext:value-type="float">
            <text:p>13</text:p>
          </table:table-cell>
          <table:table-cell table:formula="of:=MATCH([.F84];[.$O$3:.$O$35];)" office:value-type="string" office:string-value="" calcext:value-type="error">
            <text:p>#N/A</text:p>
          </table:table-cell>
          <table:table-cell table:formula="of:=CONCATENATE([.B84];[.C84])" office:value-type="string" office:string-value="SOS1BTRC" calcext:value-type="string">
            <text:p>SOS1BTRC</text:p>
          </table:table-cell>
          <table:table-cell table:formula="of:=[.D84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IL6R</text:p>
          </table:table-cell>
          <table:table-cell office:value-type="float" office:value="3" calcext:value-type="float">
            <text:p>3</text:p>
          </table:table-cell>
          <table:table-cell table:formula="of:=MATCH([.F85];[.$O$3:.$O$35];)" office:value-type="string" office:string-value="" calcext:value-type="error">
            <text:p>#N/A</text:p>
          </table:table-cell>
          <table:table-cell table:formula="of:=CONCATENATE([.B85];[.C85])" office:value-type="string" office:string-value="ITGA2IL6R" calcext:value-type="string">
            <text:p>ITGA2IL6R</text:p>
          </table:table-cell>
          <table:table-cell table:formula="of:=[.D85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NRCAM</text:p>
          </table:table-cell>
          <table:table-cell office:value-type="float" office:value="17" calcext:value-type="float">
            <text:p>17</text:p>
          </table:table-cell>
          <table:table-cell table:formula="of:=MATCH([.F86];[.$O$3:.$O$35];)" office:value-type="string" office:string-value="" calcext:value-type="error">
            <text:p>#N/A</text:p>
          </table:table-cell>
          <table:table-cell table:formula="of:=CONCATENATE([.B86];[.C86])" office:value-type="string" office:string-value="STAT3NRCAM" calcext:value-type="string">
            <text:p>STAT3NRCAM</text:p>
          </table:table-cell>
          <table:table-cell table:formula="of:=[.D86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ANK1</text:p>
          </table:table-cell>
          <table:table-cell office:value-type="float" office:value="33" calcext:value-type="float">
            <text:p>33</text:p>
          </table:table-cell>
          <table:table-cell table:formula="of:=MATCH([.F87];[.$O$3:.$O$35];)" office:value-type="float" office:value="11" calcext:value-type="float">
            <text:p>11</text:p>
          </table:table-cell>
          <table:table-cell table:formula="of:=CONCATENATE([.B87];[.C87])" office:value-type="string" office:string-value="SLCO4A1ANK1" calcext:value-type="string">
            <text:p>SLCO4A1ANK1</text:p>
          </table:table-cell>
          <table:table-cell table:formula="of:=[.D87]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IL6R</text:p>
          </table:table-cell>
          <table:table-cell office:value-type="float" office:value="19" calcext:value-type="float">
            <text:p>19</text:p>
          </table:table-cell>
          <table:table-cell table:formula="of:=MATCH([.F88];[.$O$3:.$O$35];)" office:value-type="string" office:string-value="" calcext:value-type="error">
            <text:p>#N/A</text:p>
          </table:table-cell>
          <table:table-cell table:formula="of:=CONCATENATE([.B88];[.C88])" office:value-type="string" office:string-value="STAT3IL6R" calcext:value-type="string">
            <text:p>STAT3IL6R</text:p>
          </table:table-cell>
          <table:table-cell table:formula="of:=[.D88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NTRK1</text:p>
          </table:table-cell>
          <table:table-cell office:value-type="float" office:value="3" calcext:value-type="float">
            <text:p>3</text:p>
          </table:table-cell>
          <table:table-cell table:formula="of:=MATCH([.F89];[.$O$3:.$O$35];)" office:value-type="string" office:string-value="" calcext:value-type="error">
            <text:p>#N/A</text:p>
          </table:table-cell>
          <table:table-cell table:formula="of:=CONCATENATE([.B89];[.C89])" office:value-type="string" office:string-value="SLC22A2NTRK1" calcext:value-type="string">
            <text:p>SLC22A2NTRK1</text:p>
          </table:table-cell>
          <table:table-cell table:formula="of:=[.D89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ANK1</text:p>
          </table:table-cell>
          <table:table-cell office:value-type="float" office:value="14" calcext:value-type="float">
            <text:p>14</text:p>
          </table:table-cell>
          <table:table-cell table:formula="of:=MATCH([.F90];[.$O$3:.$O$35];)" office:value-type="string" office:string-value="" calcext:value-type="error">
            <text:p>#N/A</text:p>
          </table:table-cell>
          <table:table-cell table:formula="of:=CONCATENATE([.B90];[.C90])" office:value-type="string" office:string-value="PRKAR2BANK1" calcext:value-type="string">
            <text:p>PRKAR2BANK1</text:p>
          </table:table-cell>
          <table:table-cell table:formula="of:=[.D90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PTK2B</text:p>
          </table:table-cell>
          <table:table-cell office:value-type="float" office:value="8" calcext:value-type="float">
            <text:p>8</text:p>
          </table:table-cell>
          <table:table-cell table:formula="of:=MATCH([.F91];[.$O$3:.$O$35];)" office:value-type="string" office:string-value="" calcext:value-type="error">
            <text:p>#N/A</text:p>
          </table:table-cell>
          <table:table-cell table:formula="of:=CONCATENATE([.B91];[.C91])" office:value-type="string" office:string-value="STAT3PTK2B" calcext:value-type="string">
            <text:p>STAT3PTK2B</text:p>
          </table:table-cell>
          <table:table-cell table:formula="of:=[.D91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ANK1</text:p>
          </table:table-cell>
          <table:table-cell office:value-type="float" office:value="15" calcext:value-type="float">
            <text:p>15</text:p>
          </table:table-cell>
          <table:table-cell table:formula="of:=MATCH([.F92];[.$O$3:.$O$35];)" office:value-type="string" office:string-value="" calcext:value-type="error">
            <text:p>#N/A</text:p>
          </table:table-cell>
          <table:table-cell table:formula="of:=CONCATENATE([.B92];[.C92])" office:value-type="string" office:string-value="KCNMB4ANK1" calcext:value-type="string">
            <text:p>KCNMB4ANK1</text:p>
          </table:table-cell>
          <table:table-cell table:formula="of:=[.D92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KRAS</text:p>
          </table:table-cell>
          <table:table-cell office:value-type="float" office:value="5" calcext:value-type="float">
            <text:p>5</text:p>
          </table:table-cell>
          <table:table-cell table:formula="of:=MATCH([.F93];[.$O$3:.$O$35];)" office:value-type="float" office:value="19" calcext:value-type="float">
            <text:p>19</text:p>
          </table:table-cell>
          <table:table-cell table:formula="of:=CONCATENATE([.B93];[.C93])" office:value-type="string" office:string-value="PIK3CDKRAS" calcext:value-type="string">
            <text:p>PIK3CDKRAS</text:p>
          </table:table-cell>
          <table:table-cell table:formula="of:=[.D93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EXOC6</text:p>
          </table:table-cell>
          <table:table-cell office:value-type="float" office:value="9" calcext:value-type="float">
            <text:p>9</text:p>
          </table:table-cell>
          <table:table-cell table:formula="of:=MATCH([.F94];[.$O$3:.$O$35];)" office:value-type="string" office:string-value="" calcext:value-type="error">
            <text:p>#N/A</text:p>
          </table:table-cell>
          <table:table-cell table:formula="of:=CONCATENATE([.B94];[.C94])" office:value-type="string" office:string-value="PIK3CDEXOC6" calcext:value-type="string">
            <text:p>PIK3CDEXOC6</text:p>
          </table:table-cell>
          <table:table-cell table:formula="of:=[.D94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GABRB2</text:p>
          </table:table-cell>
          <table:table-cell office:value-type="float" office:value="1" calcext:value-type="float">
            <text:p>1</text:p>
          </table:table-cell>
          <table:table-cell table:formula="of:=MATCH([.F95];[.$O$3:.$O$35];)" office:value-type="string" office:string-value="" calcext:value-type="error">
            <text:p>#N/A</text:p>
          </table:table-cell>
          <table:table-cell table:formula="of:=CONCATENATE([.B95];[.C95])" office:value-type="string" office:string-value="SLC22A2GABRB2" calcext:value-type="string">
            <text:p>SLC22A2GABRB2</text:p>
          </table:table-cell>
          <table:table-cell table:formula="of:=[.D9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IFNGR1</text:p>
          </table:table-cell>
          <table:table-cell office:value-type="float" office:value="25" calcext:value-type="float">
            <text:p>25</text:p>
          </table:table-cell>
          <table:table-cell table:formula="of:=MATCH([.F96];[.$O$3:.$O$35];)" office:value-type="float" office:value="21" calcext:value-type="float">
            <text:p>21</text:p>
          </table:table-cell>
          <table:table-cell table:formula="of:=CONCATENATE([.B96];[.C96])" office:value-type="string" office:string-value="STX1AIFNGR1" calcext:value-type="string">
            <text:p>STX1AIFNGR1</text:p>
          </table:table-cell>
          <table:table-cell table:formula="of:=[.D96]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GAB2</text:p>
          </table:table-cell>
          <table:table-cell office:value-type="float" office:value="17" calcext:value-type="float">
            <text:p>17</text:p>
          </table:table-cell>
          <table:table-cell table:formula="of:=MATCH([.F97];[.$O$3:.$O$35];)" office:value-type="string" office:string-value="" calcext:value-type="error">
            <text:p>#N/A</text:p>
          </table:table-cell>
          <table:table-cell table:formula="of:=CONCATENATE([.B97];[.C97])" office:value-type="string" office:string-value="PIK3R3GAB2" calcext:value-type="string">
            <text:p>PIK3R3GAB2</text:p>
          </table:table-cell>
          <table:table-cell table:formula="of:=[.D97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BTRC</text:p>
          </table:table-cell>
          <table:table-cell office:value-type="float" office:value="35" calcext:value-type="float">
            <text:p>35</text:p>
          </table:table-cell>
          <table:table-cell table:formula="of:=MATCH([.F98];[.$O$3:.$O$35];)" office:value-type="float" office:value="29" calcext:value-type="float">
            <text:p>29</text:p>
          </table:table-cell>
          <table:table-cell table:formula="of:=CONCATENATE([.B98];[.C98])" office:value-type="string" office:string-value="KRASBTRC" calcext:value-type="string">
            <text:p>KRASBTRC</text:p>
          </table:table-cell>
          <table:table-cell table:formula="of:=[.D98]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EXOC6</text:p>
          </table:table-cell>
          <table:table-cell office:value-type="float" office:value="11" calcext:value-type="float">
            <text:p>11</text:p>
          </table:table-cell>
          <table:table-cell table:formula="of:=MATCH([.F99];[.$O$3:.$O$35];)" office:value-type="string" office:string-value="" calcext:value-type="error">
            <text:p>#N/A</text:p>
          </table:table-cell>
          <table:table-cell table:formula="of:=CONCATENATE([.B99];[.C99])" office:value-type="string" office:string-value="SOS1EXOC6" calcext:value-type="string">
            <text:p>SOS1EXOC6</text:p>
          </table:table-cell>
          <table:table-cell table:formula="of:=[.D99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IRS1</text:p>
          </table:table-cell>
          <table:table-cell office:value-type="float" office:value="12" calcext:value-type="float">
            <text:p>12</text:p>
          </table:table-cell>
          <table:table-cell table:formula="of:=MATCH([.F100];[.$O$3:.$O$35];)" office:value-type="float" office:value="32" calcext:value-type="float">
            <text:p>32</text:p>
          </table:table-cell>
          <table:table-cell table:formula="of:=CONCATENATE([.B100];[.C100])" office:value-type="string" office:string-value="SC5DLIRS1" calcext:value-type="string">
            <text:p>SC5DLIRS1</text:p>
          </table:table-cell>
          <table:table-cell table:formula="of:=[.D100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ANK1</text:p>
          </table:table-cell>
          <table:table-cell office:value-type="float" office:value="5" calcext:value-type="float">
            <text:p>5</text:p>
          </table:table-cell>
          <table:table-cell table:formula="of:=MATCH([.F101];[.$O$3:.$O$35];)" office:value-type="string" office:string-value="" calcext:value-type="error">
            <text:p>#N/A</text:p>
          </table:table-cell>
          <table:table-cell table:formula="of:=CONCATENATE([.B101];[.C101])" office:value-type="string" office:string-value="OATANK1" calcext:value-type="string">
            <text:p>OATANK1</text:p>
          </table:table-cell>
          <table:table-cell table:formula="of:=[.D101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ANK1</text:p>
          </table:table-cell>
          <table:table-cell office:value-type="float" office:value="34" calcext:value-type="float">
            <text:p>34</text:p>
          </table:table-cell>
          <table:table-cell table:formula="of:=MATCH([.F102];[.$O$3:.$O$35];)" office:value-type="float" office:value="3" calcext:value-type="float">
            <text:p>3</text:p>
          </table:table-cell>
          <table:table-cell table:formula="of:=CONCATENATE([.B102];[.C102])" office:value-type="string" office:string-value="GPX4ANK1" calcext:value-type="string">
            <text:p>GPX4ANK1</text:p>
          </table:table-cell>
          <table:table-cell table:formula="of:=[.D102]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PIK3CD</text:p>
          </table:table-cell>
          <table:table-cell office:value-type="float" office:value="11" calcext:value-type="float">
            <text:p>11</text:p>
          </table:table-cell>
          <table:table-cell table:formula="of:=MATCH([.F103];[.$O$3:.$O$35];)" office:value-type="string" office:string-value="" calcext:value-type="error">
            <text:p>#N/A</text:p>
          </table:table-cell>
          <table:table-cell table:formula="of:=CONCATENATE([.B103];[.C103])" office:value-type="string" office:string-value="STX1APIK3CD" calcext:value-type="string">
            <text:p>STX1APIK3CD</text:p>
          </table:table-cell>
          <table:table-cell table:formula="of:=[.D103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PDPK1</text:p>
          </table:table-cell>
          <table:table-cell office:value-type="float" office:value="13" calcext:value-type="float">
            <text:p>13</text:p>
          </table:table-cell>
          <table:table-cell table:formula="of:=MATCH([.F104];[.$O$3:.$O$35];)" office:value-type="string" office:string-value="" calcext:value-type="error">
            <text:p>#N/A</text:p>
          </table:table-cell>
          <table:table-cell table:formula="of:=CONCATENATE([.B104];[.C104])" office:value-type="string" office:string-value="PRKAR2BPDPK1" calcext:value-type="string">
            <text:p>PRKAR2BPDPK1</text:p>
          </table:table-cell>
          <table:table-cell table:formula="of:=[.D104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ANK1</text:p>
          </table:table-cell>
          <table:table-cell office:value-type="float" office:value="19" calcext:value-type="float">
            <text:p>19</text:p>
          </table:table-cell>
          <table:table-cell table:formula="of:=MATCH([.F105];[.$O$3:.$O$35];)" office:value-type="string" office:string-value="" calcext:value-type="error">
            <text:p>#N/A</text:p>
          </table:table-cell>
          <table:table-cell table:formula="of:=CONCATENATE([.B105];[.C105])" office:value-type="string" office:string-value="IRS1ANK1" calcext:value-type="string">
            <text:p>IRS1ANK1</text:p>
          </table:table-cell>
          <table:table-cell table:formula="of:=[.D105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DDOST</text:p>
          </table:table-cell>
          <table:table-cell office:value-type="float" office:value="8" calcext:value-type="float">
            <text:p>8</text:p>
          </table:table-cell>
          <table:table-cell table:formula="of:=MATCH([.F106];[.$O$3:.$O$35];)" office:value-type="string" office:string-value="" calcext:value-type="error">
            <text:p>#N/A</text:p>
          </table:table-cell>
          <table:table-cell table:formula="of:=CONCATENATE([.B106];[.C106])" office:value-type="string" office:string-value="PRKAR2BDDOST" calcext:value-type="string">
            <text:p>PRKAR2BDDOST</text:p>
          </table:table-cell>
          <table:table-cell table:formula="of:=[.D106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GAB2</text:p>
          </table:table-cell>
          <table:table-cell office:value-type="float" office:value="21" calcext:value-type="float">
            <text:p>21</text:p>
          </table:table-cell>
          <table:table-cell table:formula="of:=MATCH([.F107];[.$O$3:.$O$35];)" office:value-type="float" office:value="22" calcext:value-type="float">
            <text:p>22</text:p>
          </table:table-cell>
          <table:table-cell table:formula="of:=CONCATENATE([.B107];[.C107])" office:value-type="string" office:string-value="PRKAR2BGAB2" calcext:value-type="string">
            <text:p>PRKAR2BGAB2</text:p>
          </table:table-cell>
          <table:table-cell table:formula="of:=[.D10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IL6R</text:p>
          </table:table-cell>
          <table:table-cell office:value-type="float" office:value="25" calcext:value-type="float">
            <text:p>25</text:p>
          </table:table-cell>
          <table:table-cell table:formula="of:=MATCH([.F108];[.$O$3:.$O$35];)" office:value-type="string" office:string-value="" calcext:value-type="error">
            <text:p>#N/A</text:p>
          </table:table-cell>
          <table:table-cell table:formula="of:=CONCATENATE([.B108];[.C108])" office:value-type="string" office:string-value="SLCO4A1IL6R" calcext:value-type="string">
            <text:p>SLCO4A1IL6R</text:p>
          </table:table-cell>
          <table:table-cell table:formula="of:=[.D108]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EXOC6</text:p>
          </table:table-cell>
          <table:table-cell office:value-type="float" office:value="28" calcext:value-type="float">
            <text:p>28</text:p>
          </table:table-cell>
          <table:table-cell table:formula="of:=MATCH([.F109];[.$O$3:.$O$35];)" office:value-type="string" office:string-value="" calcext:value-type="error">
            <text:p>#N/A</text:p>
          </table:table-cell>
          <table:table-cell table:formula="of:=CONCATENATE([.B109];[.C109])" office:value-type="string" office:string-value="PDPK1EXOC6" calcext:value-type="string">
            <text:p>PDPK1EXOC6</text:p>
          </table:table-cell>
          <table:table-cell table:formula="of:=[.D109]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PIK3CD</text:p>
          </table:table-cell>
          <table:table-cell office:value-type="float" office:value="11" calcext:value-type="float">
            <text:p>11</text:p>
          </table:table-cell>
          <table:table-cell table:formula="of:=MATCH([.F110];[.$O$3:.$O$35];)" office:value-type="string" office:string-value="" calcext:value-type="error">
            <text:p>#N/A</text:p>
          </table:table-cell>
          <table:table-cell table:formula="of:=CONCATENATE([.B110];[.C110])" office:value-type="string" office:string-value="PTK2BPIK3CD" calcext:value-type="string">
            <text:p>PTK2BPIK3CD</text:p>
          </table:table-cell>
          <table:table-cell table:formula="of:=[.D110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PIK3R3</text:p>
          </table:table-cell>
          <table:table-cell office:value-type="float" office:value="21" calcext:value-type="float">
            <text:p>21</text:p>
          </table:table-cell>
          <table:table-cell table:formula="of:=MATCH([.F111];[.$O$3:.$O$35];)" office:value-type="string" office:string-value="" calcext:value-type="error">
            <text:p>#N/A</text:p>
          </table:table-cell>
          <table:table-cell table:formula="of:=CONCATENATE([.B111];[.C111])" office:value-type="string" office:string-value="SLCO4A1PIK3R3" calcext:value-type="string">
            <text:p>SLCO4A1PIK3R3</text:p>
          </table:table-cell>
          <table:table-cell table:formula="of:=[.D11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ITGA2</text:p>
          </table:table-cell>
          <table:table-cell office:value-type="float" office:value="4" calcext:value-type="float">
            <text:p>4</text:p>
          </table:table-cell>
          <table:table-cell table:formula="of:=MATCH([.F112];[.$O$3:.$O$35];)" office:value-type="string" office:string-value="" calcext:value-type="error">
            <text:p>#N/A</text:p>
          </table:table-cell>
          <table:table-cell table:formula="of:=CONCATENATE([.B112];[.C112])" office:value-type="string" office:string-value="PPCDCITGA2" calcext:value-type="string">
            <text:p>PPCDCITGA2</text:p>
          </table:table-cell>
          <table:table-cell table:formula="of:=[.D11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IFNGR1</text:p>
          </table:table-cell>
          <table:table-cell office:value-type="float" office:value="1" calcext:value-type="float">
            <text:p>1</text:p>
          </table:table-cell>
          <table:table-cell table:formula="of:=MATCH([.F113];[.$O$3:.$O$35];)" office:value-type="string" office:string-value="" calcext:value-type="error">
            <text:p>#N/A</text:p>
          </table:table-cell>
          <table:table-cell table:formula="of:=CONCATENATE([.B113];[.C113])" office:value-type="string" office:string-value="PTK2BIFNGR1" calcext:value-type="string">
            <text:p>PTK2BIFNGR1</text:p>
          </table:table-cell>
          <table:table-cell table:formula="of:=[.D113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OAT</text:p>
          </table:table-cell>
          <table:table-cell office:value-type="float" office:value="8" calcext:value-type="float">
            <text:p>8</text:p>
          </table:table-cell>
          <table:table-cell table:formula="of:=MATCH([.F114];[.$O$3:.$O$35];)" office:value-type="string" office:string-value="" calcext:value-type="error">
            <text:p>#N/A</text:p>
          </table:table-cell>
          <table:table-cell table:formula="of:=CONCATENATE([.B114];[.C114])" office:value-type="string" office:string-value="SLCO4A1OAT" calcext:value-type="string">
            <text:p>SLCO4A1OAT</text:p>
          </table:table-cell>
          <table:table-cell table:formula="of:=[.D114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SC5DL</text:p>
          </table:table-cell>
          <table:table-cell office:value-type="float" office:value="8" calcext:value-type="float">
            <text:p>8</text:p>
          </table:table-cell>
          <table:table-cell table:formula="of:=MATCH([.F115];[.$O$3:.$O$35];)" office:value-type="string" office:string-value="" calcext:value-type="error">
            <text:p>#N/A</text:p>
          </table:table-cell>
          <table:table-cell table:formula="of:=CONCATENATE([.B115];[.C115])" office:value-type="string" office:string-value="SOS1SC5DL" calcext:value-type="string">
            <text:p>SOS1SC5DL</text:p>
          </table:table-cell>
          <table:table-cell table:formula="of:=[.D115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NF1</text:p>
          </table:table-cell>
          <table:table-cell office:value-type="float" office:value="19" calcext:value-type="float">
            <text:p>19</text:p>
          </table:table-cell>
          <table:table-cell table:formula="of:=MATCH([.F116];[.$O$3:.$O$35];)" office:value-type="string" office:string-value="" calcext:value-type="error">
            <text:p>#N/A</text:p>
          </table:table-cell>
          <table:table-cell table:formula="of:=CONCATENATE([.B116];[.C116])" office:value-type="string" office:string-value="PTK2BNF1" calcext:value-type="string">
            <text:p>PTK2BNF1</text:p>
          </table:table-cell>
          <table:table-cell table:formula="of:=[.D11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ATF2</text:p>
          </table:table-cell>
          <table:table-cell office:value-type="float" office:value="2" calcext:value-type="float">
            <text:p>2</text:p>
          </table:table-cell>
          <table:table-cell table:formula="of:=MATCH([.F117];[.$O$3:.$O$35];)" office:value-type="string" office:string-value="" calcext:value-type="error">
            <text:p>#N/A</text:p>
          </table:table-cell>
          <table:table-cell table:formula="of:=CONCATENATE([.B117];[.C117])" office:value-type="string" office:string-value="PPCDCATF2" calcext:value-type="string">
            <text:p>PPCDCATF2</text:p>
          </table:table-cell>
          <table:table-cell table:formula="of:=[.D117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BTRC</text:p>
          </table:table-cell>
          <table:table-cell office:value-type="float" office:value="5" calcext:value-type="float">
            <text:p>5</text:p>
          </table:table-cell>
          <table:table-cell table:formula="of:=MATCH([.F118];[.$O$3:.$O$35];)" office:value-type="string" office:string-value="" calcext:value-type="error">
            <text:p>#N/A</text:p>
          </table:table-cell>
          <table:table-cell table:formula="of:=CONCATENATE([.B118];[.C118])" office:value-type="string" office:string-value="IFNGR1BTRC" calcext:value-type="string">
            <text:p>IFNGR1BTRC</text:p>
          </table:table-cell>
          <table:table-cell table:formula="of:=[.D118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NRCAM</text:p>
          </table:table-cell>
          <table:table-cell office:value-type="float" office:value="6" calcext:value-type="float">
            <text:p>6</text:p>
          </table:table-cell>
          <table:table-cell table:formula="of:=MATCH([.F119];[.$O$3:.$O$35];)" office:value-type="string" office:string-value="" calcext:value-type="error">
            <text:p>#N/A</text:p>
          </table:table-cell>
          <table:table-cell table:formula="of:=CONCATENATE([.B119];[.C119])" office:value-type="string" office:string-value="SLCO2A1NRCAM" calcext:value-type="string">
            <text:p>SLCO2A1NRCAM</text:p>
          </table:table-cell>
          <table:table-cell table:formula="of:=[.D119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ANK1</text:p>
          </table:table-cell>
          <table:table-cell office:value-type="float" office:value="12" calcext:value-type="float">
            <text:p>12</text:p>
          </table:table-cell>
          <table:table-cell table:formula="of:=MATCH([.F120];[.$O$3:.$O$35];)" office:value-type="string" office:string-value="" calcext:value-type="error">
            <text:p>#N/A</text:p>
          </table:table-cell>
          <table:table-cell table:formula="of:=CONCATENATE([.B120];[.C120])" office:value-type="string" office:string-value="SLC22A2ANK1" calcext:value-type="string">
            <text:p>SLC22A2ANK1</text:p>
          </table:table-cell>
          <table:table-cell table:formula="of:=[.D120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GPX4</text:p>
          </table:table-cell>
          <table:table-cell office:value-type="float" office:value="9" calcext:value-type="float">
            <text:p>9</text:p>
          </table:table-cell>
          <table:table-cell table:formula="of:=MATCH([.F121];[.$O$3:.$O$35];)" office:value-type="string" office:string-value="" calcext:value-type="error">
            <text:p>#N/A</text:p>
          </table:table-cell>
          <table:table-cell table:formula="of:=CONCATENATE([.B121];[.C121])" office:value-type="string" office:string-value="SLCO2A1GPX4" calcext:value-type="string">
            <text:p>SLCO2A1GPX4</text:p>
          </table:table-cell>
          <table:table-cell table:formula="of:=[.D121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GABRB2</text:p>
          </table:table-cell>
          <table:table-cell office:value-type="float" office:value="4" calcext:value-type="float">
            <text:p>4</text:p>
          </table:table-cell>
          <table:table-cell table:formula="of:=MATCH([.F122];[.$O$3:.$O$35];)" office:value-type="string" office:string-value="" calcext:value-type="error">
            <text:p>#N/A</text:p>
          </table:table-cell>
          <table:table-cell table:formula="of:=CONCATENATE([.B122];[.C122])" office:value-type="string" office:string-value="GPX4GABRB2" calcext:value-type="string">
            <text:p>GPX4GABRB2</text:p>
          </table:table-cell>
          <table:table-cell table:formula="of:=[.D12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EXOC6</text:p>
          </table:table-cell>
          <table:table-cell office:value-type="float" office:value="2" calcext:value-type="float">
            <text:p>2</text:p>
          </table:table-cell>
          <table:table-cell table:formula="of:=MATCH([.F123];[.$O$3:.$O$35];)" office:value-type="string" office:string-value="" calcext:value-type="error">
            <text:p>#N/A</text:p>
          </table:table-cell>
          <table:table-cell table:formula="of:=CONCATENATE([.B123];[.C123])" office:value-type="string" office:string-value="SLCO4A1EXOC6" calcext:value-type="string">
            <text:p>SLCO4A1EXOC6</text:p>
          </table:table-cell>
          <table:table-cell table:formula="of:=[.D12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PIK3R3</text:p>
          </table:table-cell>
          <table:table-cell office:value-type="float" office:value="8" calcext:value-type="float">
            <text:p>8</text:p>
          </table:table-cell>
          <table:table-cell table:formula="of:=MATCH([.F124];[.$O$3:.$O$35];)" office:value-type="string" office:string-value="" calcext:value-type="error">
            <text:p>#N/A</text:p>
          </table:table-cell>
          <table:table-cell table:formula="of:=CONCATENATE([.B124];[.C124])" office:value-type="string" office:string-value="STAT3PIK3R3" calcext:value-type="string">
            <text:p>STAT3PIK3R3</text:p>
          </table:table-cell>
          <table:table-cell table:formula="of:=[.D124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ABRB2</text:p>
          </table:table-cell>
          <table:table-cell office:value-type="string" calcext:value-type="string">
            <text:p>DDOST</text:p>
          </table:table-cell>
          <table:table-cell office:value-type="float" office:value="2" calcext:value-type="float">
            <text:p>2</text:p>
          </table:table-cell>
          <table:table-cell table:formula="of:=MATCH([.F125];[.$O$3:.$O$35];)" office:value-type="string" office:string-value="" calcext:value-type="error">
            <text:p>#N/A</text:p>
          </table:table-cell>
          <table:table-cell table:formula="of:=CONCATENATE([.B125];[.C125])" office:value-type="string" office:string-value="GABRB2DDOST" calcext:value-type="string">
            <text:p>GABRB2DDOST</text:p>
          </table:table-cell>
          <table:table-cell table:formula="of:=[.D125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PRKAR2B</text:p>
          </table:table-cell>
          <table:table-cell office:value-type="float" office:value="11" calcext:value-type="float">
            <text:p>11</text:p>
          </table:table-cell>
          <table:table-cell table:formula="of:=MATCH([.F126];[.$O$3:.$O$35];)" office:value-type="string" office:string-value="" calcext:value-type="error">
            <text:p>#N/A</text:p>
          </table:table-cell>
          <table:table-cell table:formula="of:=CONCATENATE([.B126];[.C126])" office:value-type="string" office:string-value="SLCO4A1PRKAR2B" calcext:value-type="string">
            <text:p>SLCO4A1PRKAR2B</text:p>
          </table:table-cell>
          <table:table-cell table:formula="of:=[.D126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IFNGR1</text:p>
          </table:table-cell>
          <table:table-cell office:value-type="float" office:value="38" calcext:value-type="float">
            <text:p>38</text:p>
          </table:table-cell>
          <table:table-cell table:formula="of:=MATCH([.F127];[.$O$3:.$O$35];)" office:value-type="string" office:string-value="" calcext:value-type="error">
            <text:p>#N/A</text:p>
          </table:table-cell>
          <table:table-cell table:formula="of:=CONCATENATE([.B127];[.C127])" office:value-type="string" office:string-value="IRS1IFNGR1" calcext:value-type="string">
            <text:p>IRS1IFNGR1</text:p>
          </table:table-cell>
          <table:table-cell table:formula="of:=[.D127]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EIF2AK1</text:p>
          </table:table-cell>
          <table:table-cell office:value-type="float" office:value="12" calcext:value-type="float">
            <text:p>12</text:p>
          </table:table-cell>
          <table:table-cell table:formula="of:=MATCH([.F128];[.$O$3:.$O$35];)" office:value-type="string" office:string-value="" calcext:value-type="error">
            <text:p>#N/A</text:p>
          </table:table-cell>
          <table:table-cell table:formula="of:=CONCATENATE([.B128];[.C128])" office:value-type="string" office:string-value="IL6REIF2AK1" calcext:value-type="string">
            <text:p>IL6REIF2AK1</text:p>
          </table:table-cell>
          <table:table-cell table:formula="of:=[.D128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DDOST</text:p>
          </table:table-cell>
          <table:table-cell office:value-type="float" office:value="5" calcext:value-type="float">
            <text:p>5</text:p>
          </table:table-cell>
          <table:table-cell table:formula="of:=MATCH([.F129];[.$O$3:.$O$35];)" office:value-type="string" office:string-value="" calcext:value-type="error">
            <text:p>#N/A</text:p>
          </table:table-cell>
          <table:table-cell table:formula="of:=CONCATENATE([.B129];[.C129])" office:value-type="string" office:string-value="SOS1DDOST" calcext:value-type="string">
            <text:p>SOS1DDOST</text:p>
          </table:table-cell>
          <table:table-cell table:formula="of:=[.D129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CDC16</text:p>
          </table:table-cell>
          <table:table-cell office:value-type="float" office:value="9" calcext:value-type="float">
            <text:p>9</text:p>
          </table:table-cell>
          <table:table-cell table:formula="of:=MATCH([.F130];[.$O$3:.$O$35];)" office:value-type="string" office:string-value="" calcext:value-type="error">
            <text:p>#N/A</text:p>
          </table:table-cell>
          <table:table-cell table:formula="of:=CONCATENATE([.B130];[.C130])" office:value-type="string" office:string-value="GAB2CDC16" calcext:value-type="string">
            <text:p>GAB2CDC16</text:p>
          </table:table-cell>
          <table:table-cell table:formula="of:=[.D130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ANK1</text:p>
          </table:table-cell>
          <table:table-cell office:value-type="float" office:value="26" calcext:value-type="float">
            <text:p>26</text:p>
          </table:table-cell>
          <table:table-cell table:formula="of:=MATCH([.F131];[.$O$3:.$O$35];)" office:value-type="string" office:string-value="" calcext:value-type="error">
            <text:p>#N/A</text:p>
          </table:table-cell>
          <table:table-cell table:formula="of:=CONCATENATE([.B131];[.C131])" office:value-type="string" office:string-value="STX1AANK1" calcext:value-type="string">
            <text:p>STX1AANK1</text:p>
          </table:table-cell>
          <table:table-cell table:formula="of:=[.D131]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ITGA2</text:p>
          </table:table-cell>
          <table:table-cell office:value-type="float" office:value="4" calcext:value-type="float">
            <text:p>4</text:p>
          </table:table-cell>
          <table:table-cell table:formula="of:=MATCH([.F132];[.$O$3:.$O$35];)" office:value-type="string" office:string-value="" calcext:value-type="error">
            <text:p>#N/A</text:p>
          </table:table-cell>
          <table:table-cell table:formula="of:=CONCATENATE([.B132];[.C132])" office:value-type="string" office:string-value="PRKAR2BITGA2" calcext:value-type="string">
            <text:p>PRKAR2BITGA2</text:p>
          </table:table-cell>
          <table:table-cell table:formula="of:=[.D13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ITGA2</text:p>
          </table:table-cell>
          <table:table-cell office:value-type="float" office:value="3" calcext:value-type="float">
            <text:p>3</text:p>
          </table:table-cell>
          <table:table-cell table:formula="of:=MATCH([.F133];[.$O$3:.$O$35];)" office:value-type="string" office:string-value="" calcext:value-type="error">
            <text:p>#N/A</text:p>
          </table:table-cell>
          <table:table-cell table:formula="of:=CONCATENATE([.B133];[.C133])" office:value-type="string" office:string-value="PIK3CDITGA2" calcext:value-type="string">
            <text:p>PIK3CDITGA2</text:p>
          </table:table-cell>
          <table:table-cell table:formula="of:=[.D133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GAB2</text:p>
          </table:table-cell>
          <table:table-cell office:value-type="float" office:value="4" calcext:value-type="float">
            <text:p>4</text:p>
          </table:table-cell>
          <table:table-cell table:formula="of:=MATCH([.F134];[.$O$3:.$O$35];)" office:value-type="string" office:string-value="" calcext:value-type="error">
            <text:p>#N/A</text:p>
          </table:table-cell>
          <table:table-cell table:formula="of:=CONCATENATE([.B134];[.C134])" office:value-type="string" office:string-value="PIK3CDGAB2" calcext:value-type="string">
            <text:p>PIK3CDGAB2</text:p>
          </table:table-cell>
          <table:table-cell table:formula="of:=[.D134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KRAS</text:p>
          </table:table-cell>
          <table:table-cell office:value-type="float" office:value="11" calcext:value-type="float">
            <text:p>11</text:p>
          </table:table-cell>
          <table:table-cell table:formula="of:=MATCH([.F135];[.$O$3:.$O$35];)" office:value-type="string" office:string-value="" calcext:value-type="error">
            <text:p>#N/A</text:p>
          </table:table-cell>
          <table:table-cell table:formula="of:=CONCATENATE([.B135];[.C135])" office:value-type="string" office:string-value="SLC22A2KRAS" calcext:value-type="string">
            <text:p>SLC22A2KRAS</text:p>
          </table:table-cell>
          <table:table-cell table:formula="of:=[.D135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KCNMB4</text:p>
          </table:table-cell>
          <table:table-cell office:value-type="float" office:value="2" calcext:value-type="float">
            <text:p>2</text:p>
          </table:table-cell>
          <table:table-cell table:formula="of:=MATCH([.F136];[.$O$3:.$O$35];)" office:value-type="string" office:string-value="" calcext:value-type="error">
            <text:p>#N/A</text:p>
          </table:table-cell>
          <table:table-cell table:formula="of:=CONCATENATE([.B136];[.C136])" office:value-type="string" office:string-value="PDPK1KCNMB4" calcext:value-type="string">
            <text:p>PDPK1KCNMB4</text:p>
          </table:table-cell>
          <table:table-cell table:formula="of:=[.D13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ANK1</text:p>
          </table:table-cell>
          <table:table-cell office:value-type="float" office:value="16" calcext:value-type="float">
            <text:p>16</text:p>
          </table:table-cell>
          <table:table-cell table:formula="of:=MATCH([.F137];[.$O$3:.$O$35];)" office:value-type="string" office:string-value="" calcext:value-type="error">
            <text:p>#N/A</text:p>
          </table:table-cell>
          <table:table-cell table:formula="of:=CONCATENATE([.B137];[.C137])" office:value-type="string" office:string-value="NRCAMANK1" calcext:value-type="string">
            <text:p>NRCAMANK1</text:p>
          </table:table-cell>
          <table:table-cell table:formula="of:=[.D137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DDOST</text:p>
          </table:table-cell>
          <table:table-cell office:value-type="float" office:value="5" calcext:value-type="float">
            <text:p>5</text:p>
          </table:table-cell>
          <table:table-cell table:formula="of:=MATCH([.F138];[.$O$3:.$O$35];)" office:value-type="string" office:string-value="" calcext:value-type="error">
            <text:p>#N/A</text:p>
          </table:table-cell>
          <table:table-cell table:formula="of:=CONCATENATE([.B138];[.C138])" office:value-type="string" office:string-value="PTK2BDDOST" calcext:value-type="string">
            <text:p>PTK2BDDOST</text:p>
          </table:table-cell>
          <table:table-cell table:formula="of:=[.D138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ITGA2</text:p>
          </table:table-cell>
          <table:table-cell office:value-type="float" office:value="5" calcext:value-type="float">
            <text:p>5</text:p>
          </table:table-cell>
          <table:table-cell table:formula="of:=MATCH([.F139];[.$O$3:.$O$35];)" office:value-type="string" office:string-value="" calcext:value-type="error">
            <text:p>#N/A</text:p>
          </table:table-cell>
          <table:table-cell table:formula="of:=CONCATENATE([.B139];[.C139])" office:value-type="string" office:string-value="PIK3R3ITGA2" calcext:value-type="string">
            <text:p>PIK3R3ITGA2</text:p>
          </table:table-cell>
          <table:table-cell table:formula="of:=[.D139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PPCDC</text:p>
          </table:table-cell>
          <table:table-cell office:value-type="float" office:value="11" calcext:value-type="float">
            <text:p>11</text:p>
          </table:table-cell>
          <table:table-cell table:formula="of:=MATCH([.F140];[.$O$3:.$O$35];)" office:value-type="string" office:string-value="" calcext:value-type="error">
            <text:p>#N/A</text:p>
          </table:table-cell>
          <table:table-cell table:formula="of:=CONCATENATE([.B140];[.C140])" office:value-type="string" office:string-value="SLCO2A1PPCDC" calcext:value-type="string">
            <text:p>SLCO2A1PPCDC</text:p>
          </table:table-cell>
          <table:table-cell table:formula="of:=[.D140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EIF2AK1</text:p>
          </table:table-cell>
          <table:table-cell office:value-type="float" office:value="6" calcext:value-type="float">
            <text:p>6</text:p>
          </table:table-cell>
          <table:table-cell table:formula="of:=MATCH([.F141];[.$O$3:.$O$35];)" office:value-type="string" office:string-value="" calcext:value-type="error">
            <text:p>#N/A</text:p>
          </table:table-cell>
          <table:table-cell table:formula="of:=CONCATENATE([.B141];[.C141])" office:value-type="string" office:string-value="PTK2BEIF2AK1" calcext:value-type="string">
            <text:p>PTK2BEIF2AK1</text:p>
          </table:table-cell>
          <table:table-cell table:formula="of:=[.D141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ATF2</text:p>
          </table:table-cell>
          <table:table-cell office:value-type="float" office:value="8" calcext:value-type="float">
            <text:p>8</text:p>
          </table:table-cell>
          <table:table-cell table:formula="of:=MATCH([.F142];[.$O$3:.$O$35];)" office:value-type="string" office:string-value="" calcext:value-type="error">
            <text:p>#N/A</text:p>
          </table:table-cell>
          <table:table-cell table:formula="of:=CONCATENATE([.B142];[.C142])" office:value-type="string" office:string-value="NF1ATF2" calcext:value-type="string">
            <text:p>NF1ATF2</text:p>
          </table:table-cell>
          <table:table-cell table:formula="of:=[.D142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OAT</text:p>
          </table:table-cell>
          <table:table-cell office:value-type="float" office:value="5" calcext:value-type="float">
            <text:p>5</text:p>
          </table:table-cell>
          <table:table-cell table:formula="of:=MATCH([.F143];[.$O$3:.$O$35];)" office:value-type="string" office:string-value="" calcext:value-type="error">
            <text:p>#N/A</text:p>
          </table:table-cell>
          <table:table-cell table:formula="of:=CONCATENATE([.B143];[.C143])" office:value-type="string" office:string-value="SC5DLOAT" calcext:value-type="string">
            <text:p>SC5DLOAT</text:p>
          </table:table-cell>
          <table:table-cell table:formula="of:=[.D143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NTRK1</text:p>
          </table:table-cell>
          <table:table-cell office:value-type="float" office:value="15" calcext:value-type="float">
            <text:p>15</text:p>
          </table:table-cell>
          <table:table-cell table:formula="of:=MATCH([.F144];[.$O$3:.$O$35];)" office:value-type="string" office:string-value="" calcext:value-type="error">
            <text:p>#N/A</text:p>
          </table:table-cell>
          <table:table-cell table:formula="of:=CONCATENATE([.B144];[.C144])" office:value-type="string" office:string-value="SLCO2A1NTRK1" calcext:value-type="string">
            <text:p>SLCO2A1NTRK1</text:p>
          </table:table-cell>
          <table:table-cell table:formula="of:=[.D144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PIK3CD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[.B145];[.C145])" office:value-type="string" office:string-value="SLCO4A1PIK3CD" calcext:value-type="string">
            <text:p>SLCO4A1PIK3CD</text:p>
          </table:table-cell>
          <table:table-cell table:formula="of:=[.D14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NRCAM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B146];[.C146])" office:value-type="string" office:string-value="NTRK1NRCAM" calcext:value-type="string">
            <text:p>NTRK1NRCAM</text:p>
          </table:table-cell>
          <table:table-cell table:formula="of:=[.D146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IL6R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[.B147];[.C147])" office:value-type="string" office:string-value="IRS1IL6R" calcext:value-type="string">
            <text:p>IRS1IL6R</text:p>
          </table:table-cell>
          <table:table-cell table:formula="of:=[.D147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NTRK1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B148];[.C148])" office:value-type="string" office:string-value="UPB1NTRK1" calcext:value-type="string">
            <text:p>UPB1NTRK1</text:p>
          </table:table-cell>
          <table:table-cell table:formula="of:=[.D148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NTRK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B149];[.C149])" office:value-type="string" office:string-value="PRKAR2BNTRK1" calcext:value-type="string">
            <text:p>PRKAR2BNTRK1</text:p>
          </table:table-cell>
          <table:table-cell table:formula="of:=[.D149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GAB2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B150];[.C150])" office:value-type="string" office:string-value="IL6RGAB2" calcext:value-type="string">
            <text:p>IL6RGAB2</text:p>
          </table:table-cell>
          <table:table-cell table:formula="of:=[.D150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NTRK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[.B151];[.C151])" office:value-type="string" office:string-value="PTK2BNTRK1" calcext:value-type="string">
            <text:p>PTK2BNTRK1</text:p>
          </table:table-cell>
          <table:table-cell table:formula="of:=[.D151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NF1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52];[.C152])" office:value-type="string" office:string-value="NTRK1NF1" calcext:value-type="string">
            <text:p>NTRK1NF1</text:p>
          </table:table-cell>
          <table:table-cell table:formula="of:=[.D152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CDC16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53];[.C153])" office:value-type="string" office:string-value="OATCDC16" calcext:value-type="string">
            <text:p>OATCDC16</text:p>
          </table:table-cell>
          <table:table-cell table:formula="of:=[.D15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BTRC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54];[.C154])" office:value-type="string" office:string-value="GAB2BTRC" calcext:value-type="string">
            <text:p>GAB2BTRC</text:p>
          </table:table-cell>
          <table:table-cell table:formula="of:=[.D154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ATF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55];[.C155])" office:value-type="string" office:string-value="GPX4ATF2" calcext:value-type="string">
            <text:p>GPX4ATF2</text:p>
          </table:table-cell>
          <table:table-cell table:formula="of:=[.D15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GPX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CONCATENATE([.B156];[.C156])" office:value-type="string" office:string-value="STX1AGPX4" calcext:value-type="string">
            <text:p>STX1AGPX4</text:p>
          </table:table-cell>
          <table:table-cell table:formula="of:=[.D15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KCNMB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NCATENATE([.B157];[.C157])" office:value-type="string" office:string-value="SLCO2A1KCNMB4" calcext:value-type="string">
            <text:p>SLCO2A1KCNMB4</text:p>
          </table:table-cell>
          <table:table-cell table:formula="of:=[.D157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NTRK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NCATENATE([.B158];[.C158])" office:value-type="string" office:string-value="PIK3CDNTRK1" calcext:value-type="string">
            <text:p>PIK3CDNTRK1</text:p>
          </table:table-cell>
          <table:table-cell table:formula="of:=[.D158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GAB2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B159];[.C159])" office:value-type="string" office:string-value="ITGA2GAB2" calcext:value-type="string">
            <text:p>ITGA2GAB2</text:p>
          </table:table-cell>
          <table:table-cell table:formula="of:=[.D159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KRAS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[.B160];[.C160])" office:value-type="string" office:string-value="NRCAMKRAS" calcext:value-type="string">
            <text:p>NRCAMKRAS</text:p>
          </table:table-cell>
          <table:table-cell table:formula="of:=[.D160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EIF2AK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B161];[.C161])" office:value-type="string" office:string-value="NRCAMEIF2AK1" calcext:value-type="string">
            <text:p>NRCAMEIF2AK1</text:p>
          </table:table-cell>
          <table:table-cell table:formula="of:=[.D161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DDOST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62];[.C162])" office:value-type="string" office:string-value="PIK3CDDDOST" calcext:value-type="string">
            <text:p>PIK3CDDDOST</text:p>
          </table:table-cell>
          <table:table-cell table:formula="of:=[.D162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OAT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NCATENATE([.B163];[.C163])" office:value-type="string" office:string-value="STAT3OAT" calcext:value-type="string">
            <text:p>STAT3OAT</text:p>
          </table:table-cell>
          <table:table-cell table:formula="of:=[.D163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NRCAM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[.B164];[.C164])" office:value-type="string" office:string-value="SOS1NRCAM" calcext:value-type="string">
            <text:p>SOS1NRCAM</text:p>
          </table:table-cell>
          <table:table-cell table:formula="of:=[.D164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CDC16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65];[.C165])" office:value-type="string" office:string-value="PDPK1CDC16" calcext:value-type="string">
            <text:p>PDPK1CDC16</text:p>
          </table:table-cell>
          <table:table-cell table:formula="of:=[.D165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NF1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B166];[.C166])" office:value-type="string" office:string-value="STX1ANF1" calcext:value-type="string">
            <text:p>STX1ANF1</text:p>
          </table:table-cell>
          <table:table-cell table:formula="of:=[.D166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BTRC</text:p>
          </table:table-cell>
          <table:table-cell office:value-type="string" calcext:value-type="string">
            <text:p>ATF2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B167];[.C167])" office:value-type="string" office:string-value="BTRCATF2" calcext:value-type="string">
            <text:p>BTRCATF2</text:p>
          </table:table-cell>
          <table:table-cell table:formula="of:=[.D167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IRS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B168];[.C168])" office:value-type="string" office:string-value="SLCO2A1IRS1" calcext:value-type="string">
            <text:p>SLCO2A1IRS1</text:p>
          </table:table-cell>
          <table:table-cell table:formula="of:=[.D168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GPX4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B169];[.C169])" office:value-type="string" office:string-value="IFNGR1GPX4" calcext:value-type="string">
            <text:p>IFNGR1GPX4</text:p>
          </table:table-cell>
          <table:table-cell table:formula="of:=[.D169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PDPK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70];[.C170])" office:value-type="string" office:string-value="STX1APDPK1" calcext:value-type="string">
            <text:p>STX1APDPK1</text:p>
          </table:table-cell>
          <table:table-cell table:formula="of:=[.D170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CDC16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B171];[.C171])" office:value-type="string" office:string-value="PRKAR2BCDC16" calcext:value-type="string">
            <text:p>PRKAR2BCDC16</text:p>
          </table:table-cell>
          <table:table-cell table:formula="of:=[.D171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DDOST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NCATENATE([.B172];[.C172])" office:value-type="string" office:string-value="STAT3DDOST" calcext:value-type="string">
            <text:p>STAT3DDOST</text:p>
          </table:table-cell>
          <table:table-cell table:formula="of:=[.D172]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OAT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73];[.C173])" office:value-type="string" office:string-value="UPB1OAT" calcext:value-type="string">
            <text:p>UPB1OAT</text:p>
          </table:table-cell>
          <table:table-cell table:formula="of:=[.D173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ATF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NCATENATE([.B174];[.C174])" office:value-type="string" office:string-value="SLC22A2ATF2" calcext:value-type="string">
            <text:p>SLC22A2ATF2</text:p>
          </table:table-cell>
          <table:table-cell table:formula="of:=[.D174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BTRC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B175];[.C175])" office:value-type="string" office:string-value="PRKAR2BBTRC" calcext:value-type="string">
            <text:p>PRKAR2BBTRC</text:p>
          </table:table-cell>
          <table:table-cell table:formula="of:=[.D175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PDPK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[.B176];[.C176])" office:value-type="string" office:string-value="SC5DLPDPK1" calcext:value-type="string">
            <text:p>SC5DLPDPK1</text:p>
          </table:table-cell>
          <table:table-cell table:formula="of:=[.D176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PDPK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[.B177];[.C177])" office:value-type="string" office:string-value="PIK3CDPDPK1" calcext:value-type="string">
            <text:p>PIK3CDPDPK1</text:p>
          </table:table-cell>
          <table:table-cell table:formula="of:=[.D177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DDOST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78];[.C178])" office:value-type="string" office:string-value="GPX4DDOST" calcext:value-type="string">
            <text:p>GPX4DDOST</text:p>
          </table:table-cell>
          <table:table-cell table:formula="of:=[.D178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PTK2B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B179];[.C179])" office:value-type="string" office:string-value="UPB1PTK2B" calcext:value-type="string">
            <text:p>UPB1PTK2B</text:p>
          </table:table-cell>
          <table:table-cell table:formula="of:=[.D179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CDC16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B180];[.C180])" office:value-type="string" office:string-value="NRCAMCDC16" calcext:value-type="string">
            <text:p>NRCAMCDC16</text:p>
          </table:table-cell>
          <table:table-cell table:formula="of:=[.D180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NF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81];[.C181])" office:value-type="string" office:string-value="SC5DLNF1" calcext:value-type="string">
            <text:p>SC5DLNF1</text:p>
          </table:table-cell>
          <table:table-cell table:formula="of:=[.D18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EIF2AK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82];[.C182])" office:value-type="string" office:string-value="PDPK1EIF2AK1" calcext:value-type="string">
            <text:p>PDPK1EIF2AK1</text:p>
          </table:table-cell>
          <table:table-cell table:formula="of:=[.D18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GPX4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83];[.C183])" office:value-type="string" office:string-value="PPCDCGPX4" calcext:value-type="string">
            <text:p>PPCDCGPX4</text:p>
          </table:table-cell>
          <table:table-cell table:formula="of:=[.D18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GAB2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B184];[.C184])" office:value-type="string" office:string-value="OATGAB2" calcext:value-type="string">
            <text:p>OATGAB2</text:p>
          </table:table-cell>
          <table:table-cell table:formula="of:=[.D184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NF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B185];[.C185])" office:value-type="string" office:string-value="SOS1NF1" calcext:value-type="string">
            <text:p>SOS1NF1</text:p>
          </table:table-cell>
          <table:table-cell table:formula="of:=[.D185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ATF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86];[.C186])" office:value-type="string" office:string-value="IFNGR1ATF2" calcext:value-type="string">
            <text:p>IFNGR1ATF2</text:p>
          </table:table-cell>
          <table:table-cell table:formula="of:=[.D186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IL6R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NCATENATE([.B187];[.C187])" office:value-type="string" office:string-value="NTRK1IL6R" calcext:value-type="string">
            <text:p>NTRK1IL6R</text:p>
          </table:table-cell>
          <table:table-cell table:formula="of:=[.D187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ANK1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B188];[.C188])" office:value-type="string" office:string-value="UPB1ANK1" calcext:value-type="string">
            <text:p>UPB1ANK1</text:p>
          </table:table-cell>
          <table:table-cell table:formula="of:=[.D188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XOC6</text:p>
          </table:table-cell>
          <table:table-cell office:value-type="string" calcext:value-type="string">
            <text:p>ANK1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89];[.C189])" office:value-type="string" office:string-value="EXOC6ANK1" calcext:value-type="string">
            <text:p>EXOC6ANK1</text:p>
          </table:table-cell>
          <table:table-cell table:formula="of:=[.D189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ANK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90];[.C190])" office:value-type="string" office:string-value="PDPK1ANK1" calcext:value-type="string">
            <text:p>PDPK1ANK1</text:p>
          </table:table-cell>
          <table:table-cell table:formula="of:=[.D190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KCNMB4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91];[.C191])" office:value-type="string" office:string-value="SLCO4A1KCNMB4" calcext:value-type="string">
            <text:p>SLCO4A1KCNMB4</text:p>
          </table:table-cell>
          <table:table-cell table:formula="of:=[.D191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NRCAM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B192];[.C192])" office:value-type="string" office:string-value="OATNRCAM" calcext:value-type="string">
            <text:p>OATNRCAM</text:p>
          </table:table-cell>
          <table:table-cell table:formula="of:=[.D192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BTRC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93];[.C193])" office:value-type="string" office:string-value="PIK3R3BTRC" calcext:value-type="string">
            <text:p>PIK3R3BTRC</text:p>
          </table:table-cell>
          <table:table-cell table:formula="of:=[.D19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NF1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B194];[.C194])" office:value-type="string" office:string-value="PRKAR2BNF1" calcext:value-type="string">
            <text:p>PRKAR2BNF1</text:p>
          </table:table-cell>
          <table:table-cell table:formula="of:=[.D194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IRS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B195];[.C195])" office:value-type="string" office:string-value="PPCDCIRS1" calcext:value-type="string">
            <text:p>PPCDCIRS1</text:p>
          </table:table-cell>
          <table:table-cell table:formula="of:=[.D195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IRS1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OAT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CDC1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BTRC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KRAS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GPX4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EXOC6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GAB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EIF2AK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OAT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BTRC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ATF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GABRB2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ATF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DDOST</text:p>
          </table:table-cell>
          <table:table-cell office:value-type="string" calcext:value-type="string">
            <text:p>CDC16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SLCO2A1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NRCA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KCNMB4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SLCO4A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GABRB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IF2AK1</text:p>
          </table:table-cell>
          <table:table-cell office:value-type="string" calcext:value-type="string">
            <text:p>ANK1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PPCDC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BTRC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IRS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KCNMB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IL6R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IRS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DDOST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SLCO2A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EIF2AK1</text:p>
          </table:table-cell>
          <table:table-cell office:value-type="string" calcext:value-type="string">
            <text:p>CDC16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IRS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NTRK1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GABRB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OAT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DDOST</text:p>
          </table:table-cell>
          <table:table-cell office:value-type="string" calcext:value-type="string">
            <text:p>ANK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TRC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ITGA2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ATF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PRKAR2B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GABRB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PDPK1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KCNMB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GAB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ATF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ANK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KCNMB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DDOST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GAB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CDC1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IFNGR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NRCA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KRAS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NRCA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IL6R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OAT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GPX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IL6R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GAB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DDOST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PIK3CD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GAB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IF2AK1</text:p>
          </table:table-cell>
          <table:table-cell office:value-type="string" calcext:value-type="string">
            <text:p>BTRC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ATF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PIK3CD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NRCA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PRKAR2B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GAB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IL6R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ANK1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GABRB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ANK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GAB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DC16</text:p>
          </table:table-cell>
          <table:table-cell office:value-type="string" calcext:value-type="string">
            <text:p>BTRC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ATF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NF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BTRC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GAB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GABRB2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GPX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IRS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EXOC6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PPCDC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SC5DL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EIF2AK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PIK3R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PIK3CD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BTRC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DDOST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EXOC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ATF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EIF2AK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NRCA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KRAS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CDC1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ABRB2</text:p>
          </table:table-cell>
          <table:table-cell office:value-type="string" calcext:value-type="string">
            <text:p>BTRC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EIF2AK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ATF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BTRC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IFNGR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IRS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IL6R</text:p>
          </table:table-cell>
          <table:table-cell office:value-type="string" calcext:value-type="string">
            <text:p>GABRB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DDOS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BTRC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DDOST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OAT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NF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EXOC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NF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IRS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ATF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STAT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EIF2AK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CDC1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ATF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EIF2AK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SOS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KRA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BTRC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ATF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OAT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CDC1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KRA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EXOC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KRA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KCNMB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SOS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PIK3R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KCNMB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IFNGR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EIF2AK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IFNGR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SLC22A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IL6R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PTK2B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IRS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PIK3CD</text:p>
          </table:table-cell>
          <table:table-cell office:value-type="string" calcext:value-type="string">
            <text:p>NF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GAB2</text:p>
          </table:table-cell>
          <table:table-cell office:value-type="string" calcext:value-type="string">
            <text:p>EXOC6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NRCA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GPX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ATF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TRC</text:p>
          </table:table-cell>
          <table:table-cell office:value-type="string" calcext:value-type="string">
            <text:p>ANK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GPX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GPX4</text:p>
          </table:table-cell>
          <table:table-cell office:value-type="string" calcext:value-type="string">
            <text:p>BTRC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NRCA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NTRK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SLCO2A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DDOS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NF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CDC1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KRA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DDOS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NF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DDOST</text:p>
          </table:table-cell>
          <table:table-cell office:value-type="string" calcext:value-type="string">
            <text:p>ATF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SLC22A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GABRB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EXOC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CDC1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EXOC6</text:p>
          </table:table-cell>
          <table:table-cell office:value-type="string" calcext:value-type="string">
            <text:p>DDOS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GABRB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EIF2AK1</text:p>
          </table:table-cell>
          <table:table-cell office:value-type="string" calcext:value-type="string">
            <text:p>ATF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EIF2AK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DC16</text:p>
          </table:table-cell>
          <table:table-cell office:value-type="string" calcext:value-type="string">
            <text:p>ANK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KCNMB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IFNGR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IFNGR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GAB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KCNMB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DC16</text:p>
          </table:table-cell>
          <table:table-cell office:value-type="string" calcext:value-type="string">
            <text:p>ATF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PDPK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LC22A2</text:p>
          </table:table-cell>
          <table:table-cell office:value-type="string" calcext:value-type="string">
            <text:p>CDC1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GABRB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EXOC6</text:p>
          </table:table-cell>
          <table:table-cell office:value-type="string" calcext:value-type="string">
            <text:p>BTRC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NTRK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ITGA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PDPK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IRS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IL6R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NRCAM</text:p>
          </table:table-cell>
          <table:table-cell office:value-type="string" calcext:value-type="string">
            <text:p>ATF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GAB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GABRB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SC5DL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PRKAR2B</text:p>
          </table:table-cell>
          <table:table-cell office:value-type="string" calcext:value-type="string">
            <text:p>EIF2AK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IFNGR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C5DL</text:p>
          </table:table-cell>
          <table:table-cell office:value-type="string" calcext:value-type="string">
            <text:p>PTK2B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OA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PRKAR2B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NF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LCO2A1</text:p>
          </table:table-cell>
          <table:table-cell office:value-type="string" calcext:value-type="string">
            <text:p>PRKAR2B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ATF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DDOS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CDC1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KCNMB4</text:p>
          </table:table-cell>
          <table:table-cell office:value-type="string" calcext:value-type="string">
            <text:p>GABRB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EIF2AK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GPX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EXOC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GABRB2</text:p>
          </table:table-cell>
          <table:table-cell office:value-type="string" calcext:value-type="string">
            <text:p>ATF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UPB1</text:p>
          </table:table-cell>
          <table:table-cell office:value-type="string" calcext:value-type="string">
            <text:p>STX1A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104818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Entire.B1:Entire.D195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Remission.B1:Remission.D412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number:number-style style:name="N117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30T21:44:37.908942585</dc:date>
    <meta:generator>LibreOffice/4.2.8.2$Linux_X86_64 LibreOffice_project/420m0$Build-2</meta:generator>
    <meta:editing-duration>PT28M58S</meta:editing-duration>
    <meta:editing-cycles>2</meta:editing-cycles>
    <meta:document-statistic meta:table-count="3" meta:cell-count="6282" meta:object-count="0"/>
  </office:meta>
</office:document-meta>
</file>